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5.575in" fo:margin-left="-0.075in" fo:margin-top="0in" fo:margin-bottom="0in" table:align="left" style:writing-mode="lr-tb"/>
    </style:style>
    <style:style style:name="Table1.A" style:family="table-column">
      <style:table-column-properties style:column-width="0.5431in"/>
    </style:style>
    <style:style style:name="Table1.B" style:family="table-column">
      <style:table-column-properties style:column-width="0.8646in"/>
    </style:style>
    <style:style style:name="Table1.C" style:family="table-column">
      <style:table-column-properties style:column-width="0.5in"/>
    </style:style>
    <style:style style:name="Table1.D" style:family="table-column">
      <style:table-column-properties style:column-width="0.4285in"/>
    </style:style>
    <style:style style:name="Table1.F" style:family="table-column">
      <style:table-column-properties style:column-width="1.3111in"/>
    </style:style>
    <style:style style:name="Table1.G" style:family="table-column">
      <style:table-column-properties style:column-width="0.6667in"/>
    </style:style>
    <style:style style:name="Table1.H" style:family="table-column">
      <style:table-column-properties style:column-width="0.8319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3" style:family="table-cell">
      <style:table-cell-properties style:vertical-align="" fo:padding-left="0.075in" fo:padding-right="0.075in" fo:padding-top="0in" fo:padding-bottom="0in" fo:border-left="none" fo:border-right="none" fo:border-top="0.5pt solid #000001" fo:border-bottom="0.5pt solid #000001"/>
    </style:style>
    <style:style style:name="Table1.A12" style:family="table-cell">
      <style:table-cell-properties style:vertical-align="" fo:padding-left="0.075in" fo:padding-right="0.075in" fo:padding-top="0in" fo:padding-bottom="0in" fo:border-left="none" fo:border-right="none" fo:border-top="0.5pt solid #000001" fo:border-bottom="none"/>
    </style:style>
    <style:style style:name="Table1.B12" style:family="table-cell">
      <style:table-cell-properties style:vertical-align="bottom" fo:padding-left="0.075in" fo:padding-right="0.075in" fo:padding-top="0in" fo:padding-bottom="0in" fo:border-left="none" fo:border-right="none" fo:border-top="0.5pt solid #000001" fo:border-bottom="none"/>
    </style:style>
    <style:style style:name="Table2" style:family="table">
      <style:table-properties style:width="7.2389in" fo:margin-left="-0.075in" fo:margin-top="0in" fo:margin-bottom="0in" table:align="left" style:writing-mode="lr-tb"/>
    </style:style>
    <style:style style:name="Table2.A" style:family="table-column">
      <style:table-column-properties style:column-width="5.6576in"/>
    </style:style>
    <style:style style:name="Table2.B" style:family="table-column">
      <style:table-column-properties style:column-width="1.5806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B1" style:family="table-cell">
      <style:table-cell-properties style:vertical-align="bottom"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8" style:family="table-cell">
      <style:table-cell-properties style:vertical-align="" fo:padding-left="0.075in" fo:padding-right="0.075in" fo:padding-top="0in" fo:padding-bottom="0in" fo:border-left="none" fo:border-right="none" fo:border-top="0.5pt solid #000001" fo:border-bottom="none"/>
    </style:style>
    <style:style style:name="Table2.B8" style:family="table-cell">
      <style:table-cell-properties style:vertical-align="bottom" fo:padding-left="0.075in" fo:padding-right="0.075in" fo:padding-top="0in" fo:padding-bottom="0in" fo:border-left="none" fo:border-right="none" fo:border-top="0.5pt solid #000001" fo:border-bottom="none"/>
    </style:style>
    <style:style style:name="Table3" style:family="table">
      <style:table-properties style:width="5.9083in" fo:margin-left="-0.075in" fo:margin-top="0in" fo:margin-bottom="0in" table:align="left" style:writing-mode="lr-tb"/>
    </style:style>
    <style:style style:name="Table3.A" style:family="table-column">
      <style:table-column-properties style:column-width="0.5431in"/>
    </style:style>
    <style:style style:name="Table3.B" style:family="table-column">
      <style:table-column-properties style:column-width="0.8646in"/>
    </style:style>
    <style:style style:name="Table3.C" style:family="table-column">
      <style:table-column-properties style:column-width="0.4278in"/>
    </style:style>
    <style:style style:name="Table3.D" style:family="table-column">
      <style:table-column-properties style:column-width="0.4889in"/>
    </style:style>
    <style:style style:name="Table3.F" style:family="table-column">
      <style:table-column-properties style:column-width="1.6389in"/>
    </style:style>
    <style:style style:name="Table3.G" style:family="table-column">
      <style:table-column-properties style:column-width="0.684in"/>
    </style:style>
    <style:style style:name="Table3.H" style:family="table-column">
      <style:table-column-properties style:column-width="0.8326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3.A3" style:family="table-cell">
      <style:table-cell-properties style:vertical-align="" fo:padding-left="0.075in" fo:padding-right="0.075in" fo:padding-top="0in" fo:padding-bottom="0in" fo:border-left="none" fo:border-right="none" fo:border-top="0.5pt solid #000001" fo:border-bottom="0.5pt solid #000001"/>
    </style:style>
    <style:style style:name="Table3.A12" style:family="table-cell">
      <style:table-cell-properties style:vertical-align="" fo:padding-left="0.075in" fo:padding-right="0.075in" fo:padding-top="0in" fo:padding-bottom="0in" fo:border-left="none" fo:border-right="none" fo:border-top="0.5pt solid #000001" fo:border-bottom="none"/>
    </style:style>
    <style:style style:name="Table3.B12" style:family="table-cell">
      <style:table-cell-properties style:vertical-align="bottom" fo:padding-left="0.075in" fo:padding-right="0.075in" fo:padding-top="0in" fo:padding-bottom="0in" fo:border-left="none" fo:border-right="none" fo:border-top="0.5pt solid #000001" fo:border-bottom="none"/>
    </style:style>
    <style:style style:name="Table4" style:family="table">
      <style:table-properties style:width="5.5757in" fo:margin-left="-0.075in" fo:margin-top="0in" fo:margin-bottom="0in" table:align="left" style:writing-mode="lr-tb"/>
    </style:style>
    <style:style style:name="Table4.A" style:family="table-column">
      <style:table-column-properties style:column-width="0.4743in"/>
    </style:style>
    <style:style style:name="Table4.B" style:family="table-column">
      <style:table-column-properties style:column-width="0.9326in"/>
    </style:style>
    <style:style style:name="Table4.C" style:family="table-column">
      <style:table-column-properties style:column-width="0.4285in"/>
    </style:style>
    <style:style style:name="Table4.D" style:family="table-column">
      <style:table-column-properties style:column-width="0.4896in"/>
    </style:style>
    <style:style style:name="Table4.E" style:family="table-column">
      <style:table-column-properties style:column-width="0.5007in"/>
    </style:style>
    <style:style style:name="Table4.F" style:family="table-column">
      <style:table-column-properties style:column-width="1.2646in"/>
    </style:style>
    <style:style style:name="Table4.G" style:family="table-column">
      <style:table-column-properties style:column-width="0.6521in"/>
    </style:style>
    <style:style style:name="Table4.H" style:family="table-column">
      <style:table-column-properties style:column-width="0.8326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3" style:family="table-cell">
      <style:table-cell-properties style:vertical-align="" fo:padding-left="0.075in" fo:padding-right="0.075in" fo:padding-top="0in" fo:padding-bottom="0in" fo:border-left="none" fo:border-right="none" fo:border-top="0.5pt solid #000001" fo:border-bottom="0.5pt solid #000001"/>
    </style:style>
    <style:style style:name="Table4.A12" style:family="table-cell">
      <style:table-cell-properties style:vertical-align="" fo:padding-left="0.075in" fo:padding-right="0.075in" fo:padding-top="0in" fo:padding-bottom="0in" fo:border-left="none" fo:border-right="none" fo:border-top="0.5pt solid #000001" fo:border-bottom="none"/>
    </style:style>
    <style:style style:name="Table4.B12" style:family="table-cell">
      <style:table-cell-properties style:vertical-align="bottom" fo:padding-left="0.075in" fo:padding-right="0.075in" fo:padding-top="0in" fo:padding-bottom="0in" fo:border-left="none" fo:border-right="none" fo:border-top="0.5pt solid #000001" fo:border-bottom="none"/>
    </style:style>
    <style:style style:name="Table5" style:family="table">
      <style:table-properties style:width="6.575in" fo:margin-left="-0.075in" fo:margin-top="0in" fo:margin-bottom="0in" table:align="left" style:writing-mode="lr-tb"/>
    </style:style>
    <style:style style:name="Table5.A" style:family="table-column">
      <style:table-column-properties style:column-width="0.5438in"/>
    </style:style>
    <style:style style:name="Table5.B" style:family="table-column">
      <style:table-column-properties style:column-width="0.9333in"/>
    </style:style>
    <style:style style:name="Table5.C" style:family="table-column">
      <style:table-column-properties style:column-width="0.5146in"/>
    </style:style>
    <style:style style:name="Table5.D" style:family="table-column">
      <style:table-column-properties style:column-width="0.5833in"/>
    </style:style>
    <style:style style:name="Table5.F" style:family="table-column">
      <style:table-column-properties style:column-width="1.8556in"/>
    </style:style>
    <style:style style:name="Table5.G" style:family="table-column">
      <style:table-column-properties style:column-width="0.7278in"/>
    </style:style>
    <style:style style:name="Table5.H" style:family="table-column">
      <style:table-column-properties style:column-width="0.8319in"/>
    </style:style>
    <style:style style:name="Table5.1" style:family="table-row">
      <style:table-row-properties fo:keep-together="always"/>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uto"/>
    </style:style>
    <style:style style:name="Table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5.A3" style:family="table-cell">
      <style:table-cell-properties style:vertical-align="" fo:padding-left="0.075in" fo:padding-right="0.075in" fo:padding-top="0in" fo:padding-bottom="0in" fo:border-left="none" fo:border-right="none" fo:border-top="0.5pt solid #000001" fo:border-bottom="0.5pt solid #000001"/>
    </style:style>
    <style:style style:name="Table5.A12" style:family="table-cell">
      <style:table-cell-properties style:vertical-align="" fo:padding-left="0.075in" fo:padding-right="0.075in" fo:padding-top="0in" fo:padding-bottom="0in" fo:border-left="none" fo:border-right="none" fo:border-top="0.5pt solid #000001" fo:border-bottom="none"/>
    </style:style>
    <style:style style:name="Table5.B12" style:family="table-cell">
      <style:table-cell-properties style:vertical-align="bottom" fo:padding-left="0.075in" fo:padding-right="0.075in" fo:padding-top="0in" fo:padding-bottom="0in" fo:border-left="none" fo:border-right="none" fo:border-top="0.5pt solid #000001" fo:border-bottom="none"/>
    </style:style>
    <style:style style:name="Table6" style:family="table">
      <style:table-properties style:width="2.8139in" fo:margin-left="-0.075in" fo:margin-top="0in" fo:margin-bottom="0in" table:align="left" style:writing-mode="lr-tb"/>
    </style:style>
    <style:style style:name="Table6.A" style:family="table-column">
      <style:table-column-properties style:column-width="0.575in"/>
    </style:style>
    <style:style style:name="Table6.B" style:family="table-column">
      <style:table-column-properties style:column-width="0.4472in"/>
    </style:style>
    <style:style style:name="Table6.C" style:family="table-column">
      <style:table-column-properties style:column-width="0.4479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3" style:family="table-row">
      <style:table-row-properties fo:keep-together="auto"/>
    </style:style>
    <style:style style:name="Table6.A8"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3.0653in" fo:margin-left="-0.075in" fo:margin-top="0in" fo:margin-bottom="0in" table:align="left" style:writing-mode="lr-tb"/>
    </style:style>
    <style:style style:name="Table7.A" style:family="table-column">
      <style:table-column-properties style:column-width="0.575in"/>
    </style:style>
    <style:style style:name="Table7.B" style:family="table-column">
      <style:table-column-properties style:column-width="0.4146in"/>
    </style:style>
    <style:style style:name="Table7.C" style:family="table-column">
      <style:table-column-properties style:column-width="0.4153in"/>
    </style:style>
    <style:style style:name="Table7.1" style:family="table-row">
      <style:table-row-properties fo:keep-together="always"/>
    </style:style>
    <style:style style:name="Table7.A1" style:family="table-cell">
      <style:table-cell-properties style:vertical-align="bottom" fo:padding-left="0.075in" fo:padding-right="0.075in" fo:padding-top="0in" fo:padding-bottom="0in" fo:border-left="none" fo:border-right="none" fo:border-top="none" fo:border-bottom="0.5pt solid #000001"/>
    </style:style>
    <style:style style:name="Table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7.3" style:family="table-row">
      <style:table-row-properties fo:keep-together="auto"/>
    </style:style>
    <style:style style:name="Table7.A12" style:family="table-cell">
      <style:table-cell-properties style:vertical-align="bottom" fo:padding-left="0.075in" fo:padding-right="0.075in" fo:padding-top="0in" fo:padding-bottom="0in" fo:border-left="none" fo:border-right="none" fo:border-top="0.5pt solid #000001" fo:border-bottom="none"/>
    </style:style>
    <style:style style:name="Table8" style:family="table">
      <style:table-properties style:width="2.5903in" fo:margin-left="-0.075in" fo:margin-top="0in" fo:margin-bottom="0in" table:align="left" style:writing-mode="lr-tb"/>
    </style:style>
    <style:style style:name="Table8.A" style:family="table-column">
      <style:table-column-properties style:column-width="0.575in"/>
    </style:style>
    <style:style style:name="Table8.B" style:family="table-column">
      <style:table-column-properties style:column-width="0.3354in"/>
    </style:style>
    <style:style style:name="Table8.C" style:family="table-column">
      <style:table-column-properties style:column-width="0.3361in"/>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3" style:family="table-row">
      <style:table-row-properties fo:keep-together="auto"/>
    </style:style>
    <style:style style:name="Table8.A1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6.2417in" fo:margin-left="-0.075in" fo:margin-top="0in" fo:margin-bottom="0in" table:align="left" style:writing-mode="lr-tb"/>
    </style:style>
    <style:style style:name="Table9.A" style:family="table-column">
      <style:table-column-properties style:column-width="0.575in"/>
    </style:style>
    <style:style style:name="Table9.B" style:family="table-column">
      <style:table-column-properties style:column-width="0.9049in"/>
    </style:style>
    <style:style style:name="Table9.C" style:family="table-column">
      <style:table-column-properties style:column-width="0.4993in"/>
    </style:style>
    <style:style style:name="Table9.D" style:family="table-column">
      <style:table-column-properties style:column-width="0.4986in"/>
    </style:style>
    <style:style style:name="Table9.F" style:family="table-column">
      <style:table-column-properties style:column-width="1.625in"/>
    </style:style>
    <style:style style:name="Table9.G" style:family="table-column">
      <style:table-column-properties style:column-width="0.725in"/>
    </style:style>
    <style:style style:name="Table9.H" style:family="table-column">
      <style:table-column-properties style:column-width="0.9146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2" style:family="table-row">
      <style:table-row-properties fo:keep-together="auto"/>
    </style:style>
    <style:style style:name="Table9.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9.A12" style:family="table-cell">
      <style:table-cell-properties style:vertical-align="bottom" fo:padding-left="0.075in" fo:padding-right="0.075in" fo:padding-top="0in" fo:padding-bottom="0in" fo:border-left="none" fo:border-right="none" fo:border-top="0.5pt solid #000001" fo:border-bottom="none"/>
    </style:style>
    <style:style style:name="Table10" style:family="table">
      <style:table-properties style:width="5.825in" fo:margin-left="-0.075in" fo:margin-top="0in" fo:margin-bottom="0in" table:align="left" style:writing-mode="lr-tb"/>
    </style:style>
    <style:style style:name="Table10.A" style:family="table-column">
      <style:table-column-properties style:column-width="0.5431in"/>
    </style:style>
    <style:style style:name="Table10.B" style:family="table-column">
      <style:table-column-properties style:column-width="0.8646in"/>
    </style:style>
    <style:style style:name="Table10.C" style:family="table-column">
      <style:table-column-properties style:column-width="0.5in"/>
    </style:style>
    <style:style style:name="Table10.D" style:family="table-column">
      <style:table-column-properties style:column-width="0.5833in"/>
    </style:style>
    <style:style style:name="Table10.F" style:family="table-column">
      <style:table-column-properties style:column-width="1.3729in"/>
    </style:style>
    <style:style style:name="Table10.G" style:family="table-column">
      <style:table-column-properties style:column-width="0.6271in"/>
    </style:style>
    <style:style style:name="Table10.H" style:family="table-column">
      <style:table-column-properties style:column-width="0.8333in"/>
    </style:style>
    <style:style style:name="Table10.1" style:family="table-row">
      <style:table-row-properties fo:keep-together="always"/>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2" style:family="table-row">
      <style:table-row-properties fo:keep-together="auto"/>
    </style:style>
    <style:style style:name="Table10.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0.A12" style:family="table-cell">
      <style:table-cell-properties style:vertical-align="bottom" fo:padding-left="0.075in" fo:padding-right="0.075in" fo:padding-top="0in" fo:padding-bottom="0in" fo:border-left="none" fo:border-right="none" fo:border-top="0.5pt solid #000001" fo:border-bottom="none"/>
    </style:style>
    <style:style style:name="Table11" style:family="table">
      <style:table-properties style:width="1.5042in" fo:margin-left="-0.075in" fo:margin-top="0in" fo:margin-bottom="0in" table:align="left" style:writing-mode="lr-tb"/>
    </style:style>
    <style:style style:name="Table11.A" style:family="table-column">
      <style:table-column-properties style:column-width="1.1528in"/>
    </style:style>
    <style:style style:name="Table11.B" style:family="table-column">
      <style:table-column-properties style:column-width="0.3507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5"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6.2417in" fo:margin-left="-0.075in" fo:margin-top="0in" fo:margin-bottom="0in" table:align="left" style:writing-mode="lr-tb"/>
    </style:style>
    <style:style style:name="Table12.A" style:family="table-column">
      <style:table-column-properties style:column-width="0.5438in"/>
    </style:style>
    <style:style style:name="Table12.B" style:family="table-column">
      <style:table-column-properties style:column-width="0.8639in"/>
    </style:style>
    <style:style style:name="Table12.C" style:family="table-column">
      <style:table-column-properties style:column-width="0.5in"/>
    </style:style>
    <style:style style:name="Table12.F" style:family="table-column">
      <style:table-column-properties style:column-width="1.8014in"/>
    </style:style>
    <style:style style:name="Table12.G" style:family="table-column">
      <style:table-column-properties style:column-width="0.6986in"/>
    </style:style>
    <style:style style:name="Table12.H" style:family="table-column">
      <style:table-column-properties style:column-width="0.8333in"/>
    </style:style>
    <style:style style:name="Table12.1" style:family="table-row">
      <style:table-row-properties fo:keep-together="always"/>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2" style:family="table-row">
      <style:table-row-properties fo:keep-together="auto"/>
    </style:style>
    <style:style style:name="Table1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2.A12" style:family="table-cell">
      <style:table-cell-properties style:vertical-align="bottom" fo:padding-left="0.075in" fo:padding-right="0.075in" fo:padding-top="0in" fo:padding-bottom="0in" fo:border-left="none" fo:border-right="none" fo:border-top="0.5pt solid #000001" fo:border-bottom="none"/>
    </style:style>
    <style:style style:name="Table13" style:family="table">
      <style:table-properties style:width="6.325in" fo:margin-left="-0.075in" fo:margin-top="0in" fo:margin-bottom="0in" table:align="left" style:writing-mode="lr-tb"/>
    </style:style>
    <style:style style:name="Table13.A" style:family="table-column">
      <style:table-column-properties style:column-width="0.5424in"/>
    </style:style>
    <style:style style:name="Table13.B" style:family="table-column">
      <style:table-column-properties style:column-width="0.8646in"/>
    </style:style>
    <style:style style:name="Table13.C" style:family="table-column">
      <style:table-column-properties style:column-width="0.584in"/>
    </style:style>
    <style:style style:name="Table13.D" style:family="table-column">
      <style:table-column-properties style:column-width="0.5in"/>
    </style:style>
    <style:style style:name="Table13.E" style:family="table-column">
      <style:table-column-properties style:column-width="0.5007in"/>
    </style:style>
    <style:style style:name="Table13.F" style:family="table-column">
      <style:table-column-properties style:column-width="1.7854in"/>
    </style:style>
    <style:style style:name="Table13.G" style:family="table-column">
      <style:table-column-properties style:column-width="0.7146in"/>
    </style:style>
    <style:style style:name="Table13.H" style:family="table-column">
      <style:table-column-properties style:column-width="0.8326in"/>
    </style:style>
    <style:style style:name="Table13.1" style:family="table-row">
      <style:table-row-properties fo:keep-together="always"/>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2" style:family="table-row">
      <style:table-row-properties fo:keep-together="auto"/>
    </style:style>
    <style:style style:name="Table1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3.A12" style:family="table-cell">
      <style:table-cell-properties style:vertical-align="bottom" fo:padding-left="0.075in" fo:padding-right="0.075in" fo:padding-top="0in" fo:padding-bottom="0in" fo:border-left="none" fo:border-right="none" fo:border-top="0.5pt solid #000001" fo:border-bottom="none"/>
    </style:style>
    <style:style style:name="Table14" style:family="table">
      <style:table-properties style:width="6.4917in" fo:margin-left="-0.075in" fo:margin-top="0in" fo:margin-bottom="0in" table:align="left" style:writing-mode="lr-tb"/>
    </style:style>
    <style:style style:name="Table14.A" style:family="table-column">
      <style:table-column-properties style:column-width="0.5424in"/>
    </style:style>
    <style:style style:name="Table14.B" style:family="table-column">
      <style:table-column-properties style:column-width="0.8653in"/>
    </style:style>
    <style:style style:name="Table14.C" style:family="table-column">
      <style:table-column-properties style:column-width="0.5in"/>
    </style:style>
    <style:style style:name="Table14.E" style:family="table-column">
      <style:table-column-properties style:column-width="0.5833in"/>
    </style:style>
    <style:style style:name="Table14.F" style:family="table-column">
      <style:table-column-properties style:column-width="1.9007in"/>
    </style:style>
    <style:style style:name="Table14.G" style:family="table-column">
      <style:table-column-properties style:column-width="0.766in"/>
    </style:style>
    <style:style style:name="Table14.H" style:family="table-column">
      <style:table-column-properties style:column-width="0.8333in"/>
    </style:style>
    <style:style style:name="Table14.1" style:family="table-row">
      <style:table-row-properties fo:keep-together="always"/>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2" style:family="table-row">
      <style:table-row-properties style:min-row-height="0.0486in" fo:keep-together="auto"/>
    </style:style>
    <style:style style:name="Table1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4.3" style:family="table-row">
      <style:table-row-properties fo:keep-together="auto"/>
    </style:style>
    <style:style style:name="Table14.4" style:family="table-row">
      <style:table-row-properties fo:keep-together="auto"/>
    </style:style>
    <style:style style:name="Table14.5" style:family="table-row">
      <style:table-row-properties fo:keep-together="auto"/>
    </style:style>
    <style:style style:name="Table14.6" style:family="table-row">
      <style:table-row-properties fo:keep-together="auto"/>
    </style:style>
    <style:style style:name="Table14.7" style:family="table-row">
      <style:table-row-properties fo:keep-together="auto"/>
    </style:style>
    <style:style style:name="Table14.8" style:family="table-row">
      <style:table-row-properties fo:keep-together="auto"/>
    </style:style>
    <style:style style:name="Table14.9" style:family="table-row">
      <style:table-row-properties fo:keep-together="auto"/>
    </style:style>
    <style:style style:name="Table14.10" style:family="table-row">
      <style:table-row-properties fo:keep-together="auto"/>
    </style:style>
    <style:style style:name="Table14.11" style:family="table-row">
      <style:table-row-properties fo:keep-together="auto"/>
    </style:style>
    <style:style style:name="Table14.12" style:family="table-row">
      <style:table-row-properties fo:keep-together="auto"/>
    </style:style>
    <style:style style:name="Table14.A12" style:family="table-cell">
      <style:table-cell-properties style:vertical-align="bottom" fo:padding-left="0.075in" fo:padding-right="0.075in" fo:padding-top="0in" fo:padding-bottom="0in" fo:border-left="none" fo:border-right="none" fo:border-top="0.5pt solid #000001" fo:border-bottom="none"/>
    </style:style>
    <style:style style:name="Table15" style:family="table">
      <style:table-properties style:width="6.9083in" fo:margin-left="-0.075in" fo:margin-top="0in" fo:margin-bottom="0in" table:align="left" style:writing-mode="lr-tb"/>
    </style:style>
    <style:style style:name="Table15.A" style:family="table-column">
      <style:table-column-properties style:column-width="0.4743in"/>
    </style:style>
    <style:style style:name="Table15.B" style:family="table-column">
      <style:table-column-properties style:column-width="0.9333in"/>
    </style:style>
    <style:style style:name="Table15.C" style:family="table-column">
      <style:table-column-properties style:column-width="0.5in"/>
    </style:style>
    <style:style style:name="Table15.E" style:family="table-column">
      <style:table-column-properties style:column-width="0.5007in"/>
    </style:style>
    <style:style style:name="Table15.F" style:family="table-column">
      <style:table-column-properties style:column-width="2.5521in"/>
    </style:style>
    <style:style style:name="Table15.G" style:family="table-column">
      <style:table-column-properties style:column-width="0.625in"/>
    </style:style>
    <style:style style:name="Table15.H" style:family="table-column">
      <style:table-column-properties style:column-width="0.8215in"/>
    </style:style>
    <style:style style:name="Table15.1" style:family="table-row">
      <style:table-row-properties fo:keep-together="always"/>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2" style:family="table-row">
      <style:table-row-properties fo:keep-together="auto"/>
    </style:style>
    <style:style style:name="Table15.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5.A12" style:family="table-cell">
      <style:table-cell-properties style:vertical-align="bottom" fo:padding-left="0.075in" fo:padding-right="0.075in" fo:padding-top="0in" fo:padding-bottom="0in" fo:border-left="none" fo:border-right="none" fo:border-top="0.5pt solid #000001" fo:border-bottom="none"/>
    </style:style>
    <style:style style:name="Table16" style:family="table">
      <style:table-properties style:width="3.9021in" fo:margin-left="-0.075in" fo:margin-top="0in" fo:margin-bottom="0in" table:align="left" style:writing-mode="lr-tb"/>
    </style:style>
    <style:style style:name="Table16.A" style:family="table-column">
      <style:table-column-properties style:column-width="0.9632in"/>
    </style:style>
    <style:style style:name="Table16.B" style:family="table-column">
      <style:table-column-properties style:column-width="1.5222in"/>
    </style:style>
    <style:style style:name="Table16.C" style:family="table-column">
      <style:table-column-properties style:column-width="1.4167in"/>
    </style:style>
    <style:style style:name="Table16.1" style:family="table-row">
      <style:table-row-properties fo:keep-together="auto"/>
    </style:style>
    <style:style style:name="Table16.A1" style:family="table-cell">
      <style:table-cell-properties style:vertical-align="bottom" fo:padding-left="0.075in" fo:padding-right="0.075in" fo:padding-top="0in" fo:padding-bottom="0in" fo:border-left="none" fo:border-right="none" fo:border-top="none" fo:border-bottom="0.5pt solid #000001"/>
    </style:style>
    <style:style style:name="Table16.B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4"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2.6931in" fo:margin-left="-0.075in" fo:margin-top="0in" fo:margin-bottom="0in" table:align="left" style:writing-mode="lr-tb"/>
    </style:style>
    <style:style style:name="Table17.A" style:family="table-column">
      <style:table-column-properties style:column-width="0.575in"/>
    </style:style>
    <style:style style:name="Table17.B" style:family="table-column">
      <style:table-column-properties style:column-width="0.4236in"/>
    </style:style>
    <style:style style:name="Table17.F" style:family="table-column">
      <style:table-column-properties style:column-width="0.4229in"/>
    </style:style>
    <style:style style:name="Table17.1" style:family="table-row">
      <style:table-row-properties fo:keep-together="always"/>
    </style:style>
    <style:style style:name="Table17.A1" style:family="table-cell">
      <style:table-cell-properties style:vertical-align="bottom" fo:padding-left="0.075in" fo:padding-right="0.075in" fo:padding-top="0in" fo:padding-bottom="0in" fo:border-left="none" fo:border-right="none" fo:border-top="none" fo:border-bottom="0.5pt solid #000001"/>
    </style:style>
    <style:style style:name="Table1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7.3" style:family="table-row">
      <style:table-row-properties fo:keep-together="auto"/>
    </style:style>
    <style:style style:name="Table17.A8" style:family="table-cell">
      <style:table-cell-properties style:vertical-align="bottom" fo:padding-left="0.075in" fo:padding-right="0.075in" fo:padding-top="0in" fo:padding-bottom="0in" fo:border-left="none" fo:border-right="none" fo:border-top="0.5pt solid #000001" fo:border-bottom="none"/>
    </style:style>
    <style:style style:name="Table18" style:family="table">
      <style:table-properties style:width="3.1306in" fo:margin-left="-0.075in" fo:margin-top="0in" fo:margin-bottom="0in" table:align="left" style:writing-mode="lr-tb"/>
    </style:style>
    <style:style style:name="Table18.A" style:family="table-column">
      <style:table-column-properties style:column-width="0.9083in"/>
    </style:style>
    <style:style style:name="Table18.B" style:family="table-column">
      <style:table-column-properties style:column-width="0.3701in"/>
    </style:style>
    <style:style style:name="Table18.C" style:family="table-column">
      <style:table-column-properties style:column-width="0.3694in"/>
    </style:style>
    <style:style style:name="Table18.D" style:family="table-column">
      <style:table-column-properties style:column-width="0.3715in"/>
    </style:style>
    <style:style style:name="Table18.G" style:family="table-column">
      <style:table-column-properties style:column-width="0.3708in"/>
    </style:style>
    <style:style style:name="Table18.1" style:family="table-row">
      <style:table-row-properties fo:keep-together="always"/>
    </style:style>
    <style:style style:name="Table18.A1" style:family="table-cell">
      <style:table-cell-properties style:vertical-align="middle" fo:padding-left="0.075in" fo:padding-right="0.075in" fo:padding-top="0in" fo:padding-bottom="0in" fo:border-left="none" fo:border-right="none" fo:border-top="none" fo:border-bottom="0.5pt solid #000001"/>
    </style:style>
    <style:style style:name="Table18.A2"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8.3" style:family="table-row">
      <style:table-row-properties fo:keep-together="auto"/>
    </style:style>
    <style:style style:name="Table18.A12" style:family="table-cell">
      <style:table-cell-properties style:vertical-align="middle" fo:padding-left="0.075in" fo:padding-right="0.075in" fo:padding-top="0in" fo:padding-bottom="0in" fo:border-left="none" fo:border-right="none" fo:border-top="0.5pt solid #000001" fo:border-bottom="none"/>
    </style:style>
    <style:style style:name="Table19" style:family="table">
      <style:table-properties style:width="6.2417in" fo:margin-left="-0.075in" fo:margin-top="0in" fo:margin-bottom="0in" table:align="left" style:writing-mode="lr-tb"/>
    </style:style>
    <style:style style:name="Table19.A" style:family="table-column">
      <style:table-column-properties style:column-width="0.5431in"/>
    </style:style>
    <style:style style:name="Table19.B" style:family="table-column">
      <style:table-column-properties style:column-width="0.8646in"/>
    </style:style>
    <style:style style:name="Table19.C" style:family="table-column">
      <style:table-column-properties style:column-width="0.5in"/>
    </style:style>
    <style:style style:name="Table19.D" style:family="table-column">
      <style:table-column-properties style:column-width="0.584in"/>
    </style:style>
    <style:style style:name="Table19.E" style:family="table-column">
      <style:table-column-properties style:column-width="0.5833in"/>
    </style:style>
    <style:style style:name="Table19.F" style:family="table-column">
      <style:table-column-properties style:column-width="1.6014in"/>
    </style:style>
    <style:style style:name="Table19.G" style:family="table-column">
      <style:table-column-properties style:column-width="0.7326in"/>
    </style:style>
    <style:style style:name="Table19.H" style:family="table-column">
      <style:table-column-properties style:column-width="0.8319in"/>
    </style:style>
    <style:style style:name="Table19.1" style:family="table-row">
      <style:table-row-properties fo:keep-together="always"/>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2" style:family="table-row">
      <style:table-row-properties fo:keep-together="auto"/>
    </style:style>
    <style:style style:name="Table19.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9.A12" style:family="table-cell">
      <style:table-cell-properties style:vertical-align="bottom" fo:padding-left="0.075in" fo:padding-right="0.075in" fo:padding-top="0in" fo:padding-bottom="0in" fo:border-left="none" fo:border-right="none" fo:border-top="0.5pt solid #000001" fo:border-bottom="none"/>
    </style:style>
    <style:style style:name="Table20" style:family="table">
      <style:table-properties style:width="6.6583in" fo:margin-left="-0.075in" fo:margin-top="0in" fo:margin-bottom="0in" table:align="left" style:writing-mode="lr-tb"/>
    </style:style>
    <style:style style:name="Table20.A" style:family="table-column">
      <style:table-column-properties style:column-width="0.5444in"/>
    </style:style>
    <style:style style:name="Table20.B" style:family="table-column">
      <style:table-column-properties style:column-width="0.8632in"/>
    </style:style>
    <style:style style:name="Table20.C" style:family="table-column">
      <style:table-column-properties style:column-width="0.5in"/>
    </style:style>
    <style:style style:name="Table20.E" style:family="table-column">
      <style:table-column-properties style:column-width="0.5833in"/>
    </style:style>
    <style:style style:name="Table20.F" style:family="table-column">
      <style:table-column-properties style:column-width="2.0792in"/>
    </style:style>
    <style:style style:name="Table20.G" style:family="table-column">
      <style:table-column-properties style:column-width="0.7549in"/>
    </style:style>
    <style:style style:name="Table20.H" style:family="table-column">
      <style:table-column-properties style:column-width="0.8319in"/>
    </style:style>
    <style:style style:name="Table20.1" style:family="table-row">
      <style:table-row-properties fo:keep-together="always"/>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2" style:family="table-row">
      <style:table-row-properties fo:keep-together="auto"/>
    </style:style>
    <style:style style:name="Table20.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0.A12" style:family="table-cell">
      <style:table-cell-properties style:vertical-align="bottom" fo:padding-left="0.075in" fo:padding-right="0.075in" fo:padding-top="0in" fo:padding-bottom="0in" fo:border-left="none" fo:border-right="none" fo:border-top="0.5pt solid #000001" fo:border-bottom="none"/>
    </style:style>
    <style:style style:name="Table21" style:family="table">
      <style:table-properties style:width="4.2681in" fo:margin-left="-0.075in" fo:margin-top="0in" fo:margin-bottom="0in" table:align="left" style:writing-mode="lr-tb"/>
    </style:style>
    <style:style style:name="Table21.A" style:family="table-column">
      <style:table-column-properties style:column-width="0.7569in"/>
    </style:style>
    <style:style style:name="Table21.B" style:family="table-column">
      <style:table-column-properties style:column-width="0.7035in"/>
    </style:style>
    <style:style style:name="Table21.C" style:family="table-column">
      <style:table-column-properties style:column-width="0.966in"/>
    </style:style>
    <style:style style:name="Table21.D" style:family="table-column">
      <style:table-column-properties style:column-width="0.7924in"/>
    </style:style>
    <style:style style:name="Table21.E" style:family="table-column">
      <style:table-column-properties style:column-width="1.0493in"/>
    </style:style>
    <style:style style:name="Table21.1" style:family="table-row">
      <style:table-row-properties fo:keep-together="auto"/>
    </style:style>
    <style:style style:name="Table21.A1" style:family="table-cell">
      <style:table-cell-properties style:vertical-align="bottom" fo:padding-left="0.075in" fo:padding-right="0.075in" fo:padding-top="0in" fo:padding-bottom="0in" fo:border-left="none" fo:border-right="none" fo:border-top="none" fo:border-bottom="0.5pt solid #000001"/>
    </style:style>
    <style:style style:name="Table21.E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1.E2" style:family="table-cell">
      <style:table-cell-properties style:vertical-align="" fo:padding-left="0.075in" fo:padding-right="0.075in" fo:padding-top="0in" fo:padding-bottom="0in" fo:border-left="none" fo:border-right="none" fo:border-top="0.5pt solid #000001" fo:border-bottom="0.5pt solid #000001"/>
    </style:style>
    <style:style style:name="Table21.A8" style:family="table-cell">
      <style:table-cell-properties style:vertical-align="bottom" fo:padding-left="0.075in" fo:padding-right="0.075in" fo:padding-top="0in" fo:padding-bottom="0in" fo:border-left="none" fo:border-right="none" fo:border-top="0.5pt solid #000001" fo:border-bottom="none"/>
    </style:style>
    <style:style style:name="Table21.E8"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5.9917in" fo:margin-left="-0.075in" fo:margin-top="0in" fo:margin-bottom="0in" table:align="left" style:writing-mode="lr-tb"/>
    </style:style>
    <style:style style:name="Table22.A" style:family="table-column">
      <style:table-column-properties style:column-width="0.5424in"/>
    </style:style>
    <style:style style:name="Table22.B" style:family="table-column">
      <style:table-column-properties style:column-width="0.8653in"/>
    </style:style>
    <style:style style:name="Table22.C" style:family="table-column">
      <style:table-column-properties style:column-width="0.5in"/>
    </style:style>
    <style:style style:name="Table22.D" style:family="table-column">
      <style:table-column-properties style:column-width="0.5833in"/>
    </style:style>
    <style:style style:name="Table22.F" style:family="table-column">
      <style:table-column-properties style:column-width="1.3722in"/>
    </style:style>
    <style:style style:name="Table22.G" style:family="table-column">
      <style:table-column-properties style:column-width="0.7938in"/>
    </style:style>
    <style:style style:name="Table22.H" style:family="table-column">
      <style:table-column-properties style:column-width="0.834in"/>
    </style:style>
    <style:style style:name="Table22.1" style:family="table-row">
      <style:table-row-properties fo:keep-together="always"/>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2" style:family="table-row">
      <style:table-row-properties fo:keep-together="auto"/>
    </style:style>
    <style:style style:name="Table22.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2.A7" style:family="table-cell">
      <style:table-cell-properties style:vertical-align="bottom" fo:padding-left="0.075in" fo:padding-right="0.075in" fo:padding-top="0in" fo:padding-bottom="0in" fo:border-left="none" fo:border-right="none" fo:border-top="0.5pt solid #000001" fo:border-bottom="none"/>
    </style:style>
    <style:style style:name="Table23" style:family="table">
      <style:table-properties style:width="6.075in" fo:margin-left="-0.075in" fo:margin-top="0in" fo:margin-bottom="0in" table:align="left" style:writing-mode="lr-tb"/>
    </style:style>
    <style:style style:name="Table23.A" style:family="table-column">
      <style:table-column-properties style:column-width="0.5431in"/>
    </style:style>
    <style:style style:name="Table23.B" style:family="table-column">
      <style:table-column-properties style:column-width="0.8646in"/>
    </style:style>
    <style:style style:name="Table23.C" style:family="table-column">
      <style:table-column-properties style:column-width="0.5in"/>
    </style:style>
    <style:style style:name="Table23.F" style:family="table-column">
      <style:table-column-properties style:column-width="1.5771in"/>
    </style:style>
    <style:style style:name="Table23.G" style:family="table-column">
      <style:table-column-properties style:column-width="0.7563in"/>
    </style:style>
    <style:style style:name="Table23.H" style:family="table-column">
      <style:table-column-properties style:column-width="0.8333in"/>
    </style:style>
    <style:style style:name="Table23.1" style:family="table-row">
      <style:table-row-properties fo:keep-together="always"/>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2" style:family="table-row">
      <style:table-row-properties fo:keep-together="auto"/>
    </style:style>
    <style:style style:name="Table23.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3.A7" style:family="table-cell">
      <style:table-cell-properties style:vertical-align="bottom" fo:padding-left="0.075in" fo:padding-right="0.075in" fo:padding-top="0in" fo:padding-bottom="0in" fo:border-left="none" fo:border-right="none" fo:border-top="0.5pt solid #000001" fo:border-bottom="none"/>
    </style:style>
    <style:style style:name="Table24" style:family="table">
      <style:table-properties style:width="6.075in" fo:margin-left="-0.075in" fo:margin-top="0in" fo:margin-bottom="0in" table:align="left" style:writing-mode="lr-tb"/>
    </style:style>
    <style:style style:name="Table24.A" style:family="table-column">
      <style:table-column-properties style:column-width="0.4743in"/>
    </style:style>
    <style:style style:name="Table24.B" style:family="table-column">
      <style:table-column-properties style:column-width="0.9333in"/>
    </style:style>
    <style:style style:name="Table24.C" style:family="table-column">
      <style:table-column-properties style:column-width="0.5833in"/>
    </style:style>
    <style:style style:name="Table24.F" style:family="table-column">
      <style:table-column-properties style:column-width="1.3424in"/>
    </style:style>
    <style:style style:name="Table24.G" style:family="table-column">
      <style:table-column-properties style:column-width="0.6576in"/>
    </style:style>
    <style:style style:name="Table24.H" style:family="table-column">
      <style:table-column-properties style:column-width="0.9167in"/>
    </style:style>
    <style:style style:name="Table24.1" style:family="table-row">
      <style:table-row-properties fo:keep-together="always"/>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2" style:family="table-row">
      <style:table-row-properties fo:keep-together="auto"/>
    </style:style>
    <style:style style:name="Table24.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4.A7" style:family="table-cell">
      <style:table-cell-properties style:vertical-align="bottom" fo:padding-left="0.075in" fo:padding-right="0.075in" fo:padding-top="0in" fo:padding-bottom="0in" fo:border-left="none" fo:border-right="none" fo:border-top="0.5pt solid #000001" fo:border-bottom="none"/>
    </style:style>
    <style:style style:name="Table25" style:family="table">
      <style:table-properties style:width="3.075in" fo:margin-left="-0.075in" fo:margin-top="0in" fo:margin-bottom="0in" table:align="left" style:writing-mode="lr-tb"/>
    </style:style>
    <style:style style:name="Table25.A" style:family="table-column">
      <style:table-column-properties style:column-width="1.5375in"/>
    </style:style>
    <style:style style:name="Table25.B" style:family="table-column">
      <style:table-column-properties style:column-width="1.5368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9" style:family="table-row">
      <style:table-row-properties fo:keep-together="always"/>
    </style:style>
    <style:style style:name="Table25.A10"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6.4083in" fo:margin-left="-0.075in" fo:margin-top="0in" fo:margin-bottom="0in" table:align="left" style:writing-mode="lr-tb"/>
    </style:style>
    <style:style style:name="Table26.A" style:family="table-column">
      <style:table-column-properties style:column-width="0.5431in"/>
    </style:style>
    <style:style style:name="Table26.B" style:family="table-column">
      <style:table-column-properties style:column-width="0.8646in"/>
    </style:style>
    <style:style style:name="Table26.C" style:family="table-column">
      <style:table-column-properties style:column-width="0.5in"/>
    </style:style>
    <style:style style:name="Table26.D" style:family="table-column">
      <style:table-column-properties style:column-width="0.4993in"/>
    </style:style>
    <style:style style:name="Table26.E" style:family="table-column">
      <style:table-column-properties style:column-width="0.5833in"/>
    </style:style>
    <style:style style:name="Table26.F" style:family="table-column">
      <style:table-column-properties style:column-width="1.909in"/>
    </style:style>
    <style:style style:name="Table26.G" style:family="table-column">
      <style:table-column-properties style:column-width="0.6743in"/>
    </style:style>
    <style:style style:name="Table26.H" style:family="table-column">
      <style:table-column-properties style:column-width="0.834in"/>
    </style:style>
    <style:style style:name="Table26.1" style:family="table-row">
      <style:table-row-properties fo:keep-together="always"/>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2" style:family="table-row">
      <style:table-row-properties fo:keep-together="auto"/>
    </style:style>
    <style:style style:name="Table26.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6.A7" style:family="table-cell">
      <style:table-cell-properties style:vertical-align="bottom" fo:padding-left="0.075in" fo:padding-right="0.075in" fo:padding-top="0in" fo:padding-bottom="0in" fo:border-left="none" fo:border-right="none" fo:border-top="0.5pt solid #000001" fo:border-bottom="none"/>
    </style:style>
    <style:style style:name="Table27" style:family="table">
      <style:table-properties style:width="2.7715in" fo:margin-left="-0.075in" fo:margin-top="0in" fo:margin-bottom="0in" table:align="left" style:writing-mode="lr-tb"/>
    </style:style>
    <style:style style:name="Table27.A" style:family="table-column">
      <style:table-column-properties style:column-width="0.575in"/>
    </style:style>
    <style:style style:name="Table27.B" style:family="table-column">
      <style:table-column-properties style:column-width="0.5486in"/>
    </style:style>
    <style:style style:name="Table27.C" style:family="table-column">
      <style:table-column-properties style:column-width="0.5493in"/>
    </style:style>
    <style:style style:name="Table27.1" style:family="table-row">
      <style:table-row-properties fo:keep-together="always"/>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3" style:family="table-row">
      <style:table-row-properties fo:keep-together="auto"/>
    </style:style>
    <style:style style:name="Table27.A7"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2" style:family="paragraph" style:parent-style-name="Standard">
      <style:paragraph-properties fo:margin-left="0in" fo:margin-right="0in" fo:orphans="2" fo:widows="2" fo:text-indent="0in" style:auto-text-indent="false"/>
      <style:text-properties fo:color="#000000" style:font-name="Times New Roman" fo:font-size="14pt" fo:language="en" fo:country="US" fo:font-weight="bold" style:font-size-asian="14pt" style:language-asian="en" style:country-asian="US" style:font-weight-asian="bold"/>
    </style:style>
    <style:style style:name="P3"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4"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5"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6" style:family="paragraph" style:parent-style-name="Standard">
      <style:paragraph-properties fo:margin-left="0in" fo:margin-right="0in" fo:orphans="2" fo:widows="2" fo:text-indent="0in" style:auto-text-indent="false"/>
      <style:text-properties fo:color="#000000" style:font-name="Times New Roman" fo:font-size="18pt" fo:language="en" fo:country="US" style:font-size-asian="18pt" style:language-asian="en" style:country-asian="US"/>
    </style:style>
    <style:style style:name="P7" style:family="paragraph" style:parent-style-name="Standard">
      <style:paragraph-properties fo:margin-left="0in" fo:margin-right="0in" fo:orphans="2" fo:widows="2" fo:text-indent="0in" style:auto-text-indent="false"/>
    </style:style>
    <style:style style:name="P8" style:family="paragraph" style:parent-style-name="Standard">
      <style:paragraph-properties fo:margin-left="0in" fo:margin-right="0in" fo:orphans="2" fo:widows="2" fo:text-indent="0in" style:auto-text-indent="false">
        <style:tab-stops/>
      </style:paragraph-properties>
    </style:style>
    <style:style style:name="P9" style:family="paragraph" style:parent-style-name="Standard">
      <style:paragraph-properties fo:margin-left="0in" fo:margin-right="0in" fo:text-align="center" style:justify-single-word="false" fo:orphans="2" fo:widows="2" fo:text-indent="0in" style:auto-text-indent="false"/>
    </style:style>
    <style:style style:name="P10"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Standard">
      <style:paragraph-properties fo:margin-left="0in" fo:margin-right="0in" fo:text-align="end" style:justify-single-word="false" fo:orphans="2" fo:widows="2" fo:text-indent="0in" style:auto-text-indent="false"/>
    </style:style>
    <style:style style:name="P13" style:family="paragraph" style:parent-style-name="Standard">
      <style:paragraph-properties fo:margin-left="0in" fo:margin-right="0in" fo:text-align="end" style:justify-single-word="false" fo:orphans="2" fo:widows="2" fo:text-indent="0in" style:auto-text-indent="false">
        <style:tab-stops/>
      </style:paragraph-properties>
    </style:style>
    <style:style style:name="P14" style:family="paragraph" style:parent-style-name="Standard">
      <style:paragraph-properties fo:margin-left="0in" fo:margin-right="0in" fo:text-align="center" style:justify-single-word="false" fo:orphans="2" fo:widows="2" fo:text-indent="0in" style:auto-text-indent="false">
        <style:tab-stops/>
      </style:paragraph-properties>
      <style:text-properties style:font-name="Times New Roman" fo:font-size="10pt" fo:font-weight="bold" style:font-size-asian="10pt" style:font-weight-asian="bold"/>
    </style:style>
    <style:style style:name="P15" style:family="paragraph" style:parent-style-name="Standard">
      <style:paragraph-properties fo:margin-left="0in" fo:margin-right="0in" fo:orphans="2" fo:widows="2" fo:text-indent="0in" style:auto-text-indent="false"/>
      <style:text-properties style:font-name="Times New Roman" fo:font-size="9pt" style:font-size-asian="9pt"/>
    </style:style>
    <style:style style:name="P16" style:family="paragraph" style:parent-style-name="Standard">
      <style:paragraph-properties fo:margin-left="0in" fo:margin-right="0in" fo:orphans="2" fo:widows="2" fo:text-indent="0in" style:auto-text-indent="false">
        <style:tab-stops/>
      </style:paragraph-properties>
      <style:text-properties style:font-name="Times New Roman" fo:font-size="9pt" style:font-size-asian="9pt"/>
    </style:style>
    <style:style style:name="P17" style:family="paragraph" style:parent-style-name="Text_20_body">
      <style:paragraph-properties fo:margin-left="0in" fo:margin-right="0in" fo:text-indent="0in" style:auto-text-indent="false"/>
    </style:style>
    <style:style style:name="P18" style:family="paragraph" style:parent-style-name="Heading_20_6">
      <style:paragraph-properties fo:margin-left="0in" fo:margin-right="0in" fo:text-indent="0in" style:auto-text-indent="false"/>
    </style:style>
    <style:style style:name="P19" style:family="paragraph" style:parent-style-name="Heading_20_6">
      <style:paragraph-properties fo:margin-left="0in" fo:margin-right="0in" fo:text-indent="0in" style:auto-text-indent="false"/>
      <style:text-properties fo:color="#000000" style:font-name="Times New Roman" fo:font-size="18pt" fo:language="en" fo:country="US" fo:font-weight="normal" style:font-size-asian="18pt" style:language-asian="en" style:country-asian="US" style:font-weight-asian="normal"/>
    </style:style>
    <style:style style:name="P20" style:family="paragraph" style:parent-style-name="Heading_20_1">
      <style:paragraph-properties fo:margin-left="0in" fo:margin-right="0in" fo:text-indent="0in" style:auto-text-indent="false"/>
    </style:style>
    <style:style style:name="P21" style:family="paragraph" style:parent-style-name="Heading_20_1">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22" style:family="paragraph" style:parent-style-name="Heading_20_5">
      <style:paragraph-properties fo:margin-left="0in" fo:margin-right="0in" fo:text-indent="0in" style:auto-text-indent="false"/>
    </style:style>
    <style:style style:name="P23" style:family="paragraph" style:parent-style-name="Heading_20_5">
      <style:paragraph-properties fo:margin-left="0in" fo:margin-right="0in" fo:text-indent="0in" style:auto-text-indent="false">
        <style:tab-stops/>
      </style:paragraph-properties>
    </style:style>
    <style:style style:name="P24" style:family="paragraph" style:parent-style-name="Heading_20_5">
      <style:paragraph-properties fo:margin-left="0in" fo:margin-right="0in" fo:text-align="center" style:justify-single-word="false" fo:text-indent="0in" style:auto-text-indent="false">
        <style:tab-stops/>
      </style:paragraph-properties>
    </style:style>
    <style:style style:name="P25" style:family="paragraph" style:parent-style-name="Heading_20_5">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26" style:family="paragraph" style:parent-style-name="Heading_20_5">
      <style:paragraph-properties fo:margin-left="0in" fo:margin-right="0in" fo:text-align="center" style:justify-single-word="false" fo:text-indent="0in" style:auto-text-indent="false">
        <style:tab-stops/>
      </style:paragraph-properties>
      <style:text-properties style:font-name="Times New Roman" fo:font-weight="normal" style:font-weight-asian="normal"/>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29" style:family="paragraph" style:parent-style-name="Heading_20_2">
      <style:paragraph-properties fo:margin-left="0in" fo:margin-right="0in" fo:text-indent="0in" style:auto-text-indent="false">
        <style:tab-stops/>
      </style:paragraph-properties>
    </style:style>
    <style:style style:name="P30" style:family="paragraph" style:parent-style-name="Heading_20_2">
      <style:paragraph-properties fo:margin-left="0in" fo:margin-right="0in" fo:text-align="center" style:justify-single-word="false" fo:text-indent="0in" style:auto-text-indent="false">
        <style:tab-stops/>
      </style:paragraph-properties>
    </style:style>
    <style:style style:name="P31" style:family="paragraph" style:parent-style-name="Heading_20_3">
      <style:paragraph-properties fo:margin-left="0in" fo:margin-right="0in" fo:text-indent="0in" style:auto-text-indent="false"/>
    </style:style>
    <style:style style:name="P32" style:family="paragraph" style:parent-style-name="Heading_20_3">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33" style:family="paragraph" style:parent-style-name="Heading_20_7">
      <style:paragraph-properties fo:margin-left="0in" fo:margin-right="0in" fo:text-indent="0in" style:auto-text-indent="false">
        <style:tab-stops/>
      </style:paragraph-properties>
    </style:style>
    <style:style style:name="P34" style:family="paragraph" style:parent-style-name="Heading_20_7">
      <style:paragraph-properties fo:margin-left="0in" fo:margin-right="0in" fo:orphans="2" fo:widows="2" fo:text-indent="0in" style:auto-text-indent="false">
        <style:tab-stops/>
      </style:paragraph-properties>
    </style:style>
    <style:style style:name="P35" style:family="paragraph" style:parent-style-name="Preformatted" style:master-page-name="Standard">
      <style:paragraph-properties fo:margin-left="0in" fo:margin-right="0in" fo:orphans="2" fo:widows="2" fo:text-indent="0in" style:auto-text-indent="false" style:page-number="auto">
        <style:tab-stops>
          <style:tab-stop style:position="0.5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style>
    <style:style style:name="P36" style:family="paragraph" style:parent-style-name="Body_20_Text_20_3">
      <style:paragraph-properties fo:margin-left="0in" fo:margin-right="0in" fo:text-indent="0in" style:auto-text-indent="false"/>
    </style:style>
    <style:style style:name="P37" style:family="paragraph" style:parent-style-name="Body_20_Text_20_2">
      <style:paragraph-properties fo:margin-left="0in" fo:margin-right="0in" fo:text-indent="0in" style:auto-text-indent="false">
        <style:tab-stops/>
      </style:paragraph-properties>
    </style:style>
    <style:style style:name="P38" style:family="paragraph" style:parent-style-name="Body_20_Text_20_2">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18pt" fo:language="en" fo:country="US" style:font-size-asian="18pt" style:language-asian="en" style:country-asian="US"/>
    </style:style>
    <style:style style:name="T8" style:family="text">
      <style:text-properties style:font-name="Times New Roman" fo:font-weight="normal" style:font-weight-asian="normal"/>
    </style:style>
    <style:style style:name="T9" style:family="text">
      <style:text-properties style:font-name="Times New Roman" fo:font-size="9pt" fo:font-weight="bold" style:font-size-asian="9pt" style:font-weight-asian="bold"/>
    </style:style>
    <style:style style:name="T10" style:family="text">
      <style:text-properties style:font-name="Times New Roman" fo:font-size="9pt" style:font-size-asian="9pt"/>
    </style:style>
    <style:style style:name="T11" style:family="text">
      <style:text-properties fo:color="#000000" style:font-name="Times New Roman" fo:font-size="18pt" fo:language="en" fo:country="US" style:font-size-asian="18pt" style:language-asian="en" style:country-asian="US"/>
    </style:style>
    <style:style style:name="T12" style:family="text">
      <style:text-properties fo:color="#000000" style:font-name="Times New Roman" fo:font-size="18pt" fo:language="en" fo:country="US" fo:font-weight="normal" style:font-size-asian="18pt" style:language-asian="en" style:country-asian="US" style:font-weight-asian="normal"/>
    </style:style>
    <style:style style:name="T13" style:family="text">
      <style:text-properties fo:color="#000000" style:font-name="Times New Roman" fo:font-size="10pt" fo:language="en" fo:country="US" style:font-size-asian="10pt" style:language-asian="en" style:country-asian="US"/>
    </style:style>
    <style:style style:name="T14" style:family="text">
      <style:text-properties fo:color="#000000" style:font-name="Times New Roman" fo:font-size="10pt" fo:language="en" fo:country="US" fo:font-weight="bold" style:font-size-asian="10pt" style:language-asian="en" style:country-asian="US" style:font-weight-asian="bold"/>
    </style:style>
    <style:style style:name="T15" style:family="text">
      <style:text-properties fo:color="#000000" style:font-name="Times New Roman" fo:font-size="10pt" fo:language="en" fo:country="US" fo:font-style="italic" style:font-size-asian="10pt" style:language-asian="en" style:country-asian="US" style:font-style-asian="italic"/>
    </style:style>
    <style:style style:name="T16" style:family="text">
      <style:text-properties fo:color="#000000" style:font-name="Times New Roman" fo:font-size="11pt" fo:language="en" fo:country="US" fo:font-weight="bold" style:font-size-asian="11pt" style:language-asian="en" style:country-asian="US" style:font-weight-asian="bold"/>
    </style:style>
    <style:style style:name="T17" style:family="text">
      <style:text-properties fo:color="#000000" style:font-name="Times New Roman"/>
    </style:style>
    <style:style style:name="T18"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2">This material is Open Game Content, and is licensed for public use under the terms of the Open Game License v1.0a.</text:span></text:p>
      <text:h text:style-name="P31" text:outline-level="3"><text:span text:style-name="T7">ADVANCED CLASSES</text:span></text:h>
      <text:p text:style-name="P2"/>
      <text:h text:style-name="P20" text:outline-level="1"><text:span text:style-name="T11">ARCANE ARRANGER</text:span></text:h>
      <text:p text:style-name="P7"><text:span text:style-name="T13">The fastest path into this advanced class is from the Charismatic hero basic class, though other paths are possible.</text:span></text:p>
      <text:p text:style-name="P7"><text:span text:style-name="T13">A high Intelligence is also useful for the Arcane Arranger, since knowledge is his province.</text:span></text:p>
      <text:h text:style-name="P27" text:outline-level="2"><text:span text:style-name="T14">Requirements</text:span></text:h>
      <text:p text:style-name="P7"><text:span text:style-name="T13">To qualify to become an Arcane Arranger, a character must fulfill the following criteria.</text:span></text:p>
      <text:p text:style-name="P7"><text:span text:style-name="T14">Skills: </text:span><text:span text:style-name="T13">Diplomacy 6 ranks, Gather Information 6 ranks, any Knowledge (arcane law, business, current events, popular culture, or streetwise) 6 ranks.</text:span></text:p>
      <text:p text:style-name="P7"><text:span text:style-name="T16">Class Information</text:span></text:p>
      <text:p text:style-name="P7"><text:span text:style-name="T13">The following information pertains to the Arcane Arranger advanced class.</text:span></text:p>
      <text:p text:style-name="P7"><text:span text:style-name="T14">Hit Die</text:span></text:p>
      <text:p text:style-name="P7"><text:span text:style-name="T13">Arcane Arrangers gain 1d6 hit points per level. The character’s Constitution modifier applies.</text:span></text:p>
      <text:p text:style-name="P7"><text:span text:style-name="T14">Action Points</text:span></text:p>
      <text:p text:style-name="P7"><text:span text:style-name="T13">Arcane Arrangers gain a number of action points equal to 6 plus one-half their character level, rounded down, every time they advance a level in this class.</text:span></text:p>
      <text:h text:style-name="P27" text:outline-level="2"><text:span text:style-name="T14">Class Skills</text:span></text:h>
      <text:p text:style-name="P17"><text:span text:style-name="T13">The Arcane Arranger’s class skills are: Bluff (Cha), Computer Use (Int), Decipher Script (Int), Diplomacy (Cha), Forgery (Int), Gather Information (Cha), Intimidate (Cha), Knowledge (arcane lore, business, current events, popular culture, streetwise) (Int), Listen (Wis), Profession (Wis), Read/Write Language (none), Repair (Int), Research (Int), Sense Motive (Wis), Speak Language (none).</text:span></text:p>
      <text:p text:style-name="P7"><text:span text:style-name="T14">Skill Points at Each Level: </text:span><text:span text:style-name="T13">7 + Intelligence modifier.</text:span></text:p>
      <text:p text:style-name="P4"/>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H"/>
        <table:table-row table:style-name="Table1.1">
          <table:table-cell table:style-name="Table1.A1" table:number-columns-spanned="8" office:value-type="string">
            <text:h text:style-name="P23" text:outline-level="5"><text:span text:style-name="T1">Table: The Arcane Arranger</text:span></text:h>
          </table: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8"><text:span text:style-name="T4">Level</text:span></text:p>
          </table:table-cell>
          <table:table-cell table:style-name="Table1.A2" office:value-type="string">
            <text:p text:style-name="P10"><text:span text:style-name="T4">Base Attack Bonus</text:span></text:p>
          </table:table-cell>
          <table:table-cell table:style-name="Table1.A2" office:value-type="string">
            <text:p text:style-name="P10"><text:span text:style-name="T4">Fort Save</text:span></text:p>
          </table:table-cell>
          <table:table-cell table:style-name="Table1.A2" office:value-type="string">
            <text:p text:style-name="P10"><text:span text:style-name="T4">Ref Save</text:span></text:p>
          </table:table-cell>
          <table:table-cell table:style-name="Table1.A2" office:value-type="string">
            <text:p text:style-name="P10"><text:span text:style-name="T4">Will Save</text:span></text:p>
          </table:table-cell>
          <table:table-cell table:style-name="Table1.A2" office:value-type="string">
            <text:p text:style-name="P8"><text:span text:style-name="T4">Special</text:span></text:p>
          </table:table-cell>
          <table:table-cell table:style-name="Table1.A2" office:value-type="string">
            <text:p text:style-name="P10"><text:span text:style-name="T4">Defense Bonus</text:span></text:p>
          </table:table-cell>
          <table:table-cell table:style-name="Table1.A2" office:value-type="string">
            <text:p text:style-name="P10"><text:span text:style-name="T4">Reputation Bonus</text:span></text:p>
          </table:table-cell>
        </table:table-row>
        <table:table-row table:style-name="Table1.2">
          <table:table-cell table:style-name="Table1.A3" office:value-type="string">
            <text:p text:style-name="P8"><text:span text:style-name="T5">1st</text:span></text:p>
          </table:table-cell>
          <table:table-cell table:style-name="Table1.A2" office:value-type="string">
            <text:p text:style-name="P10"><text:span text:style-name="T5">+0</text:span></text:p>
          </table:table-cell>
          <table:table-cell table:style-name="Table1.A2" office:value-type="string">
            <text:p text:style-name="P10"><text:span text:style-name="T5">+0</text:span></text:p>
          </table:table-cell>
          <table:table-cell table:style-name="Table1.A2" office:value-type="string">
            <text:p text:style-name="P10"><text:span text:style-name="T5">+0</text:span></text:p>
          </table:table-cell>
          <table:table-cell table:style-name="Table1.A2" office:value-type="string">
            <text:p text:style-name="P10"><text:span text:style-name="T5">+1</text:span></text:p>
          </table:table-cell>
          <table:table-cell table:style-name="Table1.A3" office:value-type="string">
            <text:p text:style-name="P8"><text:span text:style-name="T5">Word on the street</text:span></text:p>
          </table:table-cell>
          <table:table-cell table:style-name="Table1.A2" office:value-type="string">
            <text:p text:style-name="P10"><text:span text:style-name="T5">+0</text:span></text:p>
          </table:table-cell>
          <table:table-cell table:style-name="Table1.A2" office:value-type="string">
            <text:p text:style-name="P10"><text:span text:style-name="T5">+2</text:span></text:p>
          </table:table-cell>
        </table:table-row>
        <table:table-row table:style-name="Table1.2">
          <table:table-cell table:style-name="Table1.A3" office:value-type="string">
            <text:p text:style-name="P7"><text:span text:style-name="T5">2nd</text:span></text:p>
          </table:table-cell>
          <table:table-cell table:style-name="Table1.A2" office:value-type="string">
            <text:p text:style-name="P9"><text:span text:style-name="T5">+1</text:span></text:p>
          </table:table-cell>
          <table:table-cell table:style-name="Table1.A2" office:value-type="string">
            <text:p text:style-name="P9"><text:span text:style-name="T5">+0</text:span></text:p>
          </table:table-cell>
          <table:table-cell table:style-name="Table1.A2" office:value-type="string">
            <text:p text:style-name="P9"><text:span text:style-name="T5">+0</text:span></text:p>
          </table:table-cell>
          <table:table-cell table:style-name="Table1.A2" office:value-type="string">
            <text:p text:style-name="P9"><text:span text:style-name="T5">+2</text:span></text:p>
          </table:table-cell>
          <table:table-cell table:style-name="Table1.A3" office:value-type="string">
            <text:p text:style-name="P7"><text:span text:style-name="T5">False allegiance</text:span></text:p>
          </table:table-cell>
          <table:table-cell table:style-name="Table1.A2" office:value-type="string">
            <text:p text:style-name="P9"><text:span text:style-name="T5">+1</text:span></text:p>
          </table:table-cell>
          <table:table-cell table:style-name="Table1.A2" office:value-type="string">
            <text:p text:style-name="P9"><text:span text:style-name="T5">+2</text:span></text:p>
          </table:table-cell>
        </table:table-row>
        <table:table-row table:style-name="Table1.2">
          <table:table-cell table:style-name="Table1.A3" office:value-type="string">
            <text:p text:style-name="P7"><text:span text:style-name="T5">3rd</text:span></text:p>
          </table:table-cell>
          <table:table-cell table:style-name="Table1.A2" office:value-type="string">
            <text:p text:style-name="P9"><text:span text:style-name="T5">+1</text:span></text:p>
          </table:table-cell>
          <table:table-cell table:style-name="Table1.A2" office:value-type="string">
            <text:p text:style-name="P9"><text:span text:style-name="T5">+1</text:span></text:p>
          </table:table-cell>
          <table:table-cell table:style-name="Table1.A2" office:value-type="string">
            <text:p text:style-name="P9"><text:span text:style-name="T5">+1</text:span></text:p>
          </table:table-cell>
          <table:table-cell table:style-name="Table1.A2" office:value-type="string">
            <text:p text:style-name="P9"><text:span text:style-name="T5">+2</text:span></text:p>
          </table:table-cell>
          <table:table-cell table:style-name="Table1.A3" office:value-type="string">
            <text:p text:style-name="P7"><text:span text:style-name="T5">Bonus feat</text:span></text:p>
          </table:table-cell>
          <table:table-cell table:style-name="Table1.A2" office:value-type="string">
            <text:p text:style-name="P9"><text:span text:style-name="T5">+1</text:span></text:p>
          </table:table-cell>
          <table:table-cell table:style-name="Table1.A2" office:value-type="string">
            <text:p text:style-name="P9"><text:span text:style-name="T5">+2</text:span></text:p>
          </table:table-cell>
        </table:table-row>
        <table:table-row table:style-name="Table1.2">
          <table:table-cell table:style-name="Table1.A3" office:value-type="string">
            <text:p text:style-name="P7"><text:span text:style-name="T5">4th</text:span></text:p>
          </table:table-cell>
          <table:table-cell table:style-name="Table1.A2" office:value-type="string">
            <text:p text:style-name="P9"><text:span text:style-name="T5">+2</text:span></text:p>
          </table:table-cell>
          <table:table-cell table:style-name="Table1.A2" office:value-type="string">
            <text:p text:style-name="P9"><text:span text:style-name="T5">+1</text:span></text:p>
          </table:table-cell>
          <table:table-cell table:style-name="Table1.A2" office:value-type="string">
            <text:p text:style-name="P9"><text:span text:style-name="T5">+1</text:span></text:p>
          </table:table-cell>
          <table:table-cell table:style-name="Table1.A2" office:value-type="string">
            <text:p text:style-name="P9"><text:span text:style-name="T5">+2</text:span></text:p>
          </table:table-cell>
          <table:table-cell table:style-name="Table1.A3" office:value-type="string">
            <text:p text:style-name="P7"><text:span text:style-name="T5">Shadow resources</text:span></text:p>
          </table:table-cell>
          <table:table-cell table:style-name="Table1.A2" office:value-type="string">
            <text:p text:style-name="P9"><text:span text:style-name="T5">+1</text:span></text:p>
          </table:table-cell>
          <table:table-cell table:style-name="Table1.A2" office:value-type="string">
            <text:p text:style-name="P9"><text:span text:style-name="T5">+3</text:span></text:p>
          </table:table-cell>
        </table:table-row>
        <table:table-row table:style-name="Table1.2">
          <table:table-cell table:style-name="Table1.A3" office:value-type="string">
            <text:p text:style-name="P7"><text:span text:style-name="T5">5th</text:span></text:p>
          </table:table-cell>
          <table:table-cell table:style-name="Table1.A2" office:value-type="string">
            <text:p text:style-name="P9"><text:span text:style-name="T5">+2</text:span></text:p>
          </table:table-cell>
          <table:table-cell table:style-name="Table1.A2" office:value-type="string">
            <text:p text:style-name="P9"><text:span text:style-name="T5">+1</text:span></text:p>
          </table:table-cell>
          <table:table-cell table:style-name="Table1.A2" office:value-type="string">
            <text:p text:style-name="P9"><text:span text:style-name="T5">+1</text:span></text:p>
          </table:table-cell>
          <table:table-cell table:style-name="Table1.A2" office:value-type="string">
            <text:p text:style-name="P9"><text:span text:style-name="T5">+3</text:span></text:p>
          </table:table-cell>
          <table:table-cell table:style-name="Table1.A3" office:value-type="string">
            <text:p text:style-name="P7"><text:span text:style-name="T5">Pack rat</text:span></text:p>
          </table:table-cell>
          <table:table-cell table:style-name="Table1.A2" office:value-type="string">
            <text:p text:style-name="P9"><text:span text:style-name="T5">+2</text:span></text:p>
          </table:table-cell>
          <table:table-cell table:style-name="Table1.A2" office:value-type="string">
            <text:p text:style-name="P9"><text:span text:style-name="T5">+3</text:span></text:p>
          </table:table-cell>
        </table:table-row>
        <table:table-row table:style-name="Table1.2">
          <table:table-cell table:style-name="Table1.A3" office:value-type="string">
            <text:p text:style-name="P7"><text:span text:style-name="T5">6th</text:span></text:p>
          </table:table-cell>
          <table:table-cell table:style-name="Table1.A2" office:value-type="string">
            <text:p text:style-name="P9"><text:span text:style-name="T5">+3</text:span></text:p>
          </table:table-cell>
          <table:table-cell table:style-name="Table1.A2" office:value-type="string">
            <text:p text:style-name="P9"><text:span text:style-name="T5">+2</text:span></text:p>
          </table:table-cell>
          <table:table-cell table:style-name="Table1.A2" office:value-type="string">
            <text:p text:style-name="P9"><text:span text:style-name="T5">+2</text:span></text:p>
          </table:table-cell>
          <table:table-cell table:style-name="Table1.A2" office:value-type="string">
            <text:p text:style-name="P9"><text:span text:style-name="T5">+3</text:span></text:p>
          </table:table-cell>
          <table:table-cell table:style-name="Table1.A3" office:value-type="string">
            <text:p text:style-name="P7"><text:span text:style-name="T5">Bonus feat</text:span></text:p>
          </table:table-cell>
          <table:table-cell table:style-name="Table1.A2" office:value-type="string">
            <text:p text:style-name="P9"><text:span text:style-name="T5">+2</text:span></text:p>
          </table:table-cell>
          <table:table-cell table:style-name="Table1.A2" office:value-type="string">
            <text:p text:style-name="P9"><text:span text:style-name="T5">+3</text:span></text:p>
          </table:table-cell>
        </table:table-row>
        <table:table-row table:style-name="Table1.2">
          <table:table-cell table:style-name="Table1.A3" office:value-type="string">
            <text:p text:style-name="P7"><text:span text:style-name="T5">7th</text:span></text:p>
          </table:table-cell>
          <table:table-cell table:style-name="Table1.A2" office:value-type="string">
            <text:p text:style-name="P9"><text:span text:style-name="T5">+3</text:span></text:p>
          </table:table-cell>
          <table:table-cell table:style-name="Table1.A2" office:value-type="string">
            <text:p text:style-name="P9"><text:span text:style-name="T5">+2</text:span></text:p>
          </table:table-cell>
          <table:table-cell table:style-name="Table1.A2" office:value-type="string">
            <text:p text:style-name="P9"><text:span text:style-name="T5">+2</text:span></text:p>
          </table:table-cell>
          <table:table-cell table:style-name="Table1.A2" office:value-type="string">
            <text:p text:style-name="P9"><text:span text:style-name="T5">+4</text:span></text:p>
          </table:table-cell>
          <table:table-cell table:style-name="Table1.A3" office:value-type="string">
            <text:p text:style-name="P7"><text:span text:style-name="T5">Expert in your field</text:span></text:p>
          </table:table-cell>
          <table:table-cell table:style-name="Table1.A2" office:value-type="string">
            <text:p text:style-name="P9"><text:span text:style-name="T5">+2</text:span></text:p>
          </table:table-cell>
          <table:table-cell table:style-name="Table1.A2" office:value-type="string">
            <text:p text:style-name="P9"><text:span text:style-name="T5">+4</text:span></text:p>
          </table:table-cell>
        </table:table-row>
        <table:table-row table:style-name="Table1.2">
          <table:table-cell table:style-name="Table1.A3" office:value-type="string">
            <text:p text:style-name="P7"><text:span text:style-name="T5">8th</text:span></text:p>
          </table:table-cell>
          <table:table-cell table:style-name="Table1.A2" office:value-type="string">
            <text:p text:style-name="P9"><text:span text:style-name="T5">+4</text:span></text:p>
          </table:table-cell>
          <table:table-cell table:style-name="Table1.A2" office:value-type="string">
            <text:p text:style-name="P9"><text:span text:style-name="T5">+2</text:span></text:p>
          </table:table-cell>
          <table:table-cell table:style-name="Table1.A2" office:value-type="string">
            <text:p text:style-name="P9"><text:span text:style-name="T5">+2</text:span></text:p>
          </table:table-cell>
          <table:table-cell table:style-name="Table1.A2" office:value-type="string">
            <text:p text:style-name="P9"><text:span text:style-name="T5">+4</text:span></text:p>
          </table:table-cell>
          <table:table-cell table:style-name="Table1.A3" office:value-type="string">
            <text:p text:style-name="P7"><text:span text:style-name="T5">Up my sleeve</text:span></text:p>
          </table:table-cell>
          <table:table-cell table:style-name="Table1.A2" office:value-type="string">
            <text:p text:style-name="P9"><text:span text:style-name="T5">+3</text:span></text:p>
          </table:table-cell>
          <table:table-cell table:style-name="Table1.A2" office:value-type="string">
            <text:p text:style-name="P9"><text:span text:style-name="T5">+4</text:span></text:p>
          </table:table-cell>
        </table:table-row>
        <table:table-row table:style-name="Table1.2">
          <table:table-cell table:style-name="Table1.A3" office:value-type="string">
            <text:p text:style-name="P7"><text:span text:style-name="T5">9th</text:span></text:p>
          </table:table-cell>
          <table:table-cell table:style-name="Table1.A2" office:value-type="string">
            <text:p text:style-name="P9"><text:span text:style-name="T5">+4</text:span></text:p>
          </table:table-cell>
          <table:table-cell table:style-name="Table1.A2" office:value-type="string">
            <text:p text:style-name="P9"><text:span text:style-name="T5">+3</text:span></text:p>
          </table:table-cell>
          <table:table-cell table:style-name="Table1.A2" office:value-type="string">
            <text:p text:style-name="P9"><text:span text:style-name="T5">+3</text:span></text:p>
          </table:table-cell>
          <table:table-cell table:style-name="Table1.A2" office:value-type="string">
            <text:p text:style-name="P9"><text:span text:style-name="T5">+4</text:span></text:p>
          </table:table-cell>
          <table:table-cell table:style-name="Table1.A3" office:value-type="string">
            <text:p text:style-name="P7"><text:span text:style-name="T5">Bonus feat</text:span></text:p>
          </table:table-cell>
          <table:table-cell table:style-name="Table1.A2" office:value-type="string">
            <text:p text:style-name="P9"><text:span text:style-name="T5">+3</text:span></text:p>
          </table:table-cell>
          <table:table-cell table:style-name="Table1.A2" office:value-type="string">
            <text:p text:style-name="P9"><text:span text:style-name="T5">+4</text:span></text:p>
          </table:table-cell>
        </table:table-row>
        <table:table-row table:style-name="Table1.2">
          <table:table-cell table:style-name="Table1.A12" office:value-type="string">
            <text:p text:style-name="P8"><text:span text:style-name="T5">10th</text:span></text:p>
          </table:table-cell>
          <table:table-cell table:style-name="Table1.B12" office:value-type="string">
            <text:p text:style-name="P10"><text:span text:style-name="T5">+5</text:span></text:p>
          </table:table-cell>
          <table:table-cell table:style-name="Table1.B12" office:value-type="string">
            <text:p text:style-name="P10"><text:span text:style-name="T5">+3</text:span></text:p>
          </table:table-cell>
          <table:table-cell table:style-name="Table1.B12" office:value-type="string">
            <text:p text:style-name="P10"><text:span text:style-name="T5">+3</text:span></text:p>
          </table:table-cell>
          <table:table-cell table:style-name="Table1.B12" office:value-type="string">
            <text:p text:style-name="P10"><text:span text:style-name="T5">+5</text:span></text:p>
          </table:table-cell>
          <table:table-cell table:style-name="Table1.A12" office:value-type="string">
            <text:p text:style-name="P8"><text:span text:style-name="T5">Up my sleeve</text:span></text:p>
          </table:table-cell>
          <table:table-cell table:style-name="Table1.B12" office:value-type="string">
            <text:p text:style-name="P10"><text:span text:style-name="T5">+3</text:span></text:p>
          </table:table-cell>
          <table:table-cell table:style-name="Table1.B12" office:value-type="string">
            <text:p text:style-name="P10"><text:span text:style-name="T5">+5</text:span></text:p>
          </table:table-cell>
        </table:table-row>
      </table:table>
      <text:h text:style-name="P28" text:outline-level="2"/>
      <text:h text:style-name="P27" text:outline-level="2"><text:span text:style-name="T14">Class Features</text:span></text:h>
      <text:p text:style-name="P7"><text:span text:style-name="T13">The following features pertain to the Arcane Arranger advanced class.</text:span></text:p>
      <text:p text:style-name="P7"><text:span text:style-name="T14">Word on the Street</text:span></text:p>
      <text:p text:style-name="P7"><text:soft-page-break/><text:span text:style-name="T13">The Arcane Arranger filters information constantly and remembers everything. Through regular contacts, gossip, internet chats, and other situations, he has a deep knowledge of everyday things. The Arcane Arranger can make a Gather Information check on general or specific information instantaneously, and spends only an hour making a Gather Information check for restricted information. Retries may be made under normal rules.</text:span></text:p>
      <text:p text:style-name="P7"><text:span text:style-name="T13">Protected information still requires 1d4+1 hours for a check. </text:span></text:p>
      <text:p text:style-name="P7"><text:span text:style-name="T13">The purchase DC for using Gather Information is reduced by 10.</text:span></text:p>
      <text:p text:style-name="P7"><text:span text:style-name="T14">False Allegiance</text:span></text:p>
      <text:p text:style-name="P7"><text:span text:style-name="T13">The Arcane Arranger fits in with whatever group he chooses to be with. At 2nd level, the Arcane Arranger can successfully emulate an allegiance he knows about. He gains the +2 circumstance bonus on Charisma-based skills when dealing with an individual of the same allegiance. The allegiance and its bonus is considered in effect until a check is failed, at which point the false allegiance is revealed. Supernatural and spell-like abilities that determine allegiance are not affected by the Arcane Arranger’s false allegiance ability.</text:span></text:p>
      <text:p text:style-name="P7"><text:span text:style-name="T14">Bonus Feats</text:span></text:p>
      <text:p text:style-name="P7"><text:span text:style-name="T13">At 3rd, 6th, and 9th level, the Arcane Arranger gets a bonus feat. The bonus feat must be selected from the following list, and the Arcane Arranger must meet all of the prerequisites for the feat to select it.</text:span></text:p>
      <text:p text:style-name="P7"><text:span text:style-name="T13">Arcane Skills, Armor Proficiency (light), Attentive, Builder, Combat Expertise, Educated, Gearhead, Improved Disarm, Jack of All Trades, Renown, Studious, Trustworthy, Windfall.</text:span></text:p>
      <text:p text:style-name="P7"><text:span text:style-name="T14">Shadow Resources</text:span></text:p>
      <text:p text:style-name="P7"><text:span text:style-name="T13">At 4th level, the Arcane Arranger is well-enough wired into the social system to be able to get the names and numbers of individuals with particular abilities and talents. Even if away from his home stomping ground a phone call can produce a contact with the needed resource. Make a level check, adding all Arcane Arranger levels and any levels of Charismatic Hero. The difficulty of this task is based on how common the required abilities are:</text:span></text:p>
      <table:table table:name="Table2" table:style-name="Table2">
        <table:table-column table:style-name="Table2.A"/>
        <table:table-column table:style-name="Table2.B"/>
        <table:table-row table:style-name="Table2.1">
          <table:table-cell table:style-name="Table2.A1" office:value-type="string">
            <text:p text:style-name="P8"><text:span text:style-name="T4">Common Skill </text:span><text:span text:style-name="T5">(Ride, Pilot, Treat Injury) </text:span></text:p>
          </table:table-cell>
          <table:table-cell table:style-name="Table2.B1" office:value-type="string">
            <text:p text:style-name="P13"><text:span text:style-name="T5">DC 10</text:span></text:p>
          </table:table-cell>
        </table:table-row>
        <table:table-row table:style-name="Table2.1">
          <table:table-cell table:style-name="Table2.A2" office:value-type="string">
            <text:p text:style-name="P8"><text:span text:style-name="T4">Uncommon Skill </text:span><text:span text:style-name="T5">(subgroups of other skills such as Knowledge (arcane lore) or Craft (structural)) </text:span></text:p>
          </table:table-cell>
          <table:table-cell table:style-name="Table2.B2" office:value-type="string">
            <text:p text:style-name="P13"><text:span text:style-name="T5">DC 15</text:span></text:p>
          </table:table-cell>
        </table:table-row>
        <table:table-row table:style-name="Table2.1">
          <table:table-cell table:style-name="Table2.A2" office:value-type="string">
            <text:p text:style-name="P7"><text:span text:style-name="T4">Rare Skill </text:span><text:span text:style-name="T5">(skills available for a particular class—Spellcraft, Psicraft, Use Magic Device) </text:span></text:p>
          </table:table-cell>
          <table:table-cell table:style-name="Table2.B2" office:value-type="string">
            <text:p text:style-name="P12"><text:span text:style-name="T5">DC 20</text:span></text:p>
          </table:table-cell>
        </table:table-row>
        <table:table-row table:style-name="Table2.1">
          <table:table-cell table:style-name="Table2.A2" office:value-type="string">
            <text:p text:style-name="P7"><text:span text:style-name="T4">Specific Feat </text:span></text:p>
          </table:table-cell>
          <table:table-cell table:style-name="Table2.B2" office:value-type="string">
            <text:p text:style-name="P12"><text:span text:style-name="T5">DC 20</text:span></text:p>
          </table:table-cell>
        </table:table-row>
        <table:table-row table:style-name="Table2.1">
          <table:table-cell table:style-name="Table2.A2" office:value-type="string">
            <text:p text:style-name="P7"><text:span text:style-name="T4">Class Feature </text:span><text:span text:style-name="T5">(spellcasting, turn undead, psionics) </text:span></text:p>
          </table:table-cell>
          <table:table-cell table:style-name="Table2.B2" office:value-type="string">
            <text:p text:style-name="P12"><text:span text:style-name="T5">DC 20</text:span></text:p>
          </table:table-cell>
        </table:table-row>
        <table:table-row table:style-name="Table2.1">
          <table:table-cell table:style-name="Table2.A2" office:value-type="string">
            <text:p text:style-name="P7"><text:span text:style-name="T4">Specific Combination </text:span><text:span text:style-name="T5">of Skills, Feats, and Abilities (someone with Knowledge (business) and the ability to cast the </text:span><text:span text:style-name="T6">augury</text:span><text:span text:style-name="T5">spell) </text:span></text:p>
          </table:table-cell>
          <table:table-cell table:style-name="Table2.B2" office:value-type="string">
            <text:p text:style-name="P12"><text:span text:style-name="T5">DC 25</text:span></text:p>
          </table:table-cell>
        </table:table-row>
        <table:table-row table:style-name="Table2.1">
          <table:table-cell table:style-name="Table2.A2" office:value-type="string">
            <text:p text:style-name="P7"><text:span text:style-name="T5">Finding someone willing to perform activities secretly or illegally </text:span></text:p>
          </table:table-cell>
          <table:table-cell table:style-name="Table2.B2" office:value-type="string">
            <text:p text:style-name="P12"><text:span text:style-name="T5">DC +5</text:span></text:p>
          </table:table-cell>
        </table:table-row>
        <table:table-row table:style-name="Table2.1">
          <table:table-cell table:style-name="Table2.A8" office:value-type="string">
            <text:p text:style-name="P8"><text:span text:style-name="T5">Finding someone with a specific level of ability </text:span></text:p>
          </table:table-cell>
          <table:table-cell table:style-name="Table2.B8" office:value-type="string">
            <text:p text:style-name="P13"><text:span text:style-name="T5">Add desired ranks to DC</text:span></text:p>
          </table:table-cell>
        </table:table-row>
      </table:table>
      <text:p text:style-name="P7"><text:span text:style-name="T13">A successful check indicates that the individual is available, and the Arcane Arranger knows about him. It does not guarantee the character contacted will be willing to perform the requested service—the party requesting the service must still negotiate for that person’s services. An unsuccessful check means that no such individual is immediately known or available to the Arcane Arranger. This does not negate trying again for a different skill, nor from trying to locate a skill resource through more traditional methods. The resource the Arcane Arranger knows about will have total ranks in the needed skill of at least the Arcane Arranger’s total character level +3. </text:span></text:p>
      <text:p text:style-name="P7"><text:span text:style-name="T14">Pack Rat</text:span></text:p>
      <text:p text:style-name="P7"><text:span text:style-name="T13">At 5th level, the Arcane Arranger is considered to have considerable material resources either at hand or easily and cheaply acquired. When making a Wealth check to determine if a particular item is “at hand,” add the Arcane Arranger class levels as a circumstance bonus.</text:span></text:p>
      <text:p text:style-name="P7"><text:span text:style-name="T14">Expert in Your Field</text:span></text:p>
      <text:p text:style-name="P7"><text:span text:style-name="T13">At 7th level, the Arcane Arranger is considered a master of connections, such that his reputation precedes him in his dealings with others. The Arcane Arranger gains a circumstance bonus equal to his Reputation bonus when making skill checks that are directly involved with Gather Information and Diplomacy skills. In addition, the Arcane Arranger may add his Reputation bonus on Wealth checks for new purchases.</text:span></text:p>
      <text:p text:style-name="P7"><text:span text:style-name="T14">Up My Sleeve</text:span></text:p>
      <text:p text:style-name="P7"><text:span text:style-name="T13">At 8th level, the Arcane Arranger gains the supernatural ability to pull a specific item out of thin air. As a move action, the Arcane Arranger may cause any item currently in his possession (with a size no greater than Small) to disappear into an extra-dimensional space. The item becomes impossible to detect by any means, however </text:span><text:span text:style-name="T15">detect magical </text:span><text:span text:style-name="T13">aura spells will reveal a moderate magical aura around the hand that last held the item. As a move action, the Arcane Arranger can cause the item to reappear in his hand. The Arcane Arranger may only hide one item at a time in this fashion.</text:span></text:p>
      <text:p text:style-name="P7"><text:span text:style-name="T13">At 10th level, the Arcane Arranger may use this ability to hide a single object of up to Large size or up to three objects of up to Small size (each of which may be retrieved individually).</text:span></text:p>
      <text:h text:style-name="P21" text:outline-level="1"/>
      <text:h text:style-name="P20" text:outline-level="1"><text:span text:style-name="T11">ARCHAIC WEAPONSMASTER</text:span></text:h>
      <text:p text:style-name="P7"><text:span text:style-name="T13">The fastest path into this advanced class is from the Strong hero basic class, though other paths are possible, in particular Fast heroes for those characters favoring archaic ranged weapons such as bows and crossbows.</text:span></text:p>
      <text:p text:style-name="P7"><text:span text:style-name="T16">Requirements</text:span></text:p>
      <text:p text:style-name="P7"><text:span text:style-name="T13">To qualify to become an Archaic Weaponsmaster, a character must fulfill the following criteria.</text:span></text:p>
      <text:p text:style-name="P7"><text:span text:style-name="T14">Base Attack Bonus: </text:span><text:span text:style-name="T13">+3.</text:span></text:p>
      <text:p text:style-name="P7"><text:span text:style-name="T14">Skills: </text:span><text:span text:style-name="T13">Knowledge (history) 4 ranks.</text:span></text:p>
      <text:p text:style-name="P7"><text:span text:style-name="T14">Feats: </text:span><text:span text:style-name="T13">Archaic Weapon Proficiency, Weapon Focus with an archaic weapon.</text:span></text:p>
      <text:p text:style-name="P7"><text:span text:style-name="T16">Class Information</text:span></text:p>
      <text:p text:style-name="P7"><text:span text:style-name="T13">The following information pertains to the Archaic Weaponsmaster advanced class.</text:span></text:p>
      <text:p text:style-name="P7"><text:soft-page-break/><text:span text:style-name="T14">Hit Die</text:span></text:p>
      <text:p text:style-name="P7"><text:span text:style-name="T13">Archaic Weaponsmasters gain 1d10 hit points per level. The character’s Constitution modifier applies.</text:span></text:p>
      <text:p text:style-name="P7"><text:span text:style-name="T14">Action Points</text:span></text:p>
      <text:p text:style-name="P7"><text:span text:style-name="T13">Archaic Weaponsmasters gain a number of action points equal to 6 plus one-half their character level, rounded down, every time they advance a level in this class.</text:span></text:p>
      <text:p text:style-name="P7"><text:span text:style-name="T14">Class Skills</text:span></text:p>
      <text:p text:style-name="P7"><text:span text:style-name="T13">The Archaic Weaponsmaster’s class skills are as follows: Climb (Str), Craft (mechanical, structural, visual art, writing) (Int), Handle Animal (Cha), Jump (Str), Knowledge (art, history, theology and philosophy), Profession (Wis), Research (Int), Ride (Dex), and Swim (Str).</text:span></text:p>
      <text:p text:style-name="P7"><text:span text:style-name="T14">Skill Points at Each Level: </text:span><text:span text:style-name="T13">3 + Intelligence modifier.</text:span></text:p>
      <text:p text:style-name="P5"/>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row table:style-name="Table3.1">
          <table:table-cell table:style-name="Table3.A1" table:number-columns-spanned="8" office:value-type="string">
            <text:h text:style-name="P23" text:outline-level="5"><text:span text:style-name="T1">Table:The Archaic Weaponsmaster</text:span></text:h>
          </table: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37"><text:span text:style-name="T1">Level</text:span></text:p>
          </table:table-cell>
          <table:table-cell table:style-name="Table3.A2" office:value-type="string">
            <text:p text:style-name="P38"><text:span text:style-name="T1">Base Attack Bonus</text:span></text:p>
          </table:table-cell>
          <table:table-cell table:style-name="Table3.A2" office:value-type="string">
            <text:p text:style-name="P38"><text:span text:style-name="T1">Fort Save</text:span></text:p>
          </table:table-cell>
          <table:table-cell table:style-name="Table3.A2" office:value-type="string">
            <text:p text:style-name="P38"><text:span text:style-name="T1">Ref Save</text:span></text:p>
          </table:table-cell>
          <table:table-cell table:style-name="Table3.A2" office:value-type="string">
            <text:p text:style-name="P38"><text:span text:style-name="T1">Will Save</text:span></text:p>
          </table:table-cell>
          <table:table-cell table:style-name="Table3.A2" office:value-type="string">
            <text:p text:style-name="P37"><text:span text:style-name="T1">Special</text:span></text:p>
          </table:table-cell>
          <table:table-cell table:style-name="Table3.A2" office:value-type="string">
            <text:p text:style-name="P38"><text:span text:style-name="T1">Defense Bonus</text:span></text:p>
          </table:table-cell>
          <table:table-cell table:style-name="Table3.A2" office:value-type="string">
            <text:p text:style-name="P38"><text:span text:style-name="T1">Reputation Bonus</text:span></text:p>
          </table:table-cell>
        </table:table-row>
        <table:table-row table:style-name="Table3.2">
          <table:table-cell table:style-name="Table3.A3" office:value-type="string">
            <text:p text:style-name="P8"><text:span text:style-name="T5">1st</text:span></text:p>
          </table:table-cell>
          <table:table-cell table:style-name="Table3.A2" office:value-type="string">
            <text:p text:style-name="P10"><text:span text:style-name="T5">+0</text:span></text:p>
          </table:table-cell>
          <table:table-cell table:style-name="Table3.A2" office:value-type="string">
            <text:p text:style-name="P10"><text:span text:style-name="T5">+2</text:span></text:p>
          </table:table-cell>
          <table:table-cell table:style-name="Table3.A2" office:value-type="string">
            <text:p text:style-name="P10"><text:span text:style-name="T5">+0</text:span></text:p>
          </table:table-cell>
          <table:table-cell table:style-name="Table3.A2" office:value-type="string">
            <text:p text:style-name="P10"><text:span text:style-name="T5">+0</text:span></text:p>
          </table:table-cell>
          <table:table-cell table:style-name="Table3.A3" office:value-type="string">
            <text:p text:style-name="P8"><text:span text:style-name="T5">Weapon specialization</text:span></text:p>
          </table:table-cell>
          <table:table-cell table:style-name="Table3.A2" office:value-type="string">
            <text:p text:style-name="P10"><text:span text:style-name="T5">+1</text:span></text:p>
          </table:table-cell>
          <table:table-cell table:style-name="Table3.A2" office:value-type="string">
            <text:p text:style-name="P10"><text:span text:style-name="T5">+1</text:span></text:p>
          </table:table-cell>
        </table:table-row>
        <table:table-row table:style-name="Table3.2">
          <table:table-cell table:style-name="Table3.A3" office:value-type="string">
            <text:p text:style-name="P7"><text:span text:style-name="T5">2nd</text:span></text:p>
          </table:table-cell>
          <table:table-cell table:style-name="Table3.A2" office:value-type="string">
            <text:p text:style-name="P9"><text:span text:style-name="T5">+1</text:span></text:p>
          </table:table-cell>
          <table:table-cell table:style-name="Table3.A2" office:value-type="string">
            <text:p text:style-name="P9"><text:span text:style-name="T5">+3</text:span></text:p>
          </table:table-cell>
          <table:table-cell table:style-name="Table3.A2" office:value-type="string">
            <text:p text:style-name="P9"><text:span text:style-name="T5">+0</text:span></text:p>
          </table:table-cell>
          <table:table-cell table:style-name="Table3.A2" office:value-type="string">
            <text:p text:style-name="P9"><text:span text:style-name="T5">+0</text:span></text:p>
          </table:table-cell>
          <table:table-cell table:style-name="Table3.A3" office:value-type="string">
            <text:p text:style-name="P7"><text:span text:style-name="T5">Imbue weapon +1</text:span></text:p>
          </table:table-cell>
          <table:table-cell table:style-name="Table3.A2" office:value-type="string">
            <text:p text:style-name="P9"><text:span text:style-name="T5">+1</text:span></text:p>
          </table:table-cell>
          <table:table-cell table:style-name="Table3.A2" office:value-type="string">
            <text:p text:style-name="P9"><text:span text:style-name="T5">+1</text:span></text:p>
          </table:table-cell>
        </table:table-row>
        <table:table-row table:style-name="Table3.2">
          <table:table-cell table:style-name="Table3.A3" office:value-type="string">
            <text:p text:style-name="P7"><text:span text:style-name="T5">3rd</text:span></text:p>
          </table:table-cell>
          <table:table-cell table:style-name="Table3.A2" office:value-type="string">
            <text:p text:style-name="P9"><text:span text:style-name="T5">+2</text:span></text:p>
          </table:table-cell>
          <table:table-cell table:style-name="Table3.A2" office:value-type="string">
            <text:p text:style-name="P9"><text:span text:style-name="T5">+3</text:span></text:p>
          </table:table-cell>
          <table:table-cell table:style-name="Table3.A2" office:value-type="string">
            <text:p text:style-name="P9"><text:span text:style-name="T5">+1</text:span></text:p>
          </table:table-cell>
          <table:table-cell table:style-name="Table3.A2" office:value-type="string">
            <text:p text:style-name="P9"><text:span text:style-name="T5">+1</text:span></text:p>
          </table:table-cell>
          <table:table-cell table:style-name="Table3.A3" office:value-type="string">
            <text:p text:style-name="P7"><text:span text:style-name="T5">Bonus feat</text:span></text:p>
          </table:table-cell>
          <table:table-cell table:style-name="Table3.A2" office:value-type="string">
            <text:p text:style-name="P9"><text:span text:style-name="T5">+2</text:span></text:p>
          </table:table-cell>
          <table:table-cell table:style-name="Table3.A2" office:value-type="string">
            <text:p text:style-name="P9"><text:span text:style-name="T5">+1</text:span></text:p>
          </table:table-cell>
        </table:table-row>
        <table:table-row table:style-name="Table3.2">
          <table:table-cell table:style-name="Table3.A3" office:value-type="string">
            <text:p text:style-name="P7"><text:span text:style-name="T5">4th</text:span></text:p>
          </table:table-cell>
          <table:table-cell table:style-name="Table3.A2" office:value-type="string">
            <text:p text:style-name="P9"><text:span text:style-name="T5">+3</text:span></text:p>
          </table:table-cell>
          <table:table-cell table:style-name="Table3.A2" office:value-type="string">
            <text:p text:style-name="P9"><text:span text:style-name="T5">+4</text:span></text:p>
          </table:table-cell>
          <table:table-cell table:style-name="Table3.A2" office:value-type="string">
            <text:p text:style-name="P9"><text:span text:style-name="T5">+1</text:span></text:p>
          </table:table-cell>
          <table:table-cell table:style-name="Table3.A2" office:value-type="string">
            <text:p text:style-name="P9"><text:span text:style-name="T5">+1</text:span></text:p>
          </table:table-cell>
          <table:table-cell table:style-name="Table3.A3" office:value-type="string">
            <text:p text:style-name="P7"><text:span text:style-name="T5">Quick weapon draw</text:span></text:p>
          </table:table-cell>
          <table:table-cell table:style-name="Table3.A2" office:value-type="string">
            <text:p text:style-name="P9"><text:span text:style-name="T5">+2</text:span></text:p>
          </table:table-cell>
          <table:table-cell table:style-name="Table3.A2" office:value-type="string">
            <text:p text:style-name="P9"><text:span text:style-name="T5">+2</text:span></text:p>
          </table:table-cell>
        </table:table-row>
        <table:table-row table:style-name="Table3.2">
          <table:table-cell table:style-name="Table3.A3" office:value-type="string">
            <text:p text:style-name="P7"><text:span text:style-name="T5">5th</text:span></text:p>
          </table:table-cell>
          <table:table-cell table:style-name="Table3.A2" office:value-type="string">
            <text:p text:style-name="P9"><text:span text:style-name="T5">+3</text:span></text:p>
          </table:table-cell>
          <table:table-cell table:style-name="Table3.A2" office:value-type="string">
            <text:p text:style-name="P9"><text:span text:style-name="T5">+4</text:span></text:p>
          </table:table-cell>
          <table:table-cell table:style-name="Table3.A2" office:value-type="string">
            <text:p text:style-name="P9"><text:span text:style-name="T5">+1</text:span></text:p>
          </table:table-cell>
          <table:table-cell table:style-name="Table3.A2" office:value-type="string">
            <text:p text:style-name="P9"><text:span text:style-name="T5">+1</text:span></text:p>
          </table:table-cell>
          <table:table-cell table:style-name="Table3.A3" office:value-type="string">
            <text:p text:style-name="P7"><text:span text:style-name="T5">Expert in your field</text:span></text:p>
          </table:table-cell>
          <table:table-cell table:style-name="Table3.A2" office:value-type="string">
            <text:p text:style-name="P9"><text:span text:style-name="T5">+3</text:span></text:p>
          </table:table-cell>
          <table:table-cell table:style-name="Table3.A2" office:value-type="string">
            <text:p text:style-name="P9"><text:span text:style-name="T5">+2</text:span></text:p>
          </table:table-cell>
        </table:table-row>
        <table:table-row table:style-name="Table3.2">
          <table:table-cell table:style-name="Table3.A3" office:value-type="string">
            <text:p text:style-name="P7"><text:span text:style-name="T5">6th</text:span></text:p>
          </table:table-cell>
          <table:table-cell table:style-name="Table3.A2" office:value-type="string">
            <text:p text:style-name="P9"><text:span text:style-name="T5">+4</text:span></text:p>
          </table:table-cell>
          <table:table-cell table:style-name="Table3.A2" office:value-type="string">
            <text:p text:style-name="P9"><text:span text:style-name="T5">+5</text:span></text:p>
          </table:table-cell>
          <table:table-cell table:style-name="Table3.A2" office:value-type="string">
            <text:p text:style-name="P9"><text:span text:style-name="T5">+2</text:span></text:p>
          </table:table-cell>
          <table:table-cell table:style-name="Table3.A2" office:value-type="string">
            <text:p text:style-name="P9"><text:span text:style-name="T5">+2</text:span></text:p>
          </table:table-cell>
          <table:table-cell table:style-name="Table3.A3" office:value-type="string">
            <text:p text:style-name="P7"><text:span text:style-name="T5">Bonus feat</text:span></text:p>
          </table:table-cell>
          <table:table-cell table:style-name="Table3.A2" office:value-type="string">
            <text:p text:style-name="P9"><text:span text:style-name="T5">+3</text:span></text:p>
          </table:table-cell>
          <table:table-cell table:style-name="Table3.A2" office:value-type="string">
            <text:p text:style-name="P9"><text:span text:style-name="T5">+2</text:span></text:p>
          </table:table-cell>
        </table:table-row>
        <table:table-row table:style-name="Table3.2">
          <table:table-cell table:style-name="Table3.A3" office:value-type="string">
            <text:p text:style-name="P7"><text:span text:style-name="T5">7th</text:span></text:p>
          </table:table-cell>
          <table:table-cell table:style-name="Table3.A2" office:value-type="string">
            <text:p text:style-name="P9"><text:span text:style-name="T5">+5</text:span></text:p>
          </table:table-cell>
          <table:table-cell table:style-name="Table3.A2" office:value-type="string">
            <text:p text:style-name="P9"><text:span text:style-name="T5">+5</text:span></text:p>
          </table:table-cell>
          <table:table-cell table:style-name="Table3.A2" office:value-type="string">
            <text:p text:style-name="P9"><text:span text:style-name="T5">+2</text:span></text:p>
          </table:table-cell>
          <table:table-cell table:style-name="Table3.A2" office:value-type="string">
            <text:p text:style-name="P9"><text:span text:style-name="T5">+2</text:span></text:p>
          </table:table-cell>
          <table:table-cell table:style-name="Table3.A3" office:value-type="string">
            <text:p text:style-name="P7"><text:span text:style-name="T5">Weapon stun</text:span></text:p>
          </table:table-cell>
          <table:table-cell table:style-name="Table3.A2" office:value-type="string">
            <text:p text:style-name="P9"><text:span text:style-name="T5">+4</text:span></text:p>
          </table:table-cell>
          <table:table-cell table:style-name="Table3.A2" office:value-type="string">
            <text:p text:style-name="P9"><text:span text:style-name="T5">+3</text:span></text:p>
          </table:table-cell>
        </table:table-row>
        <table:table-row table:style-name="Table3.2">
          <table:table-cell table:style-name="Table3.A3" office:value-type="string">
            <text:p text:style-name="P7"><text:span text:style-name="T5">8th</text:span></text:p>
          </table:table-cell>
          <table:table-cell table:style-name="Table3.A2" office:value-type="string">
            <text:p text:style-name="P9"><text:span text:style-name="T5">+6</text:span></text:p>
          </table:table-cell>
          <table:table-cell table:style-name="Table3.A2" office:value-type="string">
            <text:p text:style-name="P9"><text:span text:style-name="T5">+6</text:span></text:p>
          </table:table-cell>
          <table:table-cell table:style-name="Table3.A2" office:value-type="string">
            <text:p text:style-name="P9"><text:span text:style-name="T5">+2</text:span></text:p>
          </table:table-cell>
          <table:table-cell table:style-name="Table3.A2" office:value-type="string">
            <text:p text:style-name="P9"><text:span text:style-name="T5">+2</text:span></text:p>
          </table:table-cell>
          <table:table-cell table:style-name="Table3.A3" office:value-type="string">
            <text:p text:style-name="P7"><text:span text:style-name="T5">Imbue weapon +2</text:span></text:p>
          </table:table-cell>
          <table:table-cell table:style-name="Table3.A2" office:value-type="string">
            <text:p text:style-name="P9"><text:span text:style-name="T5">+4</text:span></text:p>
          </table:table-cell>
          <table:table-cell table:style-name="Table3.A2" office:value-type="string">
            <text:p text:style-name="P9"><text:span text:style-name="T5">+3</text:span></text:p>
          </table:table-cell>
        </table:table-row>
        <table:table-row table:style-name="Table3.2">
          <table:table-cell table:style-name="Table3.A3" office:value-type="string">
            <text:p text:style-name="P7"><text:span text:style-name="T5">9th</text:span></text:p>
          </table:table-cell>
          <table:table-cell table:style-name="Table3.A2" office:value-type="string">
            <text:p text:style-name="P9"><text:span text:style-name="T5">+6</text:span></text:p>
          </table:table-cell>
          <table:table-cell table:style-name="Table3.A2" office:value-type="string">
            <text:p text:style-name="P9"><text:span text:style-name="T5">+6</text:span></text:p>
          </table:table-cell>
          <table:table-cell table:style-name="Table3.A2" office:value-type="string">
            <text:p text:style-name="P9"><text:span text:style-name="T5">+3</text:span></text:p>
          </table:table-cell>
          <table:table-cell table:style-name="Table3.A2" office:value-type="string">
            <text:p text:style-name="P9"><text:span text:style-name="T5">+3</text:span></text:p>
          </table:table-cell>
          <table:table-cell table:style-name="Table3.A3" office:value-type="string">
            <text:p text:style-name="P7"><text:span text:style-name="T5">Bonus feat</text:span></text:p>
          </table:table-cell>
          <table:table-cell table:style-name="Table3.A2" office:value-type="string">
            <text:p text:style-name="P9"><text:span text:style-name="T5">+5</text:span></text:p>
          </table:table-cell>
          <table:table-cell table:style-name="Table3.A2" office:value-type="string">
            <text:p text:style-name="P9"><text:span text:style-name="T5">+3</text:span></text:p>
          </table:table-cell>
        </table:table-row>
        <table:table-row table:style-name="Table3.2">
          <table:table-cell table:style-name="Table3.A12" office:value-type="string">
            <text:h text:style-name="P29" text:outline-level="2"><text:span text:style-name="T8">10th</text:span></text:h>
          </table:table-cell>
          <table:table-cell table:style-name="Table3.B12" office:value-type="string">
            <text:h text:style-name="P30" text:outline-level="2"><text:span text:style-name="T8">+7</text:span></text:h>
          </table:table-cell>
          <table:table-cell table:style-name="Table3.B12" office:value-type="string">
            <text:h text:style-name="P30" text:outline-level="2"><text:span text:style-name="T8">+7</text:span></text:h>
          </table:table-cell>
          <table:table-cell table:style-name="Table3.B12" office:value-type="string">
            <text:h text:style-name="P30" text:outline-level="2"><text:span text:style-name="T8">+3</text:span></text:h>
          </table:table-cell>
          <table:table-cell table:style-name="Table3.B12" office:value-type="string">
            <text:h text:style-name="P30" text:outline-level="2"><text:span text:style-name="T8">+3</text:span></text:h>
          </table:table-cell>
          <table:table-cell table:style-name="Table3.A12" office:value-type="string">
            <text:h text:style-name="P29" text:outline-level="2"><text:span text:style-name="T8">Increased weapon critical</text:span></text:h>
          </table:table-cell>
          <table:table-cell table:style-name="Table3.B12" office:value-type="string">
            <text:h text:style-name="P30" text:outline-level="2"><text:span text:style-name="T8">+5</text:span></text:h>
          </table:table-cell>
          <table:table-cell table:style-name="Table3.B12" office:value-type="string">
            <text:h text:style-name="P30" text:outline-level="2"><text:span text:style-name="T8">+4</text:span></text:h>
          </table:table-cell>
        </table:table-row>
      </table:table>
      <text:h text:style-name="P28" text:outline-level="2"/>
      <text:h text:style-name="P27" text:outline-level="2"><text:span text:style-name="T14">Class Features</text:span></text:h>
      <text:p text:style-name="P7"><text:span text:style-name="T13">The following features pertain to the Archaic Weaponsmaster advanced class.</text:span></text:p>
      <text:p text:style-name="P7"><text:span text:style-name="T14">Weapon Specialization</text:span></text:p>
      <text:p text:style-name="P36"><text:span text:style-name="T2">At 1st level, the Archaic Weaponsmaster gains the Weapon Specialization feat. She gains a +2 bonus on all damage rolls with a chosen archaic weapon. The Archaic Weaponsmaster must have weapon focus in that weapon in order to gain Weapon Specialization.</text:span></text:p>
      <text:p text:style-name="P7"><text:span text:style-name="T14">Imbue Weapon</text:span></text:p>
      <text:p text:style-name="P7"><text:span text:style-name="T13">At 2nd level, the Archaic Weaponsmaster may treat any archaic weapon she wields and has Weapon Focus with as a +1 magic weapon for purposes of striking creatures with damage reduction. This does not grant the weapon a +1 bonus, but only allows it to circumvent damage reduction.</text:span></text:p>
      <text:p text:style-name="P7"><text:span text:style-name="T13">At 8th level, the Archaic Weaponsmaster may treat any archaic weapon she wields and has Weapon Specialization with as a +2 magic weapon for purposes of striking creatures with damage reduction. This does not grant the weapon a +2 bonus, but only allows it to circumvent damage reduction.</text:span></text:p>
      <text:p text:style-name="P7"><text:span text:style-name="T14">Bonus Feats</text:span></text:p>
      <text:p text:style-name="P7"><text:span text:style-name="T13">At 3rd, 6th, and 9th levels, the Archaic Weaponsmaster gets a bonus feat. The bonus feat must be selected from the following list, and the Archaic Weaponsmaster must meet all of the prerequisites for the feat to select it.</text:span></text:p>
      <text:p text:style-name="P7"><text:span text:style-name="T13">Advanced Two-Weapon Fighting, Blind-Fight, Combat Expertise, Cleave, Combat Reflexes, Dead Aim, Exotic Melee Weapon Proficiency, Far Shot, Great Cleave, Improved Bull Rush, Improved Disarm, Improved Trip, Improved Two-Weapon Fighting, Power Attack, Sunder, Two-Weapon Fighting, Weapon Focus.</text:span></text:p>
      <text:p text:style-name="P7"><text:span text:style-name="T14">Quick Weapon Draw</text:span></text:p>
      <text:p text:style-name="P7"><text:span text:style-name="T13">At 4th level, the Archaic Weaponsmaster gains the ability to draw her weapon as a free action. This applies only to the weapons for which the Archaic Weaponsmaster has Weapon Specialization.</text:span></text:p>
      <text:p text:style-name="P7"><text:span text:style-name="T14">Expert In Your Field</text:span></text:p>
      <text:p text:style-name="P7"><text:span text:style-name="T13">At 5th level, the Archaic Weaponsmaster is considered to be a master of her particular weapon, whether this is as a scholar with a detailed knowledge of the weapon’s history, or as a practitioner, such as a professional archer. Starting with 5th level, the Archaic Weaponsmaster gains a circumstance bonus equal to her Reputation bonus on skill checks that are directly involved with her knowledge and proficiency with the weapon. Such skills would include applicable Knowledge skills, as well as such social skills as Intimidate and Bluff.</text:span></text:p>
      <text:p text:style-name="P7"><text:span text:style-name="T14">Weapon Stun</text:span></text:p>
      <text:p text:style-name="P7"><text:soft-page-break/><text:span text:style-name="T13">At 7th level, the Archaic Weaponsmaster can use his or her weapon to deal nonlethal damage, without taking the –4 penalty on attack rolls. The Archaic Weaponsmaster must have Weapon Specialization in the weapon to use it in this fashion.</text:span></text:p>
      <text:p text:style-name="P7"><text:span text:style-name="T14">Increased Weapon Critical</text:span></text:p>
      <text:p text:style-name="P7"><text:span text:style-name="T13">The Archaic Weaponsmaster increases her threat range by one when using an archaic weapon with which she has Weapons Specialization. A weapon that would threaten a critical on 20 would now do so on a 19 or 20, and one which threatens on a 19 or 20 would now do so on an 18 to 20. This ability works with other abilities that increase threat ranges.</text:span></text:p>
      <text:p text:style-name="P6"/>
      <text:h text:style-name="P20" text:outline-level="1"><text:span text:style-name="T11">GLAMOURIST</text:span></text:h>
      <text:p text:style-name="P7"><text:span text:style-name="T13">The fastest path into this advanced class is from a combination of the Charismatic and Dedicated hero basic classes, though other paths are possible.</text:span></text:p>
      <text:h text:style-name="P27" text:outline-level="2"><text:span text:style-name="T14">Requirements</text:span></text:h>
      <text:p text:style-name="P7"><text:span text:style-name="T13">To qualify to become a Glamourist, a character must fulfill the following criteria.</text:span></text:p>
      <text:p text:style-name="P7"><text:span text:style-name="T14">Skills: </text:span><text:span text:style-name="T13">Bluff 6 ranks, Sense Motive 6 ranks.</text:span></text:p>
      <text:h text:style-name="P27" text:outline-level="2"><text:span text:style-name="T14">Class Information</text:span></text:h>
      <text:p text:style-name="P7"><text:span text:style-name="T13">The following information pertains to the Glamourist advanced class.</text:span></text:p>
      <text:p text:style-name="P7"><text:span text:style-name="T14">Hit Die</text:span></text:p>
      <text:p text:style-name="P7"><text:span text:style-name="T13">Glamourists gain 1d6 hit points per level. The character’s Constitution modifier applies.</text:span></text:p>
      <text:p text:style-name="P7"><text:span text:style-name="T14">Action Points</text:span></text:p>
      <text:p text:style-name="P7"><text:span text:style-name="T13">Glamourists gain a number of action points equal to 6 plus one-half their character level, rounded down, every time they advance a level in this class.</text:span></text:p>
      <text:p text:style-name="P7"><text:span text:style-name="T14">Class Skills</text:span></text:p>
      <text:p text:style-name="P7"><text:span text:style-name="T13">The Glamourist’s class skills are as follows: Bluff (Cha), Concentration (Con), Diplomacy (Cha), Decipher Script (Int), Disguise (Cha), Forgery (Int), Gamble (Wis), Gather Information (Cha), Intimidate (Cha), Knowledge (behavioral sciences, current events, popular culture, streetwise) (Int), Listen (Wis), Perform (act, sing) (Cha), Profession (Wis), Read/Write Language (none), Sense Motive (Wis), Speak Language (none), Spot (Wis).</text:span></text:p>
      <text:p text:style-name="P7"><text:span text:style-name="T14">Skill Points at Each Level: </text:span><text:span text:style-name="T13">5 + Intelligence modifier.</text:span></text:p>
      <text:h text:style-name="P28" text:outline-level="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8"><text:span text:style-name="T4">Table:The Glamourist</text:span></text:p>
          </table:table-cell>
          <table:covered-table-cell/>
          <table:covered-table-cell/>
          <table:covered-table-cell/>
          <table:covered-table-cell/>
          <table:covered-table-cell/>
          <table:covered-table-cell/>
          <table:covered-table-cell/>
        </table:table-row>
        <table:table-row table:style-name="Table4.2">
          <table:table-cell table:style-name="Table4.A2" office:value-type="string">
            <text:h text:style-name="P23" text:outline-level="5"><text:span text:style-name="T1">Level</text:span></text:h>
          </table:table-cell>
          <table:table-cell table:style-name="Table4.A2" office:value-type="string">
            <text:h text:style-name="P24" text:outline-level="5"><text:span text:style-name="T17">Base Attack Bonus</text:span></text:h>
          </table:table-cell>
          <table:table-cell table:style-name="Table4.A2" office:value-type="string">
            <text:h text:style-name="P24" text:outline-level="5"><text:span text:style-name="T17">Fort Save</text:span></text:h>
          </table:table-cell>
          <table:table-cell table:style-name="Table4.A2" office:value-type="string">
            <text:h text:style-name="P24" text:outline-level="5"><text:span text:style-name="T17">Ref Save</text:span></text:h>
          </table:table-cell>
          <table:table-cell table:style-name="Table4.A2" office:value-type="string">
            <text:h text:style-name="P24" text:outline-level="5"><text:span text:style-name="T17">Will Save</text:span></text:h>
          </table:table-cell>
          <table:table-cell table:style-name="Table4.A2" office:value-type="string">
            <text:h text:style-name="P23" text:outline-level="5"><text:span text:style-name="T17">Special</text:span></text:h>
          </table:table-cell>
          <table:table-cell table:style-name="Table4.A2" office:value-type="string">
            <text:h text:style-name="P24" text:outline-level="5"><text:span text:style-name="T17">Defense Bonus</text:span></text:h>
          </table:table-cell>
          <table:table-cell table:style-name="Table4.A2" office:value-type="string">
            <text:h text:style-name="P24" text:outline-level="5"><text:span text:style-name="T17">Reputation Bonus</text:span></text:h>
          </table:table-cell>
        </table:table-row>
        <table:table-row table:style-name="Table4.2">
          <table:table-cell table:style-name="Table4.A3" office:value-type="string">
            <text:p text:style-name="P8"><text:span text:style-name="T5">1st</text:span></text:p>
          </table:table-cell>
          <table:table-cell table:style-name="Table4.A2" office:value-type="string">
            <text:p text:style-name="P10"><text:span text:style-name="T5">+0</text:span></text:p>
          </table:table-cell>
          <table:table-cell table:style-name="Table4.A2" office:value-type="string">
            <text:p text:style-name="P10"><text:span text:style-name="T5">+0</text:span></text:p>
          </table:table-cell>
          <table:table-cell table:style-name="Table4.A2" office:value-type="string">
            <text:p text:style-name="P10"><text:span text:style-name="T5">+2</text:span></text:p>
          </table:table-cell>
          <table:table-cell table:style-name="Table4.A2" office:value-type="string">
            <text:p text:style-name="P10"><text:span text:style-name="T5">+0</text:span></text:p>
          </table:table-cell>
          <table:table-cell table:style-name="Table4.A3" office:value-type="string">
            <text:p text:style-name="P8"><text:span text:style-name="T5">Self-confidence</text:span></text:p>
          </table:table-cell>
          <table:table-cell table:style-name="Table4.A2" office:value-type="string">
            <text:p text:style-name="P10"><text:span text:style-name="T5">+1</text:span></text:p>
          </table:table-cell>
          <table:table-cell table:style-name="Table4.A2" office:value-type="string">
            <text:p text:style-name="P10"><text:span text:style-name="T5">+0</text:span></text:p>
          </table:table-cell>
        </table:table-row>
        <table:table-row table:style-name="Table4.2">
          <table:table-cell table:style-name="Table4.A3" office:value-type="string">
            <text:p text:style-name="P7"><text:span text:style-name="T5">2nd</text:span></text:p>
          </table:table-cell>
          <table:table-cell table:style-name="Table4.A2" office:value-type="string">
            <text:p text:style-name="P9"><text:span text:style-name="T5">+1</text:span></text:p>
          </table:table-cell>
          <table:table-cell table:style-name="Table4.A2" office:value-type="string">
            <text:p text:style-name="P9"><text:span text:style-name="T5">+0</text:span></text:p>
          </table:table-cell>
          <table:table-cell table:style-name="Table4.A2" office:value-type="string">
            <text:p text:style-name="P9"><text:span text:style-name="T5">+3</text:span></text:p>
          </table:table-cell>
          <table:table-cell table:style-name="Table4.A2" office:value-type="string">
            <text:p text:style-name="P9"><text:span text:style-name="T5">+0</text:span></text:p>
          </table:table-cell>
          <table:table-cell table:style-name="Table4.A3" office:value-type="string">
            <text:p text:style-name="P7"><text:span text:style-name="T5">Hidden motives</text:span></text:p>
          </table:table-cell>
          <table:table-cell table:style-name="Table4.A2" office:value-type="string">
            <text:p text:style-name="P9"><text:span text:style-name="T5">+1</text:span></text:p>
          </table:table-cell>
          <table:table-cell table:style-name="Table4.A2" office:value-type="string">
            <text:p text:style-name="P9"><text:span text:style-name="T5">+0</text:span></text:p>
          </table:table-cell>
        </table:table-row>
        <table:table-row table:style-name="Table4.2">
          <table:table-cell table:style-name="Table4.A3" office:value-type="string">
            <text:p text:style-name="P7"><text:span text:style-name="T5">3rd</text:span></text:p>
          </table:table-cell>
          <table:table-cell table:style-name="Table4.A2" office:value-type="string">
            <text:p text:style-name="P9"><text:span text:style-name="T5">+1</text:span></text:p>
          </table:table-cell>
          <table:table-cell table:style-name="Table4.A2" office:value-type="string">
            <text:p text:style-name="P9"><text:span text:style-name="T5">+1</text:span></text:p>
          </table:table-cell>
          <table:table-cell table:style-name="Table4.A2" office:value-type="string">
            <text:p text:style-name="P9"><text:span text:style-name="T5">+3</text:span></text:p>
          </table:table-cell>
          <table:table-cell table:style-name="Table4.A2" office:value-type="string">
            <text:p text:style-name="P9"><text:span text:style-name="T5">+1</text:span></text:p>
          </table:table-cell>
          <table:table-cell table:style-name="Table4.A3" office:value-type="string">
            <text:p text:style-name="P7"><text:span text:style-name="T5">Bonus feat</text:span></text:p>
          </table:table-cell>
          <table:table-cell table:style-name="Table4.A2" office:value-type="string">
            <text:p text:style-name="P9"><text:span text:style-name="T5">+2</text:span></text:p>
          </table:table-cell>
          <table:table-cell table:style-name="Table4.A2" office:value-type="string">
            <text:p text:style-name="P9"><text:span text:style-name="T5">+1</text:span></text:p>
          </table:table-cell>
        </table:table-row>
        <table:table-row table:style-name="Table4.2">
          <table:table-cell table:style-name="Table4.A3" office:value-type="string">
            <text:p text:style-name="P7"><text:span text:style-name="T5">4th</text:span></text:p>
          </table:table-cell>
          <table:table-cell table:style-name="Table4.A2" office:value-type="string">
            <text:p text:style-name="P9"><text:span text:style-name="T5">+2</text:span></text:p>
          </table:table-cell>
          <table:table-cell table:style-name="Table4.A2" office:value-type="string">
            <text:p text:style-name="P9"><text:span text:style-name="T5">+1</text:span></text:p>
          </table:table-cell>
          <table:table-cell table:style-name="Table4.A2" office:value-type="string">
            <text:p text:style-name="P9"><text:span text:style-name="T5">+4</text:span></text:p>
          </table:table-cell>
          <table:table-cell table:style-name="Table4.A2" office:value-type="string">
            <text:p text:style-name="P9"><text:span text:style-name="T5">+1</text:span></text:p>
          </table:table-cell>
          <table:table-cell table:style-name="Table4.A3" office:value-type="string">
            <text:p text:style-name="P7"><text:span text:style-name="T5">Hidden allegiance</text:span></text:p>
          </table:table-cell>
          <table:table-cell table:style-name="Table4.A2" office:value-type="string">
            <text:p text:style-name="P9"><text:span text:style-name="T5">+2</text:span></text:p>
          </table:table-cell>
          <table:table-cell table:style-name="Table4.A2" office:value-type="string">
            <text:p text:style-name="P9"><text:span text:style-name="T5">+1</text:span></text:p>
          </table:table-cell>
        </table:table-row>
        <table:table-row table:style-name="Table4.2">
          <table:table-cell table:style-name="Table4.A3" office:value-type="string">
            <text:p text:style-name="P7"><text:span text:style-name="T5">5th</text:span></text:p>
          </table:table-cell>
          <table:table-cell table:style-name="Table4.A2" office:value-type="string">
            <text:p text:style-name="P9"><text:span text:style-name="T5">+2</text:span></text:p>
          </table:table-cell>
          <table:table-cell table:style-name="Table4.A2" office:value-type="string">
            <text:p text:style-name="P9"><text:span text:style-name="T5">+1</text:span></text:p>
          </table:table-cell>
          <table:table-cell table:style-name="Table4.A2" office:value-type="string">
            <text:p text:style-name="P9"><text:span text:style-name="T5">+4</text:span></text:p>
          </table:table-cell>
          <table:table-cell table:style-name="Table4.A2" office:value-type="string">
            <text:p text:style-name="P9"><text:span text:style-name="T5">+1</text:span></text:p>
          </table:table-cell>
          <table:table-cell table:style-name="Table4.A3" office:value-type="string">
            <text:p text:style-name="P7"><text:span text:style-name="T5">Audience</text:span></text:p>
          </table:table-cell>
          <table:table-cell table:style-name="Table4.A2" office:value-type="string">
            <text:p text:style-name="P9"><text:span text:style-name="T5">+3</text:span></text:p>
          </table:table-cell>
          <table:table-cell table:style-name="Table4.A2" office:value-type="string">
            <text:p text:style-name="P9"><text:span text:style-name="T5">+1</text:span></text:p>
          </table:table-cell>
        </table:table-row>
        <table:table-row table:style-name="Table4.2">
          <table:table-cell table:style-name="Table4.A3" office:value-type="string">
            <text:p text:style-name="P7"><text:span text:style-name="T5">6th</text:span></text:p>
          </table:table-cell>
          <table:table-cell table:style-name="Table4.A2" office:value-type="string">
            <text:p text:style-name="P9"><text:span text:style-name="T5">+3</text:span></text:p>
          </table:table-cell>
          <table:table-cell table:style-name="Table4.A2" office:value-type="string">
            <text:p text:style-name="P9"><text:span text:style-name="T5">+2</text:span></text:p>
          </table:table-cell>
          <table:table-cell table:style-name="Table4.A2" office:value-type="string">
            <text:p text:style-name="P9"><text:span text:style-name="T5">+5</text:span></text:p>
          </table:table-cell>
          <table:table-cell table:style-name="Table4.A2" office:value-type="string">
            <text:p text:style-name="P9"><text:span text:style-name="T5">+2</text:span></text:p>
          </table:table-cell>
          <table:table-cell table:style-name="Table4.A3" office:value-type="string">
            <text:p text:style-name="P7"><text:span text:style-name="T5">Bonus feat</text:span></text:p>
          </table:table-cell>
          <table:table-cell table:style-name="Table4.A2" office:value-type="string">
            <text:p text:style-name="P9"><text:span text:style-name="T5">+3</text:span></text:p>
          </table:table-cell>
          <table:table-cell table:style-name="Table4.A2" office:value-type="string">
            <text:p text:style-name="P9"><text:span text:style-name="T5">+2</text:span></text:p>
          </table:table-cell>
        </table:table-row>
        <table:table-row table:style-name="Table4.2">
          <table:table-cell table:style-name="Table4.A3" office:value-type="string">
            <text:p text:style-name="P7"><text:span text:style-name="T5">7th</text:span></text:p>
          </table:table-cell>
          <table:table-cell table:style-name="Table4.A2" office:value-type="string">
            <text:p text:style-name="P9"><text:span text:style-name="T5">+3</text:span></text:p>
          </table:table-cell>
          <table:table-cell table:style-name="Table4.A2" office:value-type="string">
            <text:p text:style-name="P9"><text:span text:style-name="T5">+2</text:span></text:p>
          </table:table-cell>
          <table:table-cell table:style-name="Table4.A2" office:value-type="string">
            <text:p text:style-name="P9"><text:span text:style-name="T5">+5</text:span></text:p>
          </table:table-cell>
          <table:table-cell table:style-name="Table4.A2" office:value-type="string">
            <text:p text:style-name="P9"><text:span text:style-name="T5">+2</text:span></text:p>
          </table:table-cell>
          <table:table-cell table:style-name="Table4.A3" office:value-type="string">
            <text:p text:style-name="P7"><text:span text:style-name="T5">Daze</text:span></text:p>
          </table:table-cell>
          <table:table-cell table:style-name="Table4.A2" office:value-type="string">
            <text:p text:style-name="P9"><text:span text:style-name="T5">+4</text:span></text:p>
          </table:table-cell>
          <table:table-cell table:style-name="Table4.A2" office:value-type="string">
            <text:p text:style-name="P9"><text:span text:style-name="T5">+2</text:span></text:p>
          </table:table-cell>
        </table:table-row>
        <table:table-row table:style-name="Table4.2">
          <table:table-cell table:style-name="Table4.A3" office:value-type="string">
            <text:p text:style-name="P7"><text:span text:style-name="T5">8th</text:span></text:p>
          </table:table-cell>
          <table:table-cell table:style-name="Table4.A2" office:value-type="string">
            <text:p text:style-name="P9"><text:span text:style-name="T5">+4</text:span></text:p>
          </table:table-cell>
          <table:table-cell table:style-name="Table4.A2" office:value-type="string">
            <text:p text:style-name="P9"><text:span text:style-name="T5">+2</text:span></text:p>
          </table:table-cell>
          <table:table-cell table:style-name="Table4.A2" office:value-type="string">
            <text:p text:style-name="P9"><text:span text:style-name="T5">+6</text:span></text:p>
          </table:table-cell>
          <table:table-cell table:style-name="Table4.A2" office:value-type="string">
            <text:p text:style-name="P9"><text:span text:style-name="T5">+2</text:span></text:p>
          </table:table-cell>
          <table:table-cell table:style-name="Table4.A3" office:value-type="string">
            <text:p text:style-name="P7"><text:span text:style-name="T5">Utterly convincing</text:span></text:p>
          </table:table-cell>
          <table:table-cell table:style-name="Table4.A2" office:value-type="string">
            <text:p text:style-name="P9"><text:span text:style-name="T5">+4</text:span></text:p>
          </table:table-cell>
          <table:table-cell table:style-name="Table4.A2" office:value-type="string">
            <text:p text:style-name="P9"><text:span text:style-name="T5">+2</text:span></text:p>
          </table:table-cell>
        </table:table-row>
        <table:table-row table:style-name="Table4.2">
          <table:table-cell table:style-name="Table4.A3" office:value-type="string">
            <text:p text:style-name="P7"><text:span text:style-name="T5">9th</text:span></text:p>
          </table:table-cell>
          <table:table-cell table:style-name="Table4.A2" office:value-type="string">
            <text:p text:style-name="P9"><text:span text:style-name="T5">+4</text:span></text:p>
          </table:table-cell>
          <table:table-cell table:style-name="Table4.A2" office:value-type="string">
            <text:p text:style-name="P9"><text:span text:style-name="T5">+3</text:span></text:p>
          </table:table-cell>
          <table:table-cell table:style-name="Table4.A2" office:value-type="string">
            <text:p text:style-name="P9"><text:span text:style-name="T5">+6</text:span></text:p>
          </table:table-cell>
          <table:table-cell table:style-name="Table4.A2" office:value-type="string">
            <text:p text:style-name="P9"><text:span text:style-name="T5">+3</text:span></text:p>
          </table:table-cell>
          <table:table-cell table:style-name="Table4.A3" office:value-type="string">
            <text:p text:style-name="P7"><text:span text:style-name="T5">Bonus feat</text:span></text:p>
          </table:table-cell>
          <table:table-cell table:style-name="Table4.A2" office:value-type="string">
            <text:p text:style-name="P9"><text:span text:style-name="T5">+5</text:span></text:p>
          </table:table-cell>
          <table:table-cell table:style-name="Table4.A2" office:value-type="string">
            <text:p text:style-name="P9"><text:span text:style-name="T5">+3</text:span></text:p>
          </table:table-cell>
        </table:table-row>
        <table:table-row table:style-name="Table4.2">
          <table:table-cell table:style-name="Table4.A12" office:value-type="string">
            <text:p text:style-name="P8"><text:span text:style-name="T5">10th</text:span></text:p>
          </table:table-cell>
          <table:table-cell table:style-name="Table4.B12" office:value-type="string">
            <text:p text:style-name="P10"><text:span text:style-name="T5">+5</text:span></text:p>
          </table:table-cell>
          <table:table-cell table:style-name="Table4.B12" office:value-type="string">
            <text:p text:style-name="P10"><text:span text:style-name="T5">+3</text:span></text:p>
          </table:table-cell>
          <table:table-cell table:style-name="Table4.B12" office:value-type="string">
            <text:p text:style-name="P10"><text:span text:style-name="T5">+7</text:span></text:p>
          </table:table-cell>
          <table:table-cell table:style-name="Table4.B12" office:value-type="string">
            <text:p text:style-name="P10"><text:span text:style-name="T5">+3</text:span></text:p>
          </table:table-cell>
          <table:table-cell table:style-name="Table4.A12" office:value-type="string">
            <text:p text:style-name="P8"><text:span text:style-name="T5">Charm person</text:span></text:p>
          </table:table-cell>
          <table:table-cell table:style-name="Table4.B12" office:value-type="string">
            <text:p text:style-name="P10"><text:span text:style-name="T5">+5</text:span></text:p>
          </table:table-cell>
          <table:table-cell table:style-name="Table4.B12" office:value-type="string">
            <text:p text:style-name="P10"><text:span text:style-name="T5">+3</text:span></text:p>
          </table:table-cell>
        </table:table-row>
      </table:table>
      <text:h text:style-name="P28" text:outline-level="2"/>
      <text:h text:style-name="P27" text:outline-level="2"><text:span text:style-name="T14">Class Features</text:span></text:h>
      <text:p text:style-name="P7"><text:span text:style-name="T13">The following features pertain to the Glamourist advanced class.</text:span></text:p>
      <text:p text:style-name="P7"><text:span text:style-name="T14">Self-Confidence</text:span></text:p>
      <text:p text:style-name="P7"><text:span text:style-name="T13">The Glamourist may treat her Glamourist levels as Charismatic levels for any talent where Charismatic levels are used (charm, favor, captivate, fast-talk, dazzle, taunt).</text:span></text:p>
      <text:p text:style-name="P7"><text:soft-page-break/><text:span text:style-name="T14">Hidden Motives</text:span></text:p>
      <text:p text:style-name="P7"><text:span text:style-name="T13">At 2nd level, the Glamourist increases her ability to hide her motives and intentions. She gains a circumstance bonus equal to her Glamourist levels when using Bluff against a Sense Motive skill. In addition, the DC for Bluff checks against her is increased by her levels of Glamourist.</text:span></text:p>
      <text:p text:style-name="P7"><text:span text:style-name="T14">Bonus Feats</text:span></text:p>
      <text:p text:style-name="P7"><text:span text:style-name="T13">At 3rd, 6th, and 9th level, the Glamourist gets a bonus feat. The bonus feat must be selected from the following list, and the Glamourist must meet all of the prerequisites for the feat to select it.</text:span></text:p>
      <text:p text:style-name="P7"><text:span text:style-name="T13">Alertness, Attentive, Builder, Confident, Creative, Deceptive, Improved Initiative, Iron Will, Low Profile, Renown, Trustworthy, Windfall.</text:span></text:p>
      <text:p text:style-name="P7"><text:span text:style-name="T14">Hidden Allegiance</text:span></text:p>
      <text:p text:style-name="P7"><text:span text:style-name="T13">At 4th level, the Glamourist gains the supernatural ability to suppress her loyalties, even from spells and abilities. In cases where such divinations are made, the Glamourist gains a Will save (DC 15 + the character level of the individual making the attempt) to negate the attempt. Negated attempts reveal either no allegiance or a lack of the sought-for allegiance, as applicable for the ability or spell.</text:span></text:p>
      <text:p text:style-name="P7"><text:span text:style-name="T14">Audience</text:span></text:p>
      <text:p text:style-name="P7"><text:span text:style-name="T13">At 5th level, the Glamourist may extend any Charismatic hero talents to a number of targets equal to her total of Charismatic and Glamourist levels. Individual targets are otherwise affected as described under the Charismatic hero basic class. </text:span></text:p>
      <text:p text:style-name="P7"><text:span text:style-name="T14">Daze</text:span></text:p>
      <text:p text:style-name="P7"><text:span text:style-name="T13">At 7th level, the Glamourist gains the spell-like ability to </text:span><text:span text:style-name="T15">daze </text:span><text:span text:style-name="T13">an individual of her choice. This ability may be used once per day, and functions identically to the </text:span><text:span text:style-name="T15">daze </text:span><text:span text:style-name="T13">psionic power.</text:span></text:p>
      <text:p text:style-name="P7"><text:span text:style-name="T14">Utterly Convincing</text:span></text:p>
      <text:p text:style-name="P7"><text:span text:style-name="T13">At 8th level, the Glamourist is a master at convincing people. Whenever the Glamourist spends an action point to improve some Charisma-based skill checks (see below), she adds an additional 1d6 to the result. The skills that utterly convincing applies to are: Bluff, Diplomacy, Disguise, Gather Information, Intimidate, and Perform.</text:span></text:p>
      <text:p text:style-name="P7"><text:span text:style-name="T14">Charm Person</text:span></text:p>
      <text:p text:style-name="P7"><text:span text:style-name="T13">At 10th level, the Glamourist gains the spell-like ability to </text:span><text:span text:style-name="T15">charm person </text:span><text:span text:style-name="T13">once per day. This ability functions identically to the </text:span><text:span text:style-name="T15">charm person </text:span><text:span text:style-name="T13">psionic ability.</text:span></text:p>
      <text:h text:style-name="P19" text:outline-level="6"/>
      <text:h text:style-name="P18" text:outline-level="6"><text:span text:style-name="T12">MYSTIC</text:span></text:h>
      <text:p text:style-name="P7"><text:span text:style-name="T13">The fastest path into this advanced class is from the Dedicated hero basic class, though other paths are possible. A high Charisma score is necessary to ensure the ability to cast spells. </text:span></text:p>
      <text:h text:style-name="P27" text:outline-level="2"><text:span text:style-name="T14">Requirements</text:span></text:h>
      <text:p text:style-name="P7"><text:span text:style-name="T13">To qualify to become an Mystic, a character must fulfill the following criteria.</text:span></text:p>
      <text:p text:style-name="P7"><text:span text:style-name="T14">Skills: </text:span><text:span text:style-name="T13">Diplomacy 6 ranks, Knowledge (theology and philosophy) 6 ranks, Listen 6 ranks.</text:span></text:p>
      <text:p text:style-name="P7"><text:span text:style-name="T14">Allegiance: </text:span><text:span text:style-name="T13">At the time that the character receives her first level in the Mystic advanced class, she must select an allegiance to afaith, concept, tradition or alignment. The Mystic may choose positive (good) or negative (evil) energy as an allegiance, but is not required to.</text:span></text:p>
      <text:h text:style-name="P27" text:outline-level="2"><text:span text:style-name="T14">Class Information</text:span></text:h>
      <text:p text:style-name="P7"><text:span text:style-name="T13">The following information pertains to the Mystic advanced class.</text:span></text:p>
      <text:p text:style-name="P7"><text:span text:style-name="T14">Hit Die</text:span></text:p>
      <text:p text:style-name="P7"><text:span text:style-name="T13">Mystics gain 1d6 hit points per level. The character’s Constitution modifier applies.</text:span></text:p>
      <text:p text:style-name="P7"><text:span text:style-name="T14">Action Points</text:span></text:p>
      <text:p text:style-name="P7"><text:span text:style-name="T13">Mystics gain a number of action points equal to 6 plus one-half their character level, rounded down, every time they advance a level in this class.</text:span></text:p>
      <text:p text:style-name="P7"><text:span text:style-name="T14">Class Skills</text:span></text:p>
      <text:p text:style-name="P7"><text:span text:style-name="T13">The Mystic’s class skills are as follows: Concentration (Con), Craft (chemical, pharmaceutical, visual arts) (Int), Diplomacy (Cha), Gather Information (Cha), Knowledge (art, behavioral sciences, earth and life sciences, theology and philosophy) (Int), Perform (act, dance, sing, stand-up) (Cha), Profession (Wis), Read/Write Language (none), Sense Motive (Wis), Sleight of Hand (Dex), Speak Language (none), Spellcraft (Int), Spot (Wis), Treat Injury (Wis).</text:span></text:p>
      <text:p text:style-name="P7"><text:span text:style-name="T14">Skill Points at Each Level: </text:span><text:span text:style-name="T13">5 + Intelligence modifier.</text:span></text:p>
      <text:p text:style-name="P5"/>
      <table:table table:name="Table5" table:style-name="Table5">
        <table:table-column table:style-name="Table5.A"/>
        <table:table-column table:style-name="Table5.B"/>
        <table:table-column table:style-name="Table5.C"/>
        <table:table-column table:style-name="Table5.D" table:number-columns-repeated="2"/>
        <table:table-column table:style-name="Table5.F"/>
        <table:table-column table:style-name="Table5.G"/>
        <table:table-column table:style-name="Table5.H"/>
        <text:soft-page-break/>
        <table:table-row table:style-name="Table5.1">
          <table:table-cell table:style-name="Table5.A1" table:number-columns-spanned="8" office:value-type="string">
            <text:p text:style-name="P8"><text:span text:style-name="T4">Table: The Mystic</text:span></text:p>
          </table:table-cell>
          <table:covered-table-cell/>
          <table:covered-table-cell/>
          <table:covered-table-cell/>
          <table:covered-table-cell/>
          <table:covered-table-cell/>
          <table:covered-table-cell/>
          <table:covered-table-cell/>
        </table:table-row>
        <table:table-row table:style-name="Table5.2">
          <table:table-cell table:style-name="Table5.A2" office:value-type="string">
            <text:p text:style-name="P8"><text:span text:style-name="T4">Level</text:span></text:p>
          </table:table-cell>
          <table:table-cell table:style-name="Table5.A2" office:value-type="string">
            <text:p text:style-name="P10"><text:span text:style-name="T4">Base Attack Bonus</text:span></text:p>
          </table:table-cell>
          <table:table-cell table:style-name="Table5.A2" office:value-type="string">
            <text:p text:style-name="P10"><text:span text:style-name="T4">Fort Save</text:span></text:p>
          </table:table-cell>
          <table:table-cell table:style-name="Table5.A2" office:value-type="string">
            <text:p text:style-name="P10"><text:span text:style-name="T4">Ref Save</text:span></text:p>
          </table:table-cell>
          <table:table-cell table:style-name="Table5.A2" office:value-type="string">
            <text:p text:style-name="P10"><text:span text:style-name="T4">Will Save</text:span></text:p>
          </table:table-cell>
          <table:table-cell table:style-name="Table5.A2" office:value-type="string">
            <text:p text:style-name="P8"><text:span text:style-name="T4">Special</text:span></text:p>
          </table:table-cell>
          <table:table-cell table:style-name="Table5.A2" office:value-type="string">
            <text:p text:style-name="P10"><text:span text:style-name="T4">Defense Bonus</text:span></text:p>
          </table:table-cell>
          <table:table-cell table:style-name="Table5.A2" office:value-type="string">
            <text:p text:style-name="P10"><text:span text:style-name="T4">Reputation Bonus</text:span></text:p>
          </table:table-cell>
        </table:table-row>
        <table:table-row table:style-name="Table5.2">
          <table:table-cell table:style-name="Table5.A3" office:value-type="string">
            <text:p text:style-name="P8"><text:span text:style-name="T5">1st</text:span></text:p>
          </table:table-cell>
          <table:table-cell table:style-name="Table5.A2" office:value-type="string">
            <text:p text:style-name="P10"><text:span text:style-name="T5">+0</text:span></text:p>
          </table:table-cell>
          <table:table-cell table:style-name="Table5.A2" office:value-type="string">
            <text:p text:style-name="P10"><text:span text:style-name="T5">+2</text:span></text:p>
          </table:table-cell>
          <table:table-cell table:style-name="Table5.A2" office:value-type="string">
            <text:p text:style-name="P10"><text:span text:style-name="T5">+1</text:span></text:p>
          </table:table-cell>
          <table:table-cell table:style-name="Table5.A2" office:value-type="string">
            <text:p text:style-name="P10"><text:span text:style-name="T5">+1</text:span></text:p>
          </table:table-cell>
          <table:table-cell table:style-name="Table5.A3" office:value-type="string">
            <text:p text:style-name="P8"><text:span text:style-name="T5">Arcane skills, divine spells</text:span></text:p>
          </table:table-cell>
          <table:table-cell table:style-name="Table5.A2" office:value-type="string">
            <text:p text:style-name="P10"><text:span text:style-name="T5">+1</text:span></text:p>
          </table:table-cell>
          <table:table-cell table:style-name="Table5.A2" office:value-type="string">
            <text:p text:style-name="P10"><text:span text:style-name="T5">+2</text:span></text:p>
          </table:table-cell>
        </table:table-row>
        <table:table-row table:style-name="Table5.2">
          <table:table-cell table:style-name="Table5.A3" office:value-type="string">
            <text:p text:style-name="P7"><text:span text:style-name="T5">2nd</text:span></text:p>
          </table:table-cell>
          <table:table-cell table:style-name="Table5.A2" office:value-type="string">
            <text:p text:style-name="P9"><text:span text:style-name="T5">+1</text:span></text:p>
          </table:table-cell>
          <table:table-cell table:style-name="Table5.A2" office:value-type="string">
            <text:p text:style-name="P9"><text:span text:style-name="T5">+3</text:span></text:p>
          </table:table-cell>
          <table:table-cell table:style-name="Table5.A2" office:value-type="string">
            <text:p text:style-name="P9"><text:span text:style-name="T5">+2</text:span></text:p>
          </table:table-cell>
          <table:table-cell table:style-name="Table5.A2" office:value-type="string">
            <text:p text:style-name="P9"><text:span text:style-name="T5">+2</text:span></text:p>
          </table:table-cell>
          <table:table-cell table:style-name="Table5.A3" office:value-type="string">
            <text:p text:style-name="P7"><text:span text:style-name="T5">Turn undead, divine spells</text:span></text:p>
          </table:table-cell>
          <table:table-cell table:style-name="Table5.A2" office:value-type="string">
            <text:p text:style-name="P9"><text:span text:style-name="T5">+1</text:span></text:p>
          </table:table-cell>
          <table:table-cell table:style-name="Table5.A2" office:value-type="string">
            <text:p text:style-name="P9"><text:span text:style-name="T5">+2</text:span></text:p>
          </table:table-cell>
        </table:table-row>
        <table:table-row table:style-name="Table5.2">
          <table:table-cell table:style-name="Table5.A3" office:value-type="string">
            <text:p text:style-name="P7"><text:span text:style-name="T5">3rd</text:span></text:p>
          </table:table-cell>
          <table:table-cell table:style-name="Table5.A2" office:value-type="string">
            <text:p text:style-name="P9"><text:span text:style-name="T5">+1</text:span></text:p>
          </table:table-cell>
          <table:table-cell table:style-name="Table5.A2" office:value-type="string">
            <text:p text:style-name="P9"><text:span text:style-name="T5">+3</text:span></text:p>
          </table:table-cell>
          <table:table-cell table:style-name="Table5.A2" office:value-type="string">
            <text:p text:style-name="P9"><text:span text:style-name="T5">+2</text:span></text:p>
          </table:table-cell>
          <table:table-cell table:style-name="Table5.A2" office:value-type="string">
            <text:p text:style-name="P9"><text:span text:style-name="T5">+2</text:span></text:p>
          </table:table-cell>
          <table:table-cell table:style-name="Table5.A3" office:value-type="string">
            <text:p text:style-name="P7"><text:span text:style-name="T5">Bonus feat, divine spells</text:span></text:p>
          </table:table-cell>
          <table:table-cell table:style-name="Table5.A2" office:value-type="string">
            <text:p text:style-name="P9"><text:span text:style-name="T5">+2</text:span></text:p>
          </table:table-cell>
          <table:table-cell table:style-name="Table5.A2" office:value-type="string">
            <text:p text:style-name="P9"><text:span text:style-name="T5">+2</text:span></text:p>
          </table:table-cell>
        </table:table-row>
        <table:table-row table:style-name="Table5.2">
          <table:table-cell table:style-name="Table5.A3" office:value-type="string">
            <text:p text:style-name="P7"><text:span text:style-name="T5">4th</text:span></text:p>
          </table:table-cell>
          <table:table-cell table:style-name="Table5.A2" office:value-type="string">
            <text:p text:style-name="P9"><text:span text:style-name="T5">+2</text:span></text:p>
          </table:table-cell>
          <table:table-cell table:style-name="Table5.A2" office:value-type="string">
            <text:p text:style-name="P9"><text:span text:style-name="T5">+4</text:span></text:p>
          </table:table-cell>
          <table:table-cell table:style-name="Table5.A2" office:value-type="string">
            <text:p text:style-name="P9"><text:span text:style-name="T5">+2</text:span></text:p>
          </table:table-cell>
          <table:table-cell table:style-name="Table5.A2" office:value-type="string">
            <text:p text:style-name="P9"><text:span text:style-name="T5">+2</text:span></text:p>
          </table:table-cell>
          <table:table-cell table:style-name="Table5.A3" office:value-type="string">
            <text:p text:style-name="P7"><text:span text:style-name="T5">Combat casting, divine spells</text:span></text:p>
          </table:table-cell>
          <table:table-cell table:style-name="Table5.A2" office:value-type="string">
            <text:p text:style-name="P9"><text:span text:style-name="T5">+2</text:span></text:p>
          </table:table-cell>
          <table:table-cell table:style-name="Table5.A2" office:value-type="string">
            <text:p text:style-name="P9"><text:span text:style-name="T5">+3</text:span></text:p>
          </table:table-cell>
        </table:table-row>
        <table:table-row table:style-name="Table5.2">
          <table:table-cell table:style-name="Table5.A3" office:value-type="string">
            <text:p text:style-name="P7"><text:span text:style-name="T5">5th</text:span></text:p>
          </table:table-cell>
          <table:table-cell table:style-name="Table5.A2" office:value-type="string">
            <text:p text:style-name="P9"><text:span text:style-name="T5">+2</text:span></text:p>
          </table:table-cell>
          <table:table-cell table:style-name="Table5.A2" office:value-type="string">
            <text:p text:style-name="P9"><text:span text:style-name="T5">+4</text:span></text:p>
          </table:table-cell>
          <table:table-cell table:style-name="Table5.A2" office:value-type="string">
            <text:p text:style-name="P9"><text:span text:style-name="T5">+3</text:span></text:p>
          </table:table-cell>
          <table:table-cell table:style-name="Table5.A2" office:value-type="string">
            <text:p text:style-name="P9"><text:span text:style-name="T5">+3</text:span></text:p>
          </table:table-cell>
          <table:table-cell table:style-name="Table5.A3" office:value-type="string">
            <text:p text:style-name="P7"><text:span text:style-name="T5">Brew potion, divine spells</text:span></text:p>
          </table:table-cell>
          <table:table-cell table:style-name="Table5.A2" office:value-type="string">
            <text:p text:style-name="P9"><text:span text:style-name="T5">+3</text:span></text:p>
          </table:table-cell>
          <table:table-cell table:style-name="Table5.A2" office:value-type="string">
            <text:p text:style-name="P9"><text:span text:style-name="T5">+3</text:span></text:p>
          </table:table-cell>
        </table:table-row>
        <table:table-row table:style-name="Table5.2">
          <table:table-cell table:style-name="Table5.A3" office:value-type="string">
            <text:p text:style-name="P7"><text:span text:style-name="T5">6th</text:span></text:p>
          </table:table-cell>
          <table:table-cell table:style-name="Table5.A2" office:value-type="string">
            <text:p text:style-name="P9"><text:span text:style-name="T5">+3</text:span></text:p>
          </table:table-cell>
          <table:table-cell table:style-name="Table5.A2" office:value-type="string">
            <text:p text:style-name="P9"><text:span text:style-name="T5">+5</text:span></text:p>
          </table:table-cell>
          <table:table-cell table:style-name="Table5.A2" office:value-type="string">
            <text:p text:style-name="P9"><text:span text:style-name="T5">+3</text:span></text:p>
          </table:table-cell>
          <table:table-cell table:style-name="Table5.A2" office:value-type="string">
            <text:p text:style-name="P9"><text:span text:style-name="T5">+3</text:span></text:p>
          </table:table-cell>
          <table:table-cell table:style-name="Table5.A3" office:value-type="string">
            <text:p text:style-name="P7"><text:span text:style-name="T5">Bonus feat, divine spells</text:span></text:p>
          </table:table-cell>
          <table:table-cell table:style-name="Table5.A2" office:value-type="string">
            <text:p text:style-name="P9"><text:span text:style-name="T5">+3</text:span></text:p>
          </table:table-cell>
          <table:table-cell table:style-name="Table5.A2" office:value-type="string">
            <text:p text:style-name="P9"><text:span text:style-name="T5">+3</text:span></text:p>
          </table:table-cell>
        </table:table-row>
        <table:table-row table:style-name="Table5.2">
          <table:table-cell table:style-name="Table5.A3" office:value-type="string">
            <text:p text:style-name="P7"><text:span text:style-name="T5">7th</text:span></text:p>
          </table:table-cell>
          <table:table-cell table:style-name="Table5.A2" office:value-type="string">
            <text:p text:style-name="P9"><text:span text:style-name="T5">+3</text:span></text:p>
          </table:table-cell>
          <table:table-cell table:style-name="Table5.A2" office:value-type="string">
            <text:p text:style-name="P9"><text:span text:style-name="T5">+5</text:span></text:p>
          </table:table-cell>
          <table:table-cell table:style-name="Table5.A2" office:value-type="string">
            <text:p text:style-name="P9"><text:span text:style-name="T5">+4</text:span></text:p>
          </table:table-cell>
          <table:table-cell table:style-name="Table5.A2" office:value-type="string">
            <text:p text:style-name="P9"><text:span text:style-name="T5">+4</text:span></text:p>
          </table:table-cell>
          <table:table-cell table:style-name="Table5.A3" office:value-type="string">
            <text:p text:style-name="P7"><text:span text:style-name="T5">Discern lie, divine spells</text:span></text:p>
          </table:table-cell>
          <table:table-cell table:style-name="Table5.A2" office:value-type="string">
            <text:p text:style-name="P9"><text:span text:style-name="T5">+4</text:span></text:p>
          </table:table-cell>
          <table:table-cell table:style-name="Table5.A2" office:value-type="string">
            <text:p text:style-name="P9"><text:span text:style-name="T5">+4</text:span></text:p>
          </table:table-cell>
        </table:table-row>
        <table:table-row table:style-name="Table5.2">
          <table:table-cell table:style-name="Table5.A3" office:value-type="string">
            <text:p text:style-name="P7"><text:span text:style-name="T5">8th</text:span></text:p>
          </table:table-cell>
          <table:table-cell table:style-name="Table5.A2" office:value-type="string">
            <text:p text:style-name="P9"><text:span text:style-name="T5">+4</text:span></text:p>
          </table:table-cell>
          <table:table-cell table:style-name="Table5.A2" office:value-type="string">
            <text:p text:style-name="P9"><text:span text:style-name="T5">+6</text:span></text:p>
          </table:table-cell>
          <table:table-cell table:style-name="Table5.A2" office:value-type="string">
            <text:p text:style-name="P9"><text:span text:style-name="T5">+4</text:span></text:p>
          </table:table-cell>
          <table:table-cell table:style-name="Table5.A2" office:value-type="string">
            <text:p text:style-name="P9"><text:span text:style-name="T5">+4</text:span></text:p>
          </table:table-cell>
          <table:table-cell table:style-name="Table5.A3" office:value-type="string">
            <text:p text:style-name="P7"><text:span text:style-name="T5">Turn humans, divine spells</text:span></text:p>
          </table:table-cell>
          <table:table-cell table:style-name="Table5.A2" office:value-type="string">
            <text:p text:style-name="P9"><text:span text:style-name="T5">+4</text:span></text:p>
          </table:table-cell>
          <table:table-cell table:style-name="Table5.A2" office:value-type="string">
            <text:p text:style-name="P9"><text:span text:style-name="T5">+4</text:span></text:p>
          </table:table-cell>
        </table:table-row>
        <table:table-row table:style-name="Table5.2">
          <table:table-cell table:style-name="Table5.A3" office:value-type="string">
            <text:p text:style-name="P7"><text:span text:style-name="T5">9th</text:span></text:p>
          </table:table-cell>
          <table:table-cell table:style-name="Table5.A2" office:value-type="string">
            <text:p text:style-name="P9"><text:span text:style-name="T5">+4</text:span></text:p>
          </table:table-cell>
          <table:table-cell table:style-name="Table5.A2" office:value-type="string">
            <text:p text:style-name="P9"><text:span text:style-name="T5">+6</text:span></text:p>
          </table:table-cell>
          <table:table-cell table:style-name="Table5.A2" office:value-type="string">
            <text:p text:style-name="P9"><text:span text:style-name="T5">+4</text:span></text:p>
          </table:table-cell>
          <table:table-cell table:style-name="Table5.A2" office:value-type="string">
            <text:p text:style-name="P9"><text:span text:style-name="T5">+4</text:span></text:p>
          </table:table-cell>
          <table:table-cell table:style-name="Table5.A3" office:value-type="string">
            <text:p text:style-name="P7"><text:span text:style-name="T5">Bonus feat, divine spells</text:span></text:p>
          </table:table-cell>
          <table:table-cell table:style-name="Table5.A2" office:value-type="string">
            <text:p text:style-name="P9"><text:span text:style-name="T5">+5</text:span></text:p>
          </table:table-cell>
          <table:table-cell table:style-name="Table5.A2" office:value-type="string">
            <text:p text:style-name="P9"><text:span text:style-name="T5">+4</text:span></text:p>
          </table:table-cell>
        </table:table-row>
        <table:table-row table:style-name="Table5.2">
          <table:table-cell table:style-name="Table5.A12" office:value-type="string">
            <text:p text:style-name="P8"><text:span text:style-name="T5">10th</text:span></text:p>
          </table:table-cell>
          <table:table-cell table:style-name="Table5.B12" office:value-type="string">
            <text:p text:style-name="P10"><text:span text:style-name="T5">+5</text:span></text:p>
          </table:table-cell>
          <table:table-cell table:style-name="Table5.B12" office:value-type="string">
            <text:p text:style-name="P10"><text:span text:style-name="T5">+7</text:span></text:p>
          </table:table-cell>
          <table:table-cell table:style-name="Table5.B12" office:value-type="string">
            <text:p text:style-name="P10"><text:span text:style-name="T5">+5</text:span></text:p>
          </table:table-cell>
          <table:table-cell table:style-name="Table5.B12" office:value-type="string">
            <text:p text:style-name="P10"><text:span text:style-name="T5">+5</text:span></text:p>
          </table:table-cell>
          <table:table-cell table:style-name="Table5.A12" office:value-type="string">
            <text:p text:style-name="P8"><text:span text:style-name="T5">Empower spell, divine spells</text:span></text:p>
          </table:table-cell>
          <table:table-cell table:style-name="Table5.B12" office:value-type="string">
            <text:p text:style-name="P10"><text:span text:style-name="T5">+5</text:span></text:p>
          </table:table-cell>
          <table:table-cell table:style-name="Table5.B12" office:value-type="string">
            <text:p text:style-name="P10"><text:span text:style-name="T5">+5</text:span></text:p>
          </table:table-cell>
        </table:table-row>
      </table:table>
      <text:p text:style-name="P5"/>
      <text:h text:style-name="P27" text:outline-level="2"><text:span text:style-name="T14">Class Features</text:span></text:h>
      <text:p text:style-name="P7"><text:span text:style-name="T13">The following features pertain to the Mystic advanced class.</text:span></text:p>
      <text:p text:style-name="P7"><text:span text:style-name="T14">Arcane Skills</text:span></text:p>
      <text:p text:style-name="P7"><text:span text:style-name="T13">At 1st level, the Mystic gains the Arcane Skills feat, granting access to the following skills: Spellcraft, Use Magic Device, and the arcane functions of Concentration and Craft (chemical).</text:span></text:p>
      <text:p text:style-name="P7"><text:span text:style-name="T14">Divine Spells</text:span></text:p>
      <text:p text:style-name="P7"><text:span text:style-name="T13">The Mystic casts divine spells the same as Acolytes. A Mystic’s selection of spells is extremely limited. The Mystic begins play knowing four 0-level spells (called orisons) and two 1st-level spells. At each level, the mystic gains one or more new spells as indicated below). These spells can be common spells chosen from the Mystic’s spell list or they can be unusual spells of the Mystic’s own devising.</text:span></text:p>
      <text:p text:style-name="P7"><text:span text:style-name="T13">The Mystic is limited to casting a certain number of spells of each level per day, but need not prepare those spells in advance. The number of spells that may be cast per day may be increased by sufficiently high Charisma scores.</text:span></text:p>
      <text:p text:style-name="P7"><text:span text:style-name="T13">A Mystic may use a higher-level slot to cast a lower-level spell. The Mystic may spend an action point to “trade out” a known spell (losing it entirely) in exchange for another; in this fashion the Mystic is not penalized for filling all the slots of their known spells list.</text:span></text:p>
      <text:p text:style-name="P7"><text:span text:style-name="T13">Mystics do not have “cure” or “inflict” spells in their spell lists. Mystic may use incantations to cast these spells. The Difficulty Class for a saving throw against the Mystic’s spell is 10 + the spell’s level + the Mystic’s Wisdom modifier. The Mystic doesn’t acquire her spells from books or scrolls, nor does she prepare them through study. Instead, she meditates or prays for her spells, receiving them through her own strength of faith or as divine inspiration. The Mystic must spend one hour each day in quiet contemplation or supplication to regain her daily allotment of spells. Time spent resting has no effect on the Mystic’s spell preparation. In addition, the Mystic receives bonus spells based on her Wisdom score, as shown on the chart below. </text:span></text:p>
      <text:p text:style-name="P7"><text:span text:style-name="T14">Spell List: </text:span><text:span text:style-name="T13">Mystics use the same spell list as Acolytes except that Mystics may not use the spells listed below.</text:span></text:p>
      <text:p text:style-name="P7"><text:span text:style-name="T13">0-level: </text:span><text:span text:style-name="T15">Cure minor wounds, inflict minor wounds</text:span></text:p>
      <text:p text:style-name="P7"><text:span text:style-name="T13">1st-level: </text:span><text:span text:style-name="T15">Cure light wounds, inflict light wounds</text:span></text:p>
      <text:p text:style-name="P7"><text:span text:style-name="T13">2nd-level: </text:span><text:span text:style-name="T15">Cure moderate wounds, inflict moderate wounds</text:span></text:p>
      <text:p text:style-name="P7"><text:span text:style-name="T13">3rd-level: </text:span><text:span text:style-name="T15">Cure serious wounds, inflict serious wounds</text:span></text:p>
      <text:p text:style-name="P7"><text:span text:style-name="T13">4th-level: </text:span><text:span text:style-name="T15">Cure critical wounds, inflict critical wounds</text:span></text:p>
      <text:p text:style-name="P7"><text:span text:style-name="T13">5th-level: </text:span><text:span text:style-name="T15">Mass cure light wounds, mass inflict light wounds, raise dead</text:span></text:p>
      <text:p text:style-name="P5"/>
      <table:table table:name="Table6" table:style-name="Table6">
        <table:table-column table:style-name="Table6.A"/>
        <table:table-column table:style-name="Table6.B"/>
        <table:table-column table:style-name="Table6.C"/>
        <table:table-column table:style-name="Table6.B"/>
        <table:table-column table:style-name="Table6.C" table:number-columns-repeated="2"/>
        <table:table-row table:style-name="Table6.1">
          <table:table-cell table:style-name="Table6.A1" table:number-rows-spanned="2" office:value-type="string">
            <text:h text:style-name="P33" text:outline-level="7"><text:span text:style-name="T5">Cha Score</text:span></text:h>
          </table:table-cell>
          <table:table-cell table:style-name="Table6.A1" table:number-columns-spanned="5" office:value-type="string">
            <text:h text:style-name="P34" text:outline-level="7"><text:span text:style-name="T5">—Bonus Spells by Spell Level—</text:span></text:h>
          </table:table-cell>
          <table:covered-table-cell/>
          <table:covered-table-cell/>
          <table:covered-table-cell/>
          <table:covered-table-cell/>
        </table:table-row>
        <table:table-row table:style-name="Table6.1">
          <table:covered-table-cell/>
          <table:table-cell table:style-name="Table6.A2" office:value-type="string">
            <text:p text:style-name="P10"><text:span text:style-name="T4">1</text:span></text:p>
          </table:table-cell>
          <table:table-cell table:style-name="Table6.A2" office:value-type="string">
            <text:p text:style-name="P10"><text:span text:style-name="T4">2</text:span></text:p>
          </table:table-cell>
          <table:table-cell table:style-name="Table6.A2" office:value-type="string">
            <text:p text:style-name="P10"><text:span text:style-name="T4">3</text:span></text:p>
          </table:table-cell>
          <table:table-cell table:style-name="Table6.A2" office:value-type="string">
            <text:p text:style-name="P10"><text:span text:style-name="T4">4</text:span></text:p>
          </table:table-cell>
          <table:table-cell table:style-name="Table6.A2" office:value-type="string">
            <text:p text:style-name="P10"><text:span text:style-name="T4">5</text:span></text:p>
          </table:table-cell>
        </table:table-row>
        <table:table-row table:style-name="Table6.3">
          <table:table-cell table:style-name="Table6.A2" office:value-type="string">
            <text:p text:style-name="P10"><text:span text:style-name="T5">12–13</text:span></text:p>
          </table:table-cell>
          <table:table-cell table:style-name="Table6.A2" office:value-type="string">
            <text:p text:style-name="P10"><text:span text:style-name="T5">1</text:span></text:p>
          </table:table-cell>
          <table:table-cell table:style-name="Table6.A2" office:value-type="string">
            <text:p text:style-name="P10"><text:span text:style-name="T5">—</text:span></text:p>
          </table:table-cell>
          <table:table-cell table:style-name="Table6.A2" office:value-type="string">
            <text:p text:style-name="P10"><text:span text:style-name="T5">—</text:span></text:p>
          </table:table-cell>
          <table:table-cell table:style-name="Table6.A2" office:value-type="string">
            <text:p text:style-name="P10"><text:span text:style-name="T5">—</text:span></text:p>
          </table:table-cell>
          <table:table-cell table:style-name="Table6.A2" office:value-type="string">
            <text:p text:style-name="P10"><text:span text:style-name="T5">—</text:span></text:p>
          </table:table-cell>
        </table:table-row>
        <table:table-row table:style-name="Table6.3">
          <table:table-cell table:style-name="Table6.A2" office:value-type="string">
            <text:p text:style-name="P9"><text:span text:style-name="T5">14–15</text:span></text:p>
          </table:table-cell>
          <table:table-cell table:style-name="Table6.A2" office:value-type="string">
            <text:p text:style-name="P9"><text:span text:style-name="T5">1</text:span></text:p>
          </table:table-cell>
          <table:table-cell table:style-name="Table6.A2" office:value-type="string">
            <text:p text:style-name="P9"><text:span text:style-name="T5">1</text:span></text:p>
          </table:table-cell>
          <table:table-cell table:style-name="Table6.A2" office:value-type="string">
            <text:p text:style-name="P9"><text:span text:style-name="T5">—</text:span></text:p>
          </table:table-cell>
          <table:table-cell table:style-name="Table6.A2" office:value-type="string">
            <text:p text:style-name="P9"><text:span text:style-name="T5">—</text:span></text:p>
          </table:table-cell>
          <table:table-cell table:style-name="Table6.A2" office:value-type="string">
            <text:p text:style-name="P9"><text:span text:style-name="T5">—</text:span></text:p>
          </table:table-cell>
        </table:table-row>
        <table:table-row table:style-name="Table6.3">
          <table:table-cell table:style-name="Table6.A2" office:value-type="string">
            <text:p text:style-name="P9"><text:span text:style-name="T5">16–17</text:span></text:p>
          </table:table-cell>
          <table:table-cell table:style-name="Table6.A2" office:value-type="string">
            <text:p text:style-name="P9"><text:span text:style-name="T5">1</text:span></text:p>
          </table:table-cell>
          <table:table-cell table:style-name="Table6.A2" office:value-type="string">
            <text:p text:style-name="P9"><text:span text:style-name="T5">1</text:span></text:p>
          </table:table-cell>
          <table:table-cell table:style-name="Table6.A2" office:value-type="string">
            <text:p text:style-name="P9"><text:span text:style-name="T5">1</text:span></text:p>
          </table:table-cell>
          <table:table-cell table:style-name="Table6.A2" office:value-type="string">
            <text:p text:style-name="P9"><text:span text:style-name="T5">—</text:span></text:p>
          </table:table-cell>
          <table:table-cell table:style-name="Table6.A2" office:value-type="string">
            <text:p text:style-name="P9"><text:span text:style-name="T5">—</text:span></text:p>
          </table:table-cell>
        </table:table-row>
        <table:table-row table:style-name="Table6.3">
          <table:table-cell table:style-name="Table6.A2" office:value-type="string">
            <text:p text:style-name="P9"><text:span text:style-name="T5">18–19</text:span></text:p>
          </table:table-cell>
          <table:table-cell table:style-name="Table6.A2" office:value-type="string">
            <text:p text:style-name="P9"><text:span text:style-name="T5">1</text:span></text:p>
          </table:table-cell>
          <table:table-cell table:style-name="Table6.A2" office:value-type="string">
            <text:p text:style-name="P9"><text:span text:style-name="T5">1</text:span></text:p>
          </table:table-cell>
          <table:table-cell table:style-name="Table6.A2" office:value-type="string">
            <text:p text:style-name="P9"><text:span text:style-name="T5">1</text:span></text:p>
          </table:table-cell>
          <table:table-cell table:style-name="Table6.A2" office:value-type="string">
            <text:p text:style-name="P9"><text:span text:style-name="T5">1</text:span></text:p>
          </table:table-cell>
          <table:table-cell table:style-name="Table6.A2" office:value-type="string">
            <text:p text:style-name="P9"><text:span text:style-name="T5">—</text:span></text:p>
          </table:table-cell>
        </table:table-row>
        <table:table-row table:style-name="Table6.3">
          <table:table-cell table:style-name="Table6.A2" office:value-type="string">
            <text:p text:style-name="P9"><text:span text:style-name="T5">20–21</text:span></text:p>
          </table:table-cell>
          <table:table-cell table:style-name="Table6.A2" office:value-type="string">
            <text:p text:style-name="P9"><text:span text:style-name="T5">2</text:span></text:p>
          </table:table-cell>
          <table:table-cell table:style-name="Table6.A2" office:value-type="string">
            <text:p text:style-name="P9"><text:span text:style-name="T5">1</text:span></text:p>
          </table:table-cell>
          <table:table-cell table:style-name="Table6.A2" office:value-type="string">
            <text:p text:style-name="P9"><text:span text:style-name="T5">1</text:span></text:p>
          </table:table-cell>
          <table:table-cell table:style-name="Table6.A2" office:value-type="string">
            <text:p text:style-name="P9"><text:span text:style-name="T5">1</text:span></text:p>
          </table:table-cell>
          <table:table-cell table:style-name="Table6.A2" office:value-type="string">
            <text:p text:style-name="P9"><text:span text:style-name="T5">1</text:span></text:p>
          </table:table-cell>
        </table:table-row>
        <table:table-row table:style-name="Table6.3">
          <table:table-cell table:style-name="Table6.A8" office:value-type="string">
            <text:p text:style-name="P10"><text:span text:style-name="T5">22–23</text:span></text:p>
          </table:table-cell>
          <table:table-cell table:style-name="Table6.A8" office:value-type="string">
            <text:p text:style-name="P10"><text:span text:style-name="T5">2</text:span></text:p>
          </table:table-cell>
          <table:table-cell table:style-name="Table6.A8" office:value-type="string">
            <text:p text:style-name="P10"><text:span text:style-name="T5">2</text:span></text:p>
          </table:table-cell>
          <table:table-cell table:style-name="Table6.A8" office:value-type="string">
            <text:p text:style-name="P10"><text:span text:style-name="T5">1</text:span></text:p>
          </table:table-cell>
          <table:table-cell table:style-name="Table6.A8" office:value-type="string">
            <text:p text:style-name="P10"><text:span text:style-name="T5">1</text:span></text:p>
          </table:table-cell>
          <table:table-cell table:style-name="Table6.A8" office:value-type="string">
            <text:p text:style-name="P10"><text:span text:style-name="T5">1</text:span></text:p>
          </table:table-cell>
        </table:table-row>
      </table:table>
      <text:p text:style-name="P5"/>
      <table:table table:name="Table7" table:style-name="Table7">
        <table:table-column table:style-name="Table7.A"/>
        <table:table-column table:style-name="Table7.B"/>
        <table:table-column table:style-name="Table7.C" table:number-columns-repeated="3"/>
        <table:table-column table:style-name="Table7.B" table:number-columns-repeated="2"/>
        <text:soft-page-break/>
        <table:table-row table:style-name="Table7.1">
          <table:table-cell table:style-name="Table7.A1" table:number-rows-spanned="2" office:value-type="string">
            <text:p text:style-name="P11"><text:span text:style-name="T4">Mystic Level</text:span></text:p>
          </table:table-cell>
          <table:table-cell table:style-name="Table7.A1" table:number-columns-spanned="6" office:value-type="string">
            <text:p text:style-name="P10"><text:span text:style-name="T4">—Spells per Day by Spell Level—</text:span></text:p>
          </table:table-cell>
          <table:covered-table-cell/>
          <table:covered-table-cell/>
          <table:covered-table-cell/>
          <table:covered-table-cell/>
          <table:covered-table-cell/>
        </table:table-row>
        <table:table-row table:style-name="Table7.1">
          <table:covered-table-cell/>
          <table:table-cell table:style-name="Table7.A2" office:value-type="string">
            <text:p text:style-name="P10"><text:span text:style-name="T4">0</text:span></text:p>
          </table:table-cell>
          <table:table-cell table:style-name="Table7.A2" office:value-type="string">
            <text:p text:style-name="P10"><text:span text:style-name="T4">1</text:span></text:p>
          </table:table-cell>
          <table:table-cell table:style-name="Table7.A2" office:value-type="string">
            <text:p text:style-name="P10"><text:span text:style-name="T4">2</text:span></text:p>
          </table:table-cell>
          <table:table-cell table:style-name="Table7.A2" office:value-type="string">
            <text:p text:style-name="P10"><text:span text:style-name="T4">3</text:span></text:p>
          </table:table-cell>
          <table:table-cell table:style-name="Table7.A2" office:value-type="string">
            <text:p text:style-name="P10"><text:span text:style-name="T4">4</text:span></text:p>
          </table:table-cell>
          <table:table-cell table:style-name="Table7.A2" office:value-type="string">
            <text:p text:style-name="P10"><text:span text:style-name="T4">5</text:span></text:p>
          </table:table-cell>
        </table:table-row>
        <table:table-row table:style-name="Table7.3">
          <table:table-cell table:style-name="Table7.A2" office:value-type="string">
            <text:p text:style-name="P10"><text:span text:style-name="T5">1</text:span></text:p>
          </table:table-cell>
          <table:table-cell table:style-name="Table7.A2" office:value-type="string">
            <text:p text:style-name="P10"><text:span text:style-name="T5">3</text:span></text:p>
          </table:table-cell>
          <table:table-cell table:style-name="Table7.A2" office:value-type="string">
            <text:p text:style-name="P10"><text:span text:style-name="T5">2</text:span></text:p>
          </table:table-cell>
          <table:table-cell table:style-name="Table7.A2" office:value-type="string">
            <text:p text:style-name="P10"><text:span text:style-name="T5">—</text:span></text:p>
          </table:table-cell>
          <table:table-cell table:style-name="Table7.A2" office:value-type="string">
            <text:p text:style-name="P10"><text:span text:style-name="T5">—</text:span></text:p>
          </table:table-cell>
          <table:table-cell table:style-name="Table7.A2" office:value-type="string">
            <text:p text:style-name="P10"><text:span text:style-name="T5">—</text:span></text:p>
          </table:table-cell>
          <table:table-cell table:style-name="Table7.A2" office:value-type="string">
            <text:p text:style-name="P10"><text:span text:style-name="T5">—</text:span></text:p>
          </table:table-cell>
        </table:table-row>
        <table:table-row table:style-name="Table7.3">
          <table:table-cell table:style-name="Table7.A2" office:value-type="string">
            <text:p text:style-name="P9"><text:span text:style-name="T5">2</text:span></text:p>
          </table:table-cell>
          <table:table-cell table:style-name="Table7.A2" office:value-type="string">
            <text:p text:style-name="P9"><text:span text:style-name="T5">4</text:span></text:p>
          </table:table-cell>
          <table:table-cell table:style-name="Table7.A2" office:value-type="string">
            <text:p text:style-name="P9"><text:span text:style-name="T5">3</text:span></text:p>
          </table:table-cell>
          <table:table-cell table:style-name="Table7.A2" office:value-type="string">
            <text:p text:style-name="P9"><text:span text:style-name="T5">—</text:span></text:p>
          </table:table-cell>
          <table:table-cell table:style-name="Table7.A2" office:value-type="string">
            <text:p text:style-name="P9"><text:span text:style-name="T5">—</text:span></text:p>
          </table:table-cell>
          <table:table-cell table:style-name="Table7.A2" office:value-type="string">
            <text:p text:style-name="P9"><text:span text:style-name="T5">—</text:span></text:p>
          </table:table-cell>
          <table:table-cell table:style-name="Table7.A2" office:value-type="string">
            <text:p text:style-name="P9"><text:span text:style-name="T5">—</text:span></text:p>
          </table:table-cell>
        </table:table-row>
        <table:table-row table:style-name="Table7.3">
          <table:table-cell table:style-name="Table7.A2" office:value-type="string">
            <text:p text:style-name="P9"><text:span text:style-name="T5">3</text:span></text:p>
          </table:table-cell>
          <table:table-cell table:style-name="Table7.A2" office:value-type="string">
            <text:p text:style-name="P9"><text:span text:style-name="T5">4</text:span></text:p>
          </table:table-cell>
          <table:table-cell table:style-name="Table7.A2" office:value-type="string">
            <text:p text:style-name="P9"><text:span text:style-name="T5">3</text:span></text:p>
          </table:table-cell>
          <table:table-cell table:style-name="Table7.A2" office:value-type="string">
            <text:p text:style-name="P9"><text:span text:style-name="T5">2</text:span></text:p>
          </table:table-cell>
          <table:table-cell table:style-name="Table7.A2" office:value-type="string">
            <text:p text:style-name="P9"><text:span text:style-name="T5">—</text:span></text:p>
          </table:table-cell>
          <table:table-cell table:style-name="Table7.A2" office:value-type="string">
            <text:p text:style-name="P9"><text:span text:style-name="T5">—</text:span></text:p>
          </table:table-cell>
          <table:table-cell table:style-name="Table7.A2" office:value-type="string">
            <text:p text:style-name="P9"><text:span text:style-name="T5">—</text:span></text:p>
          </table:table-cell>
        </table:table-row>
        <table:table-row table:style-name="Table7.3">
          <table:table-cell table:style-name="Table7.A2" office:value-type="string">
            <text:p text:style-name="P9"><text:span text:style-name="T5">4</text:span></text:p>
          </table:table-cell>
          <table:table-cell table:style-name="Table7.A2" office:value-type="string">
            <text:p text:style-name="P9"><text:span text:style-name="T5">5</text:span></text:p>
          </table:table-cell>
          <table:table-cell table:style-name="Table7.A2" office:value-type="string">
            <text:p text:style-name="P9"><text:span text:style-name="T5">4</text:span></text:p>
          </table:table-cell>
          <table:table-cell table:style-name="Table7.A2" office:value-type="string">
            <text:p text:style-name="P9"><text:span text:style-name="T5">3</text:span></text:p>
          </table:table-cell>
          <table:table-cell table:style-name="Table7.A2" office:value-type="string">
            <text:p text:style-name="P9"><text:span text:style-name="T5">—</text:span></text:p>
          </table:table-cell>
          <table:table-cell table:style-name="Table7.A2" office:value-type="string">
            <text:p text:style-name="P9"><text:span text:style-name="T5">—</text:span></text:p>
          </table:table-cell>
          <table:table-cell table:style-name="Table7.A2" office:value-type="string">
            <text:p text:style-name="P9"><text:span text:style-name="T5">—</text:span></text:p>
          </table:table-cell>
        </table:table-row>
        <table:table-row table:style-name="Table7.3">
          <table:table-cell table:style-name="Table7.A2" office:value-type="string">
            <text:p text:style-name="P9"><text:span text:style-name="T5">5</text:span></text:p>
          </table:table-cell>
          <table:table-cell table:style-name="Table7.A2" office:value-type="string">
            <text:p text:style-name="P9"><text:span text:style-name="T5">5</text:span></text:p>
          </table:table-cell>
          <table:table-cell table:style-name="Table7.A2" office:value-type="string">
            <text:p text:style-name="P9"><text:span text:style-name="T5">4</text:span></text:p>
          </table:table-cell>
          <table:table-cell table:style-name="Table7.A2" office:value-type="string">
            <text:p text:style-name="P9"><text:span text:style-name="T5">3</text:span></text:p>
          </table:table-cell>
          <table:table-cell table:style-name="Table7.A2" office:value-type="string">
            <text:p text:style-name="P9"><text:span text:style-name="T5">2</text:span></text:p>
          </table:table-cell>
          <table:table-cell table:style-name="Table7.A2" office:value-type="string">
            <text:p text:style-name="P9"><text:span text:style-name="T5">—</text:span></text:p>
          </table:table-cell>
          <table:table-cell table:style-name="Table7.A2" office:value-type="string">
            <text:p text:style-name="P9"><text:span text:style-name="T5">—</text:span></text:p>
          </table:table-cell>
        </table:table-row>
        <table:table-row table:style-name="Table7.3">
          <table:table-cell table:style-name="Table7.A2" office:value-type="string">
            <text:p text:style-name="P9"><text:span text:style-name="T5">6</text:span></text:p>
          </table:table-cell>
          <table:table-cell table:style-name="Table7.A2" office:value-type="string">
            <text:p text:style-name="P9"><text:span text:style-name="T5">5</text:span></text:p>
          </table:table-cell>
          <table:table-cell table:style-name="Table7.A2" office:value-type="string">
            <text:p text:style-name="P9"><text:span text:style-name="T5">4</text:span></text:p>
          </table:table-cell>
          <table:table-cell table:style-name="Table7.A2" office:value-type="string">
            <text:p text:style-name="P9"><text:span text:style-name="T5">4</text:span></text:p>
          </table:table-cell>
          <table:table-cell table:style-name="Table7.A2" office:value-type="string">
            <text:p text:style-name="P9"><text:span text:style-name="T5">3</text:span></text:p>
          </table:table-cell>
          <table:table-cell table:style-name="Table7.A2" office:value-type="string">
            <text:p text:style-name="P9"><text:span text:style-name="T5">—</text:span></text:p>
          </table:table-cell>
          <table:table-cell table:style-name="Table7.A2" office:value-type="string">
            <text:p text:style-name="P9"><text:span text:style-name="T5">—</text:span></text:p>
          </table:table-cell>
        </table:table-row>
        <table:table-row table:style-name="Table7.3">
          <table:table-cell table:style-name="Table7.A2" office:value-type="string">
            <text:p text:style-name="P9"><text:span text:style-name="T5">7</text:span></text:p>
          </table:table-cell>
          <table:table-cell table:style-name="Table7.A2" office:value-type="string">
            <text:p text:style-name="P9"><text:span text:style-name="T5">6</text:span></text:p>
          </table:table-cell>
          <table:table-cell table:style-name="Table7.A2" office:value-type="string">
            <text:p text:style-name="P9"><text:span text:style-name="T5">5</text:span></text:p>
          </table:table-cell>
          <table:table-cell table:style-name="Table7.A2" office:value-type="string">
            <text:p text:style-name="P9"><text:span text:style-name="T5">4</text:span></text:p>
          </table:table-cell>
          <table:table-cell table:style-name="Table7.A2" office:value-type="string">
            <text:p text:style-name="P9"><text:span text:style-name="T5">3</text:span></text:p>
          </table:table-cell>
          <table:table-cell table:style-name="Table7.A2" office:value-type="string">
            <text:p text:style-name="P9"><text:span text:style-name="T5">2</text:span></text:p>
          </table:table-cell>
          <table:table-cell table:style-name="Table7.A2" office:value-type="string">
            <text:p text:style-name="P9"><text:span text:style-name="T5">—</text:span></text:p>
          </table:table-cell>
        </table:table-row>
        <table:table-row table:style-name="Table7.3">
          <table:table-cell table:style-name="Table7.A2" office:value-type="string">
            <text:p text:style-name="P9"><text:span text:style-name="T5">8</text:span></text:p>
          </table:table-cell>
          <table:table-cell table:style-name="Table7.A2" office:value-type="string">
            <text:p text:style-name="P9"><text:span text:style-name="T5">6</text:span></text:p>
          </table:table-cell>
          <table:table-cell table:style-name="Table7.A2" office:value-type="string">
            <text:p text:style-name="P9"><text:span text:style-name="T5">5</text:span></text:p>
          </table:table-cell>
          <table:table-cell table:style-name="Table7.A2" office:value-type="string">
            <text:p text:style-name="P9"><text:span text:style-name="T5">4</text:span></text:p>
          </table:table-cell>
          <table:table-cell table:style-name="Table7.A2" office:value-type="string">
            <text:p text:style-name="P9"><text:span text:style-name="T5">4</text:span></text:p>
          </table:table-cell>
          <table:table-cell table:style-name="Table7.A2" office:value-type="string">
            <text:p text:style-name="P9"><text:span text:style-name="T5">3</text:span></text:p>
          </table:table-cell>
          <table:table-cell table:style-name="Table7.A2" office:value-type="string">
            <text:p text:style-name="P9"><text:span text:style-name="T5">—</text:span></text:p>
          </table:table-cell>
        </table:table-row>
        <table:table-row table:style-name="Table7.3">
          <table:table-cell table:style-name="Table7.A2" office:value-type="string">
            <text:p text:style-name="P9"><text:span text:style-name="T5">9</text:span></text:p>
          </table:table-cell>
          <table:table-cell table:style-name="Table7.A2" office:value-type="string">
            <text:p text:style-name="P9"><text:span text:style-name="T5">6</text:span></text:p>
          </table:table-cell>
          <table:table-cell table:style-name="Table7.A2" office:value-type="string">
            <text:p text:style-name="P9"><text:span text:style-name="T5">5</text:span></text:p>
          </table:table-cell>
          <table:table-cell table:style-name="Table7.A2" office:value-type="string">
            <text:p text:style-name="P9"><text:span text:style-name="T5">5</text:span></text:p>
          </table:table-cell>
          <table:table-cell table:style-name="Table7.A2" office:value-type="string">
            <text:p text:style-name="P9"><text:span text:style-name="T5">4</text:span></text:p>
          </table:table-cell>
          <table:table-cell table:style-name="Table7.A2" office:value-type="string">
            <text:p text:style-name="P9"><text:span text:style-name="T5">3</text:span></text:p>
          </table:table-cell>
          <table:table-cell table:style-name="Table7.A2" office:value-type="string">
            <text:p text:style-name="P9"><text:span text:style-name="T5">2</text:span></text:p>
          </table:table-cell>
        </table:table-row>
        <table:table-row table:style-name="Table7.3">
          <table:table-cell table:style-name="Table7.A12" office:value-type="string">
            <text:p text:style-name="P10"><text:span text:style-name="T5">10</text:span></text:p>
          </table:table-cell>
          <table:table-cell table:style-name="Table7.A12" office:value-type="string">
            <text:p text:style-name="P10"><text:span text:style-name="T5">6</text:span></text:p>
          </table:table-cell>
          <table:table-cell table:style-name="Table7.A12" office:value-type="string">
            <text:p text:style-name="P10"><text:span text:style-name="T5">5</text:span></text:p>
          </table:table-cell>
          <table:table-cell table:style-name="Table7.A12" office:value-type="string">
            <text:p text:style-name="P10"><text:span text:style-name="T5">5</text:span></text:p>
          </table:table-cell>
          <table:table-cell table:style-name="Table7.A12" office:value-type="string">
            <text:p text:style-name="P10"><text:span text:style-name="T5">4</text:span></text:p>
          </table:table-cell>
          <table:table-cell table:style-name="Table7.A12" office:value-type="string">
            <text:p text:style-name="P10"><text:span text:style-name="T5">4</text:span></text:p>
          </table:table-cell>
          <table:table-cell table:style-name="Table7.A12" office:value-type="string">
            <text:p text:style-name="P10"><text:span text:style-name="T5">3</text:span></text:p>
          </table:table-cell>
        </table:table-row>
      </table:table>
      <text:p text:style-name="P5"/>
      <table:table table:name="Table8" table:style-name="Table8">
        <table:table-column table:style-name="Table8.A"/>
        <table:table-column table:style-name="Table8.B"/>
        <table:table-column table:style-name="Table8.C"/>
        <table:table-column table:style-name="Table8.B"/>
        <table:table-column table:style-name="Table8.C"/>
        <table:table-column table:style-name="Table8.B"/>
        <table:table-column table:style-name="Table8.C"/>
        <table:table-row table:style-name="Table8.1">
          <table:table-cell table:style-name="Table8.A1" table:number-rows-spanned="2" office:value-type="string">
            <text:p text:style-name="P11"><text:span text:style-name="T4">Mystic Level</text:span></text:p>
          </table:table-cell>
          <table:table-cell table:style-name="Table8.A1" table:number-columns-spanned="6" office:value-type="string">
            <text:p text:style-name="P10"><text:span text:style-name="T4">—Mystic Spells Known—</text:span></text:p>
          </table:table-cell>
          <table:covered-table-cell/>
          <table:covered-table-cell/>
          <table:covered-table-cell/>
          <table:covered-table-cell/>
          <table:covered-table-cell/>
        </table:table-row>
        <table:table-row table:style-name="Table8.1">
          <table:covered-table-cell/>
          <table:table-cell table:style-name="Table8.A2" office:value-type="string">
            <text:p text:style-name="P10"><text:span text:style-name="T4">0</text:span></text:p>
          </table:table-cell>
          <table:table-cell table:style-name="Table8.A2" office:value-type="string">
            <text:p text:style-name="P10"><text:span text:style-name="T4">1</text:span></text:p>
          </table:table-cell>
          <table:table-cell table:style-name="Table8.A2" office:value-type="string">
            <text:p text:style-name="P10"><text:span text:style-name="T4">2</text:span></text:p>
          </table:table-cell>
          <table:table-cell table:style-name="Table8.A2" office:value-type="string">
            <text:p text:style-name="P10"><text:span text:style-name="T4">3</text:span></text:p>
          </table:table-cell>
          <table:table-cell table:style-name="Table8.A2" office:value-type="string">
            <text:p text:style-name="P10"><text:span text:style-name="T4">4</text:span></text:p>
          </table:table-cell>
          <table:table-cell table:style-name="Table8.A2" office:value-type="string">
            <text:p text:style-name="P10"><text:span text:style-name="T4">5</text:span></text:p>
          </table:table-cell>
        </table:table-row>
        <table:table-row table:style-name="Table8.3">
          <table:table-cell table:style-name="Table8.A2" office:value-type="string">
            <text:p text:style-name="P10"><text:span text:style-name="T5">1</text:span></text:p>
          </table:table-cell>
          <table:table-cell table:style-name="Table8.A2" office:value-type="string">
            <text:p text:style-name="P10"><text:span text:style-name="T5">4</text:span></text:p>
          </table:table-cell>
          <table:table-cell table:style-name="Table8.A2" office:value-type="string">
            <text:p text:style-name="P10"><text:span text:style-name="T5">2</text:span></text:p>
          </table:table-cell>
          <table:table-cell table:style-name="Table8.A2" office:value-type="string">
            <text:p text:style-name="P10"><text:span text:style-name="T5">—</text:span></text:p>
          </table:table-cell>
          <table:table-cell table:style-name="Table8.A2" office:value-type="string">
            <text:p text:style-name="P10"><text:span text:style-name="T5">—</text:span></text:p>
          </table:table-cell>
          <table:table-cell table:style-name="Table8.A2" office:value-type="string">
            <text:p text:style-name="P10"><text:span text:style-name="T5">—</text:span></text:p>
          </table:table-cell>
          <table:table-cell table:style-name="Table8.A2" office:value-type="string">
            <text:p text:style-name="P10"><text:span text:style-name="T5">—</text:span></text:p>
          </table:table-cell>
        </table:table-row>
        <table:table-row table:style-name="Table8.3">
          <table:table-cell table:style-name="Table8.A2" office:value-type="string">
            <text:p text:style-name="P9"><text:span text:style-name="T5">2</text:span></text:p>
          </table:table-cell>
          <table:table-cell table:style-name="Table8.A2" office:value-type="string">
            <text:p text:style-name="P9"><text:span text:style-name="T5">5</text:span></text:p>
          </table:table-cell>
          <table:table-cell table:style-name="Table8.A2" office:value-type="string">
            <text:p text:style-name="P9"><text:span text:style-name="T5">2</text:span></text:p>
          </table:table-cell>
          <table:table-cell table:style-name="Table8.A2" office:value-type="string">
            <text:p text:style-name="P9"><text:span text:style-name="T5">—</text:span></text:p>
          </table:table-cell>
          <table:table-cell table:style-name="Table8.A2" office:value-type="string">
            <text:p text:style-name="P9"><text:span text:style-name="T5">—</text:span></text:p>
          </table:table-cell>
          <table:table-cell table:style-name="Table8.A2" office:value-type="string">
            <text:p text:style-name="P9"><text:span text:style-name="T5">—</text:span></text:p>
          </table:table-cell>
          <table:table-cell table:style-name="Table8.A2" office:value-type="string">
            <text:p text:style-name="P9"><text:span text:style-name="T5">—</text:span></text:p>
          </table:table-cell>
        </table:table-row>
        <table:table-row table:style-name="Table8.3">
          <table:table-cell table:style-name="Table8.A2" office:value-type="string">
            <text:p text:style-name="P9"><text:span text:style-name="T5">3</text:span></text:p>
          </table:table-cell>
          <table:table-cell table:style-name="Table8.A2" office:value-type="string">
            <text:p text:style-name="P9"><text:span text:style-name="T5">5</text:span></text:p>
          </table:table-cell>
          <table:table-cell table:style-name="Table8.A2" office:value-type="string">
            <text:p text:style-name="P9"><text:span text:style-name="T5">3</text:span></text:p>
          </table:table-cell>
          <table:table-cell table:style-name="Table8.A2" office:value-type="string">
            <text:p text:style-name="P9"><text:span text:style-name="T5">1</text:span></text:p>
          </table:table-cell>
          <table:table-cell table:style-name="Table8.A2" office:value-type="string">
            <text:p text:style-name="P9"><text:span text:style-name="T5">—</text:span></text:p>
          </table:table-cell>
          <table:table-cell table:style-name="Table8.A2" office:value-type="string">
            <text:p text:style-name="P9"><text:span text:style-name="T5">—</text:span></text:p>
          </table:table-cell>
          <table:table-cell table:style-name="Table8.A2" office:value-type="string">
            <text:p text:style-name="P9"><text:span text:style-name="T5">—</text:span></text:p>
          </table:table-cell>
        </table:table-row>
        <table:table-row table:style-name="Table8.3">
          <table:table-cell table:style-name="Table8.A2" office:value-type="string">
            <text:p text:style-name="P9"><text:span text:style-name="T5">4</text:span></text:p>
          </table:table-cell>
          <table:table-cell table:style-name="Table8.A2" office:value-type="string">
            <text:p text:style-name="P9"><text:span text:style-name="T5">6</text:span></text:p>
          </table:table-cell>
          <table:table-cell table:style-name="Table8.A2" office:value-type="string">
            <text:p text:style-name="P9"><text:span text:style-name="T5">3</text:span></text:p>
          </table:table-cell>
          <table:table-cell table:style-name="Table8.A2" office:value-type="string">
            <text:p text:style-name="P9"><text:span text:style-name="T5">2</text:span></text:p>
          </table:table-cell>
          <table:table-cell table:style-name="Table8.A2" office:value-type="string">
            <text:p text:style-name="P9"><text:span text:style-name="T5">—</text:span></text:p>
          </table:table-cell>
          <table:table-cell table:style-name="Table8.A2" office:value-type="string">
            <text:p text:style-name="P9"><text:span text:style-name="T5">—</text:span></text:p>
          </table:table-cell>
          <table:table-cell table:style-name="Table8.A2" office:value-type="string">
            <text:p text:style-name="P9"><text:span text:style-name="T5">—</text:span></text:p>
          </table:table-cell>
        </table:table-row>
        <table:table-row table:style-name="Table8.3">
          <table:table-cell table:style-name="Table8.A2" office:value-type="string">
            <text:p text:style-name="P9"><text:span text:style-name="T5">5</text:span></text:p>
          </table:table-cell>
          <table:table-cell table:style-name="Table8.A2" office:value-type="string">
            <text:p text:style-name="P9"><text:span text:style-name="T5">6</text:span></text:p>
          </table:table-cell>
          <table:table-cell table:style-name="Table8.A2" office:value-type="string">
            <text:p text:style-name="P9"><text:span text:style-name="T5">4</text:span></text:p>
          </table:table-cell>
          <table:table-cell table:style-name="Table8.A2" office:value-type="string">
            <text:p text:style-name="P9"><text:span text:style-name="T5">2</text:span></text:p>
          </table:table-cell>
          <table:table-cell table:style-name="Table8.A2" office:value-type="string">
            <text:p text:style-name="P9"><text:span text:style-name="T5">1</text:span></text:p>
          </table:table-cell>
          <table:table-cell table:style-name="Table8.A2" office:value-type="string">
            <text:p text:style-name="P9"><text:span text:style-name="T5">—</text:span></text:p>
          </table:table-cell>
          <table:table-cell table:style-name="Table8.A2" office:value-type="string">
            <text:p text:style-name="P9"><text:span text:style-name="T5">—</text:span></text:p>
          </table:table-cell>
        </table:table-row>
        <table:table-row table:style-name="Table8.3">
          <table:table-cell table:style-name="Table8.A2" office:value-type="string">
            <text:p text:style-name="P9"><text:span text:style-name="T5">6</text:span></text:p>
          </table:table-cell>
          <table:table-cell table:style-name="Table8.A2" office:value-type="string">
            <text:p text:style-name="P9"><text:span text:style-name="T5">7</text:span></text:p>
          </table:table-cell>
          <table:table-cell table:style-name="Table8.A2" office:value-type="string">
            <text:p text:style-name="P9"><text:span text:style-name="T5">4</text:span></text:p>
          </table:table-cell>
          <table:table-cell table:style-name="Table8.A2" office:value-type="string">
            <text:p text:style-name="P9"><text:span text:style-name="T5">3</text:span></text:p>
          </table:table-cell>
          <table:table-cell table:style-name="Table8.A2" office:value-type="string">
            <text:p text:style-name="P9"><text:span text:style-name="T5">2</text:span></text:p>
          </table:table-cell>
          <table:table-cell table:style-name="Table8.A2" office:value-type="string">
            <text:p text:style-name="P9"><text:span text:style-name="T5">—</text:span></text:p>
          </table:table-cell>
          <table:table-cell table:style-name="Table8.A2" office:value-type="string">
            <text:p text:style-name="P9"><text:span text:style-name="T5">—</text:span></text:p>
          </table:table-cell>
        </table:table-row>
        <table:table-row table:style-name="Table8.3">
          <table:table-cell table:style-name="Table8.A2" office:value-type="string">
            <text:p text:style-name="P9"><text:span text:style-name="T5">7</text:span></text:p>
          </table:table-cell>
          <table:table-cell table:style-name="Table8.A2" office:value-type="string">
            <text:p text:style-name="P9"><text:span text:style-name="T5">7</text:span></text:p>
          </table:table-cell>
          <table:table-cell table:style-name="Table8.A2" office:value-type="string">
            <text:p text:style-name="P9"><text:span text:style-name="T5">5</text:span></text:p>
          </table:table-cell>
          <table:table-cell table:style-name="Table8.A2" office:value-type="string">
            <text:p text:style-name="P9"><text:span text:style-name="T5">3</text:span></text:p>
          </table:table-cell>
          <table:table-cell table:style-name="Table8.A2" office:value-type="string">
            <text:p text:style-name="P9"><text:span text:style-name="T5">2</text:span></text:p>
          </table:table-cell>
          <table:table-cell table:style-name="Table8.A2" office:value-type="string">
            <text:p text:style-name="P9"><text:span text:style-name="T5">1</text:span></text:p>
          </table:table-cell>
          <table:table-cell table:style-name="Table8.A2" office:value-type="string">
            <text:p text:style-name="P9"><text:span text:style-name="T5">—</text:span></text:p>
          </table:table-cell>
        </table:table-row>
        <table:table-row table:style-name="Table8.3">
          <table:table-cell table:style-name="Table8.A2" office:value-type="string">
            <text:p text:style-name="P9"><text:span text:style-name="T5">8</text:span></text:p>
          </table:table-cell>
          <table:table-cell table:style-name="Table8.A2" office:value-type="string">
            <text:p text:style-name="P9"><text:span text:style-name="T5">8</text:span></text:p>
          </table:table-cell>
          <table:table-cell table:style-name="Table8.A2" office:value-type="string">
            <text:p text:style-name="P9"><text:span text:style-name="T5">5</text:span></text:p>
          </table:table-cell>
          <table:table-cell table:style-name="Table8.A2" office:value-type="string">
            <text:p text:style-name="P9"><text:span text:style-name="T5">4</text:span></text:p>
          </table:table-cell>
          <table:table-cell table:style-name="Table8.A2" office:value-type="string">
            <text:p text:style-name="P9"><text:span text:style-name="T5">3</text:span></text:p>
          </table:table-cell>
          <table:table-cell table:style-name="Table8.A2" office:value-type="string">
            <text:p text:style-name="P9"><text:span text:style-name="T5">2</text:span></text:p>
          </table:table-cell>
          <table:table-cell table:style-name="Table8.A2" office:value-type="string">
            <text:p text:style-name="P9"><text:span text:style-name="T5">—</text:span></text:p>
          </table:table-cell>
        </table:table-row>
        <table:table-row table:style-name="Table8.3">
          <table:table-cell table:style-name="Table8.A2" office:value-type="string">
            <text:p text:style-name="P9"><text:span text:style-name="T5">9</text:span></text:p>
          </table:table-cell>
          <table:table-cell table:style-name="Table8.A2" office:value-type="string">
            <text:p text:style-name="P9"><text:span text:style-name="T5">8</text:span></text:p>
          </table:table-cell>
          <table:table-cell table:style-name="Table8.A2" office:value-type="string">
            <text:p text:style-name="P9"><text:span text:style-name="T5">5</text:span></text:p>
          </table:table-cell>
          <table:table-cell table:style-name="Table8.A2" office:value-type="string">
            <text:p text:style-name="P9"><text:span text:style-name="T5">4</text:span></text:p>
          </table:table-cell>
          <table:table-cell table:style-name="Table8.A2" office:value-type="string">
            <text:p text:style-name="P9"><text:span text:style-name="T5">3</text:span></text:p>
          </table:table-cell>
          <table:table-cell table:style-name="Table8.A2" office:value-type="string">
            <text:p text:style-name="P9"><text:span text:style-name="T5">2</text:span></text:p>
          </table:table-cell>
          <table:table-cell table:style-name="Table8.A2" office:value-type="string">
            <text:p text:style-name="P9"><text:span text:style-name="T5">1</text:span></text:p>
          </table:table-cell>
        </table:table-row>
        <table:table-row table:style-name="Table8.3">
          <table:table-cell table:style-name="Table8.A12" office:value-type="string">
            <text:p text:style-name="P10"><text:span text:style-name="T5">10</text:span></text:p>
          </table:table-cell>
          <table:table-cell table:style-name="Table8.A12" office:value-type="string">
            <text:p text:style-name="P10"><text:span text:style-name="T5">9</text:span></text:p>
          </table:table-cell>
          <table:table-cell table:style-name="Table8.A12" office:value-type="string">
            <text:p text:style-name="P10"><text:span text:style-name="T5">5</text:span></text:p>
          </table:table-cell>
          <table:table-cell table:style-name="Table8.A12" office:value-type="string">
            <text:p text:style-name="P10"><text:span text:style-name="T5">5</text:span></text:p>
          </table:table-cell>
          <table:table-cell table:style-name="Table8.A12" office:value-type="string">
            <text:p text:style-name="P10"><text:span text:style-name="T5">4</text:span></text:p>
          </table:table-cell>
          <table:table-cell table:style-name="Table8.A12" office:value-type="string">
            <text:p text:style-name="P10"><text:span text:style-name="T5">3</text:span></text:p>
          </table:table-cell>
          <table:table-cell table:style-name="Table8.A12" office:value-type="string">
            <text:p text:style-name="P10"><text:span text:style-name="T5">2</text:span></text:p>
          </table:table-cell>
        </table:table-row>
      </table:table>
      <text:p text:style-name="P5"/>
      <text:p text:style-name="P7"><text:span text:style-name="T14">Turn or Rebuke Undead</text:span></text:p>
      <text:p text:style-name="P7"><text:span text:style-name="T13">Starting at 2nd level, the Mystic gains the supernatural ability to affect the undead, such as zombies, skeletons, ghosts, and vampires in a manner similar to Acolyte</text:span><text:span text:style-name="T15">. </text:span><text:span text:style-name="T13">However, the Mystic’s allegiance does not effect the type of effects she has on the undead. Furthermore, the Mystic affects undead as if she were an Acolyte of one level lower than her current Mystic class.</text:span></text:p>
      <text:p text:style-name="P7"><text:span text:style-name="T13">A Mystic may turn, rebuke, command or bolster the undead. She may destroy the undead if of sufficient levels. She cannot dispel the turning of an Acolyte.</text:span></text:p>
      <text:p text:style-name="P7"><text:span text:style-name="T14">Bonus Feats</text:span></text:p>
      <text:p text:style-name="P7"><text:span text:style-name="T13">At 3rd, 6th, and 9th level, the Mystic gets a bonus feat. The bonus feat must be selected from the following list, and the Mystic must meet all of the prerequisites for the feat to select it. Alertness, Archaic Weapons Proficiency, Armor Proficiency (light), Attentive, Creative, Dodge, Educated, Empower Turning, Greater Spell Focus, Greater Spell Penetration, Improved Turning, Renown, Spell Focus, Spell Penetration, Trustworthy, Windfall. The Mystic may also take any metamagic feats as bonus feats.</text:span></text:p>
      <text:p text:style-name="P7"><text:span text:style-name="T14">Combat Casting</text:span></text:p>
      <text:p text:style-name="P7"><text:span text:style-name="T13">At 4th level, the Mystic becomes adept at casting spells during combat. She gets a +4 bonus to Concentration checks made to cast a spell while on the defensive.</text:span></text:p>
      <text:p text:style-name="P7"><text:span text:style-name="T14">Brew Potion</text:span></text:p>
      <text:p text:style-name="P7"><text:span text:style-name="T13">At 5th level, the Mystic can create potions, which carry spells within themselves.</text:span></text:p>
      <text:p text:style-name="P7"><text:span text:style-name="T13">The Mystic can create a potion of any spell of 3rd level or lower that she knows. The spell must target a character or characters. Brewing a potion takes one day. When the Mystic creates a potion, she sets the caster level. The caster level must be sufficient to cast the spell in question and no higher than the Mystic’s own level.</text:span></text:p>
      <text:p text:style-name="P7"><text:span text:style-name="T13">The purchase DC of the raw material to brew a potion is 15 + the potion’s spell level + the potion’s caster level.</text:span></text:p>
      <text:p text:style-name="P7"><text:span text:style-name="T13">The Mystic must also spend experience points to brew a potion. The XP cost is equal to the spell level x the caster level x the purchase DC of the raw materials.</text:span></text:p>
      <text:p text:style-name="P7"><text:span text:style-name="T13">Finally, the Mystic makes a Craft (chemical) skill check. The DC for the check is 10 + the spell level + the caster level. If the check fails, the raw materials are used up but the XP are not spent. The Mystic can try again the next day.</text:span></text:p>
      <text:p text:style-name="P7"><text:span text:style-name="T13">When the Mystic creates a potion, she makes any choices that she would normally make when casting the spell. Whoever drinks the potion is the target of the spell. Any potion that stores a spell with a costly material component or an experience point cost also carries a commensurate cost. In addition to the raw materials cost, the Mystic must expend the material component or pay the XP cost when creating the potion.</text:span></text:p>
      <text:p text:style-name="P7"><text:span text:style-name="T14">Discern Lie</text:span></text:p>
      <text:p text:style-name="P7"><text:span text:style-name="T13">The Mystic develops the ability to gauge whether another character is telling the truth by reading facial expressions and interpreting body language. The Mystic must be able to see and hear (but not necessarily understand) the individual under scrutiny.</text:span></text:p>
      <text:p text:style-name="P7"><text:span text:style-name="T13">The Mystic can determine whether a spoken statement is true or false with a successful Sense Motive check opposed by the subject’s Bluff check or DC 10, whichever is greater. </text:span></text:p>
      <text:p text:style-name="P7"><text:span text:style-name="T14">Turn or Rebuke Humans</text:span></text:p>
      <text:p text:style-name="P7"><text:span text:style-name="T13">Starting at 8th level, the Mystic gains the supernatural ability to affect humans, allowing her to command them or drive them off in the fashion of the Acolyte’s turn undead ability. The Mystic’s allegiance does not effect the type of effects she has on humans. The ability does not affect humanoids or other creatures. Unlike other turning abilities, the Mystic must spend an action point to turn or rebuke humans.</text:span></text:p>
      <text:p text:style-name="P7"><text:span text:style-name="T13">A Mystic may turn, rebuke, command or bolster humans. She cannot destroy the targeted humans with this ability, nor can she dispel the turning of another individual. </text:span></text:p>
      <text:p text:style-name="P7"><text:span text:style-name="T14">Empower Spell</text:span></text:p>
      <text:p text:style-name="P7"><text:soft-page-break/><text:span text:style-name="T13">At 10th level, the Mystic learns to cast spells to greater effect. All variable, numeric effects of an empowered spell are increased by one-half. An empowered spell deals half again as much damage as normal, cures half again as many hit points, affects half again as many targets, as appropriate. Spells without random variables are not affected. An empowered spell uses up a spell slot two levels higher than the spell’s actual level. Therefore, a Mystic can only empower 1st, 2nd, or 3rd-level spells.</text:span></text:p>
      <text:p text:style-name="P6"/>
      <text:h text:style-name="P20" text:outline-level="1"><text:span text:style-name="T11">SHADOW HUNTER</text:span></text:h>
      <text:p text:style-name="P7"><text:span text:style-name="T13">The fastest path into this advanced class is from the Dedicated hero basic class, though other paths are possible.</text:span></text:p>
      <text:p text:style-name="P7"><text:span text:style-name="T14">Requirements</text:span></text:p>
      <text:p text:style-name="P7"><text:span text:style-name="T13">To qualify to become a Shadow Hunter, a character must fulfill the following criteria. High Strength and Charisma scores are also useful.</text:span></text:p>
      <text:p text:style-name="P7"><text:span text:style-name="T14">Base Attack Bonus: </text:span><text:span text:style-name="T13">+2</text:span></text:p>
      <text:p text:style-name="P7"><text:span text:style-name="T14">Skills: </text:span><text:span text:style-name="T13">Investigate 6 ranks, Sense Motive 6 ranks, Knowledge (arcane lore) 3 ranks.</text:span></text:p>
      <text:p text:style-name="P7"><text:span text:style-name="T14">Feats: </text:span><text:span text:style-name="T13">Track, and Personal Firearms Proficiency or Archaic Weapons Proficiency.</text:span></text:p>
      <text:p text:style-name="P7"><text:span text:style-name="T14">Class Information</text:span></text:p>
      <text:p text:style-name="P7"><text:span text:style-name="T13">The following information pertains to the Shadow Hunter advanced class.</text:span></text:p>
      <text:p text:style-name="P7"><text:span text:style-name="T14">Hit Die</text:span></text:p>
      <text:p text:style-name="P7"><text:span text:style-name="T13">Shadow Hunters gain 1d8 hit points per level. The character’s Constitution modifier applies.</text:span></text:p>
      <text:p text:style-name="P7"><text:span text:style-name="T14">Action Points</text:span></text:p>
      <text:p text:style-name="P7"><text:span text:style-name="T13">Shadow Hunters gain a number of action points equal to 6 plus one-half their character level, rounded down, every time they advance a level in this class.</text:span></text:p>
      <text:p text:style-name="P7"><text:span text:style-name="T14">Class Skills</text:span></text:p>
      <text:p text:style-name="P7"><text:span text:style-name="T13">The Shadow Hunter’s class skills are as follows: Bluff (Cha), Diplomacy (Cha), Gather Information (Cha), Intimidate (Cha), Investigate (Int), Knowledge (arcane lore, current events, popular cultures, streetwise) (Int), Listen (Wis), Profession (Wis), Read/ Write Language (none), Research (Int), Search (Int), Sense Motive (Wis), Speak Language (none), Spot (Wis), Survival (Wis).</text:span></text:p>
      <text:p text:style-name="P7"><text:span text:style-name="T14">Skill Points at Each Level: </text:span><text:span text:style-name="T13">5 + Intelligence modifier.</text:span></text:p>
      <text:p text:style-name="P5"/>
      <table:table table:name="Table9" table:style-name="Table9">
        <table:table-column table:style-name="Table9.A"/>
        <table:table-column table:style-name="Table9.B"/>
        <table:table-column table:style-name="Table9.C"/>
        <table:table-column table:style-name="Table9.D" table:number-columns-repeated="2"/>
        <table:table-column table:style-name="Table9.F"/>
        <table:table-column table:style-name="Table9.G"/>
        <table:table-column table:style-name="Table9.H"/>
        <table:table-row table:style-name="Table9.1">
          <table:table-cell table:style-name="Table9.A1" table:number-columns-spanned="8" office:value-type="string">
            <text:p text:style-name="P8"><text:span text:style-name="T4">Table:The Shadow Hunter</text:span></text:p>
          </table:table-cell>
          <table:covered-table-cell/>
          <table:covered-table-cell/>
          <table:covered-table-cell/>
          <table:covered-table-cell/>
          <table:covered-table-cell/>
          <table:covered-table-cell/>
          <table:covered-table-cell/>
        </table:table-row>
        <table:table-row table:style-name="Table9.2">
          <table:table-cell table:style-name="Table9.A2" office:value-type="string">
            <text:p text:style-name="P8"><text:span text:style-name="T4">Level </text:span></text:p>
          </table:table-cell>
          <table:table-cell table:style-name="Table9.A2" office:value-type="string">
            <text:p text:style-name="P10"><text:span text:style-name="T4">Base Attack Bonus</text:span></text:p>
          </table:table-cell>
          <table:table-cell table:style-name="Table9.A2" office:value-type="string">
            <text:p text:style-name="P10"><text:span text:style-name="T4">Fort Save</text:span></text:p>
          </table:table-cell>
          <table:table-cell table:style-name="Table9.A2" office:value-type="string">
            <text:p text:style-name="P10"><text:span text:style-name="T4">Ref Save</text:span></text:p>
          </table:table-cell>
          <table:table-cell table:style-name="Table9.A2" office:value-type="string">
            <text:p text:style-name="P10"><text:span text:style-name="T4">Will Save</text:span></text:p>
          </table:table-cell>
          <table:table-cell table:style-name="Table9.A2" office:value-type="string">
            <text:p text:style-name="P8"><text:span text:style-name="T4">Special </text:span></text:p>
          </table:table-cell>
          <table:table-cell table:style-name="Table9.A2" office:value-type="string">
            <text:p text:style-name="P10"><text:span text:style-name="T4">Defense Bonus</text:span></text:p>
          </table:table-cell>
          <table:table-cell table:style-name="Table9.A2" office:value-type="string">
            <text:p text:style-name="P10"><text:span text:style-name="T4">Reputation Bonus</text:span></text:p>
          </table:table-cell>
        </table:table-row>
        <table:table-row table:style-name="Table9.2">
          <table:table-cell table:style-name="Table9.A2" office:value-type="string">
            <text:p text:style-name="P7"><text:span text:style-name="T5">1st</text:span></text:p>
          </table:table-cell>
          <table:table-cell table:style-name="Table9.A2" office:value-type="string">
            <text:p text:style-name="P9"><text:span text:style-name="T5">+0</text:span></text:p>
          </table:table-cell>
          <table:table-cell table:style-name="Table9.A2" office:value-type="string">
            <text:p text:style-name="P9"><text:span text:style-name="T5">+1</text:span></text:p>
          </table:table-cell>
          <table:table-cell table:style-name="Table9.A2" office:value-type="string">
            <text:p text:style-name="P9"><text:span text:style-name="T5">+1</text:span></text:p>
          </table:table-cell>
          <table:table-cell table:style-name="Table9.A2" office:value-type="string">
            <text:p text:style-name="P9"><text:span text:style-name="T5">+1</text:span></text:p>
          </table:table-cell>
          <table:table-cell table:style-name="Table9.A2" office:value-type="string">
            <text:p text:style-name="P7"><text:span text:style-name="T5">Target bonus +1</text:span></text:p>
          </table:table-cell>
          <table:table-cell table:style-name="Table9.A2" office:value-type="string">
            <text:p text:style-name="P9"><text:span text:style-name="T5">+1</text:span></text:p>
          </table:table-cell>
          <table:table-cell table:style-name="Table9.A2" office:value-type="string">
            <text:p text:style-name="P9"><text:span text:style-name="T5">+0</text:span></text:p>
          </table:table-cell>
        </table:table-row>
        <table:table-row table:style-name="Table9.2">
          <table:table-cell table:style-name="Table9.A2" office:value-type="string">
            <text:p text:style-name="P7"><text:span text:style-name="T5">2nd</text:span></text:p>
          </table:table-cell>
          <table:table-cell table:style-name="Table9.A2" office:value-type="string">
            <text:p text:style-name="P9"><text:span text:style-name="T5">+1</text:span></text:p>
          </table:table-cell>
          <table:table-cell table:style-name="Table9.A2" office:value-type="string">
            <text:p text:style-name="P9"><text:span text:style-name="T5">+2</text:span></text:p>
          </table:table-cell>
          <table:table-cell table:style-name="Table9.A2" office:value-type="string">
            <text:p text:style-name="P9"><text:span text:style-name="T5">+2</text:span></text:p>
          </table:table-cell>
          <table:table-cell table:style-name="Table9.A2" office:value-type="string">
            <text:p text:style-name="P9"><text:span text:style-name="T5">+2</text:span></text:p>
          </table:table-cell>
          <table:table-cell table:style-name="Table9.A2" office:value-type="string">
            <text:p text:style-name="P7"><text:span text:style-name="T5">Swift track</text:span></text:p>
          </table:table-cell>
          <table:table-cell table:style-name="Table9.A2" office:value-type="string">
            <text:p text:style-name="P9"><text:span text:style-name="T5">+2</text:span></text:p>
          </table:table-cell>
          <table:table-cell table:style-name="Table9.A2" office:value-type="string">
            <text:p text:style-name="P9"><text:span text:style-name="T5">+0</text:span></text:p>
          </table:table-cell>
        </table:table-row>
        <table:table-row table:style-name="Table9.2">
          <table:table-cell table:style-name="Table9.A2" office:value-type="string">
            <text:p text:style-name="P7"><text:span text:style-name="T5">3rd</text:span></text:p>
          </table:table-cell>
          <table:table-cell table:style-name="Table9.A2" office:value-type="string">
            <text:p text:style-name="P9"><text:span text:style-name="T5">+2</text:span></text:p>
          </table:table-cell>
          <table:table-cell table:style-name="Table9.A2" office:value-type="string">
            <text:p text:style-name="P9"><text:span text:style-name="T5">+2</text:span></text:p>
          </table:table-cell>
          <table:table-cell table:style-name="Table9.A2" office:value-type="string">
            <text:p text:style-name="P9"><text:span text:style-name="T5">+2</text:span></text:p>
          </table:table-cell>
          <table:table-cell table:style-name="Table9.A2" office:value-type="string">
            <text:p text:style-name="P9"><text:span text:style-name="T5">+2</text:span></text:p>
          </table:table-cell>
          <table:table-cell table:style-name="Table9.A2" office:value-type="string">
            <text:p text:style-name="P7"><text:span text:style-name="T5">Bonus feat</text:span></text:p>
          </table:table-cell>
          <table:table-cell table:style-name="Table9.A2" office:value-type="string">
            <text:p text:style-name="P9"><text:span text:style-name="T5">+2</text:span></text:p>
          </table:table-cell>
          <table:table-cell table:style-name="Table9.A2" office:value-type="string">
            <text:p text:style-name="P9"><text:span text:style-name="T5">+0</text:span></text:p>
          </table:table-cell>
        </table:table-row>
        <table:table-row table:style-name="Table9.2">
          <table:table-cell table:style-name="Table9.A2" office:value-type="string">
            <text:p text:style-name="P7"><text:span text:style-name="T5">4th</text:span></text:p>
          </table:table-cell>
          <table:table-cell table:style-name="Table9.A2" office:value-type="string">
            <text:p text:style-name="P9"><text:span text:style-name="T5">+3</text:span></text:p>
          </table:table-cell>
          <table:table-cell table:style-name="Table9.A2" office:value-type="string">
            <text:p text:style-name="P9"><text:span text:style-name="T5">+2</text:span></text:p>
          </table:table-cell>
          <table:table-cell table:style-name="Table9.A2" office:value-type="string">
            <text:p text:style-name="P9"><text:span text:style-name="T5">+2</text:span></text:p>
          </table:table-cell>
          <table:table-cell table:style-name="Table9.A2" office:value-type="string">
            <text:p text:style-name="P9"><text:span text:style-name="T5">+2</text:span></text:p>
          </table:table-cell>
          <table:table-cell table:style-name="Table9.A2" office:value-type="string">
            <text:p text:style-name="P7"><text:span text:style-name="T5">No trace, target bonus +2</text:span></text:p>
          </table:table-cell>
          <table:table-cell table:style-name="Table9.A2" office:value-type="string">
            <text:p text:style-name="P9"><text:span text:style-name="T5">+3</text:span></text:p>
          </table:table-cell>
          <table:table-cell table:style-name="Table9.A2" office:value-type="string">
            <text:p text:style-name="P9"><text:span text:style-name="T5">+0</text:span></text:p>
          </table:table-cell>
        </table:table-row>
        <table:table-row table:style-name="Table9.2">
          <table:table-cell table:style-name="Table9.A2" office:value-type="string">
            <text:p text:style-name="P7"><text:span text:style-name="T5">5th</text:span></text:p>
          </table:table-cell>
          <table:table-cell table:style-name="Table9.A2" office:value-type="string">
            <text:p text:style-name="P9"><text:span text:style-name="T5">+3</text:span></text:p>
          </table:table-cell>
          <table:table-cell table:style-name="Table9.A2" office:value-type="string">
            <text:p text:style-name="P9"><text:span text:style-name="T5">+3</text:span></text:p>
          </table:table-cell>
          <table:table-cell table:style-name="Table9.A2" office:value-type="string">
            <text:p text:style-name="P9"><text:span text:style-name="T5">+3</text:span></text:p>
          </table:table-cell>
          <table:table-cell table:style-name="Table9.A2" office:value-type="string">
            <text:p text:style-name="P9"><text:span text:style-name="T5">+3</text:span></text:p>
          </table:table-cell>
          <table:table-cell table:style-name="Table9.A2" office:value-type="string">
            <text:p text:style-name="P7"><text:span text:style-name="T5">Play a hunch</text:span></text:p>
          </table:table-cell>
          <table:table-cell table:style-name="Table9.A2" office:value-type="string">
            <text:p text:style-name="P9"><text:span text:style-name="T5">+4</text:span></text:p>
          </table:table-cell>
          <table:table-cell table:style-name="Table9.A2" office:value-type="string">
            <text:p text:style-name="P9"><text:span text:style-name="T5">+1</text:span></text:p>
          </table:table-cell>
        </table:table-row>
        <table:table-row table:style-name="Table9.2">
          <table:table-cell table:style-name="Table9.A2" office:value-type="string">
            <text:p text:style-name="P7"><text:span text:style-name="T5">6th</text:span></text:p>
          </table:table-cell>
          <table:table-cell table:style-name="Table9.A2" office:value-type="string">
            <text:p text:style-name="P9"><text:span text:style-name="T5">+4</text:span></text:p>
          </table:table-cell>
          <table:table-cell table:style-name="Table9.A2" office:value-type="string">
            <text:p text:style-name="P9"><text:span text:style-name="T5">+3</text:span></text:p>
          </table:table-cell>
          <table:table-cell table:style-name="Table9.A2" office:value-type="string">
            <text:p text:style-name="P9"><text:span text:style-name="T5">+3</text:span></text:p>
          </table:table-cell>
          <table:table-cell table:style-name="Table9.A2" office:value-type="string">
            <text:p text:style-name="P9"><text:span text:style-name="T5">+3</text:span></text:p>
          </table:table-cell>
          <table:table-cell table:style-name="Table9.A2" office:value-type="string">
            <text:p text:style-name="P7"><text:span text:style-name="T5">Bonus feat</text:span></text:p>
          </table:table-cell>
          <table:table-cell table:style-name="Table9.A2" office:value-type="string">
            <text:p text:style-name="P9"><text:span text:style-name="T5">+4</text:span></text:p>
          </table:table-cell>
          <table:table-cell table:style-name="Table9.A2" office:value-type="string">
            <text:p text:style-name="P9"><text:span text:style-name="T5">+1</text:span></text:p>
          </table:table-cell>
        </table:table-row>
        <table:table-row table:style-name="Table9.2">
          <table:table-cell table:style-name="Table9.A2" office:value-type="string">
            <text:p text:style-name="P7"><text:span text:style-name="T5">7th</text:span></text:p>
          </table:table-cell>
          <table:table-cell table:style-name="Table9.A2" office:value-type="string">
            <text:p text:style-name="P9"><text:span text:style-name="T5">+5</text:span></text:p>
          </table:table-cell>
          <table:table-cell table:style-name="Table9.A2" office:value-type="string">
            <text:p text:style-name="P9"><text:span text:style-name="T5">+4</text:span></text:p>
          </table:table-cell>
          <table:table-cell table:style-name="Table9.A2" office:value-type="string">
            <text:p text:style-name="P9"><text:span text:style-name="T5">+4</text:span></text:p>
          </table:table-cell>
          <table:table-cell table:style-name="Table9.A2" office:value-type="string">
            <text:p text:style-name="P9"><text:span text:style-name="T5">+4</text:span></text:p>
          </table:table-cell>
          <table:table-cell table:style-name="Table9.A2" office:value-type="string">
            <text:p text:style-name="P7"><text:span text:style-name="T5">Target bonus +3</text:span></text:p>
          </table:table-cell>
          <table:table-cell table:style-name="Table9.A2" office:value-type="string">
            <text:p text:style-name="P9"><text:span text:style-name="T5">+5</text:span></text:p>
          </table:table-cell>
          <table:table-cell table:style-name="Table9.A2" office:value-type="string">
            <text:p text:style-name="P9"><text:span text:style-name="T5">+1</text:span></text:p>
          </table:table-cell>
        </table:table-row>
        <table:table-row table:style-name="Table9.2">
          <table:table-cell table:style-name="Table9.A2" office:value-type="string">
            <text:p text:style-name="P7"><text:span text:style-name="T5">8th</text:span></text:p>
          </table:table-cell>
          <table:table-cell table:style-name="Table9.A2" office:value-type="string">
            <text:p text:style-name="P9"><text:span text:style-name="T5">+6</text:span></text:p>
          </table:table-cell>
          <table:table-cell table:style-name="Table9.A2" office:value-type="string">
            <text:p text:style-name="P9"><text:span text:style-name="T5">+4</text:span></text:p>
          </table:table-cell>
          <table:table-cell table:style-name="Table9.A2" office:value-type="string">
            <text:p text:style-name="P9"><text:span text:style-name="T5">+4</text:span></text:p>
          </table:table-cell>
          <table:table-cell table:style-name="Table9.A2" office:value-type="string">
            <text:p text:style-name="P9"><text:span text:style-name="T5">+4</text:span></text:p>
          </table:table-cell>
          <table:table-cell table:style-name="Table9.A2" office:value-type="string">
            <text:p text:style-name="P7"><text:span text:style-name="T5">Detect magical aura</text:span></text:p>
          </table:table-cell>
          <table:table-cell table:style-name="Table9.A2" office:value-type="string">
            <text:p text:style-name="P9"><text:span text:style-name="T5">+6</text:span></text:p>
          </table:table-cell>
          <table:table-cell table:style-name="Table9.A2" office:value-type="string">
            <text:p text:style-name="P9"><text:span text:style-name="T5">+2</text:span></text:p>
          </table:table-cell>
        </table:table-row>
        <table:table-row table:style-name="Table9.2">
          <table:table-cell table:style-name="Table9.A2" office:value-type="string">
            <text:p text:style-name="P7"><text:span text:style-name="T5">9th</text:span></text:p>
          </table:table-cell>
          <table:table-cell table:style-name="Table9.A2" office:value-type="string">
            <text:p text:style-name="P9"><text:span text:style-name="T5">+6</text:span></text:p>
          </table:table-cell>
          <table:table-cell table:style-name="Table9.A2" office:value-type="string">
            <text:p text:style-name="P9"><text:span text:style-name="T5">+4</text:span></text:p>
          </table:table-cell>
          <table:table-cell table:style-name="Table9.A2" office:value-type="string">
            <text:p text:style-name="P9"><text:span text:style-name="T5">+4</text:span></text:p>
          </table:table-cell>
          <table:table-cell table:style-name="Table9.A2" office:value-type="string">
            <text:p text:style-name="P9"><text:span text:style-name="T5">+4</text:span></text:p>
          </table:table-cell>
          <table:table-cell table:style-name="Table9.A2" office:value-type="string">
            <text:p text:style-name="P7"><text:span text:style-name="T5">Bonus feat</text:span></text:p>
          </table:table-cell>
          <table:table-cell table:style-name="Table9.A2" office:value-type="string">
            <text:p text:style-name="P9"><text:span text:style-name="T5">+6</text:span></text:p>
          </table:table-cell>
          <table:table-cell table:style-name="Table9.A2" office:value-type="string">
            <text:p text:style-name="P9"><text:span text:style-name="T5">+2</text:span></text:p>
          </table:table-cell>
        </table:table-row>
        <table:table-row table:style-name="Table9.2">
          <table:table-cell table:style-name="Table9.A12" office:value-type="string">
            <text:p text:style-name="P8"><text:span text:style-name="T5">10th</text:span></text:p>
          </table:table-cell>
          <table:table-cell table:style-name="Table9.A12" office:value-type="string">
            <text:p text:style-name="P10"><text:span text:style-name="T5">+7</text:span></text:p>
          </table:table-cell>
          <table:table-cell table:style-name="Table9.A12" office:value-type="string">
            <text:p text:style-name="P10"><text:span text:style-name="T5">+5</text:span></text:p>
          </table:table-cell>
          <table:table-cell table:style-name="Table9.A12" office:value-type="string">
            <text:p text:style-name="P10"><text:span text:style-name="T5">+5</text:span></text:p>
          </table:table-cell>
          <table:table-cell table:style-name="Table9.A12" office:value-type="string">
            <text:p text:style-name="P10"><text:span text:style-name="T5">+5</text:span></text:p>
          </table:table-cell>
          <table:table-cell table:style-name="Table9.A12" office:value-type="string">
            <text:p text:style-name="P8"><text:span text:style-name="T5">Locate target</text:span></text:p>
          </table:table-cell>
          <table:table-cell table:style-name="Table9.A12" office:value-type="string">
            <text:p text:style-name="P10"><text:span text:style-name="T5">+7</text:span></text:p>
          </table:table-cell>
          <table:table-cell table:style-name="Table9.A12" office:value-type="string">
            <text:p text:style-name="P10"><text:span text:style-name="T5">+2</text:span></text:p>
          </table:table-cell>
        </table:table-row>
      </table:table>
      <text:p text:style-name="P5"/>
      <text:p text:style-name="P7"><text:span text:style-name="T14">Class Features</text:span></text:p>
      <text:p text:style-name="P7"><text:span text:style-name="T13">The following features pertain to the Shadow Hunter advanced class.</text:span></text:p>
      <text:p text:style-name="P7"><text:span text:style-name="T14">Target Bonus</text:span></text:p>
      <text:p text:style-name="P7"><text:span text:style-name="T13">The Shadow Hunter, as a full-round action, may designate an individual as a target. He spends one action point to select a target, and thereafter gains a competence bonus on certain actions involving that particular target. The Shadow Hunter does not need to know the target personally and may know her only through her actions or description. The Shadow Hunter may not select a target while he or the target is in combat, and once he chooses a target he must wait 24 hours before choosing another.</text:span></text:p>
      <text:p text:style-name="P7"><text:soft-page-break/><text:span text:style-name="T13">The Shadow Hunter gains the target bonus as a competence bonus on attacks against that particular target, as well as when using the following skills directly against the target, or in tracking a target: Bluff, Computer Use, Gather Information, Investigate, Listen, Research, Search, Sense Motive, and Spot. The target bonus applies to a single individual and lasts until the Shadow Hunter chooses a new target. The bonus is +1 at 1st level, +2 at 4th, and +3 at 7th level.</text:span></text:p>
      <text:p text:style-name="P7"><text:span text:style-name="T14">Swift Track</text:span></text:p>
      <text:p text:style-name="P7"><text:span text:style-name="T13">At 2nd level, the Shadow Hunter may move at normal speed while using Track without taking the –5 penalty.</text:span></text:p>
      <text:p text:style-name="P7"><text:span text:style-name="T14">Bonus Feats</text:span></text:p>
      <text:p text:style-name="P7"><text:span text:style-name="T13">At 3rd, 6th, and 9th levels, the Shadow Hunter gets a bonus feat. The bonus feat must be selected from the following list, and the Shadow Hunter must meet all of the prerequisites for the feat to select it.</text:span></text:p>
      <text:p text:style-name="P7"><text:span text:style-name="T13">Armor Proficiency (archaic, light, medium), Brawl, Improved Brawl, Improved Feint, Improved Grapple, Improved Knockout Punch, Knockout Punch, Streetfighting.</text:span></text:p>
      <text:p text:style-name="P7"><text:span text:style-name="T14">No Trace</text:span></text:p>
      <text:p text:style-name="P7"><text:span text:style-name="T13">At 4th level, the Shadow Hunter knows how to hide his own tracks, and may, at his choice, move into “No Trace” mode. All attempts to use the Track feat against the Shadow Hunter (though not allies) treat the ground as “firm” for purposes of success. In addition, the DC of any attempts to use Computer Use, Gather Information, Investigate, and Research on matters involving the Shadow Hunter are increased by the Shadow Hunter’s levels in this advanced class. </text:span></text:p>
      <text:p text:style-name="P7"><text:span text:style-name="T14">Play a Hunch</text:span></text:p>
      <text:p text:style-name="P7"><text:span text:style-name="T13">At 5th level, the Shadow Hunter gains the supernatural ability to make a guess and be assured that it is correct. The Shadow Hunter may, as a full-round action, spend an action point to determine whether an assumption, hunch, or guess is correct. The player states the assertion and pays an action point. Secretly rolls percentile dice; there is a 70% +1% per character level chance of getting a response on the hunch (failure indicates merely that you are unsure if this is true or not).</text:span></text:p>
      <text:p text:style-name="P7"><text:span text:style-name="T13">If the roll is a success, the player knows if the hunch is true, false, both or neither. A “both” response is possible for vague assumptions. An “unknown” response is for questions with no immediate answer.</text:span></text:p>
      <text:p text:style-name="P7"><text:span text:style-name="T13">It may be determined that a hunch is so obvious that it does not require a roll, or that it is so vague that there is no chance for success. In these cases, the action point is not spent (though the attempt still counts as a full-round action). A hunch does not translate as a legal truth, and will not stand up in a court of law. Rather it is an obvious fact to the Shadow Hunter alone. Finding proof of an assumption would require additional work.</text:span></text:p>
      <text:p text:style-name="P7"><text:span text:style-name="T14">Detect Magical Aura</text:span></text:p>
      <text:p text:style-name="P7"><text:span text:style-name="T13">At 8th level, the Shadow Hunter gains the spell-like ability to </text:span><text:span text:style-name="T15">detect magical aura</text:span><text:span text:style-name="T13">. The Shadow Hunter may use this effect up to three times per day, and each use lasts for 20 minutes.</text:span></text:p>
      <text:p text:style-name="P7"><text:span text:style-name="T14">Locate Target</text:span></text:p>
      <text:p text:style-name="P7"><text:span text:style-name="T13">At 10th level, the Shadow Hunter gains the supernatural ability to know where his target is, if in the target is in the general vicinity (1,000 feet of the Shadow Hunter). This ability applies only to the target, and does not reveal attitude, status, or the presence of others around the target. This is a supernatural ability, and spells, psionics, and other FX that interfere with supernatural abilities will foil the locate target ability as well.</text:span></text:p>
      <text:p text:style-name="P6"/>
      <text:h text:style-name="P20" text:outline-level="1"><text:span text:style-name="T11">SHADOWJACK</text:span></text:h>
      <text:p text:style-name="P7"><text:span text:style-name="T13">The fastest path into this advanced class is from the Smart hero basic class, though other paths are possible.</text:span></text:p>
      <text:p text:style-name="P7"><text:span text:style-name="T14">Requirements</text:span></text:p>
      <text:p text:style-name="P7"><text:span text:style-name="T13">To qualify to become a Shadowjack, a character must fulfill the following criteria.</text:span></text:p>
      <text:p text:style-name="P7"><text:span text:style-name="T14">Skills: </text:span><text:span text:style-name="T13">Computer Use 6 ranks, Craft (electronic) 6 ranks, and Disable Device 6 ranks.</text:span></text:p>
      <text:p text:style-name="P7"><text:span text:style-name="T14">Class Information</text:span></text:p>
      <text:p text:style-name="P7"><text:span text:style-name="T13">The following information pertains to the Shadowjack advanced class.</text:span></text:p>
      <text:p text:style-name="P7"><text:span text:style-name="T14">Hit Die</text:span></text:p>
      <text:p text:style-name="P7"><text:span text:style-name="T13">Shadowjacks gain 1d6 hit points per level. The character’s Constitution modifier applies.</text:span></text:p>
      <text:p text:style-name="P7"><text:span text:style-name="T14">Action Points</text:span></text:p>
      <text:p text:style-name="P7"><text:span text:style-name="T13">Shadowjacks gain a number of action points equal to 6 plus one-half their character level, rounded down, every time they advance a level in this class.</text:span></text:p>
      <text:p text:style-name="P7"><text:span text:style-name="T14">Class Skills</text:span></text:p>
      <text:p text:style-name="P7"><text:span text:style-name="T13">The Shadowjack’s class skills are as follows: Computer Use (Int), Craft (electronic, mechanical, writing) (Int), Decipher Script (Int), Disable Device (Int), Forgery (Int), Gamble (Wis), Gather Information (Cha), Intimidate (Cha), Knowledge (arcane lore, current events, history, popular culture, technology) (Int), Profession (Wis), Read/Write Language (none), Repair (Int), Research (Int), Speak Language (none), Search (Int).</text:span></text:p>
      <text:p text:style-name="P7"><text:span text:style-name="T14">Skill Points at Each Level: </text:span><text:span text:style-name="T13">7 + Intelligence modifier.</text:span></text:p>
      <text:p text:style-name="P5"/>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column table:style-name="Table10.G"/>
        <table:table-column table:style-name="Table10.H"/>
        <text:soft-page-break/>
        <table:table-row table:style-name="Table10.1">
          <table:table-cell table:style-name="Table10.A1" table:number-columns-spanned="8" office:value-type="string">
            <text:p text:style-name="P8"><text:span text:style-name="T4">Table: The Shadowjack</text:span></text:p>
          </table:table-cell>
          <table:covered-table-cell/>
          <table:covered-table-cell/>
          <table:covered-table-cell/>
          <table:covered-table-cell/>
          <table:covered-table-cell/>
          <table:covered-table-cell/>
          <table:covered-table-cell/>
        </table:table-row>
        <table:table-row table:style-name="Table10.2">
          <table:table-cell table:style-name="Table10.A2" office:value-type="string">
            <text:p text:style-name="P8"><text:span text:style-name="T4">Level</text:span></text:p>
          </table:table-cell>
          <table:table-cell table:style-name="Table10.A2" office:value-type="string">
            <text:p text:style-name="P10"><text:span text:style-name="T4">Base Attack Bonus</text:span></text:p>
          </table:table-cell>
          <table:table-cell table:style-name="Table10.A2" office:value-type="string">
            <text:p text:style-name="P10"><text:span text:style-name="T4">Fort Save</text:span></text:p>
          </table:table-cell>
          <table:table-cell table:style-name="Table10.A2" office:value-type="string">
            <text:p text:style-name="P10"><text:span text:style-name="T4">Ref Save</text:span></text:p>
          </table:table-cell>
          <table:table-cell table:style-name="Table10.A2" office:value-type="string">
            <text:p text:style-name="P10"><text:span text:style-name="T4">Will Save</text:span></text:p>
          </table:table-cell>
          <table:table-cell table:style-name="Table10.A2" office:value-type="string">
            <text:p text:style-name="P8"><text:span text:style-name="T4">Special</text:span></text:p>
          </table:table-cell>
          <table:table-cell table:style-name="Table10.A2" office:value-type="string">
            <text:p text:style-name="P10"><text:span text:style-name="T4">Defense Bonus</text:span></text:p>
          </table:table-cell>
          <table:table-cell table:style-name="Table10.A2" office:value-type="string">
            <text:p text:style-name="P10"><text:span text:style-name="T4">Reputation Bonus</text:span></text:p>
          </table:table-cell>
        </table:table-row>
        <table:table-row table:style-name="Table10.2">
          <table:table-cell table:style-name="Table10.A2" office:value-type="string">
            <text:p text:style-name="P7"><text:span text:style-name="T5">1st</text:span></text:p>
          </table:table-cell>
          <table:table-cell table:style-name="Table10.A2" office:value-type="string">
            <text:p text:style-name="P9"><text:span text:style-name="T5">+0</text:span></text:p>
          </table:table-cell>
          <table:table-cell table:style-name="Table10.A2" office:value-type="string">
            <text:p text:style-name="P9"><text:span text:style-name="T5">+0</text:span></text:p>
          </table:table-cell>
          <table:table-cell table:style-name="Table10.A2" office:value-type="string">
            <text:p text:style-name="P9"><text:span text:style-name="T5">+0</text:span></text:p>
          </table:table-cell>
          <table:table-cell table:style-name="Table10.A2" office:value-type="string">
            <text:p text:style-name="P9"><text:span text:style-name="T5">+2</text:span></text:p>
          </table:table-cell>
          <table:table-cell table:style-name="Table10.A2" office:value-type="string">
            <text:p text:style-name="P7"><text:span text:style-name="T5">Read/write code</text:span></text:p>
          </table:table-cell>
          <table:table-cell table:style-name="Table10.A2" office:value-type="string">
            <text:p text:style-name="P9"><text:span text:style-name="T5">+1</text:span></text:p>
          </table:table-cell>
          <table:table-cell table:style-name="Table10.A2" office:value-type="string">
            <text:p text:style-name="P9"><text:span text:style-name="T5">+0</text:span></text:p>
          </table:table-cell>
        </table:table-row>
        <table:table-row table:style-name="Table10.2">
          <table:table-cell table:style-name="Table10.A2" office:value-type="string">
            <text:p text:style-name="P7"><text:span text:style-name="T5">2nd</text:span></text:p>
          </table:table-cell>
          <table:table-cell table:style-name="Table10.A2" office:value-type="string">
            <text:p text:style-name="P9"><text:span text:style-name="T5">+1</text:span></text:p>
          </table:table-cell>
          <table:table-cell table:style-name="Table10.A2" office:value-type="string">
            <text:p text:style-name="P9"><text:span text:style-name="T5">+0</text:span></text:p>
          </table:table-cell>
          <table:table-cell table:style-name="Table10.A2" office:value-type="string">
            <text:p text:style-name="P9"><text:span text:style-name="T5">+0</text:span></text:p>
          </table:table-cell>
          <table:table-cell table:style-name="Table10.A2" office:value-type="string">
            <text:p text:style-name="P9"><text:span text:style-name="T5">+3</text:span></text:p>
          </table:table-cell>
          <table:table-cell table:style-name="Table10.A2" office:value-type="string">
            <text:p text:style-name="P7"><text:span text:style-name="T5">Online presence</text:span></text:p>
          </table:table-cell>
          <table:table-cell table:style-name="Table10.A2" office:value-type="string">
            <text:p text:style-name="P9"><text:span text:style-name="T5">+1</text:span></text:p>
          </table:table-cell>
          <table:table-cell table:style-name="Table10.A2" office:value-type="string">
            <text:p text:style-name="P9"><text:span text:style-name="T5">+0</text:span></text:p>
          </table:table-cell>
        </table:table-row>
        <table:table-row table:style-name="Table10.2">
          <table:table-cell table:style-name="Table10.A2" office:value-type="string">
            <text:p text:style-name="P7"><text:span text:style-name="T5">3rd</text:span></text:p>
          </table:table-cell>
          <table:table-cell table:style-name="Table10.A2" office:value-type="string">
            <text:p text:style-name="P9"><text:span text:style-name="T5">+1</text:span></text:p>
          </table:table-cell>
          <table:table-cell table:style-name="Table10.A2" office:value-type="string">
            <text:p text:style-name="P9"><text:span text:style-name="T5">+1</text:span></text:p>
          </table:table-cell>
          <table:table-cell table:style-name="Table10.A2" office:value-type="string">
            <text:p text:style-name="P9"><text:span text:style-name="T5">+1</text:span></text:p>
          </table:table-cell>
          <table:table-cell table:style-name="Table10.A2" office:value-type="string">
            <text:p text:style-name="P9"><text:span text:style-name="T5">+3</text:span></text:p>
          </table:table-cell>
          <table:table-cell table:style-name="Table10.A2" office:value-type="string">
            <text:p text:style-name="P7"><text:span text:style-name="T5">Bonus feat</text:span></text:p>
          </table:table-cell>
          <table:table-cell table:style-name="Table10.A2" office:value-type="string">
            <text:p text:style-name="P9"><text:span text:style-name="T5">+2</text:span></text:p>
          </table:table-cell>
          <table:table-cell table:style-name="Table10.A2" office:value-type="string">
            <text:p text:style-name="P9"><text:span text:style-name="T5">+1</text:span></text:p>
          </table:table-cell>
        </table:table-row>
        <table:table-row table:style-name="Table10.2">
          <table:table-cell table:style-name="Table10.A2" office:value-type="string">
            <text:p text:style-name="P7"><text:span text:style-name="T5">4th</text:span></text:p>
          </table:table-cell>
          <table:table-cell table:style-name="Table10.A2" office:value-type="string">
            <text:p text:style-name="P9"><text:span text:style-name="T5">+2</text:span></text:p>
          </table:table-cell>
          <table:table-cell table:style-name="Table10.A2" office:value-type="string">
            <text:p text:style-name="P9"><text:span text:style-name="T5">+1</text:span></text:p>
          </table:table-cell>
          <table:table-cell table:style-name="Table10.A2" office:value-type="string">
            <text:p text:style-name="P9"><text:span text:style-name="T5">+1</text:span></text:p>
          </table:table-cell>
          <table:table-cell table:style-name="Table10.A2" office:value-type="string">
            <text:p text:style-name="P9"><text:span text:style-name="T5">+4</text:span></text:p>
          </table:table-cell>
          <table:table-cell table:style-name="Table10.A2" office:value-type="string">
            <text:p text:style-name="P7"><text:span text:style-name="T5">Shadowjack abilities</text:span></text:p>
          </table:table-cell>
          <table:table-cell table:style-name="Table10.A2" office:value-type="string">
            <text:p text:style-name="P9"><text:span text:style-name="T5">+2</text:span></text:p>
          </table:table-cell>
          <table:table-cell table:style-name="Table10.A2" office:value-type="string">
            <text:p text:style-name="P9"><text:span text:style-name="T5">+1</text:span></text:p>
          </table:table-cell>
        </table:table-row>
        <table:table-row table:style-name="Table10.2">
          <table:table-cell table:style-name="Table10.A2" office:value-type="string">
            <text:p text:style-name="P7"><text:span text:style-name="T5">5th</text:span></text:p>
          </table:table-cell>
          <table:table-cell table:style-name="Table10.A2" office:value-type="string">
            <text:p text:style-name="P9"><text:span text:style-name="T5">+2</text:span></text:p>
          </table:table-cell>
          <table:table-cell table:style-name="Table10.A2" office:value-type="string">
            <text:p text:style-name="P9"><text:span text:style-name="T5">+1</text:span></text:p>
          </table:table-cell>
          <table:table-cell table:style-name="Table10.A2" office:value-type="string">
            <text:p text:style-name="P9"><text:span text:style-name="T5">+1</text:span></text:p>
          </table:table-cell>
          <table:table-cell table:style-name="Table10.A2" office:value-type="string">
            <text:p text:style-name="P9"><text:span text:style-name="T5">+4</text:span></text:p>
          </table:table-cell>
          <table:table-cell table:style-name="Table10.A2" office:value-type="string">
            <text:p text:style-name="P7"><text:span text:style-name="T5">Shadowjack abilities</text:span></text:p>
          </table:table-cell>
          <table:table-cell table:style-name="Table10.A2" office:value-type="string">
            <text:p text:style-name="P9"><text:span text:style-name="T5">+3</text:span></text:p>
          </table:table-cell>
          <table:table-cell table:style-name="Table10.A2" office:value-type="string">
            <text:p text:style-name="P9"><text:span text:style-name="T5">+1</text:span></text:p>
          </table:table-cell>
        </table:table-row>
        <table:table-row table:style-name="Table10.2">
          <table:table-cell table:style-name="Table10.A2" office:value-type="string">
            <text:p text:style-name="P7"><text:span text:style-name="T5">6th</text:span></text:p>
          </table:table-cell>
          <table:table-cell table:style-name="Table10.A2" office:value-type="string">
            <text:p text:style-name="P9"><text:span text:style-name="T5">+3</text:span></text:p>
          </table:table-cell>
          <table:table-cell table:style-name="Table10.A2" office:value-type="string">
            <text:p text:style-name="P9"><text:span text:style-name="T5">+2</text:span></text:p>
          </table:table-cell>
          <table:table-cell table:style-name="Table10.A2" office:value-type="string">
            <text:p text:style-name="P9"><text:span text:style-name="T5">+2</text:span></text:p>
          </table:table-cell>
          <table:table-cell table:style-name="Table10.A2" office:value-type="string">
            <text:p text:style-name="P9"><text:span text:style-name="T5">+5</text:span></text:p>
          </table:table-cell>
          <table:table-cell table:style-name="Table10.A2" office:value-type="string">
            <text:p text:style-name="P7"><text:span text:style-name="T5">Bonus feat</text:span></text:p>
          </table:table-cell>
          <table:table-cell table:style-name="Table10.A2" office:value-type="string">
            <text:p text:style-name="P9"><text:span text:style-name="T5">+3</text:span></text:p>
          </table:table-cell>
          <table:table-cell table:style-name="Table10.A2" office:value-type="string">
            <text:p text:style-name="P9"><text:span text:style-name="T5">+2</text:span></text:p>
          </table:table-cell>
        </table:table-row>
        <table:table-row table:style-name="Table10.2">
          <table:table-cell table:style-name="Table10.A2" office:value-type="string">
            <text:p text:style-name="P7"><text:span text:style-name="T5">7th</text:span></text:p>
          </table:table-cell>
          <table:table-cell table:style-name="Table10.A2" office:value-type="string">
            <text:p text:style-name="P9"><text:span text:style-name="T5">+3</text:span></text:p>
          </table:table-cell>
          <table:table-cell table:style-name="Table10.A2" office:value-type="string">
            <text:p text:style-name="P9"><text:span text:style-name="T5">+2</text:span></text:p>
          </table:table-cell>
          <table:table-cell table:style-name="Table10.A2" office:value-type="string">
            <text:p text:style-name="P9"><text:span text:style-name="T5">+2</text:span></text:p>
          </table:table-cell>
          <table:table-cell table:style-name="Table10.A2" office:value-type="string">
            <text:p text:style-name="P9"><text:span text:style-name="T5">+5</text:span></text:p>
          </table:table-cell>
          <table:table-cell table:style-name="Table10.A2" office:value-type="string">
            <text:p text:style-name="P7"><text:span text:style-name="T5">Shadowjack abilities</text:span></text:p>
          </table:table-cell>
          <table:table-cell table:style-name="Table10.A2" office:value-type="string">
            <text:p text:style-name="P9"><text:span text:style-name="T5">+4</text:span></text:p>
          </table:table-cell>
          <table:table-cell table:style-name="Table10.A2" office:value-type="string">
            <text:p text:style-name="P9"><text:span text:style-name="T5">+2</text:span></text:p>
          </table:table-cell>
        </table:table-row>
        <table:table-row table:style-name="Table10.2">
          <table:table-cell table:style-name="Table10.A2" office:value-type="string">
            <text:p text:style-name="P7"><text:span text:style-name="T5">8th</text:span></text:p>
          </table:table-cell>
          <table:table-cell table:style-name="Table10.A2" office:value-type="string">
            <text:p text:style-name="P9"><text:span text:style-name="T5">+4</text:span></text:p>
          </table:table-cell>
          <table:table-cell table:style-name="Table10.A2" office:value-type="string">
            <text:p text:style-name="P9"><text:span text:style-name="T5">+2</text:span></text:p>
          </table:table-cell>
          <table:table-cell table:style-name="Table10.A2" office:value-type="string">
            <text:p text:style-name="P9"><text:span text:style-name="T5">+2</text:span></text:p>
          </table:table-cell>
          <table:table-cell table:style-name="Table10.A2" office:value-type="string">
            <text:p text:style-name="P9"><text:span text:style-name="T5">+6</text:span></text:p>
          </table:table-cell>
          <table:table-cell table:style-name="Table10.A2" office:value-type="string">
            <text:p text:style-name="P7"><text:span text:style-name="T5">Shadowjack abilities</text:span></text:p>
          </table:table-cell>
          <table:table-cell table:style-name="Table10.A2" office:value-type="string">
            <text:p text:style-name="P9"><text:span text:style-name="T5">+4</text:span></text:p>
          </table:table-cell>
          <table:table-cell table:style-name="Table10.A2" office:value-type="string">
            <text:p text:style-name="P9"><text:span text:style-name="T5">+2</text:span></text:p>
          </table:table-cell>
        </table:table-row>
        <table:table-row table:style-name="Table10.2">
          <table:table-cell table:style-name="Table10.A2" office:value-type="string">
            <text:p text:style-name="P7"><text:span text:style-name="T5">9th</text:span></text:p>
          </table:table-cell>
          <table:table-cell table:style-name="Table10.A2" office:value-type="string">
            <text:p text:style-name="P9"><text:span text:style-name="T5">+4</text:span></text:p>
          </table:table-cell>
          <table:table-cell table:style-name="Table10.A2" office:value-type="string">
            <text:p text:style-name="P9"><text:span text:style-name="T5">+3</text:span></text:p>
          </table:table-cell>
          <table:table-cell table:style-name="Table10.A2" office:value-type="string">
            <text:p text:style-name="P9"><text:span text:style-name="T5">+3</text:span></text:p>
          </table:table-cell>
          <table:table-cell table:style-name="Table10.A2" office:value-type="string">
            <text:p text:style-name="P9"><text:span text:style-name="T5">+6</text:span></text:p>
          </table:table-cell>
          <table:table-cell table:style-name="Table10.A2" office:value-type="string">
            <text:p text:style-name="P7"><text:span text:style-name="T5">Bonus feat</text:span></text:p>
          </table:table-cell>
          <table:table-cell table:style-name="Table10.A2" office:value-type="string">
            <text:p text:style-name="P9"><text:span text:style-name="T5">+5</text:span></text:p>
          </table:table-cell>
          <table:table-cell table:style-name="Table10.A2" office:value-type="string">
            <text:p text:style-name="P9"><text:span text:style-name="T5">+3</text:span></text:p>
          </table:table-cell>
        </table:table-row>
        <table:table-row table:style-name="Table10.2">
          <table:table-cell table:style-name="Table10.A12" office:value-type="string">
            <text:p text:style-name="P8"><text:span text:style-name="T5">10th</text:span></text:p>
          </table:table-cell>
          <table:table-cell table:style-name="Table10.A12" office:value-type="string">
            <text:p text:style-name="P10"><text:span text:style-name="T5">+5</text:span></text:p>
          </table:table-cell>
          <table:table-cell table:style-name="Table10.A12" office:value-type="string">
            <text:p text:style-name="P10"><text:span text:style-name="T5">+3</text:span></text:p>
          </table:table-cell>
          <table:table-cell table:style-name="Table10.A12" office:value-type="string">
            <text:p text:style-name="P10"><text:span text:style-name="T5">+3</text:span></text:p>
          </table:table-cell>
          <table:table-cell table:style-name="Table10.A12" office:value-type="string">
            <text:p text:style-name="P10"><text:span text:style-name="T5">+7</text:span></text:p>
          </table:table-cell>
          <table:table-cell table:style-name="Table10.A12" office:value-type="string">
            <text:p text:style-name="P8"><text:span text:style-name="T5">Virtual incantations</text:span></text:p>
          </table:table-cell>
          <table:table-cell table:style-name="Table10.A12" office:value-type="string">
            <text:p text:style-name="P10"><text:span text:style-name="T5">+5</text:span></text:p>
          </table:table-cell>
          <table:table-cell table:style-name="Table10.A12" office:value-type="string">
            <text:p text:style-name="P10"><text:span text:style-name="T5">+3</text:span></text:p>
          </table:table-cell>
        </table:table-row>
      </table:table>
      <text:p text:style-name="P5"/>
      <text:p text:style-name="P7"><text:span text:style-name="T14">Class Features</text:span></text:p>
      <text:p text:style-name="P7"><text:span text:style-name="T13">The following features pertain to the Shadowjack advanced class.</text:span></text:p>
      <text:p text:style-name="P7"><text:span text:style-name="T14">Read/Write Code</text:span></text:p>
      <text:p text:style-name="P7"><text:span text:style-name="T13">Beginning at 1st level, the Shadowjack can understand both the nature of raw computer code and what the program is intended to accomplish when implemented. On a successful Decipher Script check (DC 10 + Computer Use skill modifier of the code’s author), the Shadowjack can determine both the function of the program and any bugs or potential weak points in the design. If weak points are found, the Shadowjack gains a +2 insight bonus on Computer Use checks attempting to degrade the program.</text:span></text:p>
      <text:p text:style-name="P7"><text:span text:style-name="T14">Online Presence</text:span></text:p>
      <text:p text:style-name="P7"><text:span text:style-name="T13">Beginning at 2nd level, when attempting to use a Charism-abased skill such a Bluff, Intimidate, Diplomacy, or Gather</text:span></text:p>
      <text:p text:style-name="P7"><text:span text:style-name="T13">Information in an online situation, the Shadowjack adds any Shadowjack levels as a circumstance bonus.</text:span></text:p>
      <text:p text:style-name="P7"><text:span text:style-name="T14">Bonus Feats</text:span></text:p>
      <text:p text:style-name="P7"><text:span text:style-name="T13">At 3rd, 6th, and 9th level, the Shadowjack gets a bonus feat. The bonus feat must be selected from the following list, and the Shadowjack must meet all of the prerequisites for the feat to select it. Alertness, Arcane Skills, Builder, Cautious, Educated, Gearhead, Lightning Reflexes, Low Profile, Meticulous, Renown, Studious, Windfall.</text:span></text:p>
      <text:p text:style-name="P7"><text:span text:style-name="T14">Shadowjack Abilities</text:span></text:p>
      <text:p text:style-name="P7"><text:span text:style-name="T13">Beginning at 4th level, the Shadowjack gains the following abilities:</text:span></text:p>
      <text:p text:style-name="P7"><text:span text:style-name="T15">Electronic Empathy:</text:span><text:span text:style-name="T14"> </text:span><text:span text:style-name="T13">The Shadowjack gains a +2 competence bonus when repairing or disabling electronic devices. This is in addition to any synergy bonuses for related skills.</text:span></text:p>
      <text:p text:style-name="P7"><text:span text:style-name="T15">Careful Progress:</text:span><text:span text:style-name="T14"> </text:span><text:span text:style-name="T13">When the Shadowjack attempts to defeat computer security, the administrator is alerted only if the Shadowjack fails his Computer Use check by 10 or more. At 5th level, the Shadowjack gains the following abilities:</text:span></text:p>
      <text:p text:style-name="P7"><text:span text:style-name="T15">False Trail:</text:span><text:span text:style-name="T14"> </text:span><text:span text:style-name="T13">When covering his electronically tracks through the internet, the Shadowjack can lay in a false trail. With a successful DC 25 Computer Use check, the Shadowjack imposes a –5 penalty on any attempt to trace him (as described in the </text:span><text:span text:style-name="T15">Defend Security </text:span><text:span text:style-name="T13">function of the Computer Use skill). If the trace fails by 10 or more points, the tracker follows the Shadowjack’s false trail to an innocent internet address. If the trace fails by less than 10 points, the tracker realizes the trail is bogus and gives up.</text:span></text:p>
      <text:p text:style-name="P7"><text:span text:style-name="T15">Install Backdoor:</text:span><text:span text:style-name="T14"> </text:span><text:span text:style-name="T13">After successfully breaking into a specific computer system, the Shadowjack can install a “backdoor” to the system. A backdoor is a piece of code that makes it easier for the Shadowjack to break into that particular system in the future. Writing and installing the program requires a Computer Use check (see chart below), but once successfully installed it automatically defeats that systems’ security upon return trips—the Shadowjack no longer needs to make Computer Use checks to enter that system.</text:span></text:p>
      <table:table table:name="Table11" table:style-name="Table11">
        <table:table-column table:style-name="Table11.A"/>
        <table:table-column table:style-name="Table11.B"/>
        <table:table-row table:style-name="Table11.1">
          <table:table-cell table:style-name="Table11.A1" office:value-type="string">
            <text:p text:style-name="P8"><text:span text:style-name="T4">Level of Security</text:span></text:p>
          </table:table-cell>
          <table:table-cell table:style-name="Table11.A1" office:value-type="string">
            <text:p text:style-name="P8"><text:span text:style-name="T4">DC</text:span></text:p>
          </table:table-cell>
        </table:table-row>
        <table:table-row table:style-name="Table11.1">
          <table:table-cell table:style-name="Table11.A2" office:value-type="string">
            <text:p text:style-name="P8"><text:span text:style-name="T5">Minimum</text:span></text:p>
          </table:table-cell>
          <table:table-cell table:style-name="Table11.A2" office:value-type="string">
            <text:p text:style-name="P8"><text:span text:style-name="T5">25</text:span></text:p>
          </table:table-cell>
        </table:table-row>
        <table:table-row table:style-name="Table11.1">
          <table:table-cell table:style-name="Table11.A2" office:value-type="string">
            <text:p text:style-name="P7"><text:span text:style-name="T5">Average</text:span></text:p>
          </table:table-cell>
          <table:table-cell table:style-name="Table11.A2" office:value-type="string">
            <text:p text:style-name="P7"><text:span text:style-name="T5">30º</text:span></text:p>
          </table:table-cell>
        </table:table-row>
        <table:table-row table:style-name="Table11.1">
          <table:table-cell table:style-name="Table11.A2" office:value-type="string">
            <text:p text:style-name="P7"><text:span text:style-name="T5">Exceptional</text:span></text:p>
          </table:table-cell>
          <table:table-cell table:style-name="Table11.A2" office:value-type="string">
            <text:p text:style-name="P7"><text:span text:style-name="T5">40</text:span></text:p>
          </table:table-cell>
        </table:table-row>
        <table:table-row table:style-name="Table11.1">
          <table:table-cell table:style-name="Table11.A5" office:value-type="string">
            <text:p text:style-name="P8"><text:span text:style-name="T5">Maximum</text:span></text:p>
          </table:table-cell>
          <table:table-cell table:style-name="Table11.A5" office:value-type="string">
            <text:p text:style-name="P8"><text:span text:style-name="T5">45</text:span></text:p>
          </table:table-cell>
        </table:table-row>
      </table:table>
      <text:p text:style-name="P7"><text:span text:style-name="T13">It is important to keep backdoors hidden from the system administrator, who will always be on the lookout for such invasions. A backdoor automatically allows the Shadowjack entrance to a particular system, but every time he uses it he must make an opposed Computer Use check against the administrator. Failure means the backdoor is discovered and will be deleted before the next time the Shadowjack returns. </text:span></text:p>
      <text:p text:style-name="P7"><text:span text:style-name="T13">At 7th level, the Shadowjack gains the following abilities:</text:span></text:p>
      <text:p text:style-name="P7"><text:span text:style-name="T15">Online Spell Resistance: </text:span><text:span text:style-name="T13">The Shadowjack becomes harder to hurt by spells and spell-like abilities sent through email and electronic devices, including the Techno Mage’s online spellcasting ability as well as magical items which use electronic components. The Shadowjack gains Spell Resistance equal to 10 + his Shadowjack levels. This is a supernatural ability.</text:span></text:p>
      <text:p text:style-name="P7"><text:span text:style-name="T15">Improved Degradation:</text:span><text:span text:style-name="T14"> </text:span><text:span text:style-name="T13">The Shadowjack’s attempts to alter and degrade existing programming get more insidious. The degradation is installed as normal (as described in the</text:span></text:p>
      <text:p text:style-name="P7"><text:span text:style-name="T15">Degrade Programming </text:span><text:span text:style-name="T13">function of the Computer Use skill). However, unless the Computer Use check to fix the degraded program exceeds the DC by 5, the degradation returns within 6 hours—this happens automatically, the Shadowjack does not have to make a second check.</text:span></text:p>
      <text:p text:style-name="P7"><text:span text:style-name="T13">At 8th level, the Shadowjack gains the following abilities:</text:span></text:p>
      <text:p text:style-name="P7"><text:span text:style-name="T15">Passfirewall: </text:span><text:span text:style-name="T13">When the Shadowjack attempts to defeat computer security, the administrator is alerted only if the Shadowjack rolls a 1 on his Computer Use check.</text:span></text:p>
      <text:p text:style-name="P7"><text:span text:style-name="T15">Walking Database: </text:span><text:span text:style-name="T13">The Shadowjack gains the supernatural ability to recall vast amounts of information gleaned while traveling through cyberspace. He may spend an action point and then substitute his Computer Use score instead of a Knowledge score for the purposes of one check.</text:span></text:p>
      <text:p text:style-name="P7"><text:span text:style-name="T14">Virtual Incantations</text:span></text:p>
      <text:p text:style-name="P7"><text:span text:style-name="T13">At 10th level, the Shadowjack gains the spell-like ability to use a computer to cast incantations. This process reduces the number of secondary casters required by 10, and may allow the Shadowjack to shorten the casting time. If he is successful at a Computer Use check with a DC equal to the DC for the incantation’s skill check, the casting time is reduced to 1/10th of its original length. All other requirements for the incantation (components, saving throws, backlash, and so forth) remain the same.</text:span></text:p>
      <text:p text:style-name="P6"/>
      <text:h text:style-name="P20" text:outline-level="1"><text:span text:style-name="T11">SPEED DEMON</text:span></text:h>
      <text:p text:style-name="P7"><text:span text:style-name="T13">The fastest path into this advanced class is from the Fast hero basic class, though other paths are possible.</text:span></text:p>
      <text:p text:style-name="P7"><text:span text:style-name="T16">Requirements</text:span></text:p>
      <text:p text:style-name="P7"><text:soft-page-break/><text:span text:style-name="T13">To qualify to become a Speed Demon, a character must fulfill the following criteria.</text:span></text:p>
      <text:p text:style-name="P7"><text:span text:style-name="T14">Skills: </text:span><text:span text:style-name="T13">Drive 6 ranks.</text:span></text:p>
      <text:p text:style-name="P7"><text:span text:style-name="T14">Feats: </text:span><text:span text:style-name="T13">Vehicle Expert.</text:span></text:p>
      <text:p text:style-name="P7"><text:span text:style-name="T14">Other: </text:span><text:span text:style-name="T13">Base Reflex save +2.</text:span></text:p>
      <text:p text:style-name="P7"><text:span text:style-name="T16">Class Information</text:span></text:p>
      <text:p text:style-name="P7"><text:span text:style-name="T13">The following information pertains to the Speed Demon advanced class.</text:span></text:p>
      <text:p text:style-name="P7"><text:span text:style-name="T14">Hit Die</text:span></text:p>
      <text:p text:style-name="P7"><text:span text:style-name="T13">Speed Demons gain 1d8 hit points per level. The character’s Constitution modifier applies.</text:span></text:p>
      <text:p text:style-name="P7"><text:span text:style-name="T14">Action Points</text:span></text:p>
      <text:p text:style-name="P7"><text:span text:style-name="T13">Speed Demons gain a number of action points equal to 6 plus one-half their character level, rounded down, every time they advance a level in this class.</text:span></text:p>
      <text:p text:style-name="P7"><text:span text:style-name="T14">Class Skills</text:span></text:p>
      <text:p text:style-name="P7"><text:span text:style-name="T13">The Speed Demon’s class skills are as follows: Balance (Dex), Concentration (Con), Craft (electronic, mechanical) (Int), Disable Device (Dex), Drive (Dex), Knowledge (current events, popular culture, technology) (Int), Listen (Wis), Profession (Wis), Navigate (Int), Pilot (Dex), Read/Write Language (none), Repair (Int), Speak Language (none), Tumble (Dex).</text:span></text:p>
      <text:p text:style-name="P7"><text:span text:style-name="T14">Skill Points at Each Level: </text:span><text:span text:style-name="T13">5 + Intelligence modifier.</text:span></text:p>
      <text:p text:style-name="P4"/>
      <table:table table:name="Table12" table:style-name="Table12">
        <table:table-column table:style-name="Table12.A"/>
        <table:table-column table:style-name="Table12.B"/>
        <table:table-column table:style-name="Table12.C" table:number-columns-repeated="3"/>
        <table:table-column table:style-name="Table12.F"/>
        <table:table-column table:style-name="Table12.G"/>
        <table:table-column table:style-name="Table12.H"/>
        <table:table-row table:style-name="Table12.1">
          <table:table-cell table:style-name="Table12.A1" table:number-columns-spanned="8" office:value-type="string">
            <text:h text:style-name="P23" text:outline-level="5"><text:span text:style-name="T1">Table: The Speed Demon</text:span></text:h>
          </table:table-cell>
          <table:covered-table-cell/>
          <table:covered-table-cell/>
          <table:covered-table-cell/>
          <table:covered-table-cell/>
          <table:covered-table-cell/>
          <table:covered-table-cell/>
          <table:covered-table-cell/>
        </table:table-row>
        <table:table-row table:style-name="Table12.2">
          <table:table-cell table:style-name="Table12.A2" office:value-type="string">
            <text:p text:style-name="P8"><text:span text:style-name="T4">Level</text:span></text:p>
          </table:table-cell>
          <table:table-cell table:style-name="Table12.A2" office:value-type="string">
            <text:p text:style-name="P10"><text:span text:style-name="T4">Base Attack Bonus</text:span></text:p>
          </table:table-cell>
          <table:table-cell table:style-name="Table12.A2" office:value-type="string">
            <text:p text:style-name="P10"><text:span text:style-name="T4">Fort Save</text:span></text:p>
          </table:table-cell>
          <table:table-cell table:style-name="Table12.A2" office:value-type="string">
            <text:p text:style-name="P10"><text:span text:style-name="T4">Ref Save</text:span></text:p>
          </table:table-cell>
          <table:table-cell table:style-name="Table12.A2" office:value-type="string">
            <text:p text:style-name="P10"><text:span text:style-name="T4">Will Save</text:span></text:p>
          </table:table-cell>
          <table:table-cell table:style-name="Table12.A2" office:value-type="string">
            <text:p text:style-name="P8"><text:span text:style-name="T4">Special</text:span></text:p>
          </table:table-cell>
          <table:table-cell table:style-name="Table12.A2" office:value-type="string">
            <text:p text:style-name="P10"><text:span text:style-name="T4">Defense Bonus</text:span></text:p>
          </table:table-cell>
          <table:table-cell table:style-name="Table12.A2" office:value-type="string">
            <text:p text:style-name="P10"><text:span text:style-name="T4">Reputation Bonus</text:span></text:p>
          </table:table-cell>
        </table:table-row>
        <table:table-row table:style-name="Table12.2">
          <table:table-cell table:style-name="Table12.A2" office:value-type="string">
            <text:p text:style-name="P7"><text:span text:style-name="T5">1st</text:span></text:p>
          </table:table-cell>
          <table:table-cell table:style-name="Table12.A2" office:value-type="string">
            <text:p text:style-name="P9"><text:span text:style-name="T5">+0</text:span></text:p>
          </table:table-cell>
          <table:table-cell table:style-name="Table12.A2" office:value-type="string">
            <text:p text:style-name="P9"><text:span text:style-name="T5">+0</text:span></text:p>
          </table:table-cell>
          <table:table-cell table:style-name="Table12.A2" office:value-type="string">
            <text:p text:style-name="P9"><text:span text:style-name="T5">+2</text:span></text:p>
          </table:table-cell>
          <table:table-cell table:style-name="Table12.A2" office:value-type="string">
            <text:p text:style-name="P9"><text:span text:style-name="T5">+0</text:span></text:p>
          </table:table-cell>
          <table:table-cell table:style-name="Table12.A2" office:value-type="string">
            <text:p text:style-name="P7"><text:span text:style-name="T5">Uncanny dodge X</text:span></text:p>
          </table:table-cell>
          <table:table-cell table:style-name="Table12.A2" office:value-type="string">
            <text:p text:style-name="P9"><text:span text:style-name="T5">+1</text:span></text:p>
          </table:table-cell>
          <table:table-cell table:style-name="Table12.A2" office:value-type="string">
            <text:p text:style-name="P9"><text:span text:style-name="T5">+0</text:span></text:p>
          </table:table-cell>
        </table:table-row>
        <table:table-row table:style-name="Table12.2">
          <table:table-cell table:style-name="Table12.A2" office:value-type="string">
            <text:p text:style-name="P7"><text:span text:style-name="T5">2nd</text:span></text:p>
          </table:table-cell>
          <table:table-cell table:style-name="Table12.A2" office:value-type="string">
            <text:p text:style-name="P9"><text:span text:style-name="T5">+1</text:span></text:p>
          </table:table-cell>
          <table:table-cell table:style-name="Table12.A2" office:value-type="string">
            <text:p text:style-name="P9"><text:span text:style-name="T5">+0</text:span></text:p>
          </table:table-cell>
          <table:table-cell table:style-name="Table12.A2" office:value-type="string">
            <text:p text:style-name="P9"><text:span text:style-name="T5">+3</text:span></text:p>
          </table:table-cell>
          <table:table-cell table:style-name="Table12.A2" office:value-type="string">
            <text:p text:style-name="P9"><text:span text:style-name="T5">+0</text:span></text:p>
          </table:table-cell>
          <table:table-cell table:style-name="Table12.A2" office:value-type="string">
            <text:p text:style-name="P7"><text:span text:style-name="T5">Hit the weak spot</text:span></text:p>
          </table:table-cell>
          <table:table-cell table:style-name="Table12.A2" office:value-type="string">
            <text:p text:style-name="P9"><text:span text:style-name="T5">+1</text:span></text:p>
          </table:table-cell>
          <table:table-cell table:style-name="Table12.A2" office:value-type="string">
            <text:p text:style-name="P9"><text:span text:style-name="T5">+0</text:span></text:p>
          </table:table-cell>
        </table:table-row>
        <table:table-row table:style-name="Table12.2">
          <table:table-cell table:style-name="Table12.A2" office:value-type="string">
            <text:p text:style-name="P7"><text:span text:style-name="T5">3rd</text:span></text:p>
          </table:table-cell>
          <table:table-cell table:style-name="Table12.A2" office:value-type="string">
            <text:p text:style-name="P9"><text:span text:style-name="T5">+2</text:span></text:p>
          </table:table-cell>
          <table:table-cell table:style-name="Table12.A2" office:value-type="string">
            <text:p text:style-name="P9"><text:span text:style-name="T5">+1</text:span></text:p>
          </table:table-cell>
          <table:table-cell table:style-name="Table12.A2" office:value-type="string">
            <text:p text:style-name="P9"><text:span text:style-name="T5">+3</text:span></text:p>
          </table:table-cell>
          <table:table-cell table:style-name="Table12.A2" office:value-type="string">
            <text:p text:style-name="P9"><text:span text:style-name="T5">+1</text:span></text:p>
          </table:table-cell>
          <table:table-cell table:style-name="Table12.A2" office:value-type="string">
            <text:p text:style-name="P7"><text:span text:style-name="T5">Bonus feat, vehicle empathy</text:span></text:p>
          </table:table-cell>
          <table:table-cell table:style-name="Table12.A2" office:value-type="string">
            <text:p text:style-name="P9"><text:span text:style-name="T5">+2</text:span></text:p>
          </table:table-cell>
          <table:table-cell table:style-name="Table12.A2" office:value-type="string">
            <text:p text:style-name="P9"><text:span text:style-name="T5">+1</text:span></text:p>
          </table:table-cell>
        </table:table-row>
        <table:table-row table:style-name="Table12.2">
          <table:table-cell table:style-name="Table12.A2" office:value-type="string">
            <text:p text:style-name="P7"><text:span text:style-name="T5">4th</text:span></text:p>
          </table:table-cell>
          <table:table-cell table:style-name="Table12.A2" office:value-type="string">
            <text:p text:style-name="P9"><text:span text:style-name="T5">+3</text:span></text:p>
          </table:table-cell>
          <table:table-cell table:style-name="Table12.A2" office:value-type="string">
            <text:p text:style-name="P9"><text:span text:style-name="T5">+1</text:span></text:p>
          </table:table-cell>
          <table:table-cell table:style-name="Table12.A2" office:value-type="string">
            <text:p text:style-name="P9"><text:span text:style-name="T5">+4</text:span></text:p>
          </table:table-cell>
          <table:table-cell table:style-name="Table12.A2" office:value-type="string">
            <text:p text:style-name="P9"><text:span text:style-name="T5">+1</text:span></text:p>
          </table:table-cell>
          <table:table-cell table:style-name="Table12.A2" office:value-type="string">
            <text:p text:style-name="P7"><text:span text:style-name="T5">Need for speed</text:span></text:p>
          </table:table-cell>
          <table:table-cell table:style-name="Table12.A2" office:value-type="string">
            <text:p text:style-name="P9"><text:span text:style-name="T5">+2</text:span></text:p>
          </table:table-cell>
          <table:table-cell table:style-name="Table12.A2" office:value-type="string">
            <text:p text:style-name="P9"><text:span text:style-name="T5">+1</text:span></text:p>
          </table:table-cell>
        </table:table-row>
        <table:table-row table:style-name="Table12.2">
          <table:table-cell table:style-name="Table12.A2" office:value-type="string">
            <text:p text:style-name="P7"><text:span text:style-name="T5">5th</text:span></text:p>
          </table:table-cell>
          <table:table-cell table:style-name="Table12.A2" office:value-type="string">
            <text:p text:style-name="P9"><text:span text:style-name="T5">+3</text:span></text:p>
          </table:table-cell>
          <table:table-cell table:style-name="Table12.A2" office:value-type="string">
            <text:p text:style-name="P9"><text:span text:style-name="T5">+1</text:span></text:p>
          </table:table-cell>
          <table:table-cell table:style-name="Table12.A2" office:value-type="string">
            <text:p text:style-name="P9"><text:span text:style-name="T5">+4</text:span></text:p>
          </table:table-cell>
          <table:table-cell table:style-name="Table12.A2" office:value-type="string">
            <text:p text:style-name="P9"><text:span text:style-name="T5">+1</text:span></text:p>
          </table:table-cell>
          <table:table-cell table:style-name="Table12.A2" office:value-type="string">
            <text:p text:style-name="P7"><text:span text:style-name="T5">Nursing the turns</text:span></text:p>
          </table:table-cell>
          <table:table-cell table:style-name="Table12.A2" office:value-type="string">
            <text:p text:style-name="P9"><text:span text:style-name="T5">+3</text:span></text:p>
          </table:table-cell>
          <table:table-cell table:style-name="Table12.A2" office:value-type="string">
            <text:p text:style-name="P9"><text:span text:style-name="T5">+1</text:span></text:p>
          </table:table-cell>
        </table:table-row>
        <table:table-row table:style-name="Table12.2">
          <table:table-cell table:style-name="Table12.A2" office:value-type="string">
            <text:p text:style-name="P7"><text:span text:style-name="T5">6th</text:span></text:p>
          </table:table-cell>
          <table:table-cell table:style-name="Table12.A2" office:value-type="string">
            <text:p text:style-name="P9"><text:span text:style-name="T5">+4</text:span></text:p>
          </table:table-cell>
          <table:table-cell table:style-name="Table12.A2" office:value-type="string">
            <text:p text:style-name="P9"><text:span text:style-name="T5">+2</text:span></text:p>
          </table:table-cell>
          <table:table-cell table:style-name="Table12.A2" office:value-type="string">
            <text:p text:style-name="P9"><text:span text:style-name="T5">+5</text:span></text:p>
          </table:table-cell>
          <table:table-cell table:style-name="Table12.A2" office:value-type="string">
            <text:p text:style-name="P9"><text:span text:style-name="T5">+2</text:span></text:p>
          </table:table-cell>
          <table:table-cell table:style-name="Table12.A2" office:value-type="string">
            <text:p text:style-name="P7"><text:span text:style-name="T5">Bonus feat, commandeer</text:span></text:p>
          </table:table-cell>
          <table:table-cell table:style-name="Table12.A2" office:value-type="string">
            <text:p text:style-name="P9"><text:span text:style-name="T5">+3</text:span></text:p>
          </table:table-cell>
          <table:table-cell table:style-name="Table12.A2" office:value-type="string">
            <text:p text:style-name="P9"><text:span text:style-name="T5">+2</text:span></text:p>
          </table:table-cell>
        </table:table-row>
        <table:table-row table:style-name="Table12.2">
          <table:table-cell table:style-name="Table12.A2" office:value-type="string">
            <text:p text:style-name="P7"><text:span text:style-name="T5">7th</text:span></text:p>
          </table:table-cell>
          <table:table-cell table:style-name="Table12.A2" office:value-type="string">
            <text:p text:style-name="P9"><text:span text:style-name="T5">+5</text:span></text:p>
          </table:table-cell>
          <table:table-cell table:style-name="Table12.A2" office:value-type="string">
            <text:p text:style-name="P9"><text:span text:style-name="T5">+2</text:span></text:p>
          </table:table-cell>
          <table:table-cell table:style-name="Table12.A2" office:value-type="string">
            <text:p text:style-name="P9"><text:span text:style-name="T5">+5</text:span></text:p>
          </table:table-cell>
          <table:table-cell table:style-name="Table12.A2" office:value-type="string">
            <text:p text:style-name="P9"><text:span text:style-name="T5">+2</text:span></text:p>
          </table:table-cell>
          <table:table-cell table:style-name="Table12.A2" office:value-type="string">
            <text:p text:style-name="P7"><text:span text:style-name="T5">Leadfoot</text:span></text:p>
          </table:table-cell>
          <table:table-cell table:style-name="Table12.A2" office:value-type="string">
            <text:p text:style-name="P9"><text:span text:style-name="T5">+4</text:span></text:p>
          </table:table-cell>
          <table:table-cell table:style-name="Table12.A2" office:value-type="string">
            <text:p text:style-name="P9"><text:span text:style-name="T5">+2</text:span></text:p>
          </table:table-cell>
        </table:table-row>
        <table:table-row table:style-name="Table12.2">
          <table:table-cell table:style-name="Table12.A2" office:value-type="string">
            <text:p text:style-name="P7"><text:span text:style-name="T5">8th</text:span></text:p>
          </table:table-cell>
          <table:table-cell table:style-name="Table12.A2" office:value-type="string">
            <text:p text:style-name="P9"><text:span text:style-name="T5">+6</text:span></text:p>
          </table:table-cell>
          <table:table-cell table:style-name="Table12.A2" office:value-type="string">
            <text:p text:style-name="P9"><text:span text:style-name="T5">+2</text:span></text:p>
          </table:table-cell>
          <table:table-cell table:style-name="Table12.A2" office:value-type="string">
            <text:p text:style-name="P9"><text:span text:style-name="T5">+6</text:span></text:p>
          </table:table-cell>
          <table:table-cell table:style-name="Table12.A2" office:value-type="string">
            <text:p text:style-name="P9"><text:span text:style-name="T5">+2</text:span></text:p>
          </table:table-cell>
          <table:table-cell table:style-name="Table12.A2" office:value-type="string">
            <text:p text:style-name="P7"><text:span text:style-name="T5">Redlining the needle</text:span></text:p>
          </table:table-cell>
          <table:table-cell table:style-name="Table12.A2" office:value-type="string">
            <text:p text:style-name="P9"><text:span text:style-name="T5">+4</text:span></text:p>
          </table:table-cell>
          <table:table-cell table:style-name="Table12.A2" office:value-type="string">
            <text:p text:style-name="P9"><text:span text:style-name="T5">+2</text:span></text:p>
          </table:table-cell>
        </table:table-row>
        <table:table-row table:style-name="Table12.2">
          <table:table-cell table:style-name="Table12.A2" office:value-type="string">
            <text:p text:style-name="P7"><text:span text:style-name="T5">9th</text:span></text:p>
          </table:table-cell>
          <table:table-cell table:style-name="Table12.A2" office:value-type="string">
            <text:p text:style-name="P9"><text:span text:style-name="T5">+6</text:span></text:p>
          </table:table-cell>
          <table:table-cell table:style-name="Table12.A2" office:value-type="string">
            <text:p text:style-name="P9"><text:span text:style-name="T5">+3</text:span></text:p>
          </table:table-cell>
          <table:table-cell table:style-name="Table12.A2" office:value-type="string">
            <text:p text:style-name="P9"><text:span text:style-name="T5">+6</text:span></text:p>
          </table:table-cell>
          <table:table-cell table:style-name="Table12.A2" office:value-type="string">
            <text:p text:style-name="P9"><text:span text:style-name="T5">+3</text:span></text:p>
          </table:table-cell>
          <table:table-cell table:style-name="Table12.A2" office:value-type="string">
            <text:p text:style-name="P7"><text:span text:style-name="T5">Bonus feat. restore vehicle</text:span></text:p>
          </table:table-cell>
          <table:table-cell table:style-name="Table12.A2" office:value-type="string">
            <text:p text:style-name="P9"><text:span text:style-name="T5">+5</text:span></text:p>
          </table:table-cell>
          <table:table-cell table:style-name="Table12.A2" office:value-type="string">
            <text:p text:style-name="P9"><text:span text:style-name="T5">+3</text:span></text:p>
          </table:table-cell>
        </table:table-row>
        <table:table-row table:style-name="Table12.2">
          <table:table-cell table:style-name="Table12.A12" office:value-type="string">
            <text:p text:style-name="P8"><text:span text:style-name="T5">10th</text:span></text:p>
          </table:table-cell>
          <table:table-cell table:style-name="Table12.A12" office:value-type="string">
            <text:p text:style-name="P10"><text:span text:style-name="T5">+7</text:span></text:p>
          </table:table-cell>
          <table:table-cell table:style-name="Table12.A12" office:value-type="string">
            <text:p text:style-name="P10"><text:span text:style-name="T5">+3</text:span></text:p>
          </table:table-cell>
          <table:table-cell table:style-name="Table12.A12" office:value-type="string">
            <text:p text:style-name="P10"><text:span text:style-name="T5">+7</text:span></text:p>
          </table:table-cell>
          <table:table-cell table:style-name="Table12.A12" office:value-type="string">
            <text:p text:style-name="P10"><text:span text:style-name="T5">+3</text:span></text:p>
          </table:table-cell>
          <table:table-cell table:style-name="Table12.A12" office:value-type="string">
            <text:p text:style-name="P8"><text:span text:style-name="T5">One with the machine</text:span></text:p>
          </table:table-cell>
          <table:table-cell table:style-name="Table12.A12" office:value-type="string">
            <text:p text:style-name="P10"><text:span text:style-name="T5">+5</text:span></text:p>
          </table:table-cell>
          <table:table-cell table:style-name="Table12.A12" office:value-type="string">
            <text:p text:style-name="P10"><text:span text:style-name="T5">+3</text:span></text:p>
          </table:table-cell>
        </table:table-row>
      </table:table>
      <text:p text:style-name="P5"/>
      <text:p text:style-name="P7"><text:span text:style-name="T14">Class Features</text:span></text:p>
      <text:p text:style-name="P7"><text:span text:style-name="T13">The following features pertain to the Speed Demon advanced class.</text:span></text:p>
      <text:p text:style-name="P7"><text:span text:style-name="T14">Uncanny Dodge X</text:span></text:p>
      <text:p text:style-name="P7"><text:span text:style-name="T13">The Speed Demon gains the ability of Uncanny Dodge, or increases the potency of this ability if she already has it. If the Speed Demon does not have Uncanny Dodge 1 (usually gained as a Fast hero), she gains Uncanny Dodge 1</text:span><text:span text:style-name="T14">: </text:span><text:span text:style-name="T13">She retains her Dexterity bonus to Defense (if any) regardless of being caught flat-footed or struck by a hidden attacker. (She still loses her Dexterity bonus to Defense if she’s immobilized.) If the Speed Demon already has Uncanny Dodge 1, she gains Uncanny Dodge 2: She can no longer be flanked; she can react to opponents on opposite sides of herself as easily as she can react to a single attacker.</text:span></text:p>
      <text:p text:style-name="P7"><text:span text:style-name="T13">If the Speed Demon already has Uncanny Dodge 2, then she gains no further benefit from this ability.</text:span></text:p>
      <text:p text:style-name="P7"><text:span text:style-name="T14">Hit the Weak Spot</text:span></text:p>
      <text:p text:style-name="P7"><text:span text:style-name="T13">At 2nd level, the Speed Demon knows enough about vehicles to know the best way to damage and disable them. Whether using a weapon or another vehicle, the Speed Demon ignores the first 5 points of hardness when attacking a vehicle.</text:span></text:p>
      <text:p text:style-name="P7"><text:span text:style-name="T14">Bonus Feats</text:span></text:p>
      <text:p text:style-name="P7"><text:span text:style-name="T13">At 3rd, 6th, and 9th level, the Speed Demon gets a bonus feat. The bonus feat must be selected from the following list, and the Speed Demon must meet all of the prerequisites for the feat to select it. Brawl, Builder, Dodge, Drive-By Attack, Force Stop, Gearhead, Improved Brawl, Renown, Streetfighting, Vehicle Dodge, Vehicle Specialization.</text:span></text:p>
      <text:p text:style-name="P7"><text:soft-page-break/><text:span text:style-name="T14">Vehicle Empathy</text:span></text:p>
      <text:p text:style-name="P7"><text:span text:style-name="T13">At 3rd level, the Speed Demon gains the supernatural ability to use Disable Device with a vehicle with which she has the Vehicle Specialization feat. This is a free action, but she must be touching the vehicle in question in order for the ability to function. This may include popping the locks without tools, starting the engine without keys, or cracking the engine block by touching the hood.</text:span></text:p>
      <text:p text:style-name="P7"><text:span text:style-name="T14">Need For Speed</text:span></text:p>
      <text:p text:style-name="P7"><text:span text:style-name="T13">At 4th level, the Speed Demon can improve the top speed of a ground or water vehicle that she controls. The vehicle’s top speed is increased by 25%.</text:span></text:p>
      <text:p text:style-name="P7"><text:span text:style-name="T14">Nursing the Turns</text:span></text:p>
      <text:p text:style-name="P7"><text:span text:style-name="T13">At 5th level, the Speed Demon can get better performance out of a vehicle, reducing some of its penalties. The Speed Demon may spend an action point to negate the Maneuver penalty of a vehicle or Initiative penalty of a vehicle she controls until the beginning of the Speed Demon’s next turn.</text:span></text:p>
      <text:p text:style-name="P7"><text:span text:style-name="T14">Commandeer</text:span></text:p>
      <text:p text:style-name="P7"><text:span text:style-name="T13">At 6th Level, the Speed Demon gains the supernatural ability to control a vehicle even if she is not behind the wheel or otherwise in immediate control of the vehicle. The Speed Demon makes all Drive checks for the vehicle as long as she is in control.</text:span></text:p>
      <text:p text:style-name="P7"><text:span text:style-name="T13">The Speed Demon must be in contact with the vehicle, and loses control of it if she no longer maintains contact. The vehicle must be a vehicle with which the Speed Demon has the Vehicle Specialization feat.</text:span></text:p>
      <text:p text:style-name="P7"><text:span text:style-name="T13">The Speed Demon must make a Drive check for commandeering a vehicle. The DC is 10 for an otherwise uncontrolled vehicle or one in which the controller allows the Speed Demon to assume control. If the controller of the vehicle resists the Speed Demon’s attempts, the DC is 10 + the controller’s Drive skill.</text:span></text:p>
      <text:p text:style-name="P7"><text:span text:style-name="T14">Leadfoot</text:span></text:p>
      <text:p text:style-name="P7"><text:span text:style-name="T13">At 7th level, the Speed Demon gains a +2 competence bonus on initiative checks when controlling a vehicle.</text:span></text:p>
      <text:p text:style-name="P7"><text:span text:style-name="T14">Redlining the Needle</text:span></text:p>
      <text:p text:style-name="P7"><text:span text:style-name="T13">At 8th level, the Speed Demon treats Check/Roll Modifiers for All-Out and Highway Speeds as Street Speeds (reduced to –1 as opposed to –2 and –4, respectively).</text:span></text:p>
      <text:p text:style-name="P7"><text:span text:style-name="T14">Restore Vehicle</text:span></text:p>
      <text:p text:style-name="P7"><text:span text:style-name="T13">At 9th level, the Speed Demon gains the supernatural ability to, as a move action or part of a move action, restore a vehicle to working condition. The Speed Demon spends an action point and restores up to 10 points of damage to a vehicle she is in contact with. The restoration is magical in nature, and may be performed while the vehicle is in motion. The Speed Demon may restore damaged portions of the vehicle, such as tires, in the same manner.</text:span></text:p>
      <text:p text:style-name="P7"><text:span text:style-name="T14">One with the Vehicle</text:span></text:p>
      <text:p text:style-name="P7"><text:span text:style-name="T13">At 10th level, the Speed Demon develops supernatural reflexes behind the wheel, effectively reacting as if vehicle and body were one. When the Speed Demon is in control of a vehicle, she can add her Defense bonus to that of the vehicle. The Defense bonus applies to all parts of the vehicle, including windshields, tires, and passengers.</text:span></text:p>
      <text:p text:style-name="P6"/>
      <text:h text:style-name="P20" text:outline-level="1"><text:span text:style-name="T11">STREET WARRIOR</text:span></text:h>
      <text:p text:style-name="P7"><text:span text:style-name="T13">The fastest path into this advanced class is from the Strong hero basic class, though other paths are possible.</text:span></text:p>
      <text:h text:style-name="P27" text:outline-level="2"><text:span text:style-name="T14">Requirements</text:span></text:h>
      <text:p text:style-name="P7"><text:span text:style-name="T13">To qualify to become a Street Warrior, a character must fulfill the following criteria.</text:span></text:p>
      <text:p text:style-name="P7"><text:span text:style-name="T14">Base Attack Bonus: </text:span><text:span text:style-name="T13">+3.</text:span></text:p>
      <text:p text:style-name="P7"><text:span text:style-name="T14">Skills: </text:span><text:span text:style-name="T13">Knowledge (streetwise) 6 ranks.</text:span></text:p>
      <text:p text:style-name="P7"><text:span text:style-name="T14">Feats: </text:span><text:span text:style-name="T13">Streetfighting, Brawl.</text:span></text:p>
      <text:p text:style-name="P7"><text:span text:style-name="T14">Other: </text:span><text:span text:style-name="T13">Before or upon taking the Street Warrior advanced class, the Street Warrior must have an allegiance to some urban area or group. This could include a particular neighborhood or organization that would be suitable for an urban-oriented character.</text:span></text:p>
      <text:h text:style-name="P27" text:outline-level="2"><text:span text:style-name="T14">Class Information</text:span></text:h>
      <text:p text:style-name="P7"><text:span text:style-name="T13">The following information pertains to the Street Warrior advanced class.</text:span></text:p>
      <text:p text:style-name="P7"><text:span text:style-name="T14">Hit Die</text:span></text:p>
      <text:p text:style-name="P7"><text:span text:style-name="T13">Street Warriors gain 1d10 hit points per level. The character’s Constitution modifier applies.</text:span></text:p>
      <text:p text:style-name="P7"><text:span text:style-name="T14">Action Points</text:span></text:p>
      <text:p text:style-name="P7"><text:span text:style-name="T13">Street Warriors gain a number of action points equal to 6 plus one-half their character level, rounded down, every time they advance a level in this class.</text:span></text:p>
      <text:p text:style-name="P7"><text:span text:style-name="T14">Class Skills</text:span></text:p>
      <text:p text:style-name="P7"><text:span text:style-name="T13">The Street Warrior’s class skills are as follows: Bluff (Cha), Diplomacy (Cha), Disable Device (Int), Drive (Dex), Gamble (Wis), Gather Information (Cha), Hide (Dex), Intimidate (Cha), Investigate (Int), Jump (Str), Knowledge (popular culture, streetwise, tactics) (Int), Move Silently (Dex), Profession (Wis), Sense Motive (Wis), Spot (Wis), Survival (Wis)</text:span></text:p>
      <text:p text:style-name="P7"><text:span text:style-name="T14">Skill Points at Each Level: </text:span><text:span text:style-name="T13">5 + Intelligence modifier.</text:span></text:p>
      <text:p text:style-name="P5"><text:soft-page-break/></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8"><text:span text:style-name="T4">Table: The Street Warrior</text:span></text:p>
          </table:table-cell>
          <table:covered-table-cell/>
          <table:covered-table-cell/>
          <table:covered-table-cell/>
          <table:covered-table-cell/>
          <table:covered-table-cell/>
          <table:covered-table-cell/>
          <table:covered-table-cell/>
        </table:table-row>
        <table:table-row table:style-name="Table13.2">
          <table:table-cell table:style-name="Table13.A2" office:value-type="string">
            <text:p text:style-name="P8"><text:span text:style-name="T4">Level</text:span></text:p>
          </table:table-cell>
          <table:table-cell table:style-name="Table13.A2" office:value-type="string">
            <text:p text:style-name="P10"><text:span text:style-name="T4">Base Attack Bonus</text:span></text:p>
          </table:table-cell>
          <table:table-cell table:style-name="Table13.A2" office:value-type="string">
            <text:p text:style-name="P10"><text:span text:style-name="T4">Fort Save</text:span></text:p>
          </table:table-cell>
          <table:table-cell table:style-name="Table13.A2" office:value-type="string">
            <text:p text:style-name="P10"><text:span text:style-name="T4">Ref Save</text:span></text:p>
          </table:table-cell>
          <table:table-cell table:style-name="Table13.A2" office:value-type="string">
            <text:p text:style-name="P10"><text:span text:style-name="T4">Will Save</text:span></text:p>
          </table:table-cell>
          <table:table-cell table:style-name="Table13.A2" office:value-type="string">
            <text:p text:style-name="P8"><text:span text:style-name="T4">Special</text:span></text:p>
          </table:table-cell>
          <table:table-cell table:style-name="Table13.A2" office:value-type="string">
            <text:p text:style-name="P10"><text:span text:style-name="T4">Defense Bonus</text:span></text:p>
          </table:table-cell>
          <table:table-cell table:style-name="Table13.A2" office:value-type="string">
            <text:p text:style-name="P10"><text:span text:style-name="T4">Reputation Bonus</text:span></text:p>
          </table:table-cell>
        </table:table-row>
        <table:table-row table:style-name="Table13.2">
          <table:table-cell table:style-name="Table13.A2" office:value-type="string">
            <text:p text:style-name="P7"><text:span text:style-name="T5">1st</text:span></text:p>
          </table:table-cell>
          <table:table-cell table:style-name="Table13.A2" office:value-type="string">
            <text:p text:style-name="P9"><text:span text:style-name="T5">+1</text:span></text:p>
          </table:table-cell>
          <table:table-cell table:style-name="Table13.A2" office:value-type="string">
            <text:p text:style-name="P9"><text:span text:style-name="T5">+2</text:span></text:p>
          </table:table-cell>
          <table:table-cell table:style-name="Table13.A2" office:value-type="string">
            <text:p text:style-name="P9"><text:span text:style-name="T5">+0</text:span></text:p>
          </table:table-cell>
          <table:table-cell table:style-name="Table13.A2" office:value-type="string">
            <text:p text:style-name="P9"><text:span text:style-name="T5">+0</text:span></text:p>
          </table:table-cell>
          <table:table-cell table:style-name="Table13.A2" office:value-type="string">
            <text:p text:style-name="P7"><text:span text:style-name="T5">Urban survival</text:span></text:p>
          </table:table-cell>
          <table:table-cell table:style-name="Table13.A2" office:value-type="string">
            <text:p text:style-name="P9"><text:span text:style-name="T5">+1</text:span></text:p>
          </table:table-cell>
          <table:table-cell table:style-name="Table13.A2" office:value-type="string">
            <text:p text:style-name="P9"><text:span text:style-name="T5">+1</text:span></text:p>
          </table:table-cell>
        </table:table-row>
        <table:table-row table:style-name="Table13.2">
          <table:table-cell table:style-name="Table13.A2" office:value-type="string">
            <text:p text:style-name="P7"><text:span text:style-name="T5">2nd</text:span></text:p>
          </table:table-cell>
          <table:table-cell table:style-name="Table13.A2" office:value-type="string">
            <text:p text:style-name="P9"><text:span text:style-name="T5">+2</text:span></text:p>
          </table:table-cell>
          <table:table-cell table:style-name="Table13.A2" office:value-type="string">
            <text:p text:style-name="P9"><text:span text:style-name="T5">+3</text:span></text:p>
          </table:table-cell>
          <table:table-cell table:style-name="Table13.A2" office:value-type="string">
            <text:p text:style-name="P9"><text:span text:style-name="T5">+0</text:span></text:p>
          </table:table-cell>
          <table:table-cell table:style-name="Table13.A2" office:value-type="string">
            <text:p text:style-name="P9"><text:span text:style-name="T5">+0</text:span></text:p>
          </table:table-cell>
          <table:table-cell table:style-name="Table13.A2" office:value-type="string">
            <text:p text:style-name="P7"><text:span text:style-name="T5">Improvised weapons</text:span></text:p>
          </table:table-cell>
          <table:table-cell table:style-name="Table13.A2" office:value-type="string">
            <text:p text:style-name="P9"><text:span text:style-name="T5">+1</text:span></text:p>
          </table:table-cell>
          <table:table-cell table:style-name="Table13.A2" office:value-type="string">
            <text:p text:style-name="P9"><text:span text:style-name="T5">+1</text:span></text:p>
          </table:table-cell>
        </table:table-row>
        <table:table-row table:style-name="Table13.2">
          <table:table-cell table:style-name="Table13.A2" office:value-type="string">
            <text:p text:style-name="P7"><text:span text:style-name="T5">3rd</text:span></text:p>
          </table:table-cell>
          <table:table-cell table:style-name="Table13.A2" office:value-type="string">
            <text:p text:style-name="P9"><text:span text:style-name="T5">+3</text:span></text:p>
          </table:table-cell>
          <table:table-cell table:style-name="Table13.A2" office:value-type="string">
            <text:p text:style-name="P9"><text:span text:style-name="T5">+3</text:span></text:p>
          </table:table-cell>
          <table:table-cell table:style-name="Table13.A2" office:value-type="string">
            <text:p text:style-name="P9"><text:span text:style-name="T5">+1</text:span></text:p>
          </table:table-cell>
          <table:table-cell table:style-name="Table13.A2" office:value-type="string">
            <text:p text:style-name="P9"><text:span text:style-name="T5">+1</text:span></text:p>
          </table:table-cell>
          <table:table-cell table:style-name="Table13.A2" office:value-type="string">
            <text:p text:style-name="P7"><text:span text:style-name="T5">Bonus feat</text:span></text:p>
          </table:table-cell>
          <table:table-cell table:style-name="Table13.A2" office:value-type="string">
            <text:p text:style-name="P9"><text:span text:style-name="T5">+2</text:span></text:p>
          </table:table-cell>
          <table:table-cell table:style-name="Table13.A2" office:value-type="string">
            <text:p text:style-name="P9"><text:span text:style-name="T5">+1</text:span></text:p>
          </table:table-cell>
        </table:table-row>
        <table:table-row table:style-name="Table13.2">
          <table:table-cell table:style-name="Table13.A2" office:value-type="string">
            <text:p text:style-name="P7"><text:span text:style-name="T5">4th</text:span></text:p>
          </table:table-cell>
          <table:table-cell table:style-name="Table13.A2" office:value-type="string">
            <text:p text:style-name="P9"><text:span text:style-name="T5">+4</text:span></text:p>
          </table:table-cell>
          <table:table-cell table:style-name="Table13.A2" office:value-type="string">
            <text:p text:style-name="P9"><text:span text:style-name="T5">+4</text:span></text:p>
          </table:table-cell>
          <table:table-cell table:style-name="Table13.A2" office:value-type="string">
            <text:p text:style-name="P9"><text:span text:style-name="T5">+1</text:span></text:p>
          </table:table-cell>
          <table:table-cell table:style-name="Table13.A2" office:value-type="string">
            <text:p text:style-name="P9"><text:span text:style-name="T5">+1</text:span></text:p>
          </table:table-cell>
          <table:table-cell table:style-name="Table13.A2" office:value-type="string">
            <text:p text:style-name="P7"><text:span text:style-name="T5">Street cred</text:span></text:p>
          </table:table-cell>
          <table:table-cell table:style-name="Table13.A2" office:value-type="string">
            <text:p text:style-name="P9"><text:span text:style-name="T5">+2</text:span></text:p>
          </table:table-cell>
          <table:table-cell table:style-name="Table13.A2" office:value-type="string">
            <text:p text:style-name="P9"><text:span text:style-name="T5">+2</text:span></text:p>
          </table:table-cell>
        </table:table-row>
        <table:table-row table:style-name="Table13.2">
          <table:table-cell table:style-name="Table13.A2" office:value-type="string">
            <text:p text:style-name="P7"><text:span text:style-name="T5">5th</text:span></text:p>
          </table:table-cell>
          <table:table-cell table:style-name="Table13.A2" office:value-type="string">
            <text:p text:style-name="P9"><text:span text:style-name="T5">+5</text:span></text:p>
          </table:table-cell>
          <table:table-cell table:style-name="Table13.A2" office:value-type="string">
            <text:p text:style-name="P9"><text:span text:style-name="T5">+4</text:span></text:p>
          </table:table-cell>
          <table:table-cell table:style-name="Table13.A2" office:value-type="string">
            <text:p text:style-name="P9"><text:span text:style-name="T5">+1</text:span></text:p>
          </table:table-cell>
          <table:table-cell table:style-name="Table13.A2" office:value-type="string">
            <text:p text:style-name="P9"><text:span text:style-name="T5">+1</text:span></text:p>
          </table:table-cell>
          <table:table-cell table:style-name="Table13.A2" office:value-type="string">
            <text:p text:style-name="P7"><text:span text:style-name="T5">Improved streetfighting</text:span></text:p>
          </table:table-cell>
          <table:table-cell table:style-name="Table13.A2" office:value-type="string">
            <text:p text:style-name="P9"><text:span text:style-name="T5">+3</text:span></text:p>
          </table:table-cell>
          <table:table-cell table:style-name="Table13.A2" office:value-type="string">
            <text:p text:style-name="P9"><text:span text:style-name="T5">+2</text:span></text:p>
          </table:table-cell>
        </table:table-row>
        <table:table-row table:style-name="Table13.2">
          <table:table-cell table:style-name="Table13.A2" office:value-type="string">
            <text:p text:style-name="P7"><text:span text:style-name="T5">6th</text:span></text:p>
          </table:table-cell>
          <table:table-cell table:style-name="Table13.A2" office:value-type="string">
            <text:p text:style-name="P9"><text:span text:style-name="T5">+6</text:span></text:p>
          </table:table-cell>
          <table:table-cell table:style-name="Table13.A2" office:value-type="string">
            <text:p text:style-name="P9"><text:span text:style-name="T5">+5</text:span></text:p>
          </table:table-cell>
          <table:table-cell table:style-name="Table13.A2" office:value-type="string">
            <text:p text:style-name="P9"><text:span text:style-name="T5">+2</text:span></text:p>
          </table:table-cell>
          <table:table-cell table:style-name="Table13.A2" office:value-type="string">
            <text:p text:style-name="P9"><text:span text:style-name="T5">+2</text:span></text:p>
          </table:table-cell>
          <table:table-cell table:style-name="Table13.A2" office:value-type="string">
            <text:p text:style-name="P7"><text:span text:style-name="T5">Bonus feat</text:span></text:p>
          </table:table-cell>
          <table:table-cell table:style-name="Table13.A2" office:value-type="string">
            <text:p text:style-name="P9"><text:span text:style-name="T5">+3</text:span></text:p>
          </table:table-cell>
          <table:table-cell table:style-name="Table13.A2" office:value-type="string">
            <text:p text:style-name="P9"><text:span text:style-name="T5">+2</text:span></text:p>
          </table:table-cell>
        </table:table-row>
        <table:table-row table:style-name="Table13.2">
          <table:table-cell table:style-name="Table13.A2" office:value-type="string">
            <text:p text:style-name="P7"><text:span text:style-name="T5">7th</text:span></text:p>
          </table:table-cell>
          <table:table-cell table:style-name="Table13.A2" office:value-type="string">
            <text:p text:style-name="P9"><text:span text:style-name="T5">+7</text:span></text:p>
          </table:table-cell>
          <table:table-cell table:style-name="Table13.A2" office:value-type="string">
            <text:p text:style-name="P9"><text:span text:style-name="T5">+5</text:span></text:p>
          </table:table-cell>
          <table:table-cell table:style-name="Table13.A2" office:value-type="string">
            <text:p text:style-name="P9"><text:span text:style-name="T5">+2</text:span></text:p>
          </table:table-cell>
          <table:table-cell table:style-name="Table13.A2" office:value-type="string">
            <text:p text:style-name="P9"><text:span text:style-name="T5">+2</text:span></text:p>
          </table:table-cell>
          <table:table-cell table:style-name="Table13.A2" office:value-type="string">
            <text:p text:style-name="P7"><text:span text:style-name="T5">Weapon specialization</text:span></text:p>
          </table:table-cell>
          <table:table-cell table:style-name="Table13.A2" office:value-type="string">
            <text:p text:style-name="P9"><text:span text:style-name="T5">+4</text:span></text:p>
          </table:table-cell>
          <table:table-cell table:style-name="Table13.A2" office:value-type="string">
            <text:p text:style-name="P9"><text:span text:style-name="T5">+3</text:span></text:p>
          </table:table-cell>
        </table:table-row>
        <table:table-row table:style-name="Table13.2">
          <table:table-cell table:style-name="Table13.A2" office:value-type="string">
            <text:p text:style-name="P7"><text:span text:style-name="T5">8th</text:span></text:p>
          </table:table-cell>
          <table:table-cell table:style-name="Table13.A2" office:value-type="string">
            <text:p text:style-name="P9"><text:span text:style-name="T5">+8</text:span></text:p>
          </table:table-cell>
          <table:table-cell table:style-name="Table13.A2" office:value-type="string">
            <text:p text:style-name="P9"><text:span text:style-name="T5">+6</text:span></text:p>
          </table:table-cell>
          <table:table-cell table:style-name="Table13.A2" office:value-type="string">
            <text:p text:style-name="P9"><text:span text:style-name="T5">+2</text:span></text:p>
          </table:table-cell>
          <table:table-cell table:style-name="Table13.A2" office:value-type="string">
            <text:p text:style-name="P9"><text:span text:style-name="T5">+2</text:span></text:p>
          </table:table-cell>
          <table:table-cell table:style-name="Table13.A2" office:value-type="string">
            <text:p text:style-name="P7"><text:span text:style-name="T5">Improvised weapon damage</text:span></text:p>
          </table:table-cell>
          <table:table-cell table:style-name="Table13.A2" office:value-type="string">
            <text:p text:style-name="P9"><text:span text:style-name="T5">+4</text:span></text:p>
          </table:table-cell>
          <table:table-cell table:style-name="Table13.A2" office:value-type="string">
            <text:p text:style-name="P9"><text:span text:style-name="T5">+3</text:span></text:p>
          </table:table-cell>
        </table:table-row>
        <table:table-row table:style-name="Table13.2">
          <table:table-cell table:style-name="Table13.A2" office:value-type="string">
            <text:p text:style-name="P7"><text:span text:style-name="T5">9th</text:span></text:p>
          </table:table-cell>
          <table:table-cell table:style-name="Table13.A2" office:value-type="string">
            <text:p text:style-name="P9"><text:span text:style-name="T5">+9</text:span></text:p>
          </table:table-cell>
          <table:table-cell table:style-name="Table13.A2" office:value-type="string">
            <text:p text:style-name="P9"><text:span text:style-name="T5">+6</text:span></text:p>
          </table:table-cell>
          <table:table-cell table:style-name="Table13.A2" office:value-type="string">
            <text:p text:style-name="P9"><text:span text:style-name="T5">+3</text:span></text:p>
          </table:table-cell>
          <table:table-cell table:style-name="Table13.A2" office:value-type="string">
            <text:p text:style-name="P9"><text:span text:style-name="T5">+3</text:span></text:p>
          </table:table-cell>
          <table:table-cell table:style-name="Table13.A2" office:value-type="string">
            <text:p text:style-name="P7"><text:span text:style-name="T5">Bonus feat</text:span></text:p>
          </table:table-cell>
          <table:table-cell table:style-name="Table13.A2" office:value-type="string">
            <text:p text:style-name="P9"><text:span text:style-name="T5">+5</text:span></text:p>
          </table:table-cell>
          <table:table-cell table:style-name="Table13.A2" office:value-type="string">
            <text:p text:style-name="P9"><text:span text:style-name="T5">+3</text:span></text:p>
          </table:table-cell>
        </table:table-row>
        <table:table-row table:style-name="Table13.2">
          <table:table-cell table:style-name="Table13.A12" office:value-type="string">
            <text:p text:style-name="P8"><text:span text:style-name="T5">10th</text:span></text:p>
          </table:table-cell>
          <table:table-cell table:style-name="Table13.A12" office:value-type="string">
            <text:p text:style-name="P10"><text:span text:style-name="T5">+10</text:span></text:p>
          </table:table-cell>
          <table:table-cell table:style-name="Table13.A12" office:value-type="string">
            <text:p text:style-name="P10"><text:span text:style-name="T5">+7</text:span></text:p>
          </table:table-cell>
          <table:table-cell table:style-name="Table13.A12" office:value-type="string">
            <text:p text:style-name="P10"><text:span text:style-name="T5">+3</text:span></text:p>
          </table:table-cell>
          <table:table-cell table:style-name="Table13.A12" office:value-type="string">
            <text:p text:style-name="P10"><text:span text:style-name="T5">+3</text:span></text:p>
          </table:table-cell>
          <table:table-cell table:style-name="Table13.A12" office:value-type="string">
            <text:p text:style-name="P8"><text:span text:style-name="T5">Advanced streetfighting</text:span></text:p>
          </table:table-cell>
          <table:table-cell table:style-name="Table13.A12" office:value-type="string">
            <text:p text:style-name="P10"><text:span text:style-name="T5">+5</text:span></text:p>
          </table:table-cell>
          <table:table-cell table:style-name="Table13.A12" office:value-type="string">
            <text:p text:style-name="P10"><text:span text:style-name="T5">+4</text:span></text:p>
          </table:table-cell>
        </table:table-row>
      </table:table>
      <text:p text:style-name="P3"/>
      <text:p text:style-name="P7"><text:span text:style-name="T14">Class Features</text:span></text:p>
      <text:p text:style-name="P7"><text:span text:style-name="T13">The following features pertain to the Street Warrior advanced class.</text:span></text:p>
      <text:p text:style-name="P7"><text:span text:style-name="T14">Urban Survival</text:span></text:p>
      <text:p text:style-name="P7"><text:span text:style-name="T13">At 1st level, the Street Warrior gains a +4 competence bonus on Survival checks in urban areas, which includes the ability to follow tracks, hunt feral animals, find (or lose) individuals in urban maze, find safe places to crash, and avoid hazards peculiar to a city environment.</text:span></text:p>
      <text:p text:style-name="P7"><text:span text:style-name="T14">Improvised Weapons</text:span></text:p>
      <text:p text:style-name="P7"><text:span text:style-name="T13">At 2nd level, the Street Warrior becomes an expert at using i m p r o v i s e d weapons. The Street Warrior does not take a –4 penalty on attack rolls when wielding an improvised weapon.</text:span></text:p>
      <text:p text:style-name="P7"><text:span text:style-name="T14">Bonus Feats</text:span></text:p>
      <text:p text:style-name="P7"><text:span text:style-name="T13">At 3rd, 6th, and 9th level, the Street Warrior gets a bonus feat. The bonus feat must be selected from the following list, and the Street Warrior must meet all of the prerequisites for the feat to select it.</text:span></text:p>
      <text:p text:style-name="P7"><text:span text:style-name="T13">Advanced Firearms Proficiency, Armor Proficiency (Light), Combat Throw, Defensive Martial Arts, Elusive Target, Knockout Punch, Improved Brawl, Improved Combat Throw, Improved Feint, Improved Knockout Punch, Personal Firearms Proficiency, Weapon Focus, Unbalance Opponent.</text:span></text:p>
      <text:p text:style-name="P7"><text:span text:style-name="T14">Street Cred</text:span></text:p>
      <text:p text:style-name="P7"><text:span text:style-name="T13">At 4th level, the Street Warrior adds his Reputation bonus to Charisma skill checks in his home location, or in situations involving others of his chosen allegiance(s). These skills include Bluff, Diplomacy, Gather Information, and Intimidate.</text:span></text:p>
      <text:p text:style-name="P7"><text:span text:style-name="T14">Improved Streetfighting</text:span></text:p>
      <text:p text:style-name="P7"><text:span text:style-name="T13">The extra damage provided by the Streetfighting feat increases to 1d4+2.</text:span></text:p>
      <text:p text:style-name="P7"><text:span text:style-name="T14">Weapon Specialization</text:span></text:p>
      <text:p text:style-name="P7"><text:span text:style-name="T13">At 7th level, the Street Warrior gains weapon specialization with a specific melee weapon (including unarmed strike). The weapon must be one in which the Street Warrior has a Weapon Focus feat. He gets a +2 bonus on all damage rolls with the chosen weapon. Should the Street Warrior not have a Weapon Focus, he does not get this ability until such a time that he gains Weapon Focus.</text:span></text:p>
      <text:p text:style-name="P7"><text:span text:style-name="T14">Improvised Weapon Damage</text:span></text:p>
      <text:p text:style-name="P7"><text:span text:style-name="T13">At 8th level, the Street Warrior’s attacks with improvised weapons deal more damage. He treats an improvised weapon as one size category larger than it is for the purpose of determining the damage it deals.</text:span></text:p>
      <text:p text:style-name="P7"><text:span text:style-name="T14">Advanced Streetfighting</text:span></text:p>
      <text:p text:style-name="P7"><text:span text:style-name="T13">The extra damage provided by the Streetfighting feat increases to 1d4+4.</text:span></text:p>
      <text:p text:style-name="P6"/>
      <text:h text:style-name="P31" text:outline-level="3"><text:span text:style-name="T7">SWASHBUCKLER</text:span></text:h>
      <text:p text:style-name="P7"><text:span text:style-name="T13">The fastest path into this advanced class is from the Fast hero basic class, though other paths are possible.</text:span></text:p>
      <text:h text:style-name="P22" text:outline-level="5"><text:soft-page-break/><text:span text:style-name="T3">Requirements</text:span></text:h>
      <text:p text:style-name="P7"><text:span text:style-name="T13">To qualify to become a Swashbuckler, a character must fulfill the following criteria.</text:span></text:p>
      <text:p text:style-name="P7"><text:span text:style-name="T14">Base Attack Bonus: </text:span><text:span text:style-name="T13">+2.</text:span></text:p>
      <text:p text:style-name="P7"><text:span text:style-name="T14">Skills: </text:span><text:span text:style-name="T13">Balance 6 ranks, Tumble 6 ranks.</text:span></text:p>
      <text:p text:style-name="P7"><text:span text:style-name="T14">Feats: </text:span><text:span text:style-name="T13">Weapon Finesse with any light melee weapon.</text:span></text:p>
      <text:h text:style-name="P22" text:outline-level="5"><text:span text:style-name="T3">Class Information</text:span></text:h>
      <text:p text:style-name="P7"><text:span text:style-name="T13">The following information pertains to the Swashbuckler advanced class.</text:span></text:p>
      <text:p text:style-name="P7"><text:span text:style-name="T14">Hit Die</text:span></text:p>
      <text:p text:style-name="P7"><text:span text:style-name="T13">Swashbucklers gain 1d8 hit points per level. The character’s Constitution modifier applies.</text:span></text:p>
      <text:p text:style-name="P7"><text:span text:style-name="T14">Action Points</text:span></text:p>
      <text:p text:style-name="P7"><text:span text:style-name="T13">Swashbucklers gain a number of action points equal to 6 plus one-half their character level, rounded down, every time they advance a level in this class.</text:span></text:p>
      <text:p text:style-name="P7"><text:span text:style-name="T14">Class Skills</text:span></text:p>
      <text:p text:style-name="P7"><text:span text:style-name="T13">The Swashbuckler’s class skills are as follows: Balance (Dex), Climb (Str), Escape Artist (Dex), Hide (Dex), Jump (Str), Knowledge (current events, history, popular culture), Listen (Wis), Move Silently (Dex), Navigate (Int), Pilot (Dex), Profession (Wis), Sleight of Hand (Dex), Swim (Str), Tumble (Dex).</text:span></text:p>
      <text:p text:style-name="P7"><text:span text:style-name="T14">Skill Points at Each Level: </text:span><text:span text:style-name="T13">5 + Intelligence modifier.</text:span></text:p>
      <text:p text:style-name="P5"/>
      <table:table table:name="Table14" table:style-name="Table14">
        <table:table-column table:style-name="Table14.A"/>
        <table:table-column table:style-name="Table14.B"/>
        <table:table-column table:style-name="Table14.C" table:number-columns-repeated="2"/>
        <table:table-column table:style-name="Table14.E"/>
        <table:table-column table:style-name="Table14.F"/>
        <table:table-column table:style-name="Table14.G"/>
        <table:table-column table:style-name="Table14.H"/>
        <table:table-row table:style-name="Table14.1">
          <table:table-cell table:style-name="Table14.A1" table:number-columns-spanned="8" office:value-type="string">
            <text:h text:style-name="P23" text:outline-level="5"><text:span text:style-name="T1">Table: The Swashbuckler</text:span></text:h>
          </table:table-cell>
          <table:covered-table-cell/>
          <table:covered-table-cell/>
          <table:covered-table-cell/>
          <table:covered-table-cell/>
          <table:covered-table-cell/>
          <table:covered-table-cell/>
          <table:covered-table-cell/>
        </table:table-row>
        <table:table-row table:style-name="Table14.2">
          <table:table-cell table:style-name="Table14.A2" office:value-type="string">
            <text:p text:style-name="P8"><text:span text:style-name="T4">Level</text:span></text:p>
          </table:table-cell>
          <table:table-cell table:style-name="Table14.A2" office:value-type="string">
            <text:p text:style-name="P10"><text:span text:style-name="T4">Base Attack Bonus</text:span></text:p>
          </table:table-cell>
          <table:table-cell table:style-name="Table14.A2" office:value-type="string">
            <text:p text:style-name="P10"><text:span text:style-name="T4">Fort Save</text:span></text:p>
          </table:table-cell>
          <table:table-cell table:style-name="Table14.A2" office:value-type="string">
            <text:p text:style-name="P10"><text:span text:style-name="T4">Ref Save</text:span></text:p>
          </table:table-cell>
          <table:table-cell table:style-name="Table14.A2" office:value-type="string">
            <text:p text:style-name="P10"><text:span text:style-name="T4">Will Save</text:span></text:p>
          </table:table-cell>
          <table:table-cell table:style-name="Table14.A2" office:value-type="string">
            <text:p text:style-name="P8"><text:span text:style-name="T4">Special</text:span></text:p>
          </table:table-cell>
          <table:table-cell table:style-name="Table14.A2" office:value-type="string">
            <text:p text:style-name="P10"><text:span text:style-name="T4">Defense Bonus</text:span></text:p>
          </table:table-cell>
          <table:table-cell table:style-name="Table14.A2" office:value-type="string">
            <text:p text:style-name="P10"><text:span text:style-name="T4">Reputation Bonus</text:span></text:p>
          </table:table-cell>
        </table:table-row>
        <table:table-row table:style-name="Table14.3">
          <table:table-cell table:style-name="Table14.A2" office:value-type="string">
            <text:p text:style-name="P8"><text:span text:style-name="T5">1st</text:span></text:p>
          </table:table-cell>
          <table:table-cell table:style-name="Table14.A2" office:value-type="string">
            <text:p text:style-name="P10"><text:span text:style-name="T5">+0</text:span></text:p>
          </table:table-cell>
          <table:table-cell table:style-name="Table14.A2" office:value-type="string">
            <text:p text:style-name="P10"><text:span text:style-name="T5">+1</text:span></text:p>
          </table:table-cell>
          <table:table-cell table:style-name="Table14.A2" office:value-type="string">
            <text:p text:style-name="P10"><text:span text:style-name="T5">+2</text:span></text:p>
          </table:table-cell>
          <table:table-cell table:style-name="Table14.A2" office:value-type="string">
            <text:p text:style-name="P10"><text:span text:style-name="T5">+0</text:span></text:p>
          </table:table-cell>
          <table:table-cell table:style-name="Table14.A2" office:value-type="string">
            <text:p text:style-name="P8"><text:span text:style-name="T5">Weapon focus</text:span></text:p>
          </table:table-cell>
          <table:table-cell table:style-name="Table14.A2" office:value-type="string">
            <text:p text:style-name="P10"><text:span text:style-name="T5">+1</text:span></text:p>
          </table:table-cell>
          <table:table-cell table:style-name="Table14.A2" office:value-type="string">
            <text:p text:style-name="P10"><text:span text:style-name="T5">+0</text:span></text:p>
          </table:table-cell>
        </table:table-row>
        <table:table-row table:style-name="Table14.4">
          <table:table-cell table:style-name="Table14.A2" office:value-type="string">
            <text:p text:style-name="P7"><text:span text:style-name="T5">2nd</text:span></text:p>
          </table:table-cell>
          <table:table-cell table:style-name="Table14.A2" office:value-type="string">
            <text:p text:style-name="P9"><text:span text:style-name="T5">+1</text:span></text:p>
          </table:table-cell>
          <table:table-cell table:style-name="Table14.A2" office:value-type="string">
            <text:p text:style-name="P9"><text:span text:style-name="T5">+2</text:span></text:p>
          </table:table-cell>
          <table:table-cell table:style-name="Table14.A2" office:value-type="string">
            <text:p text:style-name="P9"><text:span text:style-name="T5">+3</text:span></text:p>
          </table:table-cell>
          <table:table-cell table:style-name="Table14.A2" office:value-type="string">
            <text:p text:style-name="P9"><text:span text:style-name="T5">+0</text:span></text:p>
          </table:table-cell>
          <table:table-cell table:style-name="Table14.A2" office:value-type="string">
            <text:p text:style-name="P7"><text:span text:style-name="T5">Quick weapon draw</text:span></text:p>
          </table:table-cell>
          <table:table-cell table:style-name="Table14.A2" office:value-type="string">
            <text:p text:style-name="P9"><text:span text:style-name="T5">+2</text:span></text:p>
          </table:table-cell>
          <table:table-cell table:style-name="Table14.A2" office:value-type="string">
            <text:p text:style-name="P9"><text:span text:style-name="T5">+0</text:span></text:p>
          </table:table-cell>
        </table:table-row>
        <table:table-row table:style-name="Table14.5">
          <table:table-cell table:style-name="Table14.A2" office:value-type="string">
            <text:p text:style-name="P7"><text:span text:style-name="T5">3rd</text:span></text:p>
          </table:table-cell>
          <table:table-cell table:style-name="Table14.A2" office:value-type="string">
            <text:p text:style-name="P9"><text:span text:style-name="T5">+2</text:span></text:p>
          </table:table-cell>
          <table:table-cell table:style-name="Table14.A2" office:value-type="string">
            <text:p text:style-name="P9"><text:span text:style-name="T5">+2</text:span></text:p>
          </table:table-cell>
          <table:table-cell table:style-name="Table14.A2" office:value-type="string">
            <text:p text:style-name="P9"><text:span text:style-name="T5">+3</text:span></text:p>
          </table:table-cell>
          <table:table-cell table:style-name="Table14.A2" office:value-type="string">
            <text:p text:style-name="P9"><text:span text:style-name="T5">+1</text:span></text:p>
          </table:table-cell>
          <table:table-cell table:style-name="Table14.A2" office:value-type="string">
            <text:p text:style-name="P7"><text:span text:style-name="T5">Bonus feat</text:span></text:p>
          </table:table-cell>
          <table:table-cell table:style-name="Table14.A2" office:value-type="string">
            <text:p text:style-name="P9"><text:span text:style-name="T5">+2</text:span></text:p>
          </table:table-cell>
          <table:table-cell table:style-name="Table14.A2" office:value-type="string">
            <text:p text:style-name="P9"><text:span text:style-name="T5">+0</text:span></text:p>
          </table:table-cell>
        </table:table-row>
        <table:table-row table:style-name="Table14.6">
          <table:table-cell table:style-name="Table14.A2" office:value-type="string">
            <text:p text:style-name="P7"><text:span text:style-name="T5">4th</text:span></text:p>
          </table:table-cell>
          <table:table-cell table:style-name="Table14.A2" office:value-type="string">
            <text:p text:style-name="P9"><text:span text:style-name="T5">+3</text:span></text:p>
          </table:table-cell>
          <table:table-cell table:style-name="Table14.A2" office:value-type="string">
            <text:p text:style-name="P9"><text:span text:style-name="T5">+2</text:span></text:p>
          </table:table-cell>
          <table:table-cell table:style-name="Table14.A2" office:value-type="string">
            <text:p text:style-name="P9"><text:span text:style-name="T5">+4</text:span></text:p>
          </table:table-cell>
          <table:table-cell table:style-name="Table14.A2" office:value-type="string">
            <text:p text:style-name="P9"><text:span text:style-name="T5">+1</text:span></text:p>
          </table:table-cell>
          <table:table-cell table:style-name="Table14.A2" office:value-type="string">
            <text:p text:style-name="P7"><text:span text:style-name="T5">Weapon specialization</text:span></text:p>
          </table:table-cell>
          <table:table-cell table:style-name="Table14.A2" office:value-type="string">
            <text:p text:style-name="P9"><text:span text:style-name="T5">+3</text:span></text:p>
          </table:table-cell>
          <table:table-cell table:style-name="Table14.A2" office:value-type="string">
            <text:p text:style-name="P9"><text:span text:style-name="T5">+0</text:span></text:p>
          </table:table-cell>
        </table:table-row>
        <table:table-row table:style-name="Table14.7">
          <table:table-cell table:style-name="Table14.A2" office:value-type="string">
            <text:p text:style-name="P7"><text:span text:style-name="T5">5th</text:span></text:p>
          </table:table-cell>
          <table:table-cell table:style-name="Table14.A2" office:value-type="string">
            <text:p text:style-name="P9"><text:span text:style-name="T5">+3</text:span></text:p>
          </table:table-cell>
          <table:table-cell table:style-name="Table14.A2" office:value-type="string">
            <text:p text:style-name="P9"><text:span text:style-name="T5">+3</text:span></text:p>
          </table:table-cell>
          <table:table-cell table:style-name="Table14.A2" office:value-type="string">
            <text:p text:style-name="P9"><text:span text:style-name="T5">+4</text:span></text:p>
          </table:table-cell>
          <table:table-cell table:style-name="Table14.A2" office:value-type="string">
            <text:p text:style-name="P9"><text:span text:style-name="T5">+1</text:span></text:p>
          </table:table-cell>
          <table:table-cell table:style-name="Table14.A2" office:value-type="string">
            <text:p text:style-name="P7"><text:span text:style-name="T5">Find the mark</text:span></text:p>
          </table:table-cell>
          <table:table-cell table:style-name="Table14.A2" office:value-type="string">
            <text:p text:style-name="P9"><text:span text:style-name="T5">+4</text:span></text:p>
          </table:table-cell>
          <table:table-cell table:style-name="Table14.A2" office:value-type="string">
            <text:p text:style-name="P9"><text:span text:style-name="T5">+1</text:span></text:p>
          </table:table-cell>
        </table:table-row>
        <table:table-row table:style-name="Table14.8">
          <table:table-cell table:style-name="Table14.A2" office:value-type="string">
            <text:p text:style-name="P7"><text:span text:style-name="T5">6th</text:span></text:p>
          </table:table-cell>
          <table:table-cell table:style-name="Table14.A2" office:value-type="string">
            <text:p text:style-name="P9"><text:span text:style-name="T5">+4</text:span></text:p>
          </table:table-cell>
          <table:table-cell table:style-name="Table14.A2" office:value-type="string">
            <text:p text:style-name="P9"><text:span text:style-name="T5">+3</text:span></text:p>
          </table:table-cell>
          <table:table-cell table:style-name="Table14.A2" office:value-type="string">
            <text:p text:style-name="P9"><text:span text:style-name="T5">+5</text:span></text:p>
          </table:table-cell>
          <table:table-cell table:style-name="Table14.A2" office:value-type="string">
            <text:p text:style-name="P9"><text:span text:style-name="T5">+2</text:span></text:p>
          </table:table-cell>
          <table:table-cell table:style-name="Table14.A2" office:value-type="string">
            <text:p text:style-name="P7"><text:span text:style-name="T5">Bonus feat</text:span></text:p>
          </table:table-cell>
          <table:table-cell table:style-name="Table14.A2" office:value-type="string">
            <text:p text:style-name="P9"><text:span text:style-name="T5">+4</text:span></text:p>
          </table:table-cell>
          <table:table-cell table:style-name="Table14.A2" office:value-type="string">
            <text:p text:style-name="P9"><text:span text:style-name="T5">+1</text:span></text:p>
          </table:table-cell>
        </table:table-row>
        <table:table-row table:style-name="Table14.9">
          <table:table-cell table:style-name="Table14.A2" office:value-type="string">
            <text:p text:style-name="P7"><text:span text:style-name="T5">7th</text:span></text:p>
          </table:table-cell>
          <table:table-cell table:style-name="Table14.A2" office:value-type="string">
            <text:p text:style-name="P9"><text:span text:style-name="T5">+5</text:span></text:p>
          </table:table-cell>
          <table:table-cell table:style-name="Table14.A2" office:value-type="string">
            <text:p text:style-name="P9"><text:span text:style-name="T5">+4</text:span></text:p>
          </table:table-cell>
          <table:table-cell table:style-name="Table14.A2" office:value-type="string">
            <text:p text:style-name="P9"><text:span text:style-name="T5">+5</text:span></text:p>
          </table:table-cell>
          <table:table-cell table:style-name="Table14.A2" office:value-type="string">
            <text:p text:style-name="P9"><text:span text:style-name="T5">+2</text:span></text:p>
          </table:table-cell>
          <table:table-cell table:style-name="Table14.A2" office:value-type="string">
            <text:p text:style-name="P7"><text:span text:style-name="T5">Greater weapon specialization</text:span></text:p>
          </table:table-cell>
          <table:table-cell table:style-name="Table14.A2" office:value-type="string">
            <text:p text:style-name="P9"><text:span text:style-name="T5">+5</text:span></text:p>
          </table:table-cell>
          <table:table-cell table:style-name="Table14.A2" office:value-type="string">
            <text:p text:style-name="P9"><text:span text:style-name="T5">+1</text:span></text:p>
          </table:table-cell>
        </table:table-row>
        <table:table-row table:style-name="Table14.10">
          <table:table-cell table:style-name="Table14.A2" office:value-type="string">
            <text:p text:style-name="P7"><text:span text:style-name="T5">8th</text:span></text:p>
          </table:table-cell>
          <table:table-cell table:style-name="Table14.A2" office:value-type="string">
            <text:p text:style-name="P9"><text:span text:style-name="T5">+6</text:span></text:p>
          </table:table-cell>
          <table:table-cell table:style-name="Table14.A2" office:value-type="string">
            <text:p text:style-name="P9"><text:span text:style-name="T5">+4</text:span></text:p>
          </table:table-cell>
          <table:table-cell table:style-name="Table14.A2" office:value-type="string">
            <text:p text:style-name="P9"><text:span text:style-name="T5">+6</text:span></text:p>
          </table:table-cell>
          <table:table-cell table:style-name="Table14.A2" office:value-type="string">
            <text:p text:style-name="P9"><text:span text:style-name="T5">+2</text:span></text:p>
          </table:table-cell>
          <table:table-cell table:style-name="Table14.A2" office:value-type="string">
            <text:p text:style-name="P7"><text:span text:style-name="T5">Deflect missiles</text:span></text:p>
          </table:table-cell>
          <table:table-cell table:style-name="Table14.A2" office:value-type="string">
            <text:p text:style-name="P9"><text:span text:style-name="T5">+6</text:span></text:p>
          </table:table-cell>
          <table:table-cell table:style-name="Table14.A2" office:value-type="string">
            <text:p text:style-name="P9"><text:span text:style-name="T5">+1</text:span></text:p>
          </table:table-cell>
        </table:table-row>
        <table:table-row table:style-name="Table14.11">
          <table:table-cell table:style-name="Table14.A2" office:value-type="string">
            <text:p text:style-name="P7"><text:span text:style-name="T5">9th</text:span></text:p>
          </table:table-cell>
          <table:table-cell table:style-name="Table14.A2" office:value-type="string">
            <text:p text:style-name="P9"><text:span text:style-name="T5">+6</text:span></text:p>
          </table:table-cell>
          <table:table-cell table:style-name="Table14.A2" office:value-type="string">
            <text:p text:style-name="P9"><text:span text:style-name="T5">+4</text:span></text:p>
          </table:table-cell>
          <table:table-cell table:style-name="Table14.A2" office:value-type="string">
            <text:p text:style-name="P9"><text:span text:style-name="T5">+6</text:span></text:p>
          </table:table-cell>
          <table:table-cell table:style-name="Table14.A2" office:value-type="string">
            <text:p text:style-name="P9"><text:span text:style-name="T5">+3</text:span></text:p>
          </table:table-cell>
          <table:table-cell table:style-name="Table14.A2" office:value-type="string">
            <text:p text:style-name="P7"><text:span text:style-name="T5">Bonus feat</text:span></text:p>
          </table:table-cell>
          <table:table-cell table:style-name="Table14.A2" office:value-type="string">
            <text:p text:style-name="P9"><text:span text:style-name="T5">+6</text:span></text:p>
          </table:table-cell>
          <table:table-cell table:style-name="Table14.A2" office:value-type="string">
            <text:p text:style-name="P9"><text:span text:style-name="T5">+2</text:span></text:p>
          </table:table-cell>
        </table:table-row>
        <table:table-row table:style-name="Table14.12">
          <table:table-cell table:style-name="Table14.A12" office:value-type="string">
            <text:p text:style-name="P8"><text:span text:style-name="T5">10th</text:span></text:p>
          </table:table-cell>
          <table:table-cell table:style-name="Table14.A12" office:value-type="string">
            <text:p text:style-name="P10"><text:span text:style-name="T5">+7</text:span></text:p>
          </table:table-cell>
          <table:table-cell table:style-name="Table14.A12" office:value-type="string">
            <text:p text:style-name="P10"><text:span text:style-name="T5">+5</text:span></text:p>
          </table:table-cell>
          <table:table-cell table:style-name="Table14.A12" office:value-type="string">
            <text:p text:style-name="P10"><text:span text:style-name="T5">+7</text:span></text:p>
          </table:table-cell>
          <table:table-cell table:style-name="Table14.A12" office:value-type="string">
            <text:p text:style-name="P10"><text:span text:style-name="T5">+3</text:span></text:p>
          </table:table-cell>
          <table:table-cell table:style-name="Table14.A12" office:value-type="string">
            <text:p text:style-name="P8"><text:span text:style-name="T5">Touché</text:span></text:p>
          </table:table-cell>
          <table:table-cell table:style-name="Table14.A12" office:value-type="string">
            <text:p text:style-name="P10"><text:span text:style-name="T5">+7</text:span></text:p>
          </table:table-cell>
          <table:table-cell table:style-name="Table14.A12" office:value-type="string">
            <text:p text:style-name="P10"><text:span text:style-name="T5">+2</text:span></text:p>
          </table:table-cell>
        </table:table-row>
      </table:table>
      <text:h text:style-name="P25" text:outline-level="5"/>
      <text:h text:style-name="P22" text:outline-level="5"><text:span text:style-name="T3">Class Features</text:span></text:h>
      <text:p text:style-name="P7"><text:span text:style-name="T13">The following features pertain to the Swashbuckler advanced class.</text:span></text:p>
      <text:p text:style-name="P7"><text:span text:style-name="T14">Weapon Focus</text:span></text:p>
      <text:p text:style-name="P7"><text:span text:style-name="T13">At 1st level, the Swashbuckler gets the Weapon Focus feat for a weapon which he has Weapon Finesse. If he already has Weapon Focus for this weapon, then he gains Weapon Focus in another light melee weapon or smaller of his choice.</text:span></text:p>
      <text:p text:style-name="P7"><text:span text:style-name="T14">Quick Weapon Draw</text:span></text:p>
      <text:p text:style-name="P7"><text:span text:style-name="T13">At 2nd level, the Swashbuckler gains the ability to draw his weapon as a free action. This applies only to the weapons for which the Swashbuckler has Weapon Focus.</text:span></text:p>
      <text:p text:style-name="P7"><text:span text:style-name="T14">Bonus Feats</text:span></text:p>
      <text:p text:style-name="P7"><text:span text:style-name="T13">At 3rd, 6th, and 9th levels, the Swashbuckler gets a bonus feat. The bonus feat must be selected from the following list, and the Swashbuckler must meet all of the prerequisites for the feat to select it. Blind-Fight, Combat Expertise, Combat Reflexes, Dodge, Exotic Melee Weapon Proficiency, Improved Damage Threshold, Improved Disarm, Improved Trip, Mobility, Spring Attack, Whirlwind Attack.</text:span></text:p>
      <text:p text:style-name="P7"><text:soft-page-break/><text:span text:style-name="T14">Weapon Specialization</text:span></text:p>
      <text:p text:style-name="P7"><text:span text:style-name="T13">At 4th level, the Swashbuckler gains the Weapon Specialization feat. He gains a +2 bonus on damage rolls with a chosen light slashing or piercing melee weapon. The Swashbuckler must have Weapon Focus in that weapon in order to gain Weapon Specialization.</text:span></text:p>
      <text:p text:style-name="P7"><text:span text:style-name="T14">Find the Mark</text:span></text:p>
      <text:p text:style-name="P7"><text:span text:style-name="T13">The Swashbuckler increases his threat range by one when using any melee weapon with which he has Weapon Finesse. A weapon that would threaten a critical on 20 would now do so on a 19 or 20, and one which threatens on a 19 or 20 would now do so on an 18 to 20. This ability works with other abilities which increase threat ranges.</text:span></text:p>
      <text:p text:style-name="P7"><text:span text:style-name="T14">Greater Weapon Specialization</text:span></text:p>
      <text:p text:style-name="P7"><text:span text:style-name="T13">At 7th level, the Swashbuckler gains Greater Weapon Specialization with a light or smaller melee weapon with which he has Weapon Specialization. This ability increases the bonus on damage rolls to +4 when using the selected weapon.</text:span></text:p>
      <text:p text:style-name="P7"><text:span text:style-name="T14">Deflect Missiles</text:span></text:p>
      <text:p text:style-name="P7"><text:span text:style-name="T13">At 8th level, the Swashbuckler can use his weapon to deflect missiles in the air, including arrows, spears, bolts, and bullets. This is a supernatural ability and costs an action point to activate.</text:span></text:p>
      <text:p text:style-name="P7"><text:span text:style-name="T13">If armed with a melee weapon with which he has Greater Weapon Specialization, the Swashbuckler may spend an action point to allow a Reflex save (DC 20 +1 per enhancement bonus of the attacking weapon). If he succeeds, he deflects the missile harmlessly away. The Deflect Missiles ability applies to bullets from handguns and longarms, but not exceptional missiles (such as </text:span><text:span text:style-name="T15">magic missiles </text:span><text:span text:style-name="T13">or particularly large items). If used successfully against a grenade attack the grenade automatically scatters (as normal rules) and then explodes.</text:span></text:p>
      <text:p text:style-name="P7"><text:span text:style-name="T14">Touché</text:span></text:p>
      <text:p text:style-name="P7"><text:span text:style-name="T13">At 10th level, the Swashbuckler is so adept are using his chosen weapon (with which he has Greater Weapon Focus) that attacks with that weapon can deal additional damage. With a successful attack with this weapon, before damage is rolled, he can spend 1 action point to deal +3d6 points of damage. This damage is not doubled by the effects of critical hits.</text:span></text:p>
      <text:p text:style-name="P6"/>
      <text:p text:style-name="P7"><text:span text:style-name="T11">TECHNO MAGE</text:span></text:p>
      <text:p text:style-name="P7"><text:span text:style-name="T13">The fastest path into this advanced class is from the Smart hero basic class, though other paths are possible.</text:span></text:p>
      <text:h text:style-name="P22" text:outline-level="5"><text:span text:style-name="T3">Requirements</text:span></text:h>
      <text:p text:style-name="P7"><text:span text:style-name="T13">To qualify to become a Techno Mage, a character must fulfill the following criteria.</text:span></text:p>
      <text:p text:style-name="P7"><text:span text:style-name="T14">Skills: </text:span><text:span text:style-name="T13">Computer Use 6 ranks, Craft (electronics) 6 ranks, Knowledge (arcane lore) 6 ranks, Repair 6 ranks.</text:span></text:p>
      <text:h text:style-name="P22" text:outline-level="5"><text:span text:style-name="T3">Class Information</text:span></text:h>
      <text:p text:style-name="P7"><text:span text:style-name="T13">The following information pertains to the Techno Mage advanced class.</text:span></text:p>
      <text:p text:style-name="P7"><text:span text:style-name="T14">Hit Die</text:span></text:p>
      <text:p text:style-name="P7"><text:span text:style-name="T13">Techno Mages gain 1d6 hit points per level. The character’s Constitution modifier applies.</text:span></text:p>
      <text:p text:style-name="P7"><text:span text:style-name="T14">Action Points</text:span></text:p>
      <text:p text:style-name="P7"><text:span text:style-name="T13">Techno Mages gain a number of action points equal to 6 plus one-half their character level, rounded down, every time they advance a level in this class.</text:span></text:p>
      <text:p text:style-name="P7"><text:span text:style-name="T14">Class Skills</text:span></text:p>
      <text:p text:style-name="P7"><text:span text:style-name="T13">The Techno Mage’s class skills are as follows: Computer Use (Int), Concentration (Con), Craft (chemical, electronic, mechanical, pharmaceutical) (Int), Decipher Script (Int), Demolitions (Int), Disable Device (Int), Investigate (Int), Knowledge (arcane lore, art, current events, history, popular culture, streetwise, technology) (Int), Read/Write Language (none), Repair (Int), Research (Int), Speak Language (none), Spellcraft (Int).</text:span></text:p>
      <text:p text:style-name="P7"><text:span text:style-name="T14">Skill Points at Each Level: </text:span><text:span text:style-name="T13">7 + Intelligence modifier.</text:span></text:p>
      <text:p text:style-name="P5"/>
      <table:table table:name="Table15" table:style-name="Table15">
        <table:table-column table:style-name="Table15.A"/>
        <table:table-column table:style-name="Table15.B"/>
        <table:table-column table:style-name="Table15.C" table:number-columns-repeated="2"/>
        <table:table-column table:style-name="Table15.E"/>
        <table:table-column table:style-name="Table15.F"/>
        <table:table-column table:style-name="Table15.G"/>
        <table:table-column table:style-name="Table15.H"/>
        <text:soft-page-break/>
        <table:table-row table:style-name="Table15.1">
          <table:table-cell table:style-name="Table15.A1" table:number-columns-spanned="8" office:value-type="string">
            <text:p text:style-name="P8"><text:span text:style-name="T4">Table: The Techno Mage</text:span></text:p>
          </table:table-cell>
          <table:covered-table-cell/>
          <table:covered-table-cell/>
          <table:covered-table-cell/>
          <table:covered-table-cell/>
          <table:covered-table-cell/>
          <table:covered-table-cell/>
          <table:covered-table-cell/>
        </table:table-row>
        <table:table-row table:style-name="Table15.2">
          <table:table-cell table:style-name="Table15.A2" office:value-type="string">
            <text:p text:style-name="P8"><text:span text:style-name="T4">Level</text:span></text:p>
          </table:table-cell>
          <table:table-cell table:style-name="Table15.A2" office:value-type="string">
            <text:p text:style-name="P10"><text:span text:style-name="T4">Base Attack Bonus</text:span></text:p>
          </table:table-cell>
          <table:table-cell table:style-name="Table15.A2" office:value-type="string">
            <text:p text:style-name="P10"><text:span text:style-name="T4">Fort Save</text:span></text:p>
          </table:table-cell>
          <table:table-cell table:style-name="Table15.A2" office:value-type="string">
            <text:p text:style-name="P10"><text:span text:style-name="T4">Ref Save</text:span></text:p>
          </table:table-cell>
          <table:table-cell table:style-name="Table15.A2" office:value-type="string">
            <text:p text:style-name="P10"><text:span text:style-name="T4">Will Save</text:span></text:p>
          </table:table-cell>
          <table:table-cell table:style-name="Table15.A2" office:value-type="string">
            <text:p text:style-name="P8"><text:span text:style-name="T4">Special</text:span></text:p>
          </table:table-cell>
          <table:table-cell table:style-name="Table15.A2" office:value-type="string">
            <text:p text:style-name="P10"><text:span text:style-name="T4">Defense Bonus</text:span></text:p>
          </table:table-cell>
          <table:table-cell table:style-name="Table15.A2" office:value-type="string">
            <text:p text:style-name="P10"><text:span text:style-name="T4">Reputation Bonus</text:span></text:p>
          </table:table-cell>
        </table:table-row>
        <table:table-row table:style-name="Table15.2">
          <table:table-cell table:style-name="Table15.A2" office:value-type="string">
            <text:p text:style-name="P7"><text:span text:style-name="T5">1st</text:span></text:p>
          </table:table-cell>
          <table:table-cell table:style-name="Table15.A2" office:value-type="string">
            <text:p text:style-name="P9"><text:span text:style-name="T5">+0</text:span></text:p>
          </table:table-cell>
          <table:table-cell table:style-name="Table15.A2" office:value-type="string">
            <text:p text:style-name="P9"><text:span text:style-name="T5">+0</text:span></text:p>
          </table:table-cell>
          <table:table-cell table:style-name="Table15.A2" office:value-type="string">
            <text:p text:style-name="P9"><text:span text:style-name="T5">+1</text:span></text:p>
          </table:table-cell>
          <table:table-cell table:style-name="Table15.A2" office:value-type="string">
            <text:p text:style-name="P9"><text:span text:style-name="T5">+0</text:span></text:p>
          </table:table-cell>
          <table:table-cell table:style-name="Table15.A2" office:value-type="string">
            <text:p text:style-name="P7"><text:span text:style-name="T5">Arcane skills, arcane spells</text:span></text:p>
          </table:table-cell>
          <table:table-cell table:style-name="Table15.A2" office:value-type="string">
            <text:p text:style-name="P9"><text:span text:style-name="T5">+1</text:span></text:p>
          </table:table-cell>
          <table:table-cell table:style-name="Table15.A2" office:value-type="string">
            <text:p text:style-name="P9"><text:span text:style-name="T5">+0</text:span></text:p>
          </table:table-cell>
        </table:table-row>
        <table:table-row table:style-name="Table15.2">
          <table:table-cell table:style-name="Table15.A2" office:value-type="string">
            <text:p text:style-name="P7"><text:span text:style-name="T5">2nd</text:span></text:p>
          </table:table-cell>
          <table:table-cell table:style-name="Table15.A2" office:value-type="string">
            <text:p text:style-name="P9"><text:span text:style-name="T5">+1</text:span></text:p>
          </table:table-cell>
          <table:table-cell table:style-name="Table15.A2" office:value-type="string">
            <text:p text:style-name="P9"><text:span text:style-name="T5">+0</text:span></text:p>
          </table:table-cell>
          <table:table-cell table:style-name="Table15.A2" office:value-type="string">
            <text:p text:style-name="P9"><text:span text:style-name="T5">+2</text:span></text:p>
          </table:table-cell>
          <table:table-cell table:style-name="Table15.A2" office:value-type="string">
            <text:p text:style-name="P9"><text:span text:style-name="T5">+0</text:span></text:p>
          </table:table-cell>
          <table:table-cell table:style-name="Table15.A2" office:value-type="string">
            <text:p text:style-name="P7"><text:span text:style-name="T5">Machine empathy, arcane spells</text:span></text:p>
          </table:table-cell>
          <table:table-cell table:style-name="Table15.A2" office:value-type="string">
            <text:p text:style-name="P9"><text:span text:style-name="T5">+1</text:span></text:p>
          </table:table-cell>
          <table:table-cell table:style-name="Table15.A2" office:value-type="string">
            <text:p text:style-name="P9"><text:span text:style-name="T5">+0</text:span></text:p>
          </table:table-cell>
        </table:table-row>
        <table:table-row table:style-name="Table15.2">
          <table:table-cell table:style-name="Table15.A2" office:value-type="string">
            <text:p text:style-name="P7"><text:span text:style-name="T5">3rd</text:span></text:p>
          </table:table-cell>
          <table:table-cell table:style-name="Table15.A2" office:value-type="string">
            <text:p text:style-name="P9"><text:span text:style-name="T5">+1</text:span></text:p>
          </table:table-cell>
          <table:table-cell table:style-name="Table15.A2" office:value-type="string">
            <text:p text:style-name="P9"><text:span text:style-name="T5">+1</text:span></text:p>
          </table:table-cell>
          <table:table-cell table:style-name="Table15.A2" office:value-type="string">
            <text:p text:style-name="P9"><text:span text:style-name="T5">+2</text:span></text:p>
          </table:table-cell>
          <table:table-cell table:style-name="Table15.A2" office:value-type="string">
            <text:p text:style-name="P9"><text:span text:style-name="T5">+1</text:span></text:p>
          </table:table-cell>
          <table:table-cell table:style-name="Table15.A2" office:value-type="string">
            <text:p text:style-name="P7"><text:span text:style-name="T5">Bonus feat, arcane spells, program spell</text:span></text:p>
          </table:table-cell>
          <table:table-cell table:style-name="Table15.A2" office:value-type="string">
            <text:p text:style-name="P9"><text:span text:style-name="T5">+2</text:span></text:p>
          </table:table-cell>
          <table:table-cell table:style-name="Table15.A2" office:value-type="string">
            <text:p text:style-name="P9"><text:span text:style-name="T5">+1</text:span></text:p>
          </table:table-cell>
        </table:table-row>
        <table:table-row table:style-name="Table15.2">
          <table:table-cell table:style-name="Table15.A2" office:value-type="string">
            <text:p text:style-name="P7"><text:span text:style-name="T5">4th</text:span></text:p>
          </table:table-cell>
          <table:table-cell table:style-name="Table15.A2" office:value-type="string">
            <text:p text:style-name="P9"><text:span text:style-name="T5">+2</text:span></text:p>
          </table:table-cell>
          <table:table-cell table:style-name="Table15.A2" office:value-type="string">
            <text:p text:style-name="P9"><text:span text:style-name="T5">+1</text:span></text:p>
          </table:table-cell>
          <table:table-cell table:style-name="Table15.A2" office:value-type="string">
            <text:p text:style-name="P9"><text:span text:style-name="T5">+2</text:span></text:p>
          </table:table-cell>
          <table:table-cell table:style-name="Table15.A2" office:value-type="string">
            <text:p text:style-name="P9"><text:span text:style-name="T5">+1</text:span></text:p>
          </table:table-cell>
          <table:table-cell table:style-name="Table15.A2" office:value-type="string">
            <text:p text:style-name="P7"><text:span text:style-name="T5">Create homunculus, arcane spells</text:span></text:p>
          </table:table-cell>
          <table:table-cell table:style-name="Table15.A2" office:value-type="string">
            <text:p text:style-name="P9"><text:span text:style-name="T5">+2</text:span></text:p>
          </table:table-cell>
          <table:table-cell table:style-name="Table15.A2" office:value-type="string">
            <text:p text:style-name="P9"><text:span text:style-name="T5">+1</text:span></text:p>
          </table:table-cell>
        </table:table-row>
        <table:table-row table:style-name="Table15.2">
          <table:table-cell table:style-name="Table15.A2" office:value-type="string">
            <text:p text:style-name="P7"><text:span text:style-name="T5">5th</text:span></text:p>
          </table:table-cell>
          <table:table-cell table:style-name="Table15.A2" office:value-type="string">
            <text:p text:style-name="P9"><text:span text:style-name="T5">+2</text:span></text:p>
          </table:table-cell>
          <table:table-cell table:style-name="Table15.A2" office:value-type="string">
            <text:p text:style-name="P9"><text:span text:style-name="T5">+1</text:span></text:p>
          </table:table-cell>
          <table:table-cell table:style-name="Table15.A2" office:value-type="string">
            <text:p text:style-name="P9"><text:span text:style-name="T5">+3</text:span></text:p>
          </table:table-cell>
          <table:table-cell table:style-name="Table15.A2" office:value-type="string">
            <text:p text:style-name="P9"><text:span text:style-name="T5">+1</text:span></text:p>
          </table:table-cell>
          <table:table-cell table:style-name="Table15.A2" office:value-type="string">
            <text:p text:style-name="P7"><text:span text:style-name="T5">Arcane spontaneous casting, arcane spells</text:span></text:p>
          </table:table-cell>
          <table:table-cell table:style-name="Table15.A2" office:value-type="string">
            <text:p text:style-name="P9"><text:span text:style-name="T5">+3</text:span></text:p>
          </table:table-cell>
          <table:table-cell table:style-name="Table15.A2" office:value-type="string">
            <text:p text:style-name="P9"><text:span text:style-name="T5">+1</text:span></text:p>
          </table:table-cell>
        </table:table-row>
        <table:table-row table:style-name="Table15.2">
          <table:table-cell table:style-name="Table15.A2" office:value-type="string">
            <text:p text:style-name="P7"><text:span text:style-name="T5">6th</text:span></text:p>
          </table:table-cell>
          <table:table-cell table:style-name="Table15.A2" office:value-type="string">
            <text:p text:style-name="P9"><text:span text:style-name="T5">+3</text:span></text:p>
          </table:table-cell>
          <table:table-cell table:style-name="Table15.A2" office:value-type="string">
            <text:p text:style-name="P9"><text:span text:style-name="T5">+2</text:span></text:p>
          </table:table-cell>
          <table:table-cell table:style-name="Table15.A2" office:value-type="string">
            <text:p text:style-name="P9"><text:span text:style-name="T5">+3</text:span></text:p>
          </table:table-cell>
          <table:table-cell table:style-name="Table15.A2" office:value-type="string">
            <text:p text:style-name="P9"><text:span text:style-name="T5">+2</text:span></text:p>
          </table:table-cell>
          <table:table-cell table:style-name="Table15.A2" office:value-type="string">
            <text:p text:style-name="P7"><text:span text:style-name="T5">Bonus feat, arcane spells</text:span></text:p>
          </table:table-cell>
          <table:table-cell table:style-name="Table15.A2" office:value-type="string">
            <text:p text:style-name="P9"><text:span text:style-name="T5">+3</text:span></text:p>
          </table:table-cell>
          <table:table-cell table:style-name="Table15.A2" office:value-type="string">
            <text:p text:style-name="P9"><text:span text:style-name="T5">+2</text:span></text:p>
          </table:table-cell>
        </table:table-row>
        <table:table-row table:style-name="Table15.2">
          <table:table-cell table:style-name="Table15.A2" office:value-type="string">
            <text:p text:style-name="P7"><text:span text:style-name="T5">7th</text:span></text:p>
          </table:table-cell>
          <table:table-cell table:style-name="Table15.A2" office:value-type="string">
            <text:p text:style-name="P9"><text:span text:style-name="T5">+3</text:span></text:p>
          </table:table-cell>
          <table:table-cell table:style-name="Table15.A2" office:value-type="string">
            <text:p text:style-name="P9"><text:span text:style-name="T5">+2</text:span></text:p>
          </table:table-cell>
          <table:table-cell table:style-name="Table15.A2" office:value-type="string">
            <text:p text:style-name="P9"><text:span text:style-name="T5">+4</text:span></text:p>
          </table:table-cell>
          <table:table-cell table:style-name="Table15.A2" office:value-type="string">
            <text:p text:style-name="P9"><text:span text:style-name="T5">+2</text:span></text:p>
          </table:table-cell>
          <table:table-cell table:style-name="Table15.A2" office:value-type="string">
            <text:p text:style-name="P7"><text:span text:style-name="T5">Spell focus, arcane spells</text:span></text:p>
          </table:table-cell>
          <table:table-cell table:style-name="Table15.A2" office:value-type="string">
            <text:p text:style-name="P9"><text:span text:style-name="T5">+4</text:span></text:p>
          </table:table-cell>
          <table:table-cell table:style-name="Table15.A2" office:value-type="string">
            <text:p text:style-name="P9"><text:span text:style-name="T5">+2</text:span></text:p>
          </table:table-cell>
        </table:table-row>
        <table:table-row table:style-name="Table15.2">
          <table:table-cell table:style-name="Table15.A2" office:value-type="string">
            <text:p text:style-name="P7"><text:span text:style-name="T5">8th</text:span></text:p>
          </table:table-cell>
          <table:table-cell table:style-name="Table15.A2" office:value-type="string">
            <text:p text:style-name="P9"><text:span text:style-name="T5">+4</text:span></text:p>
          </table:table-cell>
          <table:table-cell table:style-name="Table15.A2" office:value-type="string">
            <text:p text:style-name="P9"><text:span text:style-name="T5">+2</text:span></text:p>
          </table:table-cell>
          <table:table-cell table:style-name="Table15.A2" office:value-type="string">
            <text:p text:style-name="P9"><text:span text:style-name="T5">+4</text:span></text:p>
          </table:table-cell>
          <table:table-cell table:style-name="Table15.A2" office:value-type="string">
            <text:p text:style-name="P9"><text:span text:style-name="T5">+2</text:span></text:p>
          </table:table-cell>
          <table:table-cell table:style-name="Table15.A2" office:value-type="string">
            <text:p text:style-name="P7"><text:span text:style-name="T5">Online casting, arcane spells</text:span></text:p>
          </table:table-cell>
          <table:table-cell table:style-name="Table15.A2" office:value-type="string">
            <text:p text:style-name="P9"><text:span text:style-name="T5">+4</text:span></text:p>
          </table:table-cell>
          <table:table-cell table:style-name="Table15.A2" office:value-type="string">
            <text:p text:style-name="P9"><text:span text:style-name="T5">+2</text:span></text:p>
          </table:table-cell>
        </table:table-row>
        <table:table-row table:style-name="Table15.2">
          <table:table-cell table:style-name="Table15.A2" office:value-type="string">
            <text:p text:style-name="P7"><text:span text:style-name="T5">9th</text:span></text:p>
          </table:table-cell>
          <table:table-cell table:style-name="Table15.A2" office:value-type="string">
            <text:p text:style-name="P9"><text:span text:style-name="T5">+4</text:span></text:p>
          </table:table-cell>
          <table:table-cell table:style-name="Table15.A2" office:value-type="string">
            <text:p text:style-name="P9"><text:span text:style-name="T5">+3</text:span></text:p>
          </table:table-cell>
          <table:table-cell table:style-name="Table15.A2" office:value-type="string">
            <text:p text:style-name="P9"><text:span text:style-name="T5">+4</text:span></text:p>
          </table:table-cell>
          <table:table-cell table:style-name="Table15.A2" office:value-type="string">
            <text:p text:style-name="P9"><text:span text:style-name="T5">+3</text:span></text:p>
          </table:table-cell>
          <table:table-cell table:style-name="Table15.A2" office:value-type="string">
            <text:p text:style-name="P7"><text:span text:style-name="T5">Bonus feat, arcane spells</text:span></text:p>
          </table:table-cell>
          <table:table-cell table:style-name="Table15.A2" office:value-type="string">
            <text:p text:style-name="P9"><text:span text:style-name="T5">+5</text:span></text:p>
          </table:table-cell>
          <table:table-cell table:style-name="Table15.A2" office:value-type="string">
            <text:p text:style-name="P9"><text:span text:style-name="T5">+3</text:span></text:p>
          </table:table-cell>
        </table:table-row>
        <table:table-row table:style-name="Table15.2">
          <table:table-cell table:style-name="Table15.A12" office:value-type="string">
            <text:p text:style-name="P8"><text:span text:style-name="T5">10th</text:span></text:p>
          </table:table-cell>
          <table:table-cell table:style-name="Table15.A12" office:value-type="string">
            <text:p text:style-name="P10"><text:span text:style-name="T5">+5</text:span></text:p>
          </table:table-cell>
          <table:table-cell table:style-name="Table15.A12" office:value-type="string">
            <text:p text:style-name="P10"><text:span text:style-name="T5">+3</text:span></text:p>
          </table:table-cell>
          <table:table-cell table:style-name="Table15.A12" office:value-type="string">
            <text:p text:style-name="P10"><text:span text:style-name="T5">+5</text:span></text:p>
          </table:table-cell>
          <table:table-cell table:style-name="Table15.A12" office:value-type="string">
            <text:p text:style-name="P10"><text:span text:style-name="T5">+3</text:span></text:p>
          </table:table-cell>
          <table:table-cell table:style-name="Table15.A12" office:value-type="string">
            <text:p text:style-name="P8"><text:span text:style-name="T5">Quicken spells, arcane spells</text:span></text:p>
          </table:table-cell>
          <table:table-cell table:style-name="Table15.A12" office:value-type="string">
            <text:p text:style-name="P10"><text:span text:style-name="T5">+5</text:span></text:p>
          </table:table-cell>
          <table:table-cell table:style-name="Table15.A12" office:value-type="string">
            <text:p text:style-name="P10"><text:span text:style-name="T5">+3</text:span></text:p>
          </table:table-cell>
        </table:table-row>
      </table:table>
      <text:h text:style-name="P25" text:outline-level="5"/>
      <text:h text:style-name="P22" text:outline-level="5"><text:span text:style-name="T3">Class Features</text:span></text:h>
      <text:p text:style-name="P7"><text:span text:style-name="T13">The following features pertain to the Techno Mage advanced class.</text:span></text:p>
      <text:p text:style-name="P7"><text:span text:style-name="T14">Arcane Spells and Armor</text:span></text:p>
      <text:p text:style-name="P7"><text:span text:style-name="T13">The Techno Mage can become proficient in the use of armor, and while his limitations are not as great as the traditional Mage, he still has a difficult time casting most arcane spells while wearing it. Armor restricts movement, making the complicated gestures needed to cast spells with somatic components harder to perform. When casting an arcane spell with a somatic component, the chance of arcane spell failure depends on the type of armor being worn, as shown below.</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h text:style-name="P23" text:outline-level="5"><text:span text:style-name="T1">Armor Type</text:span></text:h>
          </table:table-cell>
          <table:table-cell table:style-name="Table16.B1" office:value-type="string">
            <text:h text:style-name="P24" text:outline-level="5"><text:span text:style-name="T17">Arcane Spell Failure, Proficient</text:span></text:h>
          </table:table-cell>
          <table:table-cell table:style-name="Table16.B1" office:value-type="string">
            <text:h text:style-name="P24" text:outline-level="5"><text:span text:style-name="T17">Arcane Spell Failure, Nonproficient</text:span></text:h>
          </table:table-cell>
        </table:table-row>
        <table:table-row table:style-name="Table16.1">
          <table:table-cell table:style-name="Table16.A2" office:value-type="string">
            <text:p text:style-name="P8"><text:span text:style-name="T5">Light</text:span></text:p>
          </table:table-cell>
          <table:table-cell table:style-name="Table16.A2" office:value-type="string">
            <text:p text:style-name="P10"><text:span text:style-name="T5">0%</text:span></text:p>
          </table:table-cell>
          <table:table-cell table:style-name="Table16.A2" office:value-type="string">
            <text:p text:style-name="P10"><text:span text:style-name="T5">10%</text:span></text:p>
          </table:table-cell>
        </table:table-row>
        <table:table-row table:style-name="Table16.1">
          <table:table-cell table:style-name="Table16.A2" office:value-type="string">
            <text:p text:style-name="P7"><text:span text:style-name="T5">Medium</text:span></text:p>
          </table:table-cell>
          <table:table-cell table:style-name="Table16.A2" office:value-type="string">
            <text:p text:style-name="P9"><text:span text:style-name="T5">10%</text:span></text:p>
          </table:table-cell>
          <table:table-cell table:style-name="Table16.A2" office:value-type="string">
            <text:p text:style-name="P9"><text:span text:style-name="T5">20%</text:span></text:p>
          </table:table-cell>
        </table:table-row>
        <table:table-row table:style-name="Table16.1">
          <table:table-cell table:style-name="Table16.A4" office:value-type="string">
            <text:p text:style-name="P8"><text:span text:style-name="T5">Heavy</text:span></text:p>
          </table:table-cell>
          <table:table-cell table:style-name="Table16.A4" office:value-type="string">
            <text:p text:style-name="P10"><text:span text:style-name="T5">20%</text:span></text:p>
          </table:table-cell>
          <table:table-cell table:style-name="Table16.A4" office:value-type="string">
            <text:p text:style-name="P10"><text:span text:style-name="T5">30%</text:span></text:p>
          </table:table-cell>
        </table:table-row>
      </table:table>
      <text:p text:style-name="P7"><text:span text:style-name="T14">Spellfiles</text:span></text:p>
      <text:p text:style-name="P7"><text:span text:style-name="T13">The Techno Mage must study her spellfiles each day to prepare her spells. The Techno Mage can’t prepare any spell not recorded in her spellfiles (except for </text:span><text:span text:style-name="T15">read magic</text:span><text:span text:style-name="T13">, which the Techno Mage can prepare from memory). The Techno Mage begins play with spellfiles containing all 0-level arcane spells and three 1st-level arcane spells of the player’s choice. For each point of Intelligence bonus the Techno Mage has, her spellfiles hold one additional 1st-level arcane spell. Each time the character attains a new level of Techno Mage, she gains two new spells of any level or levels that she can cast, according to her new level. The Techno Mage can also add spells found in other Techno Mages’ spellfiles or Mage’s spellbooks. (Mages may use spells found in the files of Techno Mages.)</text:span></text:p>
      <text:p text:style-name="P7"><text:span text:style-name="T13">A set of spellfiles is usually put into a notebook or desktop computer, or a PDA. Occasionally they are put on a secure website to allow access by cell phone or satellite phone. Backup files are a must, and are usually kept in another location (such as a safety deposit box). Hard copy is also used for storage of spellfiles, sometimes bound in spellbooks.</text:span></text:p>
      <text:p text:style-name="P7"><text:span text:style-name="T14">Arcane Skills</text:span></text:p>
      <text:p text:style-name="P7"><text:span text:style-name="T13">At 1st level, the Techno Mage gains access to the arcane skill Spellcraft and the expansion of the Concentration skill, as described under the Mage entry</text:span><text:span text:style-name="T15">.</text:span></text:p>
      <text:p text:style-name="P7"><text:span text:style-name="T14">Arcane Spells</text:span></text:p>
      <text:p text:style-name="P7"><text:span text:style-name="T13">The Techno Mage’s key talent is the ability to cast arcane spells.</text:span></text:p>
      <text:p text:style-name="P7"><text:span text:style-name="T13">The Techno Mage is limited to a certain number of spells of each spell level per day, according to his Techno Mage class level. The Techno Mage must prepare spells ahead of time by resting for eight hours and spending one hour studying his spellfiles. While studying, the Techno Mage decides which spells to prepare. To learn, prepare, or cast a spell, the Techno Mage must have an Intelligence score of at least 10 + the spell’s level. The Difficulty Class for saving throws against the Techno Mage’s spells is 10 + the spell’s level + the Techno Mage’s Intelligence modifier.</text:span></text:p>
      <text:p text:style-name="P7"><text:span text:style-name="T13">In addition, the Techno Mage receives bonus spells based on his Intelligence score, as shown below.</text:span></text:p>
      <table:table table:name="Table17" table:style-name="Table17">
        <table:table-column table:style-name="Table17.A"/>
        <table:table-column table:style-name="Table17.B" table:number-columns-repeated="4"/>
        <table:table-column table:style-name="Table17.F"/>
        <table:table-row table:style-name="Table17.1">
          <table:table-cell table:style-name="Table17.A1" table:number-rows-spanned="2" office:value-type="string">
            <text:p text:style-name="P11"><text:span text:style-name="T4">Int Score</text:span></text:p>
          </table:table-cell>
          <table:table-cell table:style-name="Table17.A1" table:number-columns-spanned="5" office:value-type="string">
            <text:p text:style-name="P10"><text:span text:style-name="T4">—Bonus Spells by Spell Level—</text:span></text:p>
          </table:table-cell>
          <table:covered-table-cell/>
          <table:covered-table-cell/>
          <table:covered-table-cell/>
          <table:covered-table-cell/>
        </table:table-row>
        <table:table-row table:style-name="Table17.1">
          <table:covered-table-cell/>
          <table:table-cell table:style-name="Table17.A2" office:value-type="string">
            <text:p text:style-name="P10"><text:span text:style-name="T4">1</text:span></text:p>
          </table:table-cell>
          <table:table-cell table:style-name="Table17.A2" office:value-type="string">
            <text:p text:style-name="P10"><text:span text:style-name="T4">2</text:span></text:p>
          </table:table-cell>
          <table:table-cell table:style-name="Table17.A2" office:value-type="string">
            <text:p text:style-name="P10"><text:span text:style-name="T4">3</text:span></text:p>
          </table:table-cell>
          <table:table-cell table:style-name="Table17.A2" office:value-type="string">
            <text:p text:style-name="P10"><text:span text:style-name="T4">4</text:span></text:p>
          </table:table-cell>
          <table:table-cell table:style-name="Table17.A2" office:value-type="string">
            <text:p text:style-name="P10"><text:span text:style-name="T4">5</text:span></text:p>
          </table:table-cell>
        </table:table-row>
        <table:table-row table:style-name="Table17.3">
          <table:table-cell table:style-name="Table17.A2" office:value-type="string">
            <text:p text:style-name="P10"><text:span text:style-name="T5">12–13</text:span></text:p>
          </table:table-cell>
          <table:table-cell table:style-name="Table17.A2" office:value-type="string">
            <text:p text:style-name="P10"><text:span text:style-name="T5">1</text:span></text:p>
          </table:table-cell>
          <table:table-cell table:style-name="Table17.A2" office:value-type="string">
            <text:p text:style-name="P10"><text:span text:style-name="T5">—</text:span></text:p>
          </table:table-cell>
          <table:table-cell table:style-name="Table17.A2" office:value-type="string">
            <text:p text:style-name="P10"><text:span text:style-name="T5">—</text:span></text:p>
          </table:table-cell>
          <table:table-cell table:style-name="Table17.A2" office:value-type="string">
            <text:p text:style-name="P10"><text:span text:style-name="T5">—</text:span></text:p>
          </table:table-cell>
          <table:table-cell table:style-name="Table17.A2" office:value-type="string">
            <text:p text:style-name="P10"><text:span text:style-name="T5">—</text:span></text:p>
          </table:table-cell>
        </table:table-row>
        <table:table-row table:style-name="Table17.3">
          <table:table-cell table:style-name="Table17.A2" office:value-type="string">
            <text:p text:style-name="P9"><text:span text:style-name="T5">14–15</text:span></text:p>
          </table:table-cell>
          <table:table-cell table:style-name="Table17.A2" office:value-type="string">
            <text:p text:style-name="P9"><text:span text:style-name="T5">1</text:span></text:p>
          </table:table-cell>
          <table:table-cell table:style-name="Table17.A2" office:value-type="string">
            <text:p text:style-name="P9"><text:span text:style-name="T5">1</text:span></text:p>
          </table:table-cell>
          <table:table-cell table:style-name="Table17.A2" office:value-type="string">
            <text:p text:style-name="P9"><text:span text:style-name="T5">—</text:span></text:p>
          </table:table-cell>
          <table:table-cell table:style-name="Table17.A2" office:value-type="string">
            <text:p text:style-name="P9"><text:span text:style-name="T5">—</text:span></text:p>
          </table:table-cell>
          <table:table-cell table:style-name="Table17.A2" office:value-type="string">
            <text:p text:style-name="P9"><text:span text:style-name="T5">—</text:span></text:p>
          </table:table-cell>
        </table:table-row>
        <table:table-row table:style-name="Table17.3">
          <table:table-cell table:style-name="Table17.A2" office:value-type="string">
            <text:p text:style-name="P9"><text:span text:style-name="T5">16–17</text:span></text:p>
          </table:table-cell>
          <table:table-cell table:style-name="Table17.A2" office:value-type="string">
            <text:p text:style-name="P9"><text:span text:style-name="T5">1</text:span></text:p>
          </table:table-cell>
          <table:table-cell table:style-name="Table17.A2" office:value-type="string">
            <text:p text:style-name="P9"><text:span text:style-name="T5">1</text:span></text:p>
          </table:table-cell>
          <table:table-cell table:style-name="Table17.A2" office:value-type="string">
            <text:p text:style-name="P9"><text:span text:style-name="T5">1</text:span></text:p>
          </table:table-cell>
          <table:table-cell table:style-name="Table17.A2" office:value-type="string">
            <text:p text:style-name="P9"><text:span text:style-name="T5">—</text:span></text:p>
          </table:table-cell>
          <table:table-cell table:style-name="Table17.A2" office:value-type="string">
            <text:p text:style-name="P9"><text:span text:style-name="T5">—</text:span></text:p>
          </table:table-cell>
        </table:table-row>
        <table:table-row table:style-name="Table17.3">
          <table:table-cell table:style-name="Table17.A2" office:value-type="string">
            <text:p text:style-name="P9"><text:span text:style-name="T5">18–19</text:span></text:p>
          </table:table-cell>
          <table:table-cell table:style-name="Table17.A2" office:value-type="string">
            <text:p text:style-name="P9"><text:span text:style-name="T5">1</text:span></text:p>
          </table:table-cell>
          <table:table-cell table:style-name="Table17.A2" office:value-type="string">
            <text:p text:style-name="P9"><text:span text:style-name="T5">1</text:span></text:p>
          </table:table-cell>
          <table:table-cell table:style-name="Table17.A2" office:value-type="string">
            <text:p text:style-name="P9"><text:span text:style-name="T5">1</text:span></text:p>
          </table:table-cell>
          <table:table-cell table:style-name="Table17.A2" office:value-type="string">
            <text:p text:style-name="P9"><text:span text:style-name="T5">1</text:span></text:p>
          </table:table-cell>
          <table:table-cell table:style-name="Table17.A2" office:value-type="string">
            <text:p text:style-name="P9"><text:span text:style-name="T5">—</text:span></text:p>
          </table:table-cell>
        </table:table-row>
        <table:table-row table:style-name="Table17.3">
          <table:table-cell table:style-name="Table17.A2" office:value-type="string">
            <text:p text:style-name="P9"><text:span text:style-name="T5">20–21</text:span></text:p>
          </table:table-cell>
          <table:table-cell table:style-name="Table17.A2" office:value-type="string">
            <text:p text:style-name="P9"><text:span text:style-name="T5">2</text:span></text:p>
          </table:table-cell>
          <table:table-cell table:style-name="Table17.A2" office:value-type="string">
            <text:p text:style-name="P9"><text:span text:style-name="T5">1</text:span></text:p>
          </table:table-cell>
          <table:table-cell table:style-name="Table17.A2" office:value-type="string">
            <text:p text:style-name="P9"><text:span text:style-name="T5">1</text:span></text:p>
          </table:table-cell>
          <table:table-cell table:style-name="Table17.A2" office:value-type="string">
            <text:p text:style-name="P9"><text:span text:style-name="T5">1</text:span></text:p>
          </table:table-cell>
          <table:table-cell table:style-name="Table17.A2" office:value-type="string">
            <text:p text:style-name="P9"><text:span text:style-name="T5">1</text:span></text:p>
          </table:table-cell>
        </table:table-row>
        <table:table-row table:style-name="Table17.3">
          <table:table-cell table:style-name="Table17.A8" office:value-type="string">
            <text:p text:style-name="P10"><text:span text:style-name="T5">22–23</text:span></text:p>
          </table:table-cell>
          <table:table-cell table:style-name="Table17.A8" office:value-type="string">
            <text:p text:style-name="P10"><text:span text:style-name="T5">2</text:span></text:p>
          </table:table-cell>
          <table:table-cell table:style-name="Table17.A8" office:value-type="string">
            <text:p text:style-name="P10"><text:span text:style-name="T5">2</text:span></text:p>
          </table:table-cell>
          <table:table-cell table:style-name="Table17.A8" office:value-type="string">
            <text:p text:style-name="P10"><text:span text:style-name="T5">1</text:span></text:p>
          </table:table-cell>
          <table:table-cell table:style-name="Table17.A8" office:value-type="string">
            <text:p text:style-name="P10"><text:span text:style-name="T5">1</text:span></text:p>
          </table:table-cell>
          <table:table-cell table:style-name="Table17.A8" office:value-type="string">
            <text:p text:style-name="P10"><text:span text:style-name="T5">1</text:span></text:p>
          </table:table-cell>
        </table:table-row>
      </table:table>
      <text:p text:style-name="P5"/>
      <table:table table:name="Table18" table:style-name="Table18">
        <table:table-column table:style-name="Table18.A"/>
        <table:table-column table:style-name="Table18.B"/>
        <table:table-column table:style-name="Table18.C"/>
        <table:table-column table:style-name="Table18.D"/>
        <table:table-column table:style-name="Table18.C"/>
        <table:table-column table:style-name="Table18.B"/>
        <table:table-column table:style-name="Table18.G"/>
        <text:soft-page-break/>
        <table:table-row table:style-name="Table18.1">
          <table:table-cell table:style-name="Table18.A1" table:number-rows-spanned="2" office:value-type="string">
            <text:p text:style-name="P11"><text:span text:style-name="T4">Techno Mage Level</text:span></text:p>
          </table:table-cell>
          <table:table-cell table:style-name="Table18.A1" table:number-columns-spanned="6" office:value-type="string">
            <text:p text:style-name="P10"><text:span text:style-name="T4">—Spells per Day by Spell Level—</text:span></text:p>
          </table:table-cell>
          <table:covered-table-cell/>
          <table:covered-table-cell/>
          <table:covered-table-cell/>
          <table:covered-table-cell/>
          <table:covered-table-cell/>
        </table:table-row>
        <table:table-row table:style-name="Table18.1">
          <table:covered-table-cell/>
          <table:table-cell table:style-name="Table18.A2" office:value-type="string">
            <text:p text:style-name="P10"><text:span text:style-name="T4">0</text:span></text:p>
          </table:table-cell>
          <table:table-cell table:style-name="Table18.A2" office:value-type="string">
            <text:p text:style-name="P10"><text:span text:style-name="T4">1</text:span></text:p>
          </table:table-cell>
          <table:table-cell table:style-name="Table18.A2" office:value-type="string">
            <text:p text:style-name="P10"><text:span text:style-name="T4">2</text:span></text:p>
          </table:table-cell>
          <table:table-cell table:style-name="Table18.A2" office:value-type="string">
            <text:p text:style-name="P10"><text:span text:style-name="T4">3</text:span></text:p>
          </table:table-cell>
          <table:table-cell table:style-name="Table18.A2" office:value-type="string">
            <text:p text:style-name="P10"><text:span text:style-name="T4">4</text:span></text:p>
          </table:table-cell>
          <table:table-cell table:style-name="Table18.A2" office:value-type="string">
            <text:p text:style-name="P10"><text:span text:style-name="T4">5</text:span></text:p>
          </table:table-cell>
        </table:table-row>
        <table:table-row table:style-name="Table18.3">
          <table:table-cell table:style-name="Table18.A2" office:value-type="string">
            <text:p text:style-name="P10"><text:span text:style-name="T5">1</text:span></text:p>
          </table:table-cell>
          <table:table-cell table:style-name="Table18.A2" office:value-type="string">
            <text:p text:style-name="P10"><text:span text:style-name="T5">3</text:span></text:p>
          </table:table-cell>
          <table:table-cell table:style-name="Table18.A2" office:value-type="string">
            <text:p text:style-name="P10"><text:span text:style-name="T5">1</text:span></text:p>
          </table:table-cell>
          <table:table-cell table:style-name="Table18.A2" office:value-type="string">
            <text:p text:style-name="P10"><text:span text:style-name="T5">—</text:span></text:p>
          </table:table-cell>
          <table:table-cell table:style-name="Table18.A2" office:value-type="string">
            <text:p text:style-name="P10"><text:span text:style-name="T5">—</text:span></text:p>
          </table:table-cell>
          <table:table-cell table:style-name="Table18.A2" office:value-type="string">
            <text:p text:style-name="P10"><text:span text:style-name="T5">—</text:span></text:p>
          </table:table-cell>
          <table:table-cell table:style-name="Table18.A2" office:value-type="string">
            <text:p text:style-name="P10"><text:span text:style-name="T5">—</text:span></text:p>
          </table:table-cell>
        </table:table-row>
        <table:table-row table:style-name="Table18.3">
          <table:table-cell table:style-name="Table18.A2" office:value-type="string">
            <text:p text:style-name="P9"><text:span text:style-name="T5">2</text:span></text:p>
          </table:table-cell>
          <table:table-cell table:style-name="Table18.A2" office:value-type="string">
            <text:p text:style-name="P9"><text:span text:style-name="T5">4</text:span></text:p>
          </table:table-cell>
          <table:table-cell table:style-name="Table18.A2" office:value-type="string">
            <text:p text:style-name="P9"><text:span text:style-name="T5">2</text:span></text:p>
          </table:table-cell>
          <table:table-cell table:style-name="Table18.A2" office:value-type="string">
            <text:p text:style-name="P9"><text:span text:style-name="T5">—</text:span></text:p>
          </table:table-cell>
          <table:table-cell table:style-name="Table18.A2" office:value-type="string">
            <text:p text:style-name="P9"><text:span text:style-name="T5">—</text:span></text:p>
          </table:table-cell>
          <table:table-cell table:style-name="Table18.A2" office:value-type="string">
            <text:p text:style-name="P9"><text:span text:style-name="T5">—</text:span></text:p>
          </table:table-cell>
          <table:table-cell table:style-name="Table18.A2" office:value-type="string">
            <text:p text:style-name="P9"><text:span text:style-name="T5">—</text:span></text:p>
          </table:table-cell>
        </table:table-row>
        <table:table-row table:style-name="Table18.3">
          <table:table-cell table:style-name="Table18.A2" office:value-type="string">
            <text:p text:style-name="P9"><text:span text:style-name="T5">3</text:span></text:p>
          </table:table-cell>
          <table:table-cell table:style-name="Table18.A2" office:value-type="string">
            <text:p text:style-name="P9"><text:span text:style-name="T5">4</text:span></text:p>
          </table:table-cell>
          <table:table-cell table:style-name="Table18.A2" office:value-type="string">
            <text:p text:style-name="P9"><text:span text:style-name="T5">2</text:span></text:p>
          </table:table-cell>
          <table:table-cell table:style-name="Table18.A2" office:value-type="string">
            <text:p text:style-name="P9"><text:span text:style-name="T5">1</text:span></text:p>
          </table:table-cell>
          <table:table-cell table:style-name="Table18.A2" office:value-type="string">
            <text:p text:style-name="P9"><text:span text:style-name="T5">—</text:span></text:p>
          </table:table-cell>
          <table:table-cell table:style-name="Table18.A2" office:value-type="string">
            <text:p text:style-name="P9"><text:span text:style-name="T5">—</text:span></text:p>
          </table:table-cell>
          <table:table-cell table:style-name="Table18.A2" office:value-type="string">
            <text:p text:style-name="P9"><text:span text:style-name="T5">—</text:span></text:p>
          </table:table-cell>
        </table:table-row>
        <table:table-row table:style-name="Table18.3">
          <table:table-cell table:style-name="Table18.A2" office:value-type="string">
            <text:p text:style-name="P9"><text:span text:style-name="T5">4</text:span></text:p>
          </table:table-cell>
          <table:table-cell table:style-name="Table18.A2" office:value-type="string">
            <text:p text:style-name="P9"><text:span text:style-name="T5">4</text:span></text:p>
          </table:table-cell>
          <table:table-cell table:style-name="Table18.A2" office:value-type="string">
            <text:p text:style-name="P9"><text:span text:style-name="T5">3</text:span></text:p>
          </table:table-cell>
          <table:table-cell table:style-name="Table18.A2" office:value-type="string">
            <text:p text:style-name="P9"><text:span text:style-name="T5">2</text:span></text:p>
          </table:table-cell>
          <table:table-cell table:style-name="Table18.A2" office:value-type="string">
            <text:p text:style-name="P9"><text:span text:style-name="T5">—</text:span></text:p>
          </table:table-cell>
          <table:table-cell table:style-name="Table18.A2" office:value-type="string">
            <text:p text:style-name="P9"><text:span text:style-name="T5">—</text:span></text:p>
          </table:table-cell>
          <table:table-cell table:style-name="Table18.A2" office:value-type="string">
            <text:p text:style-name="P9"><text:span text:style-name="T5">—</text:span></text:p>
          </table:table-cell>
        </table:table-row>
        <table:table-row table:style-name="Table18.3">
          <table:table-cell table:style-name="Table18.A2" office:value-type="string">
            <text:p text:style-name="P9"><text:span text:style-name="T5">5</text:span></text:p>
          </table:table-cell>
          <table:table-cell table:style-name="Table18.A2" office:value-type="string">
            <text:p text:style-name="P9"><text:span text:style-name="T5">4</text:span></text:p>
          </table:table-cell>
          <table:table-cell table:style-name="Table18.A2" office:value-type="string">
            <text:p text:style-name="P9"><text:span text:style-name="T5">3</text:span></text:p>
          </table:table-cell>
          <table:table-cell table:style-name="Table18.A2" office:value-type="string">
            <text:p text:style-name="P9"><text:span text:style-name="T5">2</text:span></text:p>
          </table:table-cell>
          <table:table-cell table:style-name="Table18.A2" office:value-type="string">
            <text:p text:style-name="P9"><text:span text:style-name="T5">1</text:span></text:p>
          </table:table-cell>
          <table:table-cell table:style-name="Table18.A2" office:value-type="string">
            <text:p text:style-name="P9"><text:span text:style-name="T5">—</text:span></text:p>
          </table:table-cell>
          <table:table-cell table:style-name="Table18.A2" office:value-type="string">
            <text:p text:style-name="P9"><text:span text:style-name="T5">—</text:span></text:p>
          </table:table-cell>
        </table:table-row>
        <table:table-row table:style-name="Table18.3">
          <table:table-cell table:style-name="Table18.A2" office:value-type="string">
            <text:p text:style-name="P9"><text:span text:style-name="T5">6</text:span></text:p>
          </table:table-cell>
          <table:table-cell table:style-name="Table18.A2" office:value-type="string">
            <text:p text:style-name="P9"><text:span text:style-name="T5">4</text:span></text:p>
          </table:table-cell>
          <table:table-cell table:style-name="Table18.A2" office:value-type="string">
            <text:p text:style-name="P9"><text:span text:style-name="T5">3</text:span></text:p>
          </table:table-cell>
          <table:table-cell table:style-name="Table18.A2" office:value-type="string">
            <text:p text:style-name="P9"><text:span text:style-name="T5">3</text:span></text:p>
          </table:table-cell>
          <table:table-cell table:style-name="Table18.A2" office:value-type="string">
            <text:p text:style-name="P9"><text:span text:style-name="T5">2</text:span></text:p>
          </table:table-cell>
          <table:table-cell table:style-name="Table18.A2" office:value-type="string">
            <text:p text:style-name="P9"><text:span text:style-name="T5">—</text:span></text:p>
          </table:table-cell>
          <table:table-cell table:style-name="Table18.A2" office:value-type="string">
            <text:p text:style-name="P9"><text:span text:style-name="T5">—</text:span></text:p>
          </table:table-cell>
        </table:table-row>
        <table:table-row table:style-name="Table18.3">
          <table:table-cell table:style-name="Table18.A2" office:value-type="string">
            <text:p text:style-name="P9"><text:span text:style-name="T5">7</text:span></text:p>
          </table:table-cell>
          <table:table-cell table:style-name="Table18.A2" office:value-type="string">
            <text:p text:style-name="P9"><text:span text:style-name="T5">4</text:span></text:p>
          </table:table-cell>
          <table:table-cell table:style-name="Table18.A2" office:value-type="string">
            <text:p text:style-name="P9"><text:span text:style-name="T5">4</text:span></text:p>
          </table:table-cell>
          <table:table-cell table:style-name="Table18.A2" office:value-type="string">
            <text:p text:style-name="P9"><text:span text:style-name="T5">3</text:span></text:p>
          </table:table-cell>
          <table:table-cell table:style-name="Table18.A2" office:value-type="string">
            <text:p text:style-name="P9"><text:span text:style-name="T5">2</text:span></text:p>
          </table:table-cell>
          <table:table-cell table:style-name="Table18.A2" office:value-type="string">
            <text:p text:style-name="P9"><text:span text:style-name="T5">1</text:span></text:p>
          </table:table-cell>
          <table:table-cell table:style-name="Table18.A2" office:value-type="string">
            <text:p text:style-name="P9"><text:span text:style-name="T5">—</text:span></text:p>
          </table:table-cell>
        </table:table-row>
        <table:table-row table:style-name="Table18.3">
          <table:table-cell table:style-name="Table18.A2" office:value-type="string">
            <text:p text:style-name="P9"><text:span text:style-name="T5">8</text:span></text:p>
          </table:table-cell>
          <table:table-cell table:style-name="Table18.A2" office:value-type="string">
            <text:p text:style-name="P9"><text:span text:style-name="T5">4</text:span></text:p>
          </table:table-cell>
          <table:table-cell table:style-name="Table18.A2" office:value-type="string">
            <text:p text:style-name="P9"><text:span text:style-name="T5">4</text:span></text:p>
          </table:table-cell>
          <table:table-cell table:style-name="Table18.A2" office:value-type="string">
            <text:p text:style-name="P9"><text:span text:style-name="T5">3</text:span></text:p>
          </table:table-cell>
          <table:table-cell table:style-name="Table18.A2" office:value-type="string">
            <text:p text:style-name="P9"><text:span text:style-name="T5">3</text:span></text:p>
          </table:table-cell>
          <table:table-cell table:style-name="Table18.A2" office:value-type="string">
            <text:p text:style-name="P9"><text:span text:style-name="T5">2</text:span></text:p>
          </table:table-cell>
          <table:table-cell table:style-name="Table18.A2" office:value-type="string">
            <text:p text:style-name="P9"><text:span text:style-name="T5">—</text:span></text:p>
          </table:table-cell>
        </table:table-row>
        <table:table-row table:style-name="Table18.3">
          <table:table-cell table:style-name="Table18.A2" office:value-type="string">
            <text:p text:style-name="P9"><text:span text:style-name="T5">9</text:span></text:p>
          </table:table-cell>
          <table:table-cell table:style-name="Table18.A2" office:value-type="string">
            <text:p text:style-name="P9"><text:span text:style-name="T5">4</text:span></text:p>
          </table:table-cell>
          <table:table-cell table:style-name="Table18.A2" office:value-type="string">
            <text:p text:style-name="P9"><text:span text:style-name="T5">4</text:span></text:p>
          </table:table-cell>
          <table:table-cell table:style-name="Table18.A2" office:value-type="string">
            <text:p text:style-name="P9"><text:span text:style-name="T5">4</text:span></text:p>
          </table:table-cell>
          <table:table-cell table:style-name="Table18.A2" office:value-type="string">
            <text:p text:style-name="P9"><text:span text:style-name="T5">3</text:span></text:p>
          </table:table-cell>
          <table:table-cell table:style-name="Table18.A2" office:value-type="string">
            <text:p text:style-name="P9"><text:span text:style-name="T5">2</text:span></text:p>
          </table:table-cell>
          <table:table-cell table:style-name="Table18.A2" office:value-type="string">
            <text:p text:style-name="P9"><text:span text:style-name="T5">1</text:span></text:p>
          </table:table-cell>
        </table:table-row>
        <table:table-row table:style-name="Table18.3">
          <table:table-cell table:style-name="Table18.A12" office:value-type="string">
            <text:p text:style-name="P10"><text:span text:style-name="T5">10</text:span></text:p>
          </table:table-cell>
          <table:table-cell table:style-name="Table18.A12" office:value-type="string">
            <text:p text:style-name="P10"><text:span text:style-name="T5">4</text:span></text:p>
          </table:table-cell>
          <table:table-cell table:style-name="Table18.A12" office:value-type="string">
            <text:p text:style-name="P10"><text:span text:style-name="T5">4</text:span></text:p>
          </table:table-cell>
          <table:table-cell table:style-name="Table18.A12" office:value-type="string">
            <text:p text:style-name="P10"><text:span text:style-name="T5">4</text:span></text:p>
          </table:table-cell>
          <table:table-cell table:style-name="Table18.A12" office:value-type="string">
            <text:p text:style-name="P10"><text:span text:style-name="T5">3</text:span></text:p>
          </table:table-cell>
          <table:table-cell table:style-name="Table18.A12" office:value-type="string">
            <text:p text:style-name="P10"><text:span text:style-name="T5">3</text:span></text:p>
          </table:table-cell>
          <table:table-cell table:style-name="Table18.A12" office:value-type="string">
            <text:p text:style-name="P10"><text:span text:style-name="T5">2</text:span></text:p>
          </table:table-cell>
        </table:table-row>
      </table:table>
      <text:p text:style-name="P4"/>
      <text:p text:style-name="P7"><text:span text:style-name="T14">Machine Empathy</text:span></text:p>
      <text:p text:style-name="P7"><text:span text:style-name="T13">At 2nd Level, the Techno Mage is so comfortable with technology that she gains a +2 competence bonus with any electronic or mechanical device, and in addition may use any skill that involves technology untrained.</text:span></text:p>
      <text:p text:style-name="P7"><text:span text:style-name="T14">Program Spell</text:span></text:p>
      <text:p text:style-name="P7"><text:span text:style-name="T13">At 3rd level, the Techno Mage may spend an action point to insert a spell within a particular analog or digital device, such that by touching a key (or flicking a switch), the spell activates. All variables of the spell are set at the time of casting.</text:span></text:p>
      <text:p text:style-name="P7"><text:span text:style-name="T13">Casting a spell takes the normal amount of time; discharging a programmed spell is an attack action.</text:span></text:p>
      <text:p text:style-name="P7"><text:span text:style-name="T14">Bonus Feats</text:span></text:p>
      <text:p text:style-name="P7"><text:span text:style-name="T13">At 3rd, 6th, and 9th level, the Techno Mage gets a bonus feat. The bonus feat must be selected from the following list, and the Techno Mage must meet all of the prerequisites for the feat to select it.</text:span></text:p>
      <text:p text:style-name="P7"><text:span text:style-name="T13">Armor Proficiency (light), Builder, Educated, Gearhead, Greater Spell Focus, Greater Spell Penetration, Personal Firearms Proficiency, Spell Focus, Spell Penetration, Studious, Windfall.</text:span></text:p>
      <text:p text:style-name="P7"><text:span text:style-name="T13">The Techno Mage may also take any metamagic feats as bonus feats.</text:span></text:p>
      <text:p text:style-name="P7"><text:span text:style-name="T14">Create Homunculus</text:span></text:p>
      <text:p text:style-name="P7"><text:span text:style-name="T13">At 4th level, the Techno Mage can create a homunculus. The homunculus may be flesh, digital, chemical, or biochemical in nature.</text:span></text:p>
      <text:p text:style-name="P7"><text:span text:style-name="T13">Creating a homunculus requires a DC 25 Wealth check to acquire the appropriate equipment. The materials used are consumed in the creation of the homunculus. In addition, the creation of a homunculus requires a pint of the Techno Mage’s blood.</text:span></text:p>
      <text:p text:style-name="P7"><text:span text:style-name="T13">It takes a week to create a homunculus. During this time the Techno Mage must labor for 8 hours a day. A character not actively working on the ritual must perform no other activities except eating, sleeping, or talking. If she misses a day, the process fails, and the ritual must begin anew. At the end of the period, the Techno Mage makes an appropriate skill check for the Craft skill connected with the particular subtype of homunculus (DC 20). A failure indicates loss of the subject (requiring the Techno Mage to begin again) but no other penalty.</text:span></text:p>
      <text:p text:style-name="P7"><text:span text:style-name="T13">The Techno Mage may create any number of homunculi. However, when a homunculi perishes, its death deals 2d10 points of damage to the Techno Mage, so caution is usually the by-word in homunculus creation.</text:span></text:p>
      <text:p text:style-name="P7"><text:span text:style-name="T14">Arcane Spontaneous Casting</text:span></text:p>
      <text:p text:style-name="P7"><text:span text:style-name="T13">At 5th, the Techno Mage chooses a number of spells she already knows equal to her Intelligence modifier. From that point on, the Techno Mage can cast those spells in place of already-chosen spells of the same level. The Techno Mage “loses” a prepared spell to cast another spell of the same level or lower.</text:span></text:p>
      <text:p text:style-name="P7"><text:span text:style-name="T14">Spell Focus</text:span></text:p>
      <text:p text:style-name="P7"><text:span text:style-name="T13">At 7th level, the Techno Mage gains Spell Focus as a bonus feat.</text:span></text:p>
      <text:p text:style-name="P7"><text:span text:style-name="T14">Online Casting</text:span></text:p>
      <text:p text:style-name="P7"><text:span text:style-name="T13">At 8th level, the Techno Mage can cast spells through electronic devices, including cameras, cell phones, and modems.</text:span></text:p>
      <text:p text:style-name="P7"><text:span text:style-name="T13">If the spell requires the caster to be seen, then the target must see the caster, if it requires the caster to be heard, then</text:span></text:p>
      <text:p text:style-name="P7"><text:span text:style-name="T13">the target must be able to hear the caster. Range is determined from the caster to the pick-up device (camera, keyboard, etc.) and then from the device to its target. The space between keyboard and monitor, or camera and screen, is not considered. The Techno Mage must be able to see or otherwise be able to determine the location of her target (“person at the keyboard” is a suitable target). Spells cast online are less effective, such that the target gets a +4 circumstance bonus on saving throws.</text:span></text:p>
      <text:p text:style-name="P7"><text:span text:style-name="T14">Quicken Spell</text:span></text:p>
      <text:p text:style-name="P7"><text:span text:style-name="T13">At 10th level, the Techno Mage learns to cast some spells as free actions. With but a moment’s thought (and the proper verbal, somatic, and material components). She can perform another action, even casting another spell, in the same round as she casts a quickened spell. She may only cast one quickened spell per round. A spell whose casting time is more than 1 full round cannot be quickened.</text:span></text:p>
      <text:p text:style-name="P7"><text:span text:style-name="T13">A quickened spell does not provoke an attack of opportunity. Quicken spell is considered a metamagic ability for purposes of interacting with metamagic feats.</text:span></text:p>
      <text:p text:style-name="P7"><text:span text:style-name="T13">When a quickened spell is prepared, it is treated as a spell of four levels higher than the spell’s actual level, such that only 0- and 1st level spells may be quickened by a Techno Mage.</text:span></text:p>
      <text:p text:style-name="P6"/>
      <text:h text:style-name="P31" text:outline-level="3"><text:span text:style-name="T7">THRASHER</text:span></text:h>
      <text:p text:style-name="P7"><text:span text:style-name="T13">The fastest path into this advanced class is from the Tough hero basic class, though other paths are possible.</text:span></text:p>
      <text:h text:style-name="P22" text:outline-level="5"><text:span text:style-name="T3">Requirements</text:span></text:h>
      <text:p text:style-name="P7"><text:span text:style-name="T13">To qualify to become an Thrasher, a character must fulfill the following criteria.</text:span></text:p>
      <text:p text:style-name="P7"><text:span text:style-name="T14">Base Attack Bonus: </text:span><text:span text:style-name="T13">+2.</text:span></text:p>
      <text:p text:style-name="P7"><text:span text:style-name="T14">Skills: </text:span><text:span text:style-name="T13">Concentration 6 ranks, Survival 6 ranks.</text:span></text:p>
      <text:p text:style-name="P7"><text:span text:style-name="T14">Feats: </text:span><text:span text:style-name="T13">Athletic or Endurance.</text:span></text:p>
      <text:h text:style-name="P22" text:outline-level="5"><text:soft-page-break/><text:span text:style-name="T3">Class Information</text:span></text:h>
      <text:p text:style-name="P7"><text:span text:style-name="T13">The following information pertains to the Thrasher advanced class.</text:span></text:p>
      <text:p text:style-name="P7"><text:span text:style-name="T14">Hit Die</text:span></text:p>
      <text:p text:style-name="P7"><text:span text:style-name="T13">Thrashers gain 1d12 hit points per level. The character’s Constitution modifier applies.</text:span></text:p>
      <text:p text:style-name="P7"><text:span text:style-name="T14">Action Points</text:span></text:p>
      <text:p text:style-name="P7"><text:span text:style-name="T13">Thrashers gain a number of action points equal to 6 plus one-half their character level, rounded down, every time they advance a level in this class.</text:span></text:p>
      <text:p text:style-name="P7"><text:span text:style-name="T14">Class Skills</text:span></text:p>
      <text:p text:style-name="P7"><text:span text:style-name="T13">The Thrasher’s class skills are as follows: Balance (Dex), Climb (Str), Concentration (Con), Drive (Dex), Profession (Wis), Read/Write Languages (none), Ride (Dex), Speak Language (none), Spot (Wis), Swim (Str), Survival (Wis), Tumble (Dex).</text:span></text:p>
      <text:p text:style-name="P7"><text:span text:style-name="T14">Skill Points at Each Level: </text:span><text:span text:style-name="T13">3 + Intelligence modifier.</text:span></text:p>
      <text:h text:style-name="P25" text:outline-level="5"/>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8"><text:span text:style-name="T4">Table: The Thrasher</text:span></text:p>
          </table:table-cell>
          <table:covered-table-cell/>
          <table:covered-table-cell/>
          <table:covered-table-cell/>
          <table:covered-table-cell/>
          <table:covered-table-cell/>
          <table:covered-table-cell/>
          <table:covered-table-cell/>
        </table:table-row>
        <table:table-row table:style-name="Table19.2">
          <table:table-cell table:style-name="Table19.A2" office:value-type="string">
            <text:p text:style-name="P8"><text:span text:style-name="T4">Level</text:span></text:p>
          </table:table-cell>
          <table:table-cell table:style-name="Table19.A2" office:value-type="string">
            <text:p text:style-name="P10"><text:span text:style-name="T4">Base Attack Bonus</text:span></text:p>
          </table:table-cell>
          <table:table-cell table:style-name="Table19.A2" office:value-type="string">
            <text:p text:style-name="P10"><text:span text:style-name="T4">Fort Save</text:span></text:p>
          </table:table-cell>
          <table:table-cell table:style-name="Table19.A2" office:value-type="string">
            <text:p text:style-name="P10"><text:span text:style-name="T4">Ref Save</text:span></text:p>
          </table:table-cell>
          <table:table-cell table:style-name="Table19.A2" office:value-type="string">
            <text:p text:style-name="P10"><text:span text:style-name="T4">Will Save</text:span></text:p>
          </table:table-cell>
          <table:table-cell table:style-name="Table19.A2" office:value-type="string">
            <text:p text:style-name="P8"><text:span text:style-name="T4">Special</text:span></text:p>
          </table:table-cell>
          <table:table-cell table:style-name="Table19.A2" office:value-type="string">
            <text:p text:style-name="P10"><text:span text:style-name="T4">Defense Bonus</text:span></text:p>
          </table:table-cell>
          <table:table-cell table:style-name="Table19.A2" office:value-type="string">
            <text:p text:style-name="P10"><text:span text:style-name="T4">Reputation Bonus</text:span></text:p>
          </table:table-cell>
        </table:table-row>
        <table:table-row table:style-name="Table19.2">
          <table:table-cell table:style-name="Table19.A2" office:value-type="string">
            <text:p text:style-name="P7"><text:span text:style-name="T5">1st</text:span></text:p>
          </table:table-cell>
          <table:table-cell table:style-name="Table19.A2" office:value-type="string">
            <text:p text:style-name="P9"><text:span text:style-name="T5">+0</text:span></text:p>
          </table:table-cell>
          <table:table-cell table:style-name="Table19.A2" office:value-type="string">
            <text:p text:style-name="P9"><text:span text:style-name="T5">+2</text:span></text:p>
          </table:table-cell>
          <table:table-cell table:style-name="Table19.A2" office:value-type="string">
            <text:p text:style-name="P9"><text:span text:style-name="T5">+1</text:span></text:p>
          </table:table-cell>
          <table:table-cell table:style-name="Table19.A2" office:value-type="string">
            <text:p text:style-name="P9"><text:span text:style-name="T5">+0</text:span></text:p>
          </table:table-cell>
          <table:table-cell table:style-name="Table19.A2" office:value-type="string">
            <text:p text:style-name="P7"><text:span text:style-name="T5">Tough Defense</text:span></text:p>
          </table:table-cell>
          <table:table-cell table:style-name="Table19.A2" office:value-type="string">
            <text:p text:style-name="P9"><text:span text:style-name="T5">+1</text:span></text:p>
          </table:table-cell>
          <table:table-cell table:style-name="Table19.A2" office:value-type="string">
            <text:p text:style-name="P9"><text:span text:style-name="T5">+0</text:span></text:p>
          </table:table-cell>
        </table:table-row>
        <table:table-row table:style-name="Table19.2">
          <table:table-cell table:style-name="Table19.A2" office:value-type="string">
            <text:p text:style-name="P7"><text:span text:style-name="T5">2nd</text:span></text:p>
          </table:table-cell>
          <table:table-cell table:style-name="Table19.A2" office:value-type="string">
            <text:p text:style-name="P9"><text:span text:style-name="T5">+1</text:span></text:p>
          </table:table-cell>
          <table:table-cell table:style-name="Table19.A2" office:value-type="string">
            <text:p text:style-name="P9"><text:span text:style-name="T5">+3</text:span></text:p>
          </table:table-cell>
          <table:table-cell table:style-name="Table19.A2" office:value-type="string">
            <text:p text:style-name="P9"><text:span text:style-name="T5">+2</text:span></text:p>
          </table:table-cell>
          <table:table-cell table:style-name="Table19.A2" office:value-type="string">
            <text:p text:style-name="P9"><text:span text:style-name="T5">+0</text:span></text:p>
          </table:table-cell>
          <table:table-cell table:style-name="Table19.A2" office:value-type="string">
            <text:p text:style-name="P7"><text:span text:style-name="T5">Ability surge 1/day</text:span></text:p>
          </table:table-cell>
          <table:table-cell table:style-name="Table19.A2" office:value-type="string">
            <text:p text:style-name="P9"><text:span text:style-name="T5">+1</text:span></text:p>
          </table:table-cell>
          <table:table-cell table:style-name="Table19.A2" office:value-type="string">
            <text:p text:style-name="P9"><text:span text:style-name="T5">+0</text:span></text:p>
          </table:table-cell>
        </table:table-row>
        <table:table-row table:style-name="Table19.2">
          <table:table-cell table:style-name="Table19.A2" office:value-type="string">
            <text:p text:style-name="P7"><text:span text:style-name="T5">3rd</text:span></text:p>
          </table:table-cell>
          <table:table-cell table:style-name="Table19.A2" office:value-type="string">
            <text:p text:style-name="P9"><text:span text:style-name="T5">+2</text:span></text:p>
          </table:table-cell>
          <table:table-cell table:style-name="Table19.A2" office:value-type="string">
            <text:p text:style-name="P9"><text:span text:style-name="T5">+3</text:span></text:p>
          </table:table-cell>
          <table:table-cell table:style-name="Table19.A2" office:value-type="string">
            <text:p text:style-name="P9"><text:span text:style-name="T5">+2</text:span></text:p>
          </table:table-cell>
          <table:table-cell table:style-name="Table19.A2" office:value-type="string">
            <text:p text:style-name="P9"><text:span text:style-name="T5">+1</text:span></text:p>
          </table:table-cell>
          <table:table-cell table:style-name="Table19.A2" office:value-type="string">
            <text:p text:style-name="P7"><text:span text:style-name="T5">Bonus feat</text:span></text:p>
          </table:table-cell>
          <table:table-cell table:style-name="Table19.A2" office:value-type="string">
            <text:p text:style-name="P9"><text:span text:style-name="T5">+2</text:span></text:p>
          </table:table-cell>
          <table:table-cell table:style-name="Table19.A2" office:value-type="string">
            <text:p text:style-name="P9"><text:span text:style-name="T5">+0</text:span></text:p>
          </table:table-cell>
        </table:table-row>
        <table:table-row table:style-name="Table19.2">
          <table:table-cell table:style-name="Table19.A2" office:value-type="string">
            <text:p text:style-name="P7"><text:span text:style-name="T5">4th</text:span></text:p>
          </table:table-cell>
          <table:table-cell table:style-name="Table19.A2" office:value-type="string">
            <text:p text:style-name="P9"><text:span text:style-name="T5">+3</text:span></text:p>
          </table:table-cell>
          <table:table-cell table:style-name="Table19.A2" office:value-type="string">
            <text:p text:style-name="P9"><text:span text:style-name="T5">+4</text:span></text:p>
          </table:table-cell>
          <table:table-cell table:style-name="Table19.A2" office:value-type="string">
            <text:p text:style-name="P9"><text:span text:style-name="T5">+2</text:span></text:p>
          </table:table-cell>
          <table:table-cell table:style-name="Table19.A2" office:value-type="string">
            <text:p text:style-name="P9"><text:span text:style-name="T5">+1</text:span></text:p>
          </table:table-cell>
          <table:table-cell table:style-name="Table19.A2" office:value-type="string">
            <text:p text:style-name="P7"><text:span text:style-name="T5">Uncanny dodge X</text:span></text:p>
          </table:table-cell>
          <table:table-cell table:style-name="Table19.A2" office:value-type="string">
            <text:p text:style-name="P9"><text:span text:style-name="T5">+2</text:span></text:p>
          </table:table-cell>
          <table:table-cell table:style-name="Table19.A2" office:value-type="string">
            <text:p text:style-name="P9"><text:span text:style-name="T5">+0</text:span></text:p>
          </table:table-cell>
        </table:table-row>
        <table:table-row table:style-name="Table19.2">
          <table:table-cell table:style-name="Table19.A2" office:value-type="string">
            <text:p text:style-name="P7"><text:span text:style-name="T5">5th</text:span></text:p>
          </table:table-cell>
          <table:table-cell table:style-name="Table19.A2" office:value-type="string">
            <text:p text:style-name="P9"><text:span text:style-name="T5">+3</text:span></text:p>
          </table:table-cell>
          <table:table-cell table:style-name="Table19.A2" office:value-type="string">
            <text:p text:style-name="P9"><text:span text:style-name="T5">+4</text:span></text:p>
          </table:table-cell>
          <table:table-cell table:style-name="Table19.A2" office:value-type="string">
            <text:p text:style-name="P9"><text:span text:style-name="T5">+3</text:span></text:p>
          </table:table-cell>
          <table:table-cell table:style-name="Table19.A2" office:value-type="string">
            <text:p text:style-name="P9"><text:span text:style-name="T5">+1</text:span></text:p>
          </table:table-cell>
          <table:table-cell table:style-name="Table19.A2" office:value-type="string">
            <text:p text:style-name="P7"><text:span text:style-name="T5">Ability surge 2/day</text:span></text:p>
          </table:table-cell>
          <table:table-cell table:style-name="Table19.A2" office:value-type="string">
            <text:p text:style-name="P9"><text:span text:style-name="T5">+3</text:span></text:p>
          </table:table-cell>
          <table:table-cell table:style-name="Table19.A2" office:value-type="string">
            <text:p text:style-name="P9"><text:span text:style-name="T5">+1</text:span></text:p>
          </table:table-cell>
        </table:table-row>
        <table:table-row table:style-name="Table19.2">
          <table:table-cell table:style-name="Table19.A2" office:value-type="string">
            <text:p text:style-name="P7"><text:span text:style-name="T5">6th</text:span></text:p>
          </table:table-cell>
          <table:table-cell table:style-name="Table19.A2" office:value-type="string">
            <text:p text:style-name="P9"><text:span text:style-name="T5">+4</text:span></text:p>
          </table:table-cell>
          <table:table-cell table:style-name="Table19.A2" office:value-type="string">
            <text:p text:style-name="P9"><text:span text:style-name="T5">+5</text:span></text:p>
          </table:table-cell>
          <table:table-cell table:style-name="Table19.A2" office:value-type="string">
            <text:p text:style-name="P9"><text:span text:style-name="T5">+3</text:span></text:p>
          </table:table-cell>
          <table:table-cell table:style-name="Table19.A2" office:value-type="string">
            <text:p text:style-name="P9"><text:span text:style-name="T5">+2</text:span></text:p>
          </table:table-cell>
          <table:table-cell table:style-name="Table19.A2" office:value-type="string">
            <text:p text:style-name="P7"><text:span text:style-name="T5">Bonus feat</text:span></text:p>
          </table:table-cell>
          <table:table-cell table:style-name="Table19.A2" office:value-type="string">
            <text:p text:style-name="P9"><text:span text:style-name="T5">+3</text:span></text:p>
          </table:table-cell>
          <table:table-cell table:style-name="Table19.A2" office:value-type="string">
            <text:p text:style-name="P9"><text:span text:style-name="T5">+1</text:span></text:p>
          </table:table-cell>
        </table:table-row>
        <table:table-row table:style-name="Table19.2">
          <table:table-cell table:style-name="Table19.A2" office:value-type="string">
            <text:p text:style-name="P7"><text:span text:style-name="T5">7th</text:span></text:p>
          </table:table-cell>
          <table:table-cell table:style-name="Table19.A2" office:value-type="string">
            <text:p text:style-name="P9"><text:span text:style-name="T5">+5</text:span></text:p>
          </table:table-cell>
          <table:table-cell table:style-name="Table19.A2" office:value-type="string">
            <text:p text:style-name="P9"><text:span text:style-name="T5">+5</text:span></text:p>
          </table:table-cell>
          <table:table-cell table:style-name="Table19.A2" office:value-type="string">
            <text:p text:style-name="P9"><text:span text:style-name="T5">+3</text:span></text:p>
          </table:table-cell>
          <table:table-cell table:style-name="Table19.A2" office:value-type="string">
            <text:p text:style-name="P9"><text:span text:style-name="T5">+2</text:span></text:p>
          </table:table-cell>
          <table:table-cell table:style-name="Table19.A2" office:value-type="string">
            <text:p text:style-name="P7"><text:span text:style-name="T5">Damage reduction 5/+1</text:span></text:p>
          </table:table-cell>
          <table:table-cell table:style-name="Table19.A2" office:value-type="string">
            <text:p text:style-name="P9"><text:span text:style-name="T5">+4</text:span></text:p>
          </table:table-cell>
          <table:table-cell table:style-name="Table19.A2" office:value-type="string">
            <text:p text:style-name="P9"><text:span text:style-name="T5">+1</text:span></text:p>
          </table:table-cell>
        </table:table-row>
        <table:table-row table:style-name="Table19.2">
          <table:table-cell table:style-name="Table19.A2" office:value-type="string">
            <text:p text:style-name="P7"><text:span text:style-name="T5">8th</text:span></text:p>
          </table:table-cell>
          <table:table-cell table:style-name="Table19.A2" office:value-type="string">
            <text:p text:style-name="P9"><text:span text:style-name="T5">+6</text:span></text:p>
          </table:table-cell>
          <table:table-cell table:style-name="Table19.A2" office:value-type="string">
            <text:p text:style-name="P9"><text:span text:style-name="T5">+6</text:span></text:p>
          </table:table-cell>
          <table:table-cell table:style-name="Table19.A2" office:value-type="string">
            <text:p text:style-name="P9"><text:span text:style-name="T5">+4</text:span></text:p>
          </table:table-cell>
          <table:table-cell table:style-name="Table19.A2" office:value-type="string">
            <text:p text:style-name="P9"><text:span text:style-name="T5">+2</text:span></text:p>
          </table:table-cell>
          <table:table-cell table:style-name="Table19.A2" office:value-type="string">
            <text:p text:style-name="P7"><text:span text:style-name="T5">Ability surge 3/day</text:span></text:p>
          </table:table-cell>
          <table:table-cell table:style-name="Table19.A2" office:value-type="string">
            <text:p text:style-name="P9"><text:span text:style-name="T5">+4</text:span></text:p>
          </table:table-cell>
          <table:table-cell table:style-name="Table19.A2" office:value-type="string">
            <text:p text:style-name="P9"><text:span text:style-name="T5">+1</text:span></text:p>
          </table:table-cell>
        </table:table-row>
        <table:table-row table:style-name="Table19.2">
          <table:table-cell table:style-name="Table19.A2" office:value-type="string">
            <text:p text:style-name="P7"><text:span text:style-name="T5">9th</text:span></text:p>
          </table:table-cell>
          <table:table-cell table:style-name="Table19.A2" office:value-type="string">
            <text:p text:style-name="P9"><text:span text:style-name="T5">+6</text:span></text:p>
          </table:table-cell>
          <table:table-cell table:style-name="Table19.A2" office:value-type="string">
            <text:p text:style-name="P9"><text:span text:style-name="T5">+6</text:span></text:p>
          </table:table-cell>
          <table:table-cell table:style-name="Table19.A2" office:value-type="string">
            <text:p text:style-name="P9"><text:span text:style-name="T5">+4</text:span></text:p>
          </table:table-cell>
          <table:table-cell table:style-name="Table19.A2" office:value-type="string">
            <text:p text:style-name="P9"><text:span text:style-name="T5">+3</text:span></text:p>
          </table:table-cell>
          <table:table-cell table:style-name="Table19.A2" office:value-type="string">
            <text:p text:style-name="P7"><text:span text:style-name="T5">Bonus feat</text:span></text:p>
          </table:table-cell>
          <table:table-cell table:style-name="Table19.A2" office:value-type="string">
            <text:p text:style-name="P9"><text:span text:style-name="T5">+5</text:span></text:p>
          </table:table-cell>
          <table:table-cell table:style-name="Table19.A2" office:value-type="string">
            <text:p text:style-name="P9"><text:span text:style-name="T5">+2</text:span></text:p>
          </table:table-cell>
        </table:table-row>
        <table:table-row table:style-name="Table19.2">
          <table:table-cell table:style-name="Table19.A12" office:value-type="string">
            <text:p text:style-name="P8"><text:span text:style-name="T5">10th</text:span></text:p>
          </table:table-cell>
          <table:table-cell table:style-name="Table19.A12" office:value-type="string">
            <text:p text:style-name="P10"><text:span text:style-name="T5">+7</text:span></text:p>
          </table:table-cell>
          <table:table-cell table:style-name="Table19.A12" office:value-type="string">
            <text:p text:style-name="P10"><text:span text:style-name="T5">+7</text:span></text:p>
          </table:table-cell>
          <table:table-cell table:style-name="Table19.A12" office:value-type="string">
            <text:p text:style-name="P10"><text:span text:style-name="T5">+5</text:span></text:p>
          </table:table-cell>
          <table:table-cell table:style-name="Table19.A12" office:value-type="string">
            <text:p text:style-name="P10"><text:span text:style-name="T5">+3</text:span></text:p>
          </table:table-cell>
          <table:table-cell table:style-name="Table19.A12" office:value-type="string">
            <text:p text:style-name="P8"><text:span text:style-name="T5">Damage reduction 10/+1</text:span></text:p>
          </table:table-cell>
          <table:table-cell table:style-name="Table19.A12" office:value-type="string">
            <text:p text:style-name="P10"><text:span text:style-name="T5">+5</text:span></text:p>
          </table:table-cell>
          <table:table-cell table:style-name="Table19.A12" office:value-type="string">
            <text:p text:style-name="P10"><text:span text:style-name="T5">+2</text:span></text:p>
          </table:table-cell>
        </table:table-row>
      </table:table>
      <text:p text:style-name="P1"/>
      <text:h text:style-name="P22" text:outline-level="5"><text:span text:style-name="T3">Class Features</text:span></text:h>
      <text:p text:style-name="P7"><text:span text:style-name="T13">The following features pertain to the Thrasher advanced class.</text:span></text:p>
      <text:p text:style-name="P7"><text:span text:style-name="T14">Tough Defense</text:span></text:p>
      <text:p text:style-name="P7"><text:span text:style-name="T13">Using his constitution instead of his dexterity, the Thrasher applies his Constitution bonus to his Defense instead of his Dexterity bonus. Any situation that would deny the Thrasher his Dexterity bonus to Defense denies the Constitution bonus.</text:span></text:p>
      <text:p text:style-name="P7"><text:span text:style-name="T14">Ability Surge</text:span></text:p>
      <text:p text:style-name="P7"><text:span text:style-name="T13">At 2nd, 5th, and 8th level, the Thrasher can temporarily increase his Strength and Dexterity, but at a penalty to saving throws. The Thrasher gains a +4 morale bonus to both Strength and Dexterity, but takes a –2 penalty on all saving throws. Activating ability surge is a free action, and the surge lasts for as many rounds as the character has Thrasher levels. Following an ability surge, the Thrasher is fatigued (–2 to Strength and Dexterity) for as many rounds as he surged, but may negate this penalty as a free action by spending an action point.</text:span></text:p>
      <text:p text:style-name="P7"><text:span text:style-name="T13">The Thrasher may use the ability surge once per day at 2nd level, twice per day at 5th level, and three times per day at 8th level.</text:span></text:p>
      <text:p text:style-name="P7"><text:span text:style-name="T14">Bonus Feats</text:span></text:p>
      <text:p text:style-name="P7"><text:span text:style-name="T13">At 3rd, 6th, and 9th level, the Thrasher gets a bonus feat. The bonus feat must be selected from the following list, and the Thrasher must meet all of the prerequisites for the feat to select it.</text:span></text:p>
      <text:p text:style-name="P7"><text:span text:style-name="T13">Alertness, Blind-Fight, Brawl, Cleave, Combat Expertise, Combat Reflexes, Far Shot, Focused, Great Cleave, Improved Brawl, Improved Knockout Punch, Improved Trip, Knockout Punch, Power Attack.</text:span></text:p>
      <text:p text:style-name="P7"><text:span text:style-name="T14">Uncanny Dodge X</text:span></text:p>
      <text:p text:style-name="P7"><text:span text:style-name="T13">The Thrasher gains the ability of Uncanny Dodge, or increases the potency of this ability if he already has it.</text:span></text:p>
      <text:p text:style-name="P7"><text:span text:style-name="T13">If the Thrasher does not have Uncanny Dodge 1 (usually gained as a Fast hero), he gains Uncanny Dodge 1</text:span><text:span text:style-name="T14">: </text:span><text:span text:style-name="T13">He retains his Dexterity bonus to Defense (if any) regardless of being caught flat-footed or struck by a hidden attacker. (He still loses his Dexterity bonus to Defense if he’s immobilized.)</text:span></text:p>
      <text:p text:style-name="P7"><text:soft-page-break/><text:span text:style-name="T13">If the Thrasher already has Uncanny Dodge 1, he gains Uncanny Dodge 2: He can no longer be flanked; he can react to opponents on opposite sides of himself as easily as he can react to a single attacker.</text:span></text:p>
      <text:p text:style-name="P7"><text:span text:style-name="T13">If the Thrasher already has Uncanny Dodge 2, then he gains no further benefit from this ability.</text:span></text:p>
      <text:p text:style-name="P7"><text:span text:style-name="T14">Damage Reduction</text:span></text:p>
      <text:p text:style-name="P7"><text:span text:style-name="T13">Starting at 7th level, the Thrasher gains the ability to use the ambient magic around him to shrug off some amount of injury from each attack. The Thrasher gains damage reduction 5/+1. Subtract 5 from the damage the Thrasher takes each time he is dealt damage from a physical attack—usually weapons or natural attacks but not energy attacks (magical or nonmagical in origin, spells, spell-like abilities, or supernatural abilities). Ignore damage reduction if the damage is from a magic</text:span></text:p>
      <text:p text:style-name="P7"><text:span text:style-name="T13">weapon or attack of +1 bonus or higher. Damage reduction can reduce damage to 0, but not below 0. Damage reduction does not stack with itself unless otherwise stated—if the Thrasher gains other forms of damage reduction, apply the best damage reduction for the situation. Damage reduction from the Thrasher class may stack with the Tough hero damage reduction tree; in this case add the benefit of those damage reductions for attacks from melee and ranged weapons.</text:span></text:p>
      <text:p text:style-name="P7"><text:span text:style-name="T13">At 10th level, this damage reduction increases to 10/+1. </text:span></text:p>
      <text:p text:style-name="P6"/>
      <text:h text:style-name="P31" text:outline-level="3"><text:span text:style-name="T7">WILDLORD</text:span></text:h>
      <text:p text:style-name="P7"><text:span text:style-name="T13">The fastest path into this advanced class is from a combination of Strong and Tough hero basic classes, though other paths are possible.</text:span></text:p>
      <text:h text:style-name="P22" text:outline-level="5"><text:span text:style-name="T3">Requirements</text:span></text:h>
      <text:p text:style-name="P7"><text:span text:style-name="T13">To qualify to become a Wildlord, a character must fulfill the following criteria.</text:span></text:p>
      <text:p text:style-name="P7"><text:span text:style-name="T14">Base Attack Bonus: </text:span><text:span text:style-name="T13">+2.</text:span></text:p>
      <text:p text:style-name="P7"><text:span text:style-name="T14">Skills: </text:span><text:span text:style-name="T13">Handle Animal 6 ranks, Survival 6 ranks.</text:span></text:p>
      <text:h text:style-name="P22" text:outline-level="5"><text:span text:style-name="T3">Class Information</text:span></text:h>
      <text:p text:style-name="P7"><text:span text:style-name="T13">The following information pertains to the Wildlord advanced class.</text:span></text:p>
      <text:p text:style-name="P7"><text:span text:style-name="T14">Hit Die</text:span></text:p>
      <text:p text:style-name="P7"><text:span text:style-name="T13">Wildlords gain 1d8 hit points per level. The character’s Constitution modifier applies.</text:span></text:p>
      <text:p text:style-name="P7"><text:span text:style-name="T14">Action Points</text:span></text:p>
      <text:p text:style-name="P7"><text:span text:style-name="T13">Wildlords gain a number of action points equal to 6 plus one-half their character level, rounded down, every time they advance a level in this class.</text:span></text:p>
      <text:p text:style-name="P7"><text:span text:style-name="T14">Class Skills</text:span></text:p>
      <text:p text:style-name="P7"><text:span text:style-name="T13">The Wildlord’s class skills are as follows: Climb (Str), Concentration (Con), Drive (Dex), Diplomacy (Cha), Handle Animal (Cha), Hide (Dex), Knowledge (Behavioral sciences, earth and life sciences, physical sciences), Move Silently (Dex), Navigate (Int), Pilot (Dex), Profession (Wis), Ride (Dex), Spot (Wis), Survival (Wis), Swim (Str), Treat Injury (Wis).</text:span></text:p>
      <text:p text:style-name="P7"><text:span text:style-name="T14">Skill Points at Each Level: </text:span><text:span text:style-name="T13">5 + Intelligence modifier.</text:span></text:p>
      <text:p text:style-name="P5"/>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8"><text:span text:style-name="T4">Table: The Wildlord</text:span></text:p>
          </table:table-cell>
          <table:covered-table-cell/>
          <table:covered-table-cell/>
          <table:covered-table-cell/>
          <table:covered-table-cell/>
          <table:covered-table-cell/>
          <table:covered-table-cell/>
          <table:covered-table-cell/>
        </table:table-row>
        <table:table-row table:style-name="Table20.2">
          <table:table-cell table:style-name="Table20.A2" office:value-type="string">
            <text:p text:style-name="P37"><text:span text:style-name="T1">Level</text:span></text:p>
          </table:table-cell>
          <table:table-cell table:style-name="Table20.A2" office:value-type="string">
            <text:p text:style-name="P38"><text:span text:style-name="T1">Base Attack Bonus</text:span></text:p>
          </table:table-cell>
          <table:table-cell table:style-name="Table20.A2" office:value-type="string">
            <text:p text:style-name="P38"><text:span text:style-name="T1">Fort Save</text:span></text:p>
          </table:table-cell>
          <table:table-cell table:style-name="Table20.A2" office:value-type="string">
            <text:p text:style-name="P38"><text:span text:style-name="T1">Ref Save</text:span></text:p>
          </table:table-cell>
          <table:table-cell table:style-name="Table20.A2" office:value-type="string">
            <text:p text:style-name="P38"><text:span text:style-name="T1">Will Save</text:span></text:p>
          </table:table-cell>
          <table:table-cell table:style-name="Table20.A2" office:value-type="string">
            <text:p text:style-name="P37"><text:span text:style-name="T1">Special</text:span></text:p>
          </table:table-cell>
          <table:table-cell table:style-name="Table20.A2" office:value-type="string">
            <text:p text:style-name="P38"><text:span text:style-name="T1">Defense Bonus</text:span></text:p>
          </table:table-cell>
          <table:table-cell table:style-name="Table20.A2" office:value-type="string">
            <text:p text:style-name="P38"><text:span text:style-name="T1">Reputation Bonus</text:span></text:p>
          </table:table-cell>
        </table:table-row>
        <table:table-row table:style-name="Table20.2">
          <table:table-cell table:style-name="Table20.A2" office:value-type="string">
            <text:p text:style-name="P7"><text:span text:style-name="T5">1st</text:span></text:p>
          </table:table-cell>
          <table:table-cell table:style-name="Table20.A2" office:value-type="string">
            <text:p text:style-name="P9"><text:span text:style-name="T5">+0</text:span></text:p>
          </table:table-cell>
          <table:table-cell table:style-name="Table20.A2" office:value-type="string">
            <text:p text:style-name="P9"><text:span text:style-name="T5">+2</text:span></text:p>
          </table:table-cell>
          <table:table-cell table:style-name="Table20.A2" office:value-type="string">
            <text:p text:style-name="P9"><text:span text:style-name="T5">+0</text:span></text:p>
          </table:table-cell>
          <table:table-cell table:style-name="Table20.A2" office:value-type="string">
            <text:p text:style-name="P9"><text:span text:style-name="T5">+2</text:span></text:p>
          </table:table-cell>
          <table:table-cell table:style-name="Table20.A2" office:value-type="string">
            <text:p text:style-name="P7"><text:span text:style-name="T5">Animal empathy</text:span></text:p>
          </table:table-cell>
          <table:table-cell table:style-name="Table20.A2" office:value-type="string">
            <text:p text:style-name="P9"><text:span text:style-name="T5">+1</text:span></text:p>
          </table:table-cell>
          <table:table-cell table:style-name="Table20.A2" office:value-type="string">
            <text:p text:style-name="P9"><text:span text:style-name="T5">+1</text:span></text:p>
          </table:table-cell>
        </table:table-row>
        <table:table-row table:style-name="Table20.2">
          <table:table-cell table:style-name="Table20.A2" office:value-type="string">
            <text:p text:style-name="P7"><text:span text:style-name="T5">2nd</text:span></text:p>
          </table:table-cell>
          <table:table-cell table:style-name="Table20.A2" office:value-type="string">
            <text:p text:style-name="P9"><text:span text:style-name="T5">+1</text:span></text:p>
          </table:table-cell>
          <table:table-cell table:style-name="Table20.A2" office:value-type="string">
            <text:p text:style-name="P9"><text:span text:style-name="T5">+3</text:span></text:p>
          </table:table-cell>
          <table:table-cell table:style-name="Table20.A2" office:value-type="string">
            <text:p text:style-name="P9"><text:span text:style-name="T5">+0</text:span></text:p>
          </table:table-cell>
          <table:table-cell table:style-name="Table20.A2" office:value-type="string">
            <text:p text:style-name="P9"><text:span text:style-name="T5">+3</text:span></text:p>
          </table:table-cell>
          <table:table-cell table:style-name="Table20.A2" office:value-type="string">
            <text:p text:style-name="P7"><text:span text:style-name="T5">Track, animal companion</text:span></text:p>
          </table:table-cell>
          <table:table-cell table:style-name="Table20.A2" office:value-type="string">
            <text:p text:style-name="P9"><text:span text:style-name="T5">+1</text:span></text:p>
          </table:table-cell>
          <table:table-cell table:style-name="Table20.A2" office:value-type="string">
            <text:p text:style-name="P9"><text:span text:style-name="T5">+1</text:span></text:p>
          </table:table-cell>
        </table:table-row>
        <table:table-row table:style-name="Table20.2">
          <table:table-cell table:style-name="Table20.A2" office:value-type="string">
            <text:p text:style-name="P7"><text:span text:style-name="T5">3rd</text:span></text:p>
          </table:table-cell>
          <table:table-cell table:style-name="Table20.A2" office:value-type="string">
            <text:p text:style-name="P9"><text:span text:style-name="T5">+2</text:span></text:p>
          </table:table-cell>
          <table:table-cell table:style-name="Table20.A2" office:value-type="string">
            <text:p text:style-name="P9"><text:span text:style-name="T5">+3</text:span></text:p>
          </table:table-cell>
          <table:table-cell table:style-name="Table20.A2" office:value-type="string">
            <text:p text:style-name="P9"><text:span text:style-name="T5">+1</text:span></text:p>
          </table:table-cell>
          <table:table-cell table:style-name="Table20.A2" office:value-type="string">
            <text:p text:style-name="P9"><text:span text:style-name="T5">+3</text:span></text:p>
          </table:table-cell>
          <table:table-cell table:style-name="Table20.A2" office:value-type="string">
            <text:p text:style-name="P7"><text:span text:style-name="T5">Bonus feat, fast climb</text:span></text:p>
          </table:table-cell>
          <table:table-cell table:style-name="Table20.A2" office:value-type="string">
            <text:p text:style-name="P9"><text:span text:style-name="T5">+2</text:span></text:p>
          </table:table-cell>
          <table:table-cell table:style-name="Table20.A2" office:value-type="string">
            <text:p text:style-name="P9"><text:span text:style-name="T5">+1</text:span></text:p>
          </table:table-cell>
        </table:table-row>
        <table:table-row table:style-name="Table20.2">
          <table:table-cell table:style-name="Table20.A2" office:value-type="string">
            <text:p text:style-name="P7"><text:span text:style-name="T5">4th</text:span></text:p>
          </table:table-cell>
          <table:table-cell table:style-name="Table20.A2" office:value-type="string">
            <text:p text:style-name="P9"><text:span text:style-name="T5">+3</text:span></text:p>
          </table:table-cell>
          <table:table-cell table:style-name="Table20.A2" office:value-type="string">
            <text:p text:style-name="P9"><text:span text:style-name="T5">+4</text:span></text:p>
          </table:table-cell>
          <table:table-cell table:style-name="Table20.A2" office:value-type="string">
            <text:p text:style-name="P9"><text:span text:style-name="T5">+1</text:span></text:p>
          </table:table-cell>
          <table:table-cell table:style-name="Table20.A2" office:value-type="string">
            <text:p text:style-name="P9"><text:span text:style-name="T5">+4</text:span></text:p>
          </table:table-cell>
          <table:table-cell table:style-name="Table20.A2" office:value-type="string">
            <text:p text:style-name="P7"><text:span text:style-name="T5">Resist venom, call companion</text:span></text:p>
          </table:table-cell>
          <table:table-cell table:style-name="Table20.A2" office:value-type="string">
            <text:p text:style-name="P9"><text:span text:style-name="T5">+2</text:span></text:p>
          </table:table-cell>
          <table:table-cell table:style-name="Table20.A2" office:value-type="string">
            <text:p text:style-name="P9"><text:span text:style-name="T5">+2</text:span></text:p>
          </table:table-cell>
        </table:table-row>
        <table:table-row table:style-name="Table20.2">
          <table:table-cell table:style-name="Table20.A2" office:value-type="string">
            <text:p text:style-name="P7"><text:span text:style-name="T5">5th</text:span></text:p>
          </table:table-cell>
          <table:table-cell table:style-name="Table20.A2" office:value-type="string">
            <text:p text:style-name="P9"><text:span text:style-name="T5">+3</text:span></text:p>
          </table:table-cell>
          <table:table-cell table:style-name="Table20.A2" office:value-type="string">
            <text:p text:style-name="P9"><text:span text:style-name="T5">+4</text:span></text:p>
          </table:table-cell>
          <table:table-cell table:style-name="Table20.A2" office:value-type="string">
            <text:p text:style-name="P9"><text:span text:style-name="T5">+1</text:span></text:p>
          </table:table-cell>
          <table:table-cell table:style-name="Table20.A2" office:value-type="string">
            <text:p text:style-name="P9"><text:span text:style-name="T5">+4</text:span></text:p>
          </table:table-cell>
          <table:table-cell table:style-name="Table20.A2" office:value-type="string">
            <text:p text:style-name="P7"><text:span text:style-name="T5">Skill mastery</text:span></text:p>
          </table:table-cell>
          <table:table-cell table:style-name="Table20.A2" office:value-type="string">
            <text:p text:style-name="P9"><text:span text:style-name="T5">+3</text:span></text:p>
          </table:table-cell>
          <table:table-cell table:style-name="Table20.A2" office:value-type="string">
            <text:p text:style-name="P9"><text:span text:style-name="T5">+2</text:span></text:p>
          </table:table-cell>
        </table:table-row>
        <table:table-row table:style-name="Table20.2">
          <table:table-cell table:style-name="Table20.A2" office:value-type="string">
            <text:p text:style-name="P7"><text:span text:style-name="T5">6th</text:span></text:p>
          </table:table-cell>
          <table:table-cell table:style-name="Table20.A2" office:value-type="string">
            <text:p text:style-name="P9"><text:span text:style-name="T5">+4</text:span></text:p>
          </table:table-cell>
          <table:table-cell table:style-name="Table20.A2" office:value-type="string">
            <text:p text:style-name="P9"><text:span text:style-name="T5">+5</text:span></text:p>
          </table:table-cell>
          <table:table-cell table:style-name="Table20.A2" office:value-type="string">
            <text:p text:style-name="P9"><text:span text:style-name="T5">+2</text:span></text:p>
          </table:table-cell>
          <table:table-cell table:style-name="Table20.A2" office:value-type="string">
            <text:p text:style-name="P9"><text:span text:style-name="T5">+5</text:span></text:p>
          </table:table-cell>
          <table:table-cell table:style-name="Table20.A2" office:value-type="string">
            <text:p text:style-name="P7"><text:span text:style-name="T5">Bonus feat</text:span></text:p>
          </table:table-cell>
          <table:table-cell table:style-name="Table20.A2" office:value-type="string">
            <text:p text:style-name="P9"><text:span text:style-name="T5">+3</text:span></text:p>
          </table:table-cell>
          <table:table-cell table:style-name="Table20.A2" office:value-type="string">
            <text:p text:style-name="P9"><text:span text:style-name="T5">+2</text:span></text:p>
          </table:table-cell>
        </table:table-row>
        <table:table-row table:style-name="Table20.2">
          <table:table-cell table:style-name="Table20.A2" office:value-type="string">
            <text:p text:style-name="P7"><text:span text:style-name="T5">7th</text:span></text:p>
          </table:table-cell>
          <table:table-cell table:style-name="Table20.A2" office:value-type="string">
            <text:p text:style-name="P9"><text:span text:style-name="T5">+5</text:span></text:p>
          </table:table-cell>
          <table:table-cell table:style-name="Table20.A2" office:value-type="string">
            <text:p text:style-name="P9"><text:span text:style-name="T5">+5</text:span></text:p>
          </table:table-cell>
          <table:table-cell table:style-name="Table20.A2" office:value-type="string">
            <text:p text:style-name="P9"><text:span text:style-name="T5">+2</text:span></text:p>
          </table:table-cell>
          <table:table-cell table:style-name="Table20.A2" office:value-type="string">
            <text:p text:style-name="P9"><text:span text:style-name="T5">+5</text:span></text:p>
          </table:table-cell>
          <table:table-cell table:style-name="Table20.A2" office:value-type="string">
            <text:p text:style-name="P7"><text:span text:style-name="T5">Expert in your field</text:span></text:p>
          </table:table-cell>
          <table:table-cell table:style-name="Table20.A2" office:value-type="string">
            <text:p text:style-name="P9"><text:span text:style-name="T5">+4</text:span></text:p>
          </table:table-cell>
          <table:table-cell table:style-name="Table20.A2" office:value-type="string">
            <text:p text:style-name="P9"><text:span text:style-name="T5">+3</text:span></text:p>
          </table:table-cell>
        </table:table-row>
        <table:table-row table:style-name="Table20.2">
          <table:table-cell table:style-name="Table20.A2" office:value-type="string">
            <text:p text:style-name="P7"><text:span text:style-name="T5">8th</text:span></text:p>
          </table:table-cell>
          <table:table-cell table:style-name="Table20.A2" office:value-type="string">
            <text:p text:style-name="P9"><text:span text:style-name="T5">+6</text:span></text:p>
          </table:table-cell>
          <table:table-cell table:style-name="Table20.A2" office:value-type="string">
            <text:p text:style-name="P9"><text:span text:style-name="T5">+6</text:span></text:p>
          </table:table-cell>
          <table:table-cell table:style-name="Table20.A2" office:value-type="string">
            <text:p text:style-name="P9"><text:span text:style-name="T5">+2</text:span></text:p>
          </table:table-cell>
          <table:table-cell table:style-name="Table20.A2" office:value-type="string">
            <text:p text:style-name="P9"><text:span text:style-name="T5">+6</text:span></text:p>
          </table:table-cell>
          <table:table-cell table:style-name="Table20.A2" office:value-type="string">
            <text:p text:style-name="P7"><text:span text:style-name="T5">Command/rebuke animals</text:span></text:p>
          </table:table-cell>
          <table:table-cell table:style-name="Table20.A2" office:value-type="string">
            <text:p text:style-name="P9"><text:span text:style-name="T5">+4</text:span></text:p>
          </table:table-cell>
          <table:table-cell table:style-name="Table20.A2" office:value-type="string">
            <text:p text:style-name="P9"><text:span text:style-name="T5">+3</text:span></text:p>
          </table:table-cell>
        </table:table-row>
        <table:table-row table:style-name="Table20.2">
          <table:table-cell table:style-name="Table20.A2" office:value-type="string">
            <text:p text:style-name="P7"><text:span text:style-name="T5">9th</text:span></text:p>
          </table:table-cell>
          <table:table-cell table:style-name="Table20.A2" office:value-type="string">
            <text:p text:style-name="P9"><text:span text:style-name="T5">+6</text:span></text:p>
          </table:table-cell>
          <table:table-cell table:style-name="Table20.A2" office:value-type="string">
            <text:p text:style-name="P9"><text:span text:style-name="T5">+6</text:span></text:p>
          </table:table-cell>
          <table:table-cell table:style-name="Table20.A2" office:value-type="string">
            <text:p text:style-name="P9"><text:span text:style-name="T5">+3</text:span></text:p>
          </table:table-cell>
          <table:table-cell table:style-name="Table20.A2" office:value-type="string">
            <text:p text:style-name="P9"><text:span text:style-name="T5">+6</text:span></text:p>
          </table:table-cell>
          <table:table-cell table:style-name="Table20.A2" office:value-type="string">
            <text:p text:style-name="P7"><text:span text:style-name="T5">Bonus feat, transform companion</text:span></text:p>
          </table:table-cell>
          <table:table-cell table:style-name="Table20.A2" office:value-type="string">
            <text:p text:style-name="P9"><text:span text:style-name="T5">+5</text:span></text:p>
          </table:table-cell>
          <table:table-cell table:style-name="Table20.A2" office:value-type="string">
            <text:p text:style-name="P9"><text:span text:style-name="T5">+3</text:span></text:p>
          </table:table-cell>
        </table:table-row>
        <table:table-row table:style-name="Table20.2">
          <table:table-cell table:style-name="Table20.A12" office:value-type="string">
            <text:p text:style-name="P8"><text:span text:style-name="T5">10th</text:span></text:p>
          </table:table-cell>
          <table:table-cell table:style-name="Table20.A12" office:value-type="string">
            <text:p text:style-name="P10"><text:span text:style-name="T5">+7</text:span></text:p>
          </table:table-cell>
          <table:table-cell table:style-name="Table20.A12" office:value-type="string">
            <text:p text:style-name="P10"><text:span text:style-name="T5">+7</text:span></text:p>
          </table:table-cell>
          <table:table-cell table:style-name="Table20.A12" office:value-type="string">
            <text:p text:style-name="P10"><text:span text:style-name="T5">+3</text:span></text:p>
          </table:table-cell>
          <table:table-cell table:style-name="Table20.A12" office:value-type="string">
            <text:p text:style-name="P10"><text:span text:style-name="T5">+7</text:span></text:p>
          </table:table-cell>
          <table:table-cell table:style-name="Table20.A12" office:value-type="string">
            <text:p text:style-name="P8"><text:span text:style-name="T5">Command/rebuke magical beasts</text:span></text:p>
          </table:table-cell>
          <table:table-cell table:style-name="Table20.A12" office:value-type="string">
            <text:p text:style-name="P10"><text:span text:style-name="T5">+5</text:span></text:p>
          </table:table-cell>
          <table:table-cell table:style-name="Table20.A12" office:value-type="string">
            <text:p text:style-name="P10"><text:span text:style-name="T5">+4</text:span></text:p>
          </table:table-cell>
        </table:table-row>
      </table:table>
      <text:p text:style-name="P5"/>
      <text:h text:style-name="P22" text:outline-level="5"><text:soft-page-break/><text:span text:style-name="T3">Class Features</text:span></text:h>
      <text:p text:style-name="P7"><text:span text:style-name="T13">The following features pertain to the Wildlord advanced class.</text:span></text:p>
      <text:p text:style-name="P7"><text:span text:style-name="T14">Animal Empathy</text:span></text:p>
      <text:p text:style-name="P7"><text:span text:style-name="T13">At 1st level, the Wildlord gains the ability to use her Handle Animal skill to improve the attitude of an animal or magical beast. The interaction is treated as a Diplomacy skill check, with Handle Animal used instead of Diplomacy. The Wildlord needs to be within 30 feet of the creature to use this ability.</text:span></text:p>
      <text:p text:style-name="P7"><text:span text:style-name="T13">Most domestic animals have a starting attitude of indifferent, while most wild animals are unfriendly. (Exceptions exist: trained guard dogs may have an initial reaction of hostile to strangers.)</text:span></text:p>
      <text:p text:style-name="P7"><text:span text:style-name="T13">The Wildlord may also seek to influence magical beasts (including those she has never encountered before) at a –4 penalty. Animal empathy does not function on vermin.</text:span></text:p>
      <text:p text:style-name="P7"><text:span text:style-name="T14">Track</text:span></text:p>
      <text:p text:style-name="P7"><text:span text:style-name="T13">At 2nd level, the Wildlord gains Track as a bonus feat, if she does not already have it.</text:span></text:p>
      <text:p text:style-name="P7"><text:span text:style-name="T14">Animal Companion</text:span></text:p>
      <text:p text:style-name="P7"><text:span text:style-name="T13">At 2nd level, the Wildlord may spend an action point to transform an encountered animal into an animal companion. This requires a full-round action. The animal must already be friendly in attitude toward the Wildlord. This animal accompanies the Wildlord on her adventures as is appropriate to its species. The Wildlord may have a single animal companion at a time.</text:span></text:p>
      <text:p text:style-name="P7"><text:span text:style-name="T13">Choose an animal from the following list: Ape, bear, big cat, boar, crocodile, deinonychus, dog (medium), donkey, eagle, elephant, herd animal (such as cow, camel, or bison), horse, lizard, monkey, octopus, porpoise, snake (constrictor, viper), squid, tiger, or wolf. The creature may be an animal of Shadow. The animal cannot have more Hit Dice than the Wildlord has character levels.</text:span></text:p>
      <text:p text:style-name="P7"><text:span text:style-name="T13">The animal chosen remains an animal, but may gain additional abilities according to the level of the Wildlord (see Animal Companions, below). The player running a Wildlord should consider the fact that certain animals may create problems in urban areas.</text:span></text:p>
      <text:p text:style-name="P7"><text:span text:style-name="T13">The Wildlord may release the animal back to the wild, regaining the action point initially spent in the process. The Wildlord does not regain the action point if the creatures dies. In either case, the Wildlord must wait at least 24 hours before attempting to gain another animal companion.</text:span></text:p>
      <text:p text:style-name="P7"><text:span text:style-name="T14">Bonus Feats</text:span></text:p>
      <text:p text:style-name="P7"><text:span text:style-name="T13">At 3rd, 6th, and 9th level, the Wildlord gets a bonus feat. The bonus feat must be selected from the following list, and the Wildlord must meet all of the prerequisites for the feat to select it.</text:span></text:p>
      <text:p text:style-name="P7"><text:span text:style-name="T13">Animal Affinity, Athletic, Dodge, Endurance, Focused, Personal Firearms Proficiency, Renown, Stealthy.</text:span></text:p>
      <text:p text:style-name="P7"><text:span text:style-name="T14">Fast Climb</text:span></text:p>
      <text:p text:style-name="P7"><text:span text:style-name="T13">At 3rd level, the Wildlord becomes an expert at climbing. A successful Climb check allows her to move her full speed rather than at half speed when climbing.</text:span></text:p>
      <text:p text:style-name="P7"><text:span text:style-name="T14">Resist Venom</text:span></text:p>
      <text:p text:style-name="P7"><text:span text:style-name="T13">At 4th level, the Wildlord gains +4 resistance bonus on saving throws against natural poisons.</text:span></text:p>
      <text:p text:style-name="P7"><text:span text:style-name="T14">Call Companion</text:span></text:p>
      <text:p text:style-name="P7"><text:span text:style-name="T13">At 4th level, the Wildlord gains the supernatural ability to call her animal companion to her. The animal companion must be in the area (within a mile of the Wildlord’s location), and will arrive within 10d6 minutes. Situations which the Wildlord and animal companion are clearly separated the animal will express consternation and distress but will not be able to respond.</text:span></text:p>
      <text:p text:style-name="P7"><text:span text:style-name="T14">Skill Mastery</text:span></text:p>
      <text:p text:style-name="P7"><text:span text:style-name="T13">At 5th level, the Wildlord designates one skill from her Wildlord class skill list. When making a check with this skill, the Wildlord may take 10 even if stress and distractions would normally prevent her from doing so. She becomes so certain in the use of this skill that she can use it reliably even under adverse conditions.</text:span></text:p>
      <text:p text:style-name="P7"><text:span text:style-name="T14">Expert in Your Field</text:span></text:p>
      <text:p text:style-name="P7"><text:span text:style-name="T13">At 7th level, the Wildlord is considered to be a master of nature lore, animals, and plants. The Wildlord gains a circumstance bonus equal to her Reputation bonus when making skill checks that are directly involved with her knowledge of the natural world. Such skills would include applicable Knowledge skills, as well as such social skills as Intimidate and Bluff when animals are involved.</text:span></text:p>
      <text:p text:style-name="P7"><text:span text:style-name="T14">Command/Rebuke Animals</text:span></text:p>
      <text:p text:style-name="P7"><text:span text:style-name="T13">At 8th level, the Wildlord may spend an action point to turn, command, or rebuke animals. This functions in the same manner as the ability to turn undead for the Acolyte</text:span><text:span text:style-name="T15">.</text:span></text:p>
      <text:p text:style-name="P7"><text:span text:style-name="T14">Transform Companion</text:span></text:p>
      <text:p text:style-name="P7"><text:span text:style-name="T13">At 9th level, the Wildlord gains the supernatural ability to transform her animal companion into a small, inert object, such as a charm, a totem, or a stuffed animal, that may be carried around. While in object form, the transformed companion has the properties of the item.</text:span></text:p>
      <text:p text:style-name="P7"><text:span text:style-name="T13">The Wildlord may, as a move action or part of a move action, cast the object to the ground and cause it to immediately take its original form. The transformed creature is considered a magical beast as long as it remains the Wildlord’s companion.</text:span></text:p>
      <text:p text:style-name="P7"><text:span text:style-name="T14">Command/Rebuke Magical Beasts</text:span></text:p>
      <text:p text:style-name="P7"><text:span text:style-name="T13">At 10th level, the Wildlord may spend an action point to turn, command, or rebuke magical beasts. This functions in the same manner as the ability to turn, command, or rebuke undead for the Acolyte</text:span><text:span text:style-name="T15">.</text:span></text:p>
      <text:h text:style-name="P25" text:outline-level="5"/>
      <text:h text:style-name="P22" text:outline-level="5"><text:span text:style-name="T3">Animal Companions</text:span></text:h>
      <text:p text:style-name="P7"><text:span text:style-name="T13">As the Wildlord grows in power and ability, so too does the power of her animal companion.</text:span></text:p>
      <table:table table:name="Table21" table:style-name="Table21">
        <table:table-column table:style-name="Table21.A"/>
        <table:table-column table:style-name="Table21.B"/>
        <table:table-column table:style-name="Table21.C"/>
        <table:table-column table:style-name="Table21.D"/>
        <table:table-column table:style-name="Table21.E"/>
        <text:soft-page-break/>
        <table:table-row table:style-name="Table21.1">
          <table:table-cell table:style-name="Table21.A1" office:value-type="string">
            <text:p text:style-name="P10"><text:span text:style-name="T9">Class Level</text:span></text:p>
          </table:table-cell>
          <table:table-cell table:style-name="Table21.A1" office:value-type="string">
            <text:p text:style-name="P10"><text:span text:style-name="T9">Bonus HD</text:span></text:p>
          </table:table-cell>
          <table:table-cell table:style-name="Table21.A1" office:value-type="string">
            <text:p text:style-name="P10"><text:span text:style-name="T9">Natural Armor</text:span></text:p>
          </table:table-cell>
          <table:table-cell table:style-name="Table21.A1" office:value-type="string">
            <text:p text:style-name="P10"><text:span text:style-name="T9">Str/DexAdj.</text:span></text:p>
          </table:table-cell>
          <table:table-cell table:style-name="Table21.E1" office:value-type="string">
            <text:p text:style-name="P8"><text:span text:style-name="T9">Special</text:span></text:p>
          </table:table-cell>
        </table:table-row>
        <table:table-row table:style-name="Table21.1">
          <table:table-cell table:style-name="Table21.A2" office:value-type="string">
            <text:p text:style-name="P10"><text:span text:style-name="T10">2-3</text:span></text:p>
          </table:table-cell>
          <table:table-cell table:style-name="Table21.A2" office:value-type="string">
            <text:p text:style-name="P10"><text:span text:style-name="T10">+0</text:span></text:p>
          </table:table-cell>
          <table:table-cell table:style-name="Table21.A2" office:value-type="string">
            <text:p text:style-name="P10"><text:span text:style-name="T10">0</text:span></text:p>
          </table:table-cell>
          <table:table-cell table:style-name="Table21.A2" office:value-type="string">
            <text:p text:style-name="P10"><text:span text:style-name="T10">+0</text:span></text:p>
          </table:table-cell>
          <table:table-cell table:style-name="Table21.E2" office:value-type="string">
            <text:p text:style-name="P8"><text:span text:style-name="T10">Link, share spells</text:span></text:p>
          </table:table-cell>
        </table:table-row>
        <table:table-row table:style-name="Table21.1">
          <table:table-cell table:style-name="Table21.A2" office:value-type="string">
            <text:p text:style-name="P9"><text:span text:style-name="T10">4–5</text:span></text:p>
          </table:table-cell>
          <table:table-cell table:style-name="Table21.A2" office:value-type="string">
            <text:p text:style-name="P9"><text:span text:style-name="T10">+2</text:span></text:p>
          </table:table-cell>
          <table:table-cell table:style-name="Table21.A2" office:value-type="string">
            <text:p text:style-name="P9"><text:span text:style-name="T10">2</text:span></text:p>
          </table:table-cell>
          <table:table-cell table:style-name="Table21.A2" office:value-type="string">
            <text:p text:style-name="P9"><text:span text:style-name="T10">+1</text:span></text:p>
          </table:table-cell>
          <table:table-cell table:style-name="Table21.E2" office:value-type="string">
            <text:p text:style-name="P7"><text:span text:style-name="T10">Evasion</text:span></text:p>
          </table:table-cell>
        </table:table-row>
        <table:table-row table:style-name="Table21.1">
          <table:table-cell table:style-name="Table21.A2" office:value-type="string">
            <text:p text:style-name="P9"><text:span text:style-name="T10">6</text:span></text:p>
          </table:table-cell>
          <table:table-cell table:style-name="Table21.A2" office:value-type="string">
            <text:p text:style-name="P9"><text:span text:style-name="T10">+4</text:span></text:p>
          </table:table-cell>
          <table:table-cell table:style-name="Table21.A2" office:value-type="string">
            <text:p text:style-name="P9"><text:span text:style-name="T10">4</text:span></text:p>
          </table:table-cell>
          <table:table-cell table:style-name="Table21.A2" office:value-type="string">
            <text:p text:style-name="P9"><text:span text:style-name="T10">+2</text:span></text:p>
          </table:table-cell>
          <table:table-cell table:style-name="Table21.E2" office:value-type="string">
            <text:p text:style-name="P7"><text:span text:style-name="T10">Devotion</text:span></text:p>
          </table:table-cell>
        </table:table-row>
        <table:table-row table:style-name="Table21.1">
          <table:table-cell table:style-name="Table21.A2" office:value-type="string">
            <text:p text:style-name="P9"><text:span text:style-name="T10">7</text:span></text:p>
          </table:table-cell>
          <table:table-cell table:style-name="Table21.A2" office:value-type="string">
            <text:p text:style-name="P9"><text:span text:style-name="T10">+6</text:span></text:p>
          </table:table-cell>
          <table:table-cell table:style-name="Table21.A2" office:value-type="string">
            <text:p text:style-name="P9"><text:span text:style-name="T10">6</text:span></text:p>
          </table:table-cell>
          <table:table-cell table:style-name="Table21.A2" office:value-type="string">
            <text:p text:style-name="P9"><text:span text:style-name="T10">+3</text:span></text:p>
          </table:table-cell>
          <table:table-cell table:style-name="Table21.E2" office:value-type="string">
            <text:p text:style-name="P7"><text:span text:style-name="T10">Multiattack</text:span></text:p>
          </table:table-cell>
        </table:table-row>
        <table:table-row table:style-name="Table21.1">
          <table:table-cell table:style-name="Table21.A2" office:value-type="string">
            <text:p text:style-name="P9"><text:span text:style-name="T10">8</text:span></text:p>
          </table:table-cell>
          <table:table-cell table:style-name="Table21.A2" office:value-type="string">
            <text:p text:style-name="P9"><text:span text:style-name="T10">+8</text:span></text:p>
          </table:table-cell>
          <table:table-cell table:style-name="Table21.A2" office:value-type="string">
            <text:p text:style-name="P9"><text:span text:style-name="T10">8</text:span></text:p>
          </table:table-cell>
          <table:table-cell table:style-name="Table21.A2" office:value-type="string">
            <text:p text:style-name="P9"><text:span text:style-name="T10">+4</text:span></text:p>
          </table:table-cell>
          <table:table-cell table:style-name="Table21.E2" office:value-type="string">
            <text:p text:style-name="P15"/>
          </table:table-cell>
        </table:table-row>
        <table:table-row table:style-name="Table21.1">
          <table:table-cell table:style-name="Table21.A2" office:value-type="string">
            <text:p text:style-name="P9"><text:span text:style-name="T10">9</text:span></text:p>
          </table:table-cell>
          <table:table-cell table:style-name="Table21.A2" office:value-type="string">
            <text:p text:style-name="P9"><text:span text:style-name="T10">+10</text:span></text:p>
          </table:table-cell>
          <table:table-cell table:style-name="Table21.A2" office:value-type="string">
            <text:p text:style-name="P9"><text:span text:style-name="T10">10</text:span></text:p>
          </table:table-cell>
          <table:table-cell table:style-name="Table21.A2" office:value-type="string">
            <text:p text:style-name="P9"><text:span text:style-name="T10">+5</text:span></text:p>
          </table:table-cell>
          <table:table-cell table:style-name="Table21.E2" office:value-type="string">
            <text:p text:style-name="P7"><text:span text:style-name="T10">Improved evasion</text:span></text:p>
          </table:table-cell>
        </table:table-row>
        <table:table-row table:style-name="Table21.1">
          <table:table-cell table:style-name="Table21.A8" office:value-type="string">
            <text:p text:style-name="P10"><text:span text:style-name="T10">10</text:span></text:p>
          </table:table-cell>
          <table:table-cell table:style-name="Table21.A8" office:value-type="string">
            <text:p text:style-name="P10"><text:span text:style-name="T10">+12</text:span></text:p>
          </table:table-cell>
          <table:table-cell table:style-name="Table21.A8" office:value-type="string">
            <text:p text:style-name="P10"><text:span text:style-name="T10">12</text:span></text:p>
          </table:table-cell>
          <table:table-cell table:style-name="Table21.A8" office:value-type="string">
            <text:p text:style-name="P10"><text:span text:style-name="T10">+6</text:span></text:p>
          </table:table-cell>
          <table:table-cell table:style-name="Table21.E8" office:value-type="string">
            <text:p text:style-name="P16"/>
          </table:table-cell>
        </table:table-row>
      </table:table>
      <text:p text:style-name="P7"><text:span text:style-name="T15">Class Level: </text:span><text:span text:style-name="T13">The level of the Wildlord.</text:span></text:p>
      <text:p text:style-name="P7"><text:span text:style-name="T15">Bonus HD: </text:span><text:span text:style-name="T13">These are extra eight-sided (d8) Hit Dice, each of which gains a Constitution modifier, as normal. Remember that extra Hit Dice improve the animal companion’s base attack and base save bonuses. An animal companion’s base attack bonus is equal to a Wildlord whose level equals the animal’s HD. An animal companion has good Fortitude and Reflex saves (treat it as a character whose level equals the animal’s HD). The animal companion doesn’t gain any extra skill points or feats for bonus HD.</text:span></text:p>
      <text:p text:style-name="P7"><text:span text:style-name="T15">Natural Armor: </text:span><text:span text:style-name="T13">The number listed here is an improvement to the animal companion’s natural armor rating.</text:span></text:p>
      <text:p text:style-name="P7"><text:span text:style-name="T15">Str/Dex Adj.: </text:span><text:span text:style-name="T13">Add this figure to the animal companion’s Strength and Dexterity scores.</text:span></text:p>
      <text:p text:style-name="P7"><text:span text:style-name="T15">Link (Ex): </text:span><text:span text:style-name="T13">The Wildlord gains a +4 circumstance bonus on Animal Empathy and Handle Animal checks made regarding the animal companion.</text:span></text:p>
      <text:p text:style-name="P7"><text:span text:style-name="T15">Evasion (Ex): </text:span><text:span text:style-name="T13">If the animal companion is subjected to an attack that normally allows a Reflex saving throw for half damage, it takes no damage if it makes a successful saving throw.</text:span></text:p>
      <text:p text:style-name="P7"><text:span text:style-name="T15">Devotion (Ex): </text:span><text:span text:style-name="T13">The animal companion’s devotion to its master is so complete, it gains a +4 morale bonus on all Will saves against Enchantment spells and effects.</text:span></text:p>
      <text:p text:style-name="P7"><text:span text:style-name="T15">Multiattack (Ex): </text:span><text:span text:style-name="T13">The animal companion gains the Multiattack feat, if it has 3 or more natural attacks. If it does not have the requisite 3 or more natural attacks, the animal companion instead gains a second attack with its primary natural attack, albeit at a –5 to the base attack bonus.</text:span></text:p>
      <text:p text:style-name="P7"><text:span text:style-name="T15">Improved Evasion (Ex): </text:span><text:span text:style-name="T13">If the animal companion is subjected to an attack that normally allows a Reflex saving throw for half damage, it takes no damage if it makes a successful saving throw and only half damage if the saving throw fails.</text:span></text:p>
      <text:h text:style-name="P32" text:outline-level="3"/>
      <text:h text:style-name="P31" text:outline-level="3"><text:span text:style-name="T7">PRESTIGE CLASSES</text:span></text:h>
      <text:p text:style-name="P7"><text:span text:style-name="T13">Prestige classes have requirements that are more restrictive than those for advanced classes, and therefore reflect deeper specialization. In general, prestige classes are usually accessible only after 8 to 10 character levels and often have requirements only found in advanced classes.</text:span></text:p>
      <text:p text:style-name="P2"/>
      <text:h text:style-name="P31" text:outline-level="3"><text:span text:style-name="T7">ARCHMAGE</text:span></text:h>
      <text:p text:style-name="P7"><text:span text:style-name="T13">The fastest path into this prestige class is from the Mage and Techno Mage advanced classes, though other paths are possible.</text:span></text:p>
      <text:h text:style-name="P22" text:outline-level="5"><text:span text:style-name="T3">Requirements</text:span></text:h>
      <text:p text:style-name="P7"><text:span text:style-name="T13">To qualify to become an Archmage, a character must fulfill the following criteria.</text:span></text:p>
      <text:p text:style-name="P7"><text:span text:style-name="T14">Skills: </text:span><text:span text:style-name="T13">Spellcraft 12 ranks, Knowledge (arcane lore) 12 ranks, Concentration 12 ranks.</text:span></text:p>
      <text:p text:style-name="P7"><text:span text:style-name="T14">Special: </text:span><text:span text:style-name="T13">Ability to cast arcane spells.</text:span></text:p>
      <text:h text:style-name="P22" text:outline-level="5"><text:span text:style-name="T3">Class Information</text:span></text:h>
      <text:p text:style-name="P7"><text:span text:style-name="T13">The following information pertains to the Archmage prestige class.</text:span></text:p>
      <text:p text:style-name="P7"><text:span text:style-name="T14">Hit Die</text:span></text:p>
      <text:p text:style-name="P7"><text:span text:style-name="T13">Archmages gain 1d6 hit points per level. The character’s Constitution modifier applies.</text:span></text:p>
      <text:p text:style-name="P7"><text:span text:style-name="T14">Action Points</text:span></text:p>
      <text:p text:style-name="P7"><text:span text:style-name="T13">Archmage gain a number of action points equal to 7 plus one-half their character level, rounded down, every time they advance a level in this class.</text:span></text:p>
      <text:p text:style-name="P7"><text:span text:style-name="T14">Class Skills</text:span></text:p>
      <text:p text:style-name="P7"><text:span text:style-name="T13">The Archmage’s class skills are as follows: Computer Use (Int), Concentration (Con), Craft (chemical, electronic, mechanical, pharmaceutical) (Int), Decipher Script (Int), Demolitions (Int), Disable Device (Int), Investigate (Int), Knowledge (arcane lore, art, behavioral sciences, business, civics, current events, earth and life sciences, history, physical sciences, popular culture, streetwise, technology, theology and philosophy) (Int), Profession (Wis), Read/Write Language (none), Repair (Int), Research (Int), Speak Language (none), Spellcraft (Int).</text:span></text:p>
      <text:p text:style-name="P7"><text:span text:style-name="T14">Skill Points at Each Level: </text:span><text:span text:style-name="T13">7 + Intelligence modifier.</text:span></text:p>
      <text:p text:style-name="P5"/>
      <table:table table:name="Table22" table:style-name="Table22">
        <table:table-column table:style-name="Table22.A"/>
        <table:table-column table:style-name="Table22.B"/>
        <table:table-column table:style-name="Table22.C"/>
        <table:table-column table:style-name="Table22.D"/>
        <table:table-column table:style-name="Table22.C"/>
        <table:table-column table:style-name="Table22.F"/>
        <table:table-column table:style-name="Table22.G"/>
        <table:table-column table:style-name="Table22.H"/>
        <text:soft-page-break/>
        <table:table-row table:style-name="Table22.1">
          <table:table-cell table:style-name="Table22.A1" table:number-columns-spanned="8" office:value-type="string">
            <text:p text:style-name="P8"><text:span text:style-name="T4">Table: The Archmage</text:span></text:p>
          </table:table-cell>
          <table:covered-table-cell/>
          <table:covered-table-cell/>
          <table:covered-table-cell/>
          <table:covered-table-cell/>
          <table:covered-table-cell/>
          <table:covered-table-cell/>
          <table:covered-table-cell/>
        </table:table-row>
        <table:table-row table:style-name="Table22.2">
          <table:table-cell table:style-name="Table22.A2" office:value-type="string">
            <text:p text:style-name="P37"><text:span text:style-name="T1">Level</text:span></text:p>
          </table:table-cell>
          <table:table-cell table:style-name="Table22.A2" office:value-type="string">
            <text:p text:style-name="P38"><text:span text:style-name="T1">Base Attack Bonus</text:span></text:p>
          </table:table-cell>
          <table:table-cell table:style-name="Table22.A2" office:value-type="string">
            <text:p text:style-name="P38"><text:span text:style-name="T1">Fort Save</text:span></text:p>
          </table:table-cell>
          <table:table-cell table:style-name="Table22.A2" office:value-type="string">
            <text:p text:style-name="P38"><text:span text:style-name="T1">Ref Save</text:span></text:p>
          </table:table-cell>
          <table:table-cell table:style-name="Table22.A2" office:value-type="string">
            <text:p text:style-name="P38"><text:span text:style-name="T1">Will Save</text:span></text:p>
          </table:table-cell>
          <table:table-cell table:style-name="Table22.A2" office:value-type="string">
            <text:p text:style-name="P37"><text:span text:style-name="T1">Special</text:span></text:p>
          </table:table-cell>
          <table:table-cell table:style-name="Table22.A2" office:value-type="string">
            <text:p text:style-name="P38"><text:span text:style-name="T1">Defense Bonus</text:span></text:p>
          </table:table-cell>
          <table:table-cell table:style-name="Table22.A2" office:value-type="string">
            <text:p text:style-name="P38"><text:span text:style-name="T1">Reputation Bonus</text:span></text:p>
          </table:table-cell>
        </table:table-row>
        <table:table-row table:style-name="Table22.2">
          <table:table-cell table:style-name="Table22.A2" office:value-type="string">
            <text:p text:style-name="P7"><text:span text:style-name="T5">1st</text:span></text:p>
          </table:table-cell>
          <table:table-cell table:style-name="Table22.A2" office:value-type="string">
            <text:p text:style-name="P9"><text:span text:style-name="T5">+0</text:span></text:p>
          </table:table-cell>
          <table:table-cell table:style-name="Table22.A2" office:value-type="string">
            <text:p text:style-name="P9"><text:span text:style-name="T5">+0</text:span></text:p>
          </table:table-cell>
          <table:table-cell table:style-name="Table22.A2" office:value-type="string">
            <text:p text:style-name="P9"><text:span text:style-name="T5">+0</text:span></text:p>
          </table:table-cell>
          <table:table-cell table:style-name="Table22.A2" office:value-type="string">
            <text:p text:style-name="P9"><text:span text:style-name="T5">+2</text:span></text:p>
          </table:table-cell>
          <table:table-cell table:style-name="Table22.A2" office:value-type="string">
            <text:p text:style-name="P7"><text:span text:style-name="T5">Total spellcasting</text:span></text:p>
          </table:table-cell>
          <table:table-cell table:style-name="Table22.A2" office:value-type="string">
            <text:p text:style-name="P9"><text:span text:style-name="T5">+1</text:span></text:p>
          </table:table-cell>
          <table:table-cell table:style-name="Table22.A2" office:value-type="string">
            <text:p text:style-name="P9"><text:span text:style-name="T5">+2</text:span></text:p>
          </table:table-cell>
        </table:table-row>
        <table:table-row table:style-name="Table22.2">
          <table:table-cell table:style-name="Table22.A2" office:value-type="string">
            <text:p text:style-name="P7"><text:span text:style-name="T5">2nd</text:span></text:p>
          </table:table-cell>
          <table:table-cell table:style-name="Table22.A2" office:value-type="string">
            <text:p text:style-name="P9"><text:span text:style-name="T5">+1</text:span></text:p>
          </table:table-cell>
          <table:table-cell table:style-name="Table22.A2" office:value-type="string">
            <text:p text:style-name="P9"><text:span text:style-name="T5">+0</text:span></text:p>
          </table:table-cell>
          <table:table-cell table:style-name="Table22.A2" office:value-type="string">
            <text:p text:style-name="P9"><text:span text:style-name="T5">+0</text:span></text:p>
          </table:table-cell>
          <table:table-cell table:style-name="Table22.A2" office:value-type="string">
            <text:p text:style-name="P9"><text:span text:style-name="T5">+3</text:span></text:p>
          </table:table-cell>
          <table:table-cell table:style-name="Table22.A2" office:value-type="string">
            <text:p text:style-name="P7"><text:span text:style-name="T5">Increased spells/day</text:span></text:p>
          </table:table-cell>
          <table:table-cell table:style-name="Table22.A2" office:value-type="string">
            <text:p text:style-name="P9"><text:span text:style-name="T5">+1</text:span></text:p>
          </table:table-cell>
          <table:table-cell table:style-name="Table22.A2" office:value-type="string">
            <text:p text:style-name="P9"><text:span text:style-name="T5">+2</text:span></text:p>
          </table:table-cell>
        </table:table-row>
        <table:table-row table:style-name="Table22.2">
          <table:table-cell table:style-name="Table22.A2" office:value-type="string">
            <text:p text:style-name="P7"><text:span text:style-name="T5">3rd</text:span></text:p>
          </table:table-cell>
          <table:table-cell table:style-name="Table22.A2" office:value-type="string">
            <text:p text:style-name="P9"><text:span text:style-name="T5">+1</text:span></text:p>
          </table:table-cell>
          <table:table-cell table:style-name="Table22.A2" office:value-type="string">
            <text:p text:style-name="P9"><text:span text:style-name="T5">+1</text:span></text:p>
          </table:table-cell>
          <table:table-cell table:style-name="Table22.A2" office:value-type="string">
            <text:p text:style-name="P9"><text:span text:style-name="T5">+1</text:span></text:p>
          </table:table-cell>
          <table:table-cell table:style-name="Table22.A2" office:value-type="string">
            <text:p text:style-name="P9"><text:span text:style-name="T5">+3</text:span></text:p>
          </table:table-cell>
          <table:table-cell table:style-name="Table22.A2" office:value-type="string">
            <text:p text:style-name="P7"><text:span text:style-name="T5">Gifted incantations</text:span></text:p>
          </table:table-cell>
          <table:table-cell table:style-name="Table22.A2" office:value-type="string">
            <text:p text:style-name="P9"><text:span text:style-name="T5">+2</text:span></text:p>
          </table:table-cell>
          <table:table-cell table:style-name="Table22.A2" office:value-type="string">
            <text:p text:style-name="P9"><text:span text:style-name="T5">+2</text:span></text:p>
          </table:table-cell>
        </table:table-row>
        <table:table-row table:style-name="Table22.2">
          <table:table-cell table:style-name="Table22.A2" office:value-type="string">
            <text:p text:style-name="P7"><text:span text:style-name="T5">4th</text:span></text:p>
          </table:table-cell>
          <table:table-cell table:style-name="Table22.A2" office:value-type="string">
            <text:p text:style-name="P9"><text:span text:style-name="T5">+2</text:span></text:p>
          </table:table-cell>
          <table:table-cell table:style-name="Table22.A2" office:value-type="string">
            <text:p text:style-name="P9"><text:span text:style-name="T5">+1</text:span></text:p>
          </table:table-cell>
          <table:table-cell table:style-name="Table22.A2" office:value-type="string">
            <text:p text:style-name="P9"><text:span text:style-name="T5">+1</text:span></text:p>
          </table:table-cell>
          <table:table-cell table:style-name="Table22.A2" office:value-type="string">
            <text:p text:style-name="P9"><text:span text:style-name="T5">+4</text:span></text:p>
          </table:table-cell>
          <table:table-cell table:style-name="Table22.A2" office:value-type="string">
            <text:p text:style-name="P7"><text:span text:style-name="T5">Increased spells/day</text:span></text:p>
          </table:table-cell>
          <table:table-cell table:style-name="Table22.A2" office:value-type="string">
            <text:p text:style-name="P9"><text:span text:style-name="T5">+2</text:span></text:p>
          </table:table-cell>
          <table:table-cell table:style-name="Table22.A2" office:value-type="string">
            <text:p text:style-name="P9"><text:span text:style-name="T5">+3</text:span></text:p>
          </table:table-cell>
        </table:table-row>
        <table:table-row table:style-name="Table22.2">
          <table:table-cell table:style-name="Table22.A7" office:value-type="string">
            <text:p text:style-name="P8"><text:span text:style-name="T5">5th</text:span></text:p>
          </table:table-cell>
          <table:table-cell table:style-name="Table22.A7" office:value-type="string">
            <text:p text:style-name="P10"><text:span text:style-name="T5">+2</text:span></text:p>
          </table:table-cell>
          <table:table-cell table:style-name="Table22.A7" office:value-type="string">
            <text:p text:style-name="P10"><text:span text:style-name="T5">+1</text:span></text:p>
          </table:table-cell>
          <table:table-cell table:style-name="Table22.A7" office:value-type="string">
            <text:p text:style-name="P10"><text:span text:style-name="T5">+1</text:span></text:p>
          </table:table-cell>
          <table:table-cell table:style-name="Table22.A7" office:value-type="string">
            <text:p text:style-name="P10"><text:span text:style-name="T5">+4</text:span></text:p>
          </table:table-cell>
          <table:table-cell table:style-name="Table22.A7" office:value-type="string">
            <text:p text:style-name="P8"><text:span text:style-name="T5">Granted incantations</text:span></text:p>
          </table:table-cell>
          <table:table-cell table:style-name="Table22.A7" office:value-type="string">
            <text:p text:style-name="P10"><text:span text:style-name="T5">+3</text:span></text:p>
          </table:table-cell>
          <table:table-cell table:style-name="Table22.A7" office:value-type="string">
            <text:p text:style-name="P10"><text:span text:style-name="T5">+3</text:span></text:p>
          </table:table-cell>
        </table:table-row>
      </table:table>
      <text:p text:style-name="P5"/>
      <text:h text:style-name="P22" text:outline-level="5"><text:span text:style-name="T3">Class Features</text:span></text:h>
      <text:p text:style-name="P7"><text:span text:style-name="T13">The following features pertain to the Archmage prestige class.</text:span></text:p>
      <text:p text:style-name="P7"><text:span text:style-name="T14">Total Spellcasting</text:span></text:p>
      <text:p text:style-name="P7"><text:span text:style-name="T13">Count all character caster levels when determining the Archmage’s casting level for arcane spells.</text:span></text:p>
      <text:p text:style-name="P7"><text:span text:style-name="T14">Increased Spells/Day</text:span></text:p>
      <text:p text:style-name="P7"><text:span text:style-name="T13">At 2nd level, the Archmage increases the base number of arcane spells per day by one half (round down). This increase occurs before modifications for high intelligence or other alterations. At 4th level, the Archmage again increases the number of arcane spells available per day, this time to a total of twice what he would normally have. As before, this increase happens prior to any modifications or alterations.</text:span></text:p>
      <text:p text:style-name="P7"><text:span text:style-name="T14">Gifted Incantations</text:span></text:p>
      <text:p text:style-name="P7"><text:span text:style-name="T13">At 3rd level, the Archmage can spend an action point on an incantation to gain an additional +1d6 on all skill checks to complete the incantation.</text:span></text:p>
      <text:p text:style-name="P7"><text:span text:style-name="T14">Granted Incantations</text:span></text:p>
      <text:p text:style-name="P7"><text:span text:style-name="T13">At 5th level, failure during an Incantation holds no penalty for the Archmage.</text:span></text:p>
      <text:p text:style-name="P6"/>
      <text:h text:style-name="P31" text:outline-level="3"><text:span text:style-name="T7">ARTIFICER</text:span></text:h>
      <text:p text:style-name="P7"><text:span text:style-name="T13">The fastest path into this prestige class is from the Mage and Techno Mage advanced classes, though other paths are possible.</text:span></text:p>
      <text:h text:style-name="P22" text:outline-level="5"><text:span text:style-name="T3">Requirements</text:span></text:h>
      <text:p text:style-name="P7"><text:span text:style-name="T13">To qualify to become an Artificer, a character must fulfill the following criteria.</text:span></text:p>
      <text:p text:style-name="P7"><text:span text:style-name="T14">Skills: </text:span><text:span text:style-name="T13">Spellcraft 9 ranks, Knowledge (arcane lore) 9 ranks, and 9 ranks in any one Craft skill. The Craft skill will affect the Artificer’s ability to use different types of Craft Artifice abilities.</text:span></text:p>
      <text:p text:style-name="P7"><text:span text:style-name="T14">Other: </text:span><text:span text:style-name="T13">Ability to cast 2nd-level arcane spells.</text:span></text:p>
      <text:h text:style-name="P22" text:outline-level="5"><text:span text:style-name="T3">Class Information</text:span></text:h>
      <text:p text:style-name="P7"><text:span text:style-name="T13">The following information pertains to the Artificer prestige class.</text:span></text:p>
      <text:p text:style-name="P7"><text:span text:style-name="T14">Hit Die</text:span></text:p>
      <text:p text:style-name="P7"><text:span text:style-name="T13">Artificers gain 1d6 hit points per level. The character’s Constitution modifier applies.</text:span></text:p>
      <text:p text:style-name="P7"><text:span text:style-name="T14">Action Points</text:span></text:p>
      <text:p text:style-name="P7"><text:span text:style-name="T13">The Artificer gain a number of action points equal to 7 plus one-half their character level, rounded down, every time they advance a level in this class.</text:span></text:p>
      <text:p text:style-name="P7"><text:span text:style-name="T14">Class Skills</text:span></text:p>
      <text:p text:style-name="P7"><text:span text:style-name="T13">The Artificer’s class skills are as follows: Computer Use (Int), Concentration (Con), Craft (chemical, electronic, mechanical, pharmaceutical, or structural) (Int), Decipher Script (Int), Disable Device (Int), Drive (Dex), Forgery (Int), Knowledge (arcane lore, art, business, current events, earth and life sciences, history, physical sciences, popular culture, technology, or theology and philosophy) (Int), Profession (Wis), Read/Write Language (none), Repair (Int), Research (Int), Search (Int), Speak Language (none).</text:span></text:p>
      <text:p text:style-name="P7"><text:span text:style-name="T14">Skill Points at Each Level: </text:span><text:span text:style-name="T13">7 + Intelligence modifier.</text:span></text:p>
      <text:h text:style-name="P25" text:outline-level="5"/>
      <table:table table:name="Table23" table:style-name="Table23">
        <table:table-column table:style-name="Table23.A"/>
        <table:table-column table:style-name="Table23.B"/>
        <table:table-column table:style-name="Table23.C" table:number-columns-repeated="3"/>
        <table:table-column table:style-name="Table23.F"/>
        <table:table-column table:style-name="Table23.G"/>
        <table:table-column table:style-name="Table23.H"/>
        <table:table-row table:style-name="Table23.1">
          <table:table-cell table:style-name="Table23.A1" table:number-columns-spanned="8" office:value-type="string">
            <text:h text:style-name="P23" text:outline-level="5"><text:span text:style-name="T1">Table: The Artificer</text:span></text:h>
          </table:table-cell>
          <table:covered-table-cell/>
          <table:covered-table-cell/>
          <table:covered-table-cell/>
          <table:covered-table-cell/>
          <table:covered-table-cell/>
          <table:covered-table-cell/>
          <table:covered-table-cell/>
        </table:table-row>
        <table:table-row table:style-name="Table23.2">
          <table:table-cell table:style-name="Table23.A2" office:value-type="string">
            <text:p text:style-name="P8"><text:span text:style-name="T4">Level</text:span></text:p>
          </table:table-cell>
          <table:table-cell table:style-name="Table23.A2" office:value-type="string">
            <text:p text:style-name="P10"><text:span text:style-name="T4">Base Attack Bonus</text:span></text:p>
          </table:table-cell>
          <table:table-cell table:style-name="Table23.A2" office:value-type="string">
            <text:p text:style-name="P10"><text:span text:style-name="T4">Fort Save</text:span></text:p>
          </table:table-cell>
          <table:table-cell table:style-name="Table23.A2" office:value-type="string">
            <text:p text:style-name="P10"><text:span text:style-name="T4">Ref Save</text:span></text:p>
          </table:table-cell>
          <table:table-cell table:style-name="Table23.A2" office:value-type="string">
            <text:p text:style-name="P10"><text:span text:style-name="T4">Will Save</text:span></text:p>
          </table:table-cell>
          <table:table-cell table:style-name="Table23.A2" office:value-type="string">
            <text:p text:style-name="P8"><text:span text:style-name="T4">Special</text:span></text:p>
          </table:table-cell>
          <table:table-cell table:style-name="Table23.A2" office:value-type="string">
            <text:p text:style-name="P10"><text:span text:style-name="T4">Defense Bonus</text:span></text:p>
          </table:table-cell>
          <table:table-cell table:style-name="Table23.A2" office:value-type="string">
            <text:p text:style-name="P10"><text:span text:style-name="T4">Reputation Bonus</text:span></text:p>
          </table:table-cell>
        </table:table-row>
        <table:table-row table:style-name="Table23.2">
          <table:table-cell table:style-name="Table23.A2" office:value-type="string">
            <text:p text:style-name="P7"><text:span text:style-name="T5">1st</text:span></text:p>
          </table:table-cell>
          <table:table-cell table:style-name="Table23.A2" office:value-type="string">
            <text:p text:style-name="P9"><text:span text:style-name="T5">+0</text:span></text:p>
          </table:table-cell>
          <table:table-cell table:style-name="Table23.A2" office:value-type="string">
            <text:p text:style-name="P9"><text:span text:style-name="T5">+1</text:span></text:p>
          </table:table-cell>
          <table:table-cell table:style-name="Table23.A2" office:value-type="string">
            <text:p text:style-name="P9"><text:span text:style-name="T5">+0</text:span></text:p>
          </table:table-cell>
          <table:table-cell table:style-name="Table23.A2" office:value-type="string">
            <text:p text:style-name="P9"><text:span text:style-name="T5">+2</text:span></text:p>
          </table:table-cell>
          <table:table-cell table:style-name="Table23.A2" office:value-type="string">
            <text:p text:style-name="P7"><text:span text:style-name="T5">Craft artifice</text:span></text:p>
          </table:table-cell>
          <table:table-cell table:style-name="Table23.A2" office:value-type="string">
            <text:p text:style-name="P9"><text:span text:style-name="T5">+1</text:span></text:p>
          </table:table-cell>
          <table:table-cell table:style-name="Table23.A2" office:value-type="string">
            <text:p text:style-name="P9"><text:span text:style-name="T5">+2</text:span></text:p>
          </table:table-cell>
        </table:table-row>
        <table:table-row table:style-name="Table23.2">
          <table:table-cell table:style-name="Table23.A2" office:value-type="string">
            <text:p text:style-name="P7"><text:span text:style-name="T5">2nd</text:span></text:p>
          </table:table-cell>
          <table:table-cell table:style-name="Table23.A2" office:value-type="string">
            <text:p text:style-name="P9"><text:span text:style-name="T5">+1</text:span></text:p>
          </table:table-cell>
          <table:table-cell table:style-name="Table23.A2" office:value-type="string">
            <text:p text:style-name="P9"><text:span text:style-name="T5">+2</text:span></text:p>
          </table:table-cell>
          <table:table-cell table:style-name="Table23.A2" office:value-type="string">
            <text:p text:style-name="P9"><text:span text:style-name="T5">+0</text:span></text:p>
          </table:table-cell>
          <table:table-cell table:style-name="Table23.A2" office:value-type="string">
            <text:p text:style-name="P9"><text:span text:style-name="T5">+3</text:span></text:p>
          </table:table-cell>
          <table:table-cell table:style-name="Table23.A2" office:value-type="string">
            <text:p text:style-name="P7"><text:span text:style-name="T5">Craft artifice, bonus feat</text:span></text:p>
          </table:table-cell>
          <table:table-cell table:style-name="Table23.A2" office:value-type="string">
            <text:p text:style-name="P9"><text:span text:style-name="T5">+1</text:span></text:p>
          </table:table-cell>
          <table:table-cell table:style-name="Table23.A2" office:value-type="string">
            <text:p text:style-name="P9"><text:span text:style-name="T5">+2</text:span></text:p>
          </table:table-cell>
        </table:table-row>
        <table:table-row table:style-name="Table23.2">
          <table:table-cell table:style-name="Table23.A2" office:value-type="string">
            <text:p text:style-name="P7"><text:span text:style-name="T5">3rd</text:span></text:p>
          </table:table-cell>
          <table:table-cell table:style-name="Table23.A2" office:value-type="string">
            <text:p text:style-name="P9"><text:span text:style-name="T5">+1</text:span></text:p>
          </table:table-cell>
          <table:table-cell table:style-name="Table23.A2" office:value-type="string">
            <text:p text:style-name="P9"><text:span text:style-name="T5">+2</text:span></text:p>
          </table:table-cell>
          <table:table-cell table:style-name="Table23.A2" office:value-type="string">
            <text:p text:style-name="P9"><text:span text:style-name="T5">+1</text:span></text:p>
          </table:table-cell>
          <table:table-cell table:style-name="Table23.A2" office:value-type="string">
            <text:p text:style-name="P9"><text:span text:style-name="T5">+3</text:span></text:p>
          </table:table-cell>
          <table:table-cell table:style-name="Table23.A2" office:value-type="string">
            <text:p text:style-name="P7"><text:span text:style-name="T5">Craft artifice</text:span></text:p>
          </table:table-cell>
          <table:table-cell table:style-name="Table23.A2" office:value-type="string">
            <text:p text:style-name="P9"><text:span text:style-name="T5">+2</text:span></text:p>
          </table:table-cell>
          <table:table-cell table:style-name="Table23.A2" office:value-type="string">
            <text:p text:style-name="P9"><text:span text:style-name="T5">+2</text:span></text:p>
          </table:table-cell>
        </table:table-row>
        <table:table-row table:style-name="Table23.2">
          <table:table-cell table:style-name="Table23.A2" office:value-type="string">
            <text:p text:style-name="P7"><text:span text:style-name="T5">4th</text:span></text:p>
          </table:table-cell>
          <table:table-cell table:style-name="Table23.A2" office:value-type="string">
            <text:p text:style-name="P9"><text:span text:style-name="T5">+2</text:span></text:p>
          </table:table-cell>
          <table:table-cell table:style-name="Table23.A2" office:value-type="string">
            <text:p text:style-name="P9"><text:span text:style-name="T5">+2</text:span></text:p>
          </table:table-cell>
          <table:table-cell table:style-name="Table23.A2" office:value-type="string">
            <text:p text:style-name="P9"><text:span text:style-name="T5">+1</text:span></text:p>
          </table:table-cell>
          <table:table-cell table:style-name="Table23.A2" office:value-type="string">
            <text:p text:style-name="P9"><text:span text:style-name="T5">+4</text:span></text:p>
          </table:table-cell>
          <table:table-cell table:style-name="Table23.A2" office:value-type="string">
            <text:p text:style-name="P7"><text:span text:style-name="T5">Craft artifice, bonus feat</text:span></text:p>
          </table:table-cell>
          <table:table-cell table:style-name="Table23.A2" office:value-type="string">
            <text:p text:style-name="P9"><text:span text:style-name="T5">+2</text:span></text:p>
          </table:table-cell>
          <table:table-cell table:style-name="Table23.A2" office:value-type="string">
            <text:p text:style-name="P9"><text:span text:style-name="T5">+3</text:span></text:p>
          </table:table-cell>
        </table:table-row>
        <table:table-row table:style-name="Table23.2">
          <table:table-cell table:style-name="Table23.A7" office:value-type="string">
            <text:p text:style-name="P8"><text:span text:style-name="T5">5th</text:span></text:p>
          </table:table-cell>
          <table:table-cell table:style-name="Table23.A7" office:value-type="string">
            <text:p text:style-name="P10"><text:span text:style-name="T5">+2</text:span></text:p>
          </table:table-cell>
          <table:table-cell table:style-name="Table23.A7" office:value-type="string">
            <text:p text:style-name="P10"><text:span text:style-name="T5">+3</text:span></text:p>
          </table:table-cell>
          <table:table-cell table:style-name="Table23.A7" office:value-type="string">
            <text:p text:style-name="P10"><text:span text:style-name="T5">+1</text:span></text:p>
          </table:table-cell>
          <table:table-cell table:style-name="Table23.A7" office:value-type="string">
            <text:p text:style-name="P10"><text:span text:style-name="T5">+4</text:span></text:p>
          </table:table-cell>
          <table:table-cell table:style-name="Table23.A7" office:value-type="string">
            <text:p text:style-name="P8"><text:span text:style-name="T5">Craft artifice</text:span></text:p>
          </table:table-cell>
          <table:table-cell table:style-name="Table23.A7" office:value-type="string">
            <text:p text:style-name="P10"><text:span text:style-name="T5">+3</text:span></text:p>
          </table:table-cell>
          <table:table-cell table:style-name="Table23.A7" office:value-type="string">
            <text:p text:style-name="P10"><text:span text:style-name="T5">+3</text:span></text:p>
          </table:table-cell>
        </table:table-row>
      </table:table>
      <text:h text:style-name="P25" text:outline-level="5"><text:soft-page-break/></text:h>
      <text:h text:style-name="P22" text:outline-level="5"><text:span text:style-name="T3">Class Features</text:span></text:h>
      <text:p text:style-name="P7"><text:span text:style-name="T13">The following features pertain to the Artificer prestige class.</text:span></text:p>
      <text:p text:style-name="P7"><text:span text:style-name="T14">Craft Artifice</text:span></text:p>
      <text:p text:style-name="P7"><text:span text:style-name="T13">At each level of Artificer, choose one of the following item creation talents. The Artificer must have ranks in the appropriate Craft skill to use the talent. Note that for talents that are available to other arcane advanced classes, the Artificer’s version is less expensive.</text:span></text:p>
      <text:p text:style-name="P7"><text:span text:style-name="T15">Craft Wand:</text:span><text:span text:style-name="T14"> </text:span><text:span text:style-name="T13">With this talent, the Artificer can create wands, which carry spells within themselves. The Artificer can create a wand of any spell of 4th level or lower that he knows. Crafting a wand takes 12 hours x the spell’s level. When the Artificer creates a wand, he sets the caster level. The caster level must be sufficient to cast the spell in question and no higher than the Artificer’s total class levels in all arcane spellcasting classes (Artificer, Mage, Techno Mage). The caster level has an effect on the purchase DC of the raw materials to craft the wand, the skill check to create the wand, the experience point cost to craft the wand, and the DC of a saving throw (if applicable) to resist the effect of the wand.</text:span></text:p>
      <text:p text:style-name="P7"><text:span text:style-name="T13">The purchase DC for the raw material that the Artificer requires to craft a wand is 18 + the level of the spell stored in the wand + the wand’s caster level.</text:span></text:p>
      <text:p text:style-name="P7"><text:span text:style-name="T13">The Artificer must also spend experience points to craft a wand. The XP cost is equal to the spell level x the caster level the purchase DC of the raw materials.</text:span></text:p>
      <text:p text:style-name="P7"><text:span text:style-name="T13">Finally, the Artificer makes a Craft (mechanical) skill check. The DC for the check is 10 + the spell level + the caster level of the spell stored in the wand. If the check fails, the raw materials are used up but the XP are not spent. The Artificer can try crafting the wand again as soon as he purchases more raw materials.</text:span></text:p>
      <text:p text:style-name="P7"><text:span text:style-name="T13">When an Artificer creates a wand, he makes any choices that he would normally make when casting the spell. A newly crafted wand has 50 charges.</text:span></text:p>
      <text:p text:style-name="P7"><text:span text:style-name="T13">Any wand that stores a spell with a costly material component or an XP cost also carries a commensurate cost. In addition to the raw materials cost, the Artificer must expend 50 copies of the material component or pay 50 times the XP cost when creating the wand.</text:span></text:p>
      <text:p text:style-name="P7"><text:span text:style-name="T15">Improved Brew Potion:</text:span><text:span text:style-name="T13"> With this talent, the Artificer can create potions, which carry spells within themselves. The Artificer can create a potion of any spell of 3rd level or lower that he knows. The spell must target a character or characters. Brewing a potion takes 24 hours. When the Artificer creates a potion, he sets the caster level. The caster level must be sufficient to cast the spell in question and no higher than the Artificer’s total class levels in all arcane spellcasting classes (Artificer, Mage, Techno Mage). The caster level has an effect on the purchase DC of the raw materials to brew the potion, the skill check to create the potion, the experience point cost to brew the potion, and the DC of a saving throw (if applicable) to resist the effect of the potion. The purchase DC for the raw material that the Artificer requires to brew a potion is 12 + the potion’s spell level + the potion’s caster level. The Artificer must also spend experience points to brew a potion. The XP cost is equal to the spell level x the caster level x the purchase DC of the raw materials. Finally, the Artificer makes a Craft (chemical) skill check. The DC for the check is 10 + the spell level + the caster level of the potion. If the check fails, the raw materials are used up but the XP are not spent. The Artificer can try brewing the potion again as soon as he purchases more raw materials. When an Artificer creates a potion, he makes any choices that he would normally make when casting the spell. Whoever drinks the potion is the target of the spell. Any potion that stores a spell with a costly material component or an XP cost also carries a commensurate cost. In addition to the raw materials cost, the Artificer must expend the material component or pay the XP when creating the potion.</text:span></text:p>
      <text:p text:style-name="P7"><text:span text:style-name="T14">Improved Scribe Scroll</text:span><text:span text:style-name="T13">: With this talent, the Artificer can create scrolls from which he or another spellcaster can cast a scribed spell. You can create a scroll of any spell you know. Scribing a scroll takes one day. The purchase DC for the raw materials to scribe a scroll is 10 + the scroll’s spell level + the scroll’s caster level.</text:span></text:p>
      <text:p text:style-name="P7"><text:span text:style-name="T13">The Artificer must also spend experience points to scribe a scroll. The XP cost is equal to the spell level x the caster level x the purchase DC of the raw materials.</text:span></text:p>
      <text:p text:style-name="P7"><text:span text:style-name="T13">Finally, the Artificer makes a Craft (writing) skill check. The DC for the check is 10 + the spell level + the caster level of the scroll. If the check fails, the raw materials are used up but the XP are not spent. The Artificer can try scribing the scroll again as soon as he purchases more raw materials.</text:span></text:p>
      <text:p text:style-name="P7"><text:span text:style-name="T13">Any scroll that stores a spell with a costly material component or an XP cost also carries a commensurate cost. In addition to the raw materials cost, the Artificer must expend the material component or pay the XP when scribing the scroll.</text:span></text:p>
      <text:p text:style-name="P7"><text:span text:style-name="T13">A scroll can be written on a sheet of paper or parchment, or it can be saved as a file on a computer or PDA.</text:span></text:p>
      <text:p text:style-name="P7"><text:span text:style-name="T14">Improved Scribe Tattoo</text:span><text:span text:style-name="T13">: With this talent, an Artificer can create tattoos on his body or on someone else’s. Tattoos function similarly to scrolls, and are created in the same way (see Scribe Scroll), except that the pertinent skill is Craft (visual arts). </text:span><text:span text:style-name="T14">Magic Mastercraft: </text:span><text:span text:style-name="T13">With this talent, the Artificer can create magical mastercraft items.</text:span></text:p>
      <text:p text:style-name="P7"><text:span text:style-name="T13">Each time the Artificer selects this Craft Artifice talent, he applies it to either armor or weapons. From this point on, he can build magical mastercraft items of that type. The Artificer uses his Craft (mechanical) and Craft (chemical) to build weapons and armor and embue them with magical enhancements. On average, it takes twice as long to build a magic mastercraft item as it does an ordinary item of the same type. The cost to build a magic mastercraft item is equal to the purchase DC for the components (see the appropriate Craft skill description) + an additional amount based on the magical enhancement bonus: +1 bonus, +5 to the purchase DC; +2 bonus, +10 to the purchase DC; +3 bonus, +15 to the purchase DC. You can add the magic mastercraft feature to an existing ordinary item by making the Wealth check and then making the Craft check as though you were constructing the item from scratch. The Artificer must also spend experience points to create a magic mastercraft item. The XP cost is equal to the enhancement bonus x 10 x the purchase DC of the components. The XP must be paid before making the Craft checks. If the expenditure of these XP would drop the Artificer to below the minimum needed for his current level, then the XP can’t be paid and the mastercraft work can’t be done until the Artificer gains enough additional XP to remain at his current level after the expenditure is made. Finally, the Artificer makes a Craft (mechanical) skill check and a Craft (chemical) skill check to complete the work. The DC for the Craft (mechanical) check is 20 + the enhancement bonus for armor; 25 + the enhancement bonus for weapons. The DC for the Craft (chemical) check is 25 + the enhancement bonus – the Artificer’s class level.</text:span></text:p>
      <text:p text:style-name="P7"><text:span text:style-name="T14">Bonus Feat</text:span></text:p>
      <text:p text:style-name="P7"><text:span text:style-name="T13">At 2nd and 4th level, the Artificer gets a bonus feat. The bonus feat must be selected from the following list, and the Artificer must meet all of the prerequisites for the feat to select it.</text:span></text:p>
      <text:p text:style-name="P7"><text:span text:style-name="T13">Empower Spell, Enlarge Spell, Eschew Materials, Extend Spell, Heighten Spell, Nonlethal Spell, Reach Spell, Sacred Spell, Shadowbane Spell.</text:span></text:p>
      <text:p text:style-name="P6"/>
      <text:h text:style-name="P31" text:outline-level="3"><text:span text:style-name="T7">ECCLESIARCH</text:span></text:h>
      <text:p text:style-name="P7"><text:span text:style-name="T13">The fastest path into this prestige class is from the Acolyte and Mystic advanced classes, though other paths are possible.</text:span></text:p>
      <text:h text:style-name="P22" text:outline-level="5"><text:span text:style-name="T3">Requirements</text:span></text:h>
      <text:p text:style-name="P7"><text:span text:style-name="T13">To qualify to become an Ecclesiarch, a character must fulfill the following criteria.</text:span></text:p>
      <text:p text:style-name="P7"><text:span text:style-name="T14">Skills: </text:span><text:span text:style-name="T13">Spellcraft 10 ranks, Knowledge (theology and philosophy) 10 ranks, Concentration 8 ranks.</text:span></text:p>
      <text:p text:style-name="P7"><text:span text:style-name="T14">Special: </text:span><text:span text:style-name="T13">Ability to cast divine spells, ability to turn a particular creature type.</text:span></text:p>
      <text:h text:style-name="P22" text:outline-level="5"><text:span text:style-name="T3">Class Information</text:span></text:h>
      <text:p text:style-name="P7"><text:span text:style-name="T13">The following information pertains to the Ecclesiarch prestige class.</text:span></text:p>
      <text:p text:style-name="P7"><text:span text:style-name="T14">Hit Die</text:span></text:p>
      <text:p text:style-name="P7"><text:span text:style-name="T13">Ecclesiarches gain 1d8 hit points per level. The character’s Constitution modifier applies.</text:span></text:p>
      <text:p text:style-name="P7"><text:span text:style-name="T14">Action Points</text:span></text:p>
      <text:p text:style-name="P7"><text:span text:style-name="T13">Ecclesiarches gain a number of action points equal to 7 plus one-half their character level, rounded down, every time they advance a level in this class.</text:span></text:p>
      <text:p text:style-name="P7"><text:span text:style-name="T14">Class Skills</text:span></text:p>
      <text:p text:style-name="P7"><text:soft-page-break/><text:span text:style-name="T13">The Ecclesiarch’s class skills are as follows: Concentration (Con), Craft (chemical, electronic, visual art, writing) (Int), Decipher Script (Int), Diplomacy (Cha), Gather Information (Cha), Investigate (Int), Knowledge (arcane lore, art, behavioral sciences, current events, history, popular culture, theology and philosophy), Listen (Wis), Perform (any), Profession (Wis), Read/Write Language (none), Research (Int), Sense Motive (Wis), Speak Language (none), Spellcraft (Int), Survival (Wis), Treat Injury (Wis).</text:span></text:p>
      <text:p text:style-name="P7"><text:span text:style-name="T14">Skill Points at Each Level: </text:span><text:span text:style-name="T13">5 + Intelligence modifier.</text:span></text:p>
      <text:h text:style-name="P25" text:outline-level="5"/>
      <table:table table:name="Table24" table:style-name="Table24">
        <table:table-column table:style-name="Table24.A"/>
        <table:table-column table:style-name="Table24.B"/>
        <table:table-column table:style-name="Table24.C" table:number-columns-repeated="3"/>
        <table:table-column table:style-name="Table24.F"/>
        <table:table-column table:style-name="Table24.G"/>
        <table:table-column table:style-name="Table24.H"/>
        <table:table-row table:style-name="Table24.1">
          <table:table-cell table:style-name="Table24.A1" table:number-columns-spanned="8" office:value-type="string">
            <text:h text:style-name="P23" text:outline-level="5"><text:span text:style-name="T1">Table: The Ecclesiarch</text:span></text:h>
          </table:table-cell>
          <table:covered-table-cell/>
          <table:covered-table-cell/>
          <table:covered-table-cell/>
          <table:covered-table-cell/>
          <table:covered-table-cell/>
          <table:covered-table-cell/>
          <table:covered-table-cell/>
        </table:table-row>
        <table:table-row table:style-name="Table24.2">
          <table:table-cell table:style-name="Table24.A2" office:value-type="string">
            <text:p text:style-name="P8"><text:span text:style-name="T4">Level</text:span></text:p>
          </table:table-cell>
          <table:table-cell table:style-name="Table24.A2" office:value-type="string">
            <text:p text:style-name="P10"><text:span text:style-name="T4">Base Attack Bonus</text:span></text:p>
          </table:table-cell>
          <table:table-cell table:style-name="Table24.A2" office:value-type="string">
            <text:p text:style-name="P10"><text:span text:style-name="T4">Fort Save</text:span></text:p>
          </table:table-cell>
          <table:table-cell table:style-name="Table24.A2" office:value-type="string">
            <text:p text:style-name="P10"><text:span text:style-name="T4">Ref Save</text:span></text:p>
          </table:table-cell>
          <table:table-cell table:style-name="Table24.A2" office:value-type="string">
            <text:p text:style-name="P10"><text:span text:style-name="T4">Will Save</text:span></text:p>
          </table:table-cell>
          <table:table-cell table:style-name="Table24.A2" office:value-type="string">
            <text:p text:style-name="P8"><text:span text:style-name="T4">Special</text:span></text:p>
          </table:table-cell>
          <table:table-cell table:style-name="Table24.A2" office:value-type="string">
            <text:p text:style-name="P10"><text:span text:style-name="T4">Defense Bonus</text:span></text:p>
          </table:table-cell>
          <table:table-cell table:style-name="Table24.A2" office:value-type="string">
            <text:p text:style-name="P10"><text:span text:style-name="T4">Reputation Bonus</text:span></text:p>
          </table:table-cell>
        </table:table-row>
        <table:table-row table:style-name="Table24.2">
          <table:table-cell table:style-name="Table24.A2" office:value-type="string">
            <text:p text:style-name="P7"><text:span text:style-name="T5">1st</text:span></text:p>
          </table:table-cell>
          <table:table-cell table:style-name="Table24.A2" office:value-type="string">
            <text:p text:style-name="P9"><text:span text:style-name="T5">+0</text:span></text:p>
          </table:table-cell>
          <table:table-cell table:style-name="Table24.A2" office:value-type="string">
            <text:p text:style-name="P9"><text:span text:style-name="T5">+0</text:span></text:p>
          </table:table-cell>
          <table:table-cell table:style-name="Table24.A2" office:value-type="string">
            <text:p text:style-name="P9"><text:span text:style-name="T5">+0</text:span></text:p>
          </table:table-cell>
          <table:table-cell table:style-name="Table24.A2" office:value-type="string">
            <text:p text:style-name="P9"><text:span text:style-name="T5">+2</text:span></text:p>
          </table:table-cell>
          <table:table-cell table:style-name="Table24.A2" office:value-type="string">
            <text:p text:style-name="P7"><text:span text:style-name="T5">Total spellcasting</text:span></text:p>
          </table:table-cell>
          <table:table-cell table:style-name="Table24.A2" office:value-type="string">
            <text:p text:style-name="P9"><text:span text:style-name="T5">+1</text:span></text:p>
          </table:table-cell>
          <table:table-cell table:style-name="Table24.A2" office:value-type="string">
            <text:p text:style-name="P9"><text:span text:style-name="T5">+2</text:span></text:p>
          </table:table-cell>
        </table:table-row>
        <table:table-row table:style-name="Table24.2">
          <table:table-cell table:style-name="Table24.A2" office:value-type="string">
            <text:p text:style-name="P7"><text:span text:style-name="T5">2nd</text:span></text:p>
          </table:table-cell>
          <table:table-cell table:style-name="Table24.A2" office:value-type="string">
            <text:p text:style-name="P9"><text:span text:style-name="T5">+1</text:span></text:p>
          </table:table-cell>
          <table:table-cell table:style-name="Table24.A2" office:value-type="string">
            <text:p text:style-name="P9"><text:span text:style-name="T5">+0</text:span></text:p>
          </table:table-cell>
          <table:table-cell table:style-name="Table24.A2" office:value-type="string">
            <text:p text:style-name="P9"><text:span text:style-name="T5">+0</text:span></text:p>
          </table:table-cell>
          <table:table-cell table:style-name="Table24.A2" office:value-type="string">
            <text:p text:style-name="P9"><text:span text:style-name="T5">+3</text:span></text:p>
          </table:table-cell>
          <table:table-cell table:style-name="Table24.A2" office:value-type="string">
            <text:p text:style-name="P7"><text:span text:style-name="T5">Increased spells/day</text:span></text:p>
          </table:table-cell>
          <table:table-cell table:style-name="Table24.A2" office:value-type="string">
            <text:p text:style-name="P9"><text:span text:style-name="T5">+1</text:span></text:p>
          </table:table-cell>
          <table:table-cell table:style-name="Table24.A2" office:value-type="string">
            <text:p text:style-name="P9"><text:span text:style-name="T5">+2</text:span></text:p>
          </table:table-cell>
        </table:table-row>
        <table:table-row table:style-name="Table24.2">
          <table:table-cell table:style-name="Table24.A2" office:value-type="string">
            <text:p text:style-name="P7"><text:span text:style-name="T5">3rd</text:span></text:p>
          </table:table-cell>
          <table:table-cell table:style-name="Table24.A2" office:value-type="string">
            <text:p text:style-name="P9"><text:span text:style-name="T5">+1</text:span></text:p>
          </table:table-cell>
          <table:table-cell table:style-name="Table24.A2" office:value-type="string">
            <text:p text:style-name="P9"><text:span text:style-name="T5">+1</text:span></text:p>
          </table:table-cell>
          <table:table-cell table:style-name="Table24.A2" office:value-type="string">
            <text:p text:style-name="P9"><text:span text:style-name="T5">+1</text:span></text:p>
          </table:table-cell>
          <table:table-cell table:style-name="Table24.A2" office:value-type="string">
            <text:p text:style-name="P9"><text:span text:style-name="T5">+3</text:span></text:p>
          </table:table-cell>
          <table:table-cell table:style-name="Table24.A2" office:value-type="string">
            <text:p text:style-name="P7"><text:span text:style-name="T5">Total turning</text:span></text:p>
          </table:table-cell>
          <table:table-cell table:style-name="Table24.A2" office:value-type="string">
            <text:p text:style-name="P9"><text:span text:style-name="T5">+2</text:span></text:p>
          </table:table-cell>
          <table:table-cell table:style-name="Table24.A2" office:value-type="string">
            <text:p text:style-name="P9"><text:span text:style-name="T5">+2</text:span></text:p>
          </table:table-cell>
        </table:table-row>
        <table:table-row table:style-name="Table24.2">
          <table:table-cell table:style-name="Table24.A2" office:value-type="string">
            <text:p text:style-name="P7"><text:span text:style-name="T5">4th</text:span></text:p>
          </table:table-cell>
          <table:table-cell table:style-name="Table24.A2" office:value-type="string">
            <text:p text:style-name="P9"><text:span text:style-name="T5">+2</text:span></text:p>
          </table:table-cell>
          <table:table-cell table:style-name="Table24.A2" office:value-type="string">
            <text:p text:style-name="P9"><text:span text:style-name="T5">+1</text:span></text:p>
          </table:table-cell>
          <table:table-cell table:style-name="Table24.A2" office:value-type="string">
            <text:p text:style-name="P9"><text:span text:style-name="T5">+1</text:span></text:p>
          </table:table-cell>
          <table:table-cell table:style-name="Table24.A2" office:value-type="string">
            <text:p text:style-name="P9"><text:span text:style-name="T5">+4</text:span></text:p>
          </table:table-cell>
          <table:table-cell table:style-name="Table24.A2" office:value-type="string">
            <text:p text:style-name="P7"><text:span text:style-name="T5">Increased spells/day</text:span></text:p>
          </table:table-cell>
          <table:table-cell table:style-name="Table24.A2" office:value-type="string">
            <text:p text:style-name="P9"><text:span text:style-name="T5">+2</text:span></text:p>
          </table:table-cell>
          <table:table-cell table:style-name="Table24.A2" office:value-type="string">
            <text:p text:style-name="P9"><text:span text:style-name="T5">+3</text:span></text:p>
          </table:table-cell>
        </table:table-row>
        <table:table-row table:style-name="Table24.2">
          <table:table-cell table:style-name="Table24.A7" office:value-type="string">
            <text:p text:style-name="P8"><text:span text:style-name="T5">5th</text:span></text:p>
          </table:table-cell>
          <table:table-cell table:style-name="Table24.A7" office:value-type="string">
            <text:p text:style-name="P10"><text:span text:style-name="T5">+2</text:span></text:p>
          </table:table-cell>
          <table:table-cell table:style-name="Table24.A7" office:value-type="string">
            <text:p text:style-name="P10"><text:span text:style-name="T5">+1</text:span></text:p>
          </table:table-cell>
          <table:table-cell table:style-name="Table24.A7" office:value-type="string">
            <text:p text:style-name="P10"><text:span text:style-name="T5">+1</text:span></text:p>
          </table:table-cell>
          <table:table-cell table:style-name="Table24.A7" office:value-type="string">
            <text:p text:style-name="P10"><text:span text:style-name="T5">+4</text:span></text:p>
          </table:table-cell>
          <table:table-cell table:style-name="Table24.A7" office:value-type="string">
            <text:p text:style-name="P8"><text:span text:style-name="T5">Innovative turning</text:span></text:p>
          </table:table-cell>
          <table:table-cell table:style-name="Table24.A7" office:value-type="string">
            <text:p text:style-name="P10"><text:span text:style-name="T5">+3</text:span></text:p>
          </table:table-cell>
          <table:table-cell table:style-name="Table24.A7" office:value-type="string">
            <text:p text:style-name="P10"><text:span text:style-name="T5">+3</text:span></text:p>
          </table:table-cell>
        </table:table-row>
      </table:table>
      <text:h text:style-name="P25" text:outline-level="5"/>
      <text:h text:style-name="P22" text:outline-level="5"><text:span text:style-name="T3">Class Features</text:span></text:h>
      <text:p text:style-name="P7"><text:span text:style-name="T13">The following features pertain to the Ecclesiarch prestige class.</text:span></text:p>
      <text:p text:style-name="P7"><text:span text:style-name="T14">Total Spellcasting</text:span></text:p>
      <text:p text:style-name="P7"><text:span text:style-name="T13">Count all character levels when determining the Ecclesiarch’s casting level for divine spells.</text:span></text:p>
      <text:p text:style-name="P7"><text:span text:style-name="T14">Increased Spells/Day</text:span></text:p>
      <text:p text:style-name="P7"><text:span text:style-name="T13">At 2nd level, the Ecclesiarch increases the base number of divine spells he may cast per day by one-half (round down). This increase occurs before modifications for high Wisdom or other alterations. At 4th level, the Ecclesiarch again increases the number of divine spells available per day, this time to a total of twice what he would normally have. As before, this increase happens prior to any modifications or alterations.</text:span></text:p>
      <text:p text:style-name="P7"><text:span text:style-name="T14">Total Turning</text:span></text:p>
      <text:p text:style-name="P7"><text:span text:style-name="T13">Count all character levels when determining the Ecclesiarch’s level for attempts to turn, rebuke, or command creatures.</text:span></text:p>
      <text:p text:style-name="P7"><text:span text:style-name="T14">Innovative Turning</text:span></text:p>
      <text:p text:style-name="P7"><text:span text:style-name="T13">When the Ecclesiarch gains 5th level, and every time he gains a character level above this, he may spend an action point to alter the creature type he can turn, rebuke, or command. One Ecclesiarch may choose to affect fey, while another may affect constructs, and a third may choose to affect dragons. The new creature type replaces that of the previous one, and all limitations to the previous power apply (if the character could not bolster the previous creature type, he cannot bolster the new creature type). Certain types of creatures have restrictions on how they may be affected. The types that may be affected are:</text:span></text:p>
      <table:table table:name="Table25" table:style-name="Table25">
        <table:table-column table:style-name="Table25.A"/>
        <table:table-column table:style-name="Table25.B"/>
        <table:table-row table:style-name="Table25.1">
          <table:table-cell table:style-name="Table25.A1" office:value-type="string">
            <text:p text:style-name="P8"><text:span text:style-name="T5">Aberrations</text:span></text:p>
          </table:table-cell>
          <table:table-cell table:style-name="Table25.A1" office:value-type="string">
            <text:p text:style-name="P8"><text:span text:style-name="T5">Humans *</text:span></text:p>
          </table:table-cell>
        </table:table-row>
        <table:table-row table:style-name="Table25.1">
          <table:table-cell table:style-name="Table25.A2" office:value-type="string">
            <text:p text:style-name="P8"><text:span text:style-name="T5">Animals</text:span></text:p>
          </table:table-cell>
          <table:table-cell table:style-name="Table25.A2" office:value-type="string">
            <text:p text:style-name="P8"><text:span text:style-name="T5">Magical beasts**</text:span></text:p>
          </table:table-cell>
        </table:table-row>
        <table:table-row table:style-name="Table25.1">
          <table:table-cell table:style-name="Table25.A2" office:value-type="string">
            <text:p text:style-name="P7"><text:span text:style-name="T5">Constructs</text:span></text:p>
          </table:table-cell>
          <table:table-cell table:style-name="Table25.A2" office:value-type="string">
            <text:p text:style-name="P7"><text:span text:style-name="T5">Monstrous humanoids*</text:span></text:p>
          </table:table-cell>
        </table:table-row>
        <table:table-row table:style-name="Table25.1">
          <table:table-cell table:style-name="Table25.A2" office:value-type="string">
            <text:p text:style-name="P7"><text:span text:style-name="T5">Dragons**</text:span></text:p>
          </table:table-cell>
          <table:table-cell table:style-name="Table25.A2" office:value-type="string">
            <text:p text:style-name="P7"><text:span text:style-name="T5">Oozes</text:span></text:p>
          </table:table-cell>
        </table:table-row>
        <table:table-row table:style-name="Table25.1">
          <table:table-cell table:style-name="Table25.A2" office:value-type="string">
            <text:p text:style-name="P7"><text:span text:style-name="T5">Elementals</text:span></text:p>
          </table:table-cell>
          <table:table-cell table:style-name="Table25.A2" office:value-type="string">
            <text:p text:style-name="P7"><text:span text:style-name="T5">Outsiders**</text:span></text:p>
          </table:table-cell>
        </table:table-row>
        <table:table-row table:style-name="Table25.1">
          <table:table-cell table:style-name="Table25.A2" office:value-type="string">
            <text:p text:style-name="P7"><text:span text:style-name="T5">Fey*</text:span></text:p>
          </table:table-cell>
          <table:table-cell table:style-name="Table25.A2" office:value-type="string">
            <text:p text:style-name="P7"><text:span text:style-name="T5">Plants</text:span></text:p>
          </table:table-cell>
        </table:table-row>
        <table:table-row table:style-name="Table25.1">
          <table:table-cell table:style-name="Table25.A2" office:value-type="string">
            <text:p text:style-name="P7"><text:span text:style-name="T5">Giants*</text:span></text:p>
          </table:table-cell>
          <table:table-cell table:style-name="Table25.A2" office:value-type="string">
            <text:p text:style-name="P7"><text:span text:style-name="T5">Undead</text:span></text:p>
          </table:table-cell>
        </table:table-row>
        <table:table-row table:style-name="Table25.1">
          <table:table-cell table:style-name="Table25.A2" office:value-type="string">
            <text:p text:style-name="P7"><text:span text:style-name="T5">Humanoids *</text:span></text:p>
          </table:table-cell>
          <table:table-cell table:style-name="Table25.A2" office:value-type="string">
            <text:p text:style-name="P7"><text:span text:style-name="T5">Vermin</text:span></text:p>
          </table:table-cell>
        </table:table-row>
        <table:table-row table:style-name="Table25.9">
          <table:table-cell table:style-name="Table25.A2" table:number-columns-spanned="2" office:value-type="string">
            <text:p text:style-name="P8"><text:span text:style-name="T5">*This type of creature cannot be destroyed by turning, regardless of the success of the turning.</text:span></text:p>
          </table:table-cell>
          <table:covered-table-cell/>
        </table:table-row>
        <table:table-row table:style-name="Table25.9">
          <table:table-cell table:style-name="Table25.A10" table:number-columns-spanned="2" office:value-type="string">
            <text:p text:style-name="P8"><text:span text:style-name="T5">**This type of creature cannot be destroyed by turning, and cannot be commanded.</text:span></text:p>
          </table:table-cell>
          <table:covered-table-cell/>
        </table:table-row>
      </table:table>
      <text:p text:style-name="P6"/>
      <text:h text:style-name="P31" text:outline-level="3"><text:span text:style-name="T7">HOLY/UNHOLY KNIGHT</text:span></text:h>
      <text:p text:style-name="P7"><text:span text:style-name="T13">The fastest path into this prestige class is from the Strong and Fast hero basic classes, in particular those which proceed through the Archaic Weaponsmaster and Swashbuckler advanced classes.</text:span></text:p>
      <text:h text:style-name="P22" text:outline-level="5"><text:span text:style-name="T3">Requirements</text:span></text:h>
      <text:p text:style-name="P7"><text:span text:style-name="T13">To qualify to become a Holy/Unholy Knight, a character must fulfill the following criteria.</text:span></text:p>
      <text:p text:style-name="P7"><text:soft-page-break/><text:span text:style-name="T14">Base Attack Bonus: </text:span><text:span text:style-name="T13">+8.</text:span></text:p>
      <text:p text:style-name="P7"><text:span text:style-name="T14">Skills: </text:span><text:span text:style-name="T13">Diplomacy 9 ranks, Gather Information 9 ranks, Knowledge (any one) 9 ranks.</text:span></text:p>
      <text:p text:style-name="P7"><text:span text:style-name="T14">Feats: </text:span><text:span text:style-name="T13">Weapon Focus in a melee weapon.</text:span></text:p>
      <text:p text:style-name="P7"><text:span text:style-name="T14">Other: </text:span><text:span text:style-name="T13">At the time that the character receives his first level in the Holy/Unholy Knight prestige class, he must decide whether his faith leans toward the positive (good) or negative (evil) energy of the universe. This choice adds either the good or evil allegiance to the character, and determines how the Holy/Unholy Knight uses certain aspects of his faith.</text:span></text:p>
      <text:h text:style-name="P22" text:outline-level="5"><text:span text:style-name="T3">Class Information</text:span></text:h>
      <text:p text:style-name="P7"><text:span text:style-name="T13">The following information pertains to the Holy/Unholy Knight prestige class.</text:span></text:p>
      <text:p text:style-name="P7"><text:span text:style-name="T14">Hit Die</text:span></text:p>
      <text:p text:style-name="P7"><text:span text:style-name="T13">Holy/Unholy Knights gain 1d10 hit points per level. The character’s Constitution modifier applies.</text:span></text:p>
      <text:p text:style-name="P7"><text:span text:style-name="T14">Action Points</text:span></text:p>
      <text:p text:style-name="P7"><text:span text:style-name="T13">Holy/Unholy Knights gain a number of action points equal to 7 plus one-half their character level, rounded down, every time they advance a level in this class.</text:span></text:p>
      <text:p text:style-name="P7"><text:span text:style-name="T14">Class Skills</text:span></text:p>
      <text:p text:style-name="P7"><text:span text:style-name="T13">The Holy/Unholy Knight’s class skills are as follows: Climb (Str), Diplomacy (Cha), Handle Animal (Cha),Intimidate (Cha), Jump (Str), Knowledge (arcane lore, current events, history, popular culture, streetwise, tactics, technology, theology and philosophy) (Int), Profession (Wis), Read/Write Language (none), Ride (Dex), Sense Motive (Wis), Speak Language (none), Treat Injury (Wis).</text:span></text:p>
      <text:p text:style-name="P7"><text:span text:style-name="T14">Skill Points at Each Level: </text:span><text:span text:style-name="T13">5 + Intelligence modifier.</text:span></text:p>
      <text:p text:style-name="P4"/>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h text:style-name="P23" text:outline-level="5"><text:span text:style-name="T1">Table: The Holy/Unholy Knight</text:span></text:h>
          </table:table-cell>
          <table:covered-table-cell/>
          <table:covered-table-cell/>
          <table:covered-table-cell/>
          <table:covered-table-cell/>
          <table:covered-table-cell/>
          <table:covered-table-cell/>
          <table:covered-table-cell/>
        </table:table-row>
        <table:table-row table:style-name="Table26.2">
          <table:table-cell table:style-name="Table26.A2" office:value-type="string">
            <text:p text:style-name="P8"><text:span text:style-name="T4">Level</text:span></text:p>
          </table:table-cell>
          <table:table-cell table:style-name="Table26.A2" office:value-type="string">
            <text:p text:style-name="P10"><text:span text:style-name="T4">Base Attack Bonus</text:span></text:p>
          </table:table-cell>
          <table:table-cell table:style-name="Table26.A2" office:value-type="string">
            <text:p text:style-name="P10"><text:span text:style-name="T4">Fort Save</text:span></text:p>
          </table:table-cell>
          <table:table-cell table:style-name="Table26.A2" office:value-type="string">
            <text:p text:style-name="P10"><text:span text:style-name="T4">Ref Save</text:span></text:p>
          </table:table-cell>
          <table:table-cell table:style-name="Table26.A2" office:value-type="string">
            <text:p text:style-name="P10"><text:span text:style-name="T4">Will Save</text:span></text:p>
          </table:table-cell>
          <table:table-cell table:style-name="Table26.A2" office:value-type="string">
            <text:p text:style-name="P8"><text:span text:style-name="T4">Special</text:span></text:p>
          </table:table-cell>
          <table:table-cell table:style-name="Table26.A2" office:value-type="string">
            <text:p text:style-name="P10"><text:span text:style-name="T4">Defense Bonus</text:span></text:p>
          </table:table-cell>
          <table:table-cell table:style-name="Table26.A2" office:value-type="string">
            <text:p text:style-name="P10"><text:span text:style-name="T4">Reputation Bonus</text:span></text:p>
          </table:table-cell>
        </table:table-row>
        <table:table-row table:style-name="Table26.2">
          <table:table-cell table:style-name="Table26.A2" office:value-type="string">
            <text:p text:style-name="P7"><text:span text:style-name="T5">1st</text:span></text:p>
          </table:table-cell>
          <table:table-cell table:style-name="Table26.A2" office:value-type="string">
            <text:p text:style-name="P9"><text:span text:style-name="T5">+1</text:span></text:p>
          </table:table-cell>
          <table:table-cell table:style-name="Table26.A2" office:value-type="string">
            <text:p text:style-name="P9"><text:span text:style-name="T5">+2</text:span></text:p>
          </table:table-cell>
          <table:table-cell table:style-name="Table26.A2" office:value-type="string">
            <text:p text:style-name="P9"><text:span text:style-name="T5">+0</text:span></text:p>
          </table:table-cell>
          <table:table-cell table:style-name="Table26.A2" office:value-type="string">
            <text:p text:style-name="P9"><text:span text:style-name="T5">+2</text:span></text:p>
          </table:table-cell>
          <table:table-cell table:style-name="Table26.A2" office:value-type="string">
            <text:p text:style-name="P7"><text:span text:style-name="T5">Divine grace, divine spells</text:span></text:p>
          </table:table-cell>
          <table:table-cell table:style-name="Table26.A2" office:value-type="string">
            <text:p text:style-name="P9"><text:span text:style-name="T5">+0</text:span></text:p>
          </table:table-cell>
          <table:table-cell table:style-name="Table26.A2" office:value-type="string">
            <text:p text:style-name="P9"><text:span text:style-name="T5">+1</text:span></text:p>
          </table:table-cell>
        </table:table-row>
        <table:table-row table:style-name="Table26.2">
          <table:table-cell table:style-name="Table26.A2" office:value-type="string">
            <text:p text:style-name="P7"><text:span text:style-name="T5">2nd</text:span></text:p>
          </table:table-cell>
          <table:table-cell table:style-name="Table26.A2" office:value-type="string">
            <text:p text:style-name="P9"><text:span text:style-name="T5">+2</text:span></text:p>
          </table:table-cell>
          <table:table-cell table:style-name="Table26.A2" office:value-type="string">
            <text:p text:style-name="P9"><text:span text:style-name="T5">+3</text:span></text:p>
          </table:table-cell>
          <table:table-cell table:style-name="Table26.A2" office:value-type="string">
            <text:p text:style-name="P9"><text:span text:style-name="T5">+0</text:span></text:p>
          </table:table-cell>
          <table:table-cell table:style-name="Table26.A2" office:value-type="string">
            <text:p text:style-name="P9"><text:span text:style-name="T5">+3</text:span></text:p>
          </table:table-cell>
          <table:table-cell table:style-name="Table26.A2" office:value-type="string">
            <text:p text:style-name="P7"><text:span text:style-name="T5">Sense allegiance, divine spells</text:span></text:p>
          </table:table-cell>
          <table:table-cell table:style-name="Table26.A2" office:value-type="string">
            <text:p text:style-name="P9"><text:span text:style-name="T5">+1</text:span></text:p>
          </table:table-cell>
          <table:table-cell table:style-name="Table26.A2" office:value-type="string">
            <text:p text:style-name="P9"><text:span text:style-name="T5">+1</text:span></text:p>
          </table:table-cell>
        </table:table-row>
        <table:table-row table:style-name="Table26.2">
          <table:table-cell table:style-name="Table26.A2" office:value-type="string">
            <text:p text:style-name="P7"><text:span text:style-name="T5">3rd</text:span></text:p>
          </table:table-cell>
          <table:table-cell table:style-name="Table26.A2" office:value-type="string">
            <text:p text:style-name="P9"><text:span text:style-name="T5">+3</text:span></text:p>
          </table:table-cell>
          <table:table-cell table:style-name="Table26.A2" office:value-type="string">
            <text:p text:style-name="P9"><text:span text:style-name="T5">+3</text:span></text:p>
          </table:table-cell>
          <table:table-cell table:style-name="Table26.A2" office:value-type="string">
            <text:p text:style-name="P9"><text:span text:style-name="T5">+1</text:span></text:p>
          </table:table-cell>
          <table:table-cell table:style-name="Table26.A2" office:value-type="string">
            <text:p text:style-name="P9"><text:span text:style-name="T5">+3</text:span></text:p>
          </table:table-cell>
          <table:table-cell table:style-name="Table26.A2" office:value-type="string">
            <text:p text:style-name="P7"><text:span text:style-name="T5">Smite allegiance, divine spells</text:span></text:p>
          </table:table-cell>
          <table:table-cell table:style-name="Table26.A2" office:value-type="string">
            <text:p text:style-name="P9"><text:span text:style-name="T5">+1</text:span></text:p>
          </table:table-cell>
          <table:table-cell table:style-name="Table26.A2" office:value-type="string">
            <text:p text:style-name="P9"><text:span text:style-name="T5">+1</text:span></text:p>
          </table:table-cell>
        </table:table-row>
        <table:table-row table:style-name="Table26.2">
          <table:table-cell table:style-name="Table26.A2" office:value-type="string">
            <text:p text:style-name="P7"><text:span text:style-name="T5">4th</text:span></text:p>
          </table:table-cell>
          <table:table-cell table:style-name="Table26.A2" office:value-type="string">
            <text:p text:style-name="P9"><text:span text:style-name="T5">+4</text:span></text:p>
          </table:table-cell>
          <table:table-cell table:style-name="Table26.A2" office:value-type="string">
            <text:p text:style-name="P9"><text:span text:style-name="T5">+4</text:span></text:p>
          </table:table-cell>
          <table:table-cell table:style-name="Table26.A2" office:value-type="string">
            <text:p text:style-name="P9"><text:span text:style-name="T5">+1</text:span></text:p>
          </table:table-cell>
          <table:table-cell table:style-name="Table26.A2" office:value-type="string">
            <text:p text:style-name="P9"><text:span text:style-name="T5">+4</text:span></text:p>
          </table:table-cell>
          <table:table-cell table:style-name="Table26.A2" office:value-type="string">
            <text:p text:style-name="P7"><text:span text:style-name="T5">Divine touch, divine spells</text:span></text:p>
          </table:table-cell>
          <table:table-cell table:style-name="Table26.A2" office:value-type="string">
            <text:p text:style-name="P9"><text:span text:style-name="T5">+1</text:span></text:p>
          </table:table-cell>
          <table:table-cell table:style-name="Table26.A2" office:value-type="string">
            <text:p text:style-name="P9"><text:span text:style-name="T5">+2</text:span></text:p>
          </table:table-cell>
        </table:table-row>
        <table:table-row table:style-name="Table26.2">
          <table:table-cell table:style-name="Table26.A7" office:value-type="string">
            <text:p text:style-name="P8"><text:span text:style-name="T5">5th</text:span></text:p>
          </table:table-cell>
          <table:table-cell table:style-name="Table26.A7" office:value-type="string">
            <text:p text:style-name="P10"><text:span text:style-name="T5">+5</text:span></text:p>
          </table:table-cell>
          <table:table-cell table:style-name="Table26.A7" office:value-type="string">
            <text:p text:style-name="P10"><text:span text:style-name="T5">+4</text:span></text:p>
          </table:table-cell>
          <table:table-cell table:style-name="Table26.A7" office:value-type="string">
            <text:p text:style-name="P10"><text:span text:style-name="T5">+1</text:span></text:p>
          </table:table-cell>
          <table:table-cell table:style-name="Table26.A7" office:value-type="string">
            <text:p text:style-name="P10"><text:span text:style-name="T5">+4</text:span></text:p>
          </table:table-cell>
          <table:table-cell table:style-name="Table26.A7" office:value-type="string">
            <text:p text:style-name="P8"><text:span text:style-name="T5">Turn undead, divine spells</text:span></text:p>
          </table:table-cell>
          <table:table-cell table:style-name="Table26.A7" office:value-type="string">
            <text:p text:style-name="P10"><text:span text:style-name="T5">+2</text:span></text:p>
          </table:table-cell>
          <table:table-cell table:style-name="Table26.A7" office:value-type="string">
            <text:p text:style-name="P10"><text:span text:style-name="T5">+2</text:span></text:p>
          </table:table-cell>
        </table:table-row>
      </table:table>
      <text:p text:style-name="P5"/>
      <text:h text:style-name="P22" text:outline-level="5"><text:span text:style-name="T3">Class Features</text:span></text:h>
      <text:p text:style-name="P7"><text:span text:style-name="T13">The following features pertain to the Holy/Unholy Knight prestige class.</text:span></text:p>
      <text:p text:style-name="P7"><text:span text:style-name="T14">Divine Spells</text:span></text:p>
      <text:p text:style-name="P7"><text:span text:style-name="T13">The Holy/Unholy Knight casts divine spells. Unless noted below, the Holy/Unholy Knight’s ability functions identically to the Acolyte’s spellcasting abilities. The Difficulty Class for a saving throw against the Holy/Unholy Knight’s spell is 10 + the spell’s level + the Holy/Unholy Knight’s Wisdom modifier.</text:span></text:p>
      <text:p text:style-name="P7"><text:span text:style-name="T13">The Holy/Unholy Knight doesn’t acquire spells from books, scrolls, or files, nor does he prepare them through study. Instead, he meditates or prays for his spells, receiving them through his own strength of faith or as divine inspiration. The Holy/Unholy Knight must spend one hour each day in quiet contemplation or supplication to regain his daily allotment of spells. Time spent resting has no effect on the Holy/Unholy Knight’s spell preparation.</text:span></text:p>
      <text:p text:style-name="P7"><text:span text:style-name="T13">The Holy/Unholy Knight receives no benefit to number of spells due to higher ability scores.</text:span></text:p>
      <table:table table:name="Table27" table:style-name="Table27">
        <table:table-column table:style-name="Table27.A"/>
        <table:table-column table:style-name="Table27.B"/>
        <table:table-column table:style-name="Table27.C" table:number-columns-repeated="3"/>
        <table:table-row table:style-name="Table27.1">
          <table:table-cell table:style-name="Table27.A1" table:number-rows-spanned="2" office:value-type="string">
            <text:h text:style-name="P24" text:outline-level="5"><text:span text:style-name="T1">Knight Level</text:span></text:h>
          </table:table-cell>
          <table:table-cell table:style-name="Table27.A1" table:number-columns-spanned="4" office:value-type="string">
            <text:h text:style-name="P24" text:outline-level="5"><text:span text:style-name="T17">—Spells per Day by Spell Level—</text:span></text:h>
          </table:table-cell>
          <table:covered-table-cell/>
          <table:covered-table-cell/>
          <table:covered-table-cell/>
        </table:table-row>
        <table:table-row table:style-name="Table27.1">
          <table:covered-table-cell/>
          <table:table-cell table:style-name="Table27.A2" office:value-type="string">
            <text:h text:style-name="P24" text:outline-level="5"><text:span text:style-name="T1">0</text:span></text:h>
          </table:table-cell>
          <table:table-cell table:style-name="Table27.A2" office:value-type="string">
            <text:h text:style-name="P24" text:outline-level="5"><text:span text:style-name="T1">1</text:span></text:h>
          </table:table-cell>
          <table:table-cell table:style-name="Table27.A2" office:value-type="string">
            <text:h text:style-name="P24" text:outline-level="5"><text:span text:style-name="T1">2</text:span></text:h>
          </table:table-cell>
          <table:table-cell table:style-name="Table27.A2" office:value-type="string">
            <text:h text:style-name="P24" text:outline-level="5"><text:span text:style-name="T1">3</text:span></text:h>
          </table:table-cell>
        </table:table-row>
        <table:table-row table:style-name="Table27.3">
          <table:table-cell table:style-name="Table27.A2" office:value-type="string">
            <text:p text:style-name="P10"><text:span text:style-name="T5">1</text:span></text:p>
          </table:table-cell>
          <table:table-cell table:style-name="Table27.A2" office:value-type="string">
            <text:p text:style-name="P10"><text:span text:style-name="T5">2</text:span></text:p>
          </table:table-cell>
          <table:table-cell table:style-name="Table27.A2" office:value-type="string">
            <text:p text:style-name="P10"><text:span text:style-name="T5">1</text:span></text:p>
          </table:table-cell>
          <table:table-cell table:style-name="Table27.A2" office:value-type="string">
            <text:p text:style-name="P10"><text:span text:style-name="T5">—</text:span></text:p>
          </table:table-cell>
          <table:table-cell table:style-name="Table27.A2" office:value-type="string">
            <text:p text:style-name="P10"><text:span text:style-name="T5">—</text:span></text:p>
          </table:table-cell>
        </table:table-row>
        <table:table-row table:style-name="Table27.3">
          <table:table-cell table:style-name="Table27.A2" office:value-type="string">
            <text:p text:style-name="P9"><text:span text:style-name="T5">2</text:span></text:p>
          </table:table-cell>
          <table:table-cell table:style-name="Table27.A2" office:value-type="string">
            <text:p text:style-name="P9"><text:span text:style-name="T5">3</text:span></text:p>
          </table:table-cell>
          <table:table-cell table:style-name="Table27.A2" office:value-type="string">
            <text:p text:style-name="P9"><text:span text:style-name="T5">2</text:span></text:p>
          </table:table-cell>
          <table:table-cell table:style-name="Table27.A2" office:value-type="string">
            <text:p text:style-name="P9"><text:span text:style-name="T5">—</text:span></text:p>
          </table:table-cell>
          <table:table-cell table:style-name="Table27.A2" office:value-type="string">
            <text:p text:style-name="P9"><text:span text:style-name="T5">—</text:span></text:p>
          </table:table-cell>
        </table:table-row>
        <table:table-row table:style-name="Table27.3">
          <table:table-cell table:style-name="Table27.A2" office:value-type="string">
            <text:p text:style-name="P9"><text:span text:style-name="T5">3</text:span></text:p>
          </table:table-cell>
          <table:table-cell table:style-name="Table27.A2" office:value-type="string">
            <text:p text:style-name="P9"><text:span text:style-name="T5">3</text:span></text:p>
          </table:table-cell>
          <table:table-cell table:style-name="Table27.A2" office:value-type="string">
            <text:p text:style-name="P9"><text:span text:style-name="T5">2</text:span></text:p>
          </table:table-cell>
          <table:table-cell table:style-name="Table27.A2" office:value-type="string">
            <text:p text:style-name="P9"><text:span text:style-name="T5">1</text:span></text:p>
          </table:table-cell>
          <table:table-cell table:style-name="Table27.A2" office:value-type="string">
            <text:p text:style-name="P9"><text:span text:style-name="T5">—</text:span></text:p>
          </table:table-cell>
        </table:table-row>
        <table:table-row table:style-name="Table27.3">
          <table:table-cell table:style-name="Table27.A2" office:value-type="string">
            <text:p text:style-name="P9"><text:span text:style-name="T5">4</text:span></text:p>
          </table:table-cell>
          <table:table-cell table:style-name="Table27.A2" office:value-type="string">
            <text:p text:style-name="P9"><text:span text:style-name="T5">4</text:span></text:p>
          </table:table-cell>
          <table:table-cell table:style-name="Table27.A2" office:value-type="string">
            <text:p text:style-name="P9"><text:span text:style-name="T5">3</text:span></text:p>
          </table:table-cell>
          <table:table-cell table:style-name="Table27.A2" office:value-type="string">
            <text:p text:style-name="P9"><text:span text:style-name="T5">2</text:span></text:p>
          </table:table-cell>
          <table:table-cell table:style-name="Table27.A2" office:value-type="string">
            <text:p text:style-name="P9"><text:span text:style-name="T5">—</text:span></text:p>
          </table:table-cell>
        </table:table-row>
        <table:table-row table:style-name="Table27.3">
          <table:table-cell table:style-name="Table27.A7" office:value-type="string">
            <text:p text:style-name="P10"><text:span text:style-name="T5">5</text:span></text:p>
          </table:table-cell>
          <table:table-cell table:style-name="Table27.A7" office:value-type="string">
            <text:p text:style-name="P10"><text:span text:style-name="T5">4</text:span></text:p>
          </table:table-cell>
          <table:table-cell table:style-name="Table27.A7" office:value-type="string">
            <text:p text:style-name="P10"><text:span text:style-name="T5">3</text:span></text:p>
          </table:table-cell>
          <table:table-cell table:style-name="Table27.A7" office:value-type="string">
            <text:p text:style-name="P10"><text:span text:style-name="T5">2</text:span></text:p>
          </table:table-cell>
          <table:table-cell table:style-name="Table27.A7" office:value-type="string">
            <text:p text:style-name="P10"><text:span text:style-name="T5">1</text:span></text:p>
          </table:table-cell>
        </table:table-row>
      </table:table>
      <text:p text:style-name="P7"><text:span text:style-name="T14">Divine Grace</text:span></text:p>
      <text:p text:style-name="P7"><text:soft-page-break/><text:span text:style-name="T13">At 1st level, a Holy/Unholy Knight applies his Charisma modifier (if positive) as a bonus on all saving throws.</text:span></text:p>
      <text:p text:style-name="P7"><text:span text:style-name="T14">Sense Allegiance</text:span></text:p>
      <text:p text:style-name="P7"><text:span text:style-name="T13">At 2nd level, The Holy/Unholy Knight cans sense the presence of characters, creatures, and items of both his chosen allegiance, and his opposing allegiance (the Holy Knight has “good” as a chosen allegiance, and “evil” as an opposing allegiance, while the Unholy Knight has the reverse). The sense allegiance ability extends in a 60-foot radius around the Knight, but may be concentrated to a quarter circle emanating forward from the Knight. You can pinpoint allegiance more finely with a successful Search check (DC 25).</text:span></text:p>
      <text:p text:style-name="P7"><text:span text:style-name="T14">Smite Allegiance</text:span></text:p>
      <text:p text:style-name="P7"><text:span text:style-name="T13">At 3rd level, the Holy/Unholy Knight gains the ability to smite characters, creatures, or items of opposing allegiance with a single melee attack (the Holy Knight has “evil” as an opposing allegiance, the Unholy Knight has “good” as an opposing allegiance).</text:span></text:p>
      <text:p text:style-name="P7"><text:span text:style-name="T13">The Holy/Unholy Knight spends an action point and, in addition to the normal benefit of the action point, gains a bonus to the attack equal to his Charisma modifier (if positive) and deals 1 extra point of damage per total character levels of the Holy/Unholy Knight.</text:span></text:p>
      <text:p text:style-name="P7"><text:span text:style-name="T13">Should the attack miss, the action point is expended. Similarly, the action point is expended if the Holy/Unholy Knight uses it and strikes a target that does not have an opposing allegiance. Smite allegiance is considered a supernatural ability.</text:span></text:p>
      <text:p text:style-name="P7"><text:span text:style-name="T14">Divine Touch</text:span></text:p>
      <text:p text:style-name="P7"><text:span text:style-name="T13">At 4th level, the Holy/Unholy Knight gains the ability to channel divine energy through his body and apply it directly to himself or another character. With this ability the Knight can restore lost hit points with a single touch; he may also choose to deal holy damage to a target with a simple a touch attack. Each day the Holy/Unholy Knight may cure or deal a number of points of damage equal to his Charisma bonus times his total character level. The Holy Knight is not limited to curing wounds, nor is the Unholy Knight restricted to inflicting them. It is possible to combine this ability with smite allegiance to increase the amount of damage dealt by a touch attack. Massive damage rules apply.</text:span></text:p>
      <text:p text:style-name="P7"><text:span text:style-name="T13">Use of this ability may be guided by the Holy/Unholy Knight’s allegiance, and widespread abuse may cause the Holy/Unholy Knight to lose his chosen allegiance.</text:span></text:p>
      <text:p text:style-name="P7"><text:span text:style-name="T14">Turn Undead</text:span></text:p>
      <text:p text:style-name="P7"><text:span text:style-name="T13">At 5th level, the Holy/Unholy Knight can turn undead in the same manner as the Acolyte. The Holy Knight affects undead in the same manner as an Acolyte with good allegiance (turning or destroying undead), while the Unholy Knight affects undead in the same manner as an Acolyte with evil allegiance (rebuking or commanding them). Count all Holy/Unholy Knight and Acolyte levels when determining level for purposes of turning.</text:span></text:p>
      <text:p text:style-name="P7"><text:span text:style-name="T16">Former Knights</text:span></text:p>
      <text:p text:style-name="P7"><text:span text:style-name="T13">A Holy/Unholy Knight who loses his chosen allegiance, intentionally or not, loses all Holy/Unholy Knight special abilities, including the ability to cast divine spells. He may no longer progress in levels of Holy/Unholy Knight, but can regain use of those abilities if he atones for his actions.</text:span></text:p>
      <text:p text:style-name="P7"><text:span text:style-name="T13">The Holy/Unholy Knight may switch sides entirely, taking its former opposed allegiance. In this case, none of the Knight’s abilities are lost, and the Knight merely changes his designation from Holy to Unholy (being a Fallen Knight) or Unholy to Holy (being a Redeemed Knight). Such a switch of allegiance is dramatic, such that the Fallen/Redeemed Knight automatically kicks off the sense allegiance ability for Knights of its now-opposed allegi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color="#000000"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color="#000000" fo:font-size="18pt" fo:language="en" fo:country="US" style:font-size-asian="18pt" style:language-asian="en" style:country-asian="US"/>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color="#000000" fo:font-size="10pt" fo:language="en" fo:country="US" fo:font-weight="bold" style:font-size-asian="10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5" style:display-name="Heading 5" style:family="paragraph" style:parent-style-name="Standard" style:default-outline-level="5"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start" style:justify-single-word="false" fo:orphans="2" fo:widows="2" fo:text-indent="0in" style:auto-text-indent="false" fo:keep-with-next="always" style:vertical-align="auto"/>
      <style:text-properties fo:color="#000000" fo:font-size="14pt" fo:language="en" fo:country="US" fo:font-weight="bold" style:font-size-asian="14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center" style:justify-single-word="false" fo:orphans="0" fo:widows="0" fo:text-indent="0in" style:auto-text-indent="false" fo:keep-with-next="always" style:vertical-align="auto"/>
      <style:text-properties fo:color="#000000" fo:font-size="9pt" fo:language="en" fo:country="US" fo:font-weight="bold" style:font-size-asian="9pt" style:language-asian="en" style:country-asian="US" style:font-weight-asian="bold"/>
    </style:style>
    <style:style style:name="Body_20_Text_20_2" style:display-name="Body Text 2"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10pt" fo:language="en" fo:country="US" fo:font-weight="bold" style:font-size-asian="10pt" style:language-asian="en" style:country-asian="US" style:font-weight-asian="bold"/>
    </style:style>
    <style:style style:name="Body_20_Text_20_3" style:display-name="Body Text 3"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vanced classes</dc:title>
    <meta:initial-creator>AKSmith</meta:initial-creator>
    <meta:creation-date>2003-10-02T14:54:00</meta:creation-date>
    <dc:date>2003-10-30T15:05:00</dc:date>
    <meta:editing-cycles>67</meta:editing-cycles>
    <meta:editing-duration>PT4M45S</meta:editing-duration>
    <meta:document-statistic meta:table-count="27" meta:image-count="0" meta:object-count="0" meta:page-count="26" meta:paragraph-count="2330" meta:word-count="16113" meta:character-count="93466" meta:non-whitespace-character-count="79598"/>
    <meta:generator>LibreOffice/5.4.6.2$Linux_X86_64 LibreOffice_project/40m0$Build-2</meta:generator>
    <meta:user-defined meta:name="Company">Wizards of the Coast</meta:user-defined>
    <meta:user-defined meta:name="Operator">asmith</meta:user-defined>
  </office:meta>
</office:document-meta>
</file>